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image/gif" manifest:full-path="Object 1/Pictures/100002000000000A0000000ADDA84F49.gif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image/gif" manifest:full-path="Object 2/Pictures/100002000000000A0000000ADDA84F49.gif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image/gif" manifest:full-path="Object 3/Pictures/100002000000000A0000000ADDA84F49.gif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2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Lab34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Simulazione del moto browniano</text:p>
          </table:table-cell>
          <table:covered-table-cell table:number-columns-repeated="2" table:style-name="Default"/>
          <table:table-cell>
            <draw:frame table:end-cell-address="Lab34.O32" table:end-x="0.949cm" table:end-y="0.1cm" draw:z-index="0" draw:style-name="gr1" draw:text-style-name="P1" svg:width="25.061cm" svg:height="13.843cm" svg:x="0.728cm" svg:y="0.638cm">
              <draw:object draw:notify-on-update-of-ranges="Lab34.B3:Lab34.B503 Lab34.C2:Lab34.C2 Lab34.C3:Lab34.C50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2" office:value-type="string">
            <text:p>t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table:number-columns-repeated="2" office:value-type="float" office:value="0">
            <text:p>0,00</text:p>
          </table:table-cell>
          <table:table-cell/>
        </table:table-row>
        <table:table-row table:style-name="ro3">
          <table:table-cell office:value-type="float" office:value="1">
            <text:p>1</text:p>
          </table:table-cell>
          <table:table-cell table:formula="of:=[.B3]+1-2*RAND()" office:value-type="float" office:value="-0.0517248506657779">
            <text:p>-0,05</text:p>
          </table:table-cell>
          <table:table-cell table:formula="of:=[.C3]+1-2*RAND()" office:value-type="float" office:value="-0.650855266489089">
            <text:p>-0,65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formula="of:=[.B4]+1-2*RAND()" office:value-type="float" office:value="-0.565690365619957">
            <text:p>-0,57</text:p>
          </table:table-cell>
          <table:table-cell table:formula="of:=[.C4]+1-2*RAND()" office:value-type="float" office:value="-1.57343708956614">
            <text:p>-1,57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table:formula="of:=[.B5]+1-2*RAND()" office:value-type="float" office:value="-0.390841735061258">
            <text:p>-0,39</text:p>
          </table:table-cell>
          <table:table-cell table:formula="of:=[.C5]+1-2*RAND()" office:value-type="float" office:value="-2.44518688321114">
            <text:p>-2,45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table:formula="of:=[.B6]+1-2*RAND()" office:value-type="float" office:value="-1.25893304217607">
            <text:p>-1,26</text:p>
          </table:table-cell>
          <table:table-cell table:formula="of:=[.C6]+1-2*RAND()" office:value-type="float" office:value="-2.84100105473772">
            <text:p>-2,84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table:formula="of:=[.B7]+1-2*RAND()" office:value-type="float" office:value="-0.72694651549682">
            <text:p>-0,73</text:p>
          </table:table-cell>
          <table:table-cell table:formula="of:=[.C7]+1-2*RAND()" office:value-type="float" office:value="-2.31226119538769">
            <text:p>-2,31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table:formula="of:=[.B8]+1-2*RAND()" office:value-type="float" office:value="-0.427580270450562">
            <text:p>-0,43</text:p>
          </table:table-cell>
          <table:table-cell table:formula="of:=[.C8]+1-2*RAND()" office:value-type="float" office:value="-2.77025058632717">
            <text:p>-2,77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table:formula="of:=[.B9]+1-2*RAND()" office:value-type="float" office:value="0.00201835250481963">
            <text:p>0,00</text:p>
          </table:table-cell>
          <table:table-cell table:formula="of:=[.C9]+1-2*RAND()" office:value-type="float" office:value="-3.53150790464133">
            <text:p>-3,53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table:formula="of:=[.B10]+1-2*RAND()" office:value-type="float" office:value="-0.581800735089928">
            <text:p>-0,58</text:p>
          </table:table-cell>
          <table:table-cell table:formula="of:=[.C10]+1-2*RAND()" office:value-type="float" office:value="-3.28040916100144">
            <text:p>-3,28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table:formula="of:=[.B11]+1-2*RAND()" office:value-type="float" office:value="-0.806544897612184">
            <text:p>-0,81</text:p>
          </table:table-cell>
          <table:table-cell table:formula="of:=[.C11]+1-2*RAND()" office:value-type="float" office:value="-4.17899929732084">
            <text:p>-4,18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table:formula="of:=[.B12]+1-2*RAND()" office:value-type="float" office:value="-1.66722536087036">
            <text:p>-1,67</text:p>
          </table:table-cell>
          <table:table-cell table:formula="of:=[.C12]+1-2*RAND()" office:value-type="float" office:value="-4.04303605761379">
            <text:p>-4,04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table:formula="of:=[.B13]+1-2*RAND()" office:value-type="float" office:value="-2.55178969306871">
            <text:p>-2,55</text:p>
          </table:table-cell>
          <table:table-cell table:formula="of:=[.C13]+1-2*RAND()" office:value-type="float" office:value="-4.00309802312404">
            <text:p>-4,00</text:p>
          </table:table-cell>
          <table:table-cell/>
        </table:table-row>
        <table:table-row table:style-name="ro3">
          <table:table-cell office:value-type="float" office:value="12">
            <text:p>12</text:p>
          </table:table-cell>
          <table:table-cell table:formula="of:=[.B14]+1-2*RAND()" office:value-type="float" office:value="-1.89585560327396">
            <text:p>-1,90</text:p>
          </table:table-cell>
          <table:table-cell table:formula="of:=[.C14]+1-2*RAND()" office:value-type="float" office:value="-4.91492069978267">
            <text:p>-4,91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table:formula="of:=[.B15]+1-2*RAND()" office:value-type="float" office:value="-0.912605030462146">
            <text:p>-0,91</text:p>
          </table:table-cell>
          <table:table-cell table:formula="of:=[.C15]+1-2*RAND()" office:value-type="float" office:value="-5.35330307809636">
            <text:p>-5,35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table:formula="of:=[.B16]+1-2*RAND()" office:value-type="float" office:value="-1.309435964562">
            <text:p>-1,31</text:p>
          </table:table-cell>
          <table:table-cell table:formula="of:=[.C16]+1-2*RAND()" office:value-type="float" office:value="-4.8894405872561">
            <text:p>-4,89</text:p>
          </table:table-cell>
          <table:table-cell/>
        </table:table-row>
        <table:table-row table:style-name="ro3">
          <table:table-cell office:value-type="float" office:value="15">
            <text:p>15</text:p>
          </table:table-cell>
          <table:table-cell table:formula="of:=[.B17]+1-2*RAND()" office:value-type="float" office:value="-2.075235680677">
            <text:p>-2,08</text:p>
          </table:table-cell>
          <table:table-cell table:formula="of:=[.C17]+1-2*RAND()" office:value-type="float" office:value="-4.49627068405971">
            <text:p>-4,50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table:formula="of:=[.B18]+1-2*RAND()" office:value-type="float" office:value="-1.37083752686158">
            <text:p>-1,37</text:p>
          </table:table-cell>
          <table:table-cell table:formula="of:=[.C18]+1-2*RAND()" office:value-type="float" office:value="-5.1556449458003">
            <text:p>-5,16</text:p>
          </table:table-cell>
          <table:table-cell/>
        </table:table-row>
        <table:table-row table:style-name="ro3">
          <table:table-cell office:value-type="float" office:value="17">
            <text:p>17</text:p>
          </table:table-cell>
          <table:table-cell table:formula="of:=[.B19]+1-2*RAND()" office:value-type="float" office:value="-1.185599419754">
            <text:p>-1,19</text:p>
          </table:table-cell>
          <table:table-cell table:formula="of:=[.C19]+1-2*RAND()" office:value-type="float" office:value="-5.32717236783356">
            <text:p>-5,33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table:formula="of:=[.B20]+1-2*RAND()" office:value-type="float" office:value="-1.73085593665019">
            <text:p>-1,73</text:p>
          </table:table-cell>
          <table:table-cell table:formula="of:=[.C20]+1-2*RAND()" office:value-type="float" office:value="-4.65893874876201">
            <text:p>-4,66</text:p>
          </table:table-cell>
          <table:table-cell/>
        </table:table-row>
        <table:table-row table:style-name="ro3">
          <table:table-cell office:value-type="float" office:value="19">
            <text:p>19</text:p>
          </table:table-cell>
          <table:table-cell table:formula="of:=[.B21]+1-2*RAND()" office:value-type="float" office:value="-2.47597175603732">
            <text:p>-2,48</text:p>
          </table:table-cell>
          <table:table-cell table:formula="of:=[.C21]+1-2*RAND()" office:value-type="float" office:value="-5.32695582928136">
            <text:p>-5,33</text:p>
          </table:table-cell>
          <table:table-cell/>
        </table:table-row>
        <table:table-row table:style-name="ro3">
          <table:table-cell office:value-type="float" office:value="20">
            <text:p>20</text:p>
          </table:table-cell>
          <table:table-cell table:formula="of:=[.B22]+1-2*RAND()" office:value-type="float" office:value="-2.46922256983817">
            <text:p>-2,47</text:p>
          </table:table-cell>
          <table:table-cell table:formula="of:=[.C22]+1-2*RAND()" office:value-type="float" office:value="-5.36568862106651">
            <text:p>-5,37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table:formula="of:=[.B23]+1-2*RAND()" office:value-type="float" office:value="-2.60381562914699">
            <text:p>-2,60</text:p>
          </table:table-cell>
          <table:table-cell table:formula="of:=[.C23]+1-2*RAND()" office:value-type="float" office:value="-6.23417861154303">
            <text:p>-6,23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table:formula="of:=[.B24]+1-2*RAND()" office:value-type="float" office:value="-2.84717567823827">
            <text:p>-2,85</text:p>
          </table:table-cell>
          <table:table-cell table:formula="of:=[.C24]+1-2*RAND()" office:value-type="float" office:value="-6.97277919063345">
            <text:p>-6,97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 table:formula="of:=[.B25]+1-2*RAND()" office:value-type="float" office:value="-2.90198325878009">
            <text:p>-2,90</text:p>
          </table:table-cell>
          <table:table-cell table:formula="of:=[.C25]+1-2*RAND()" office:value-type="float" office:value="-6.3470969395712">
            <text:p>-6,35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formula="of:=[.B26]+1-2*RAND()" office:value-type="float" office:value="-3.51259591337293">
            <text:p>-3,51</text:p>
          </table:table-cell>
          <table:table-cell table:formula="of:=[.C26]+1-2*RAND()" office:value-type="float" office:value="-7.10571087431163">
            <text:p>-7,11</text:p>
          </table:table-cell>
          <table:table-cell/>
        </table:table-row>
        <table:table-row table:style-name="ro3">
          <table:table-cell office:value-type="float" office:value="25">
            <text:p>25</text:p>
          </table:table-cell>
          <table:table-cell table:formula="of:=[.B27]+1-2*RAND()" office:value-type="float" office:value="-3.86853999877349">
            <text:p>-3,87</text:p>
          </table:table-cell>
          <table:table-cell table:formula="of:=[.C27]+1-2*RAND()" office:value-type="float" office:value="-7.56446529738605">
            <text:p>-7,56</text:p>
          </table:table-cell>
          <table:table-cell/>
        </table:table-row>
        <table:table-row table:style-name="ro3">
          <table:table-cell office:value-type="float" office:value="26">
            <text:p>26</text:p>
          </table:table-cell>
          <table:table-cell table:formula="of:=[.B28]+1-2*RAND()" office:value-type="float" office:value="-4.82351158419624">
            <text:p>-4,82</text:p>
          </table:table-cell>
          <table:table-cell table:formula="of:=[.C28]+1-2*RAND()" office:value-type="float" office:value="-8.02602437185124">
            <text:p>-8,03</text:p>
          </table:table-cell>
          <table:table-cell/>
        </table:table-row>
        <table:table-row table:style-name="ro3">
          <table:table-cell office:value-type="float" office:value="27">
            <text:p>27</text:p>
          </table:table-cell>
          <table:table-cell table:formula="of:=[.B29]+1-2*RAND()" office:value-type="float" office:value="-4.26338020106778">
            <text:p>-4,26</text:p>
          </table:table-cell>
          <table:table-cell table:formula="of:=[.C29]+1-2*RAND()" office:value-type="float" office:value="-8.48022872488946">
            <text:p>-8,48</text:p>
          </table:table-cell>
          <table:table-cell/>
        </table:table-row>
        <table:table-row table:style-name="ro3">
          <table:table-cell office:value-type="float" office:value="28">
            <text:p>28</text:p>
          </table:table-cell>
          <table:table-cell table:formula="of:=[.B30]+1-2*RAND()" office:value-type="float" office:value="-4.47159910807386">
            <text:p>-4,47</text:p>
          </table:table-cell>
          <table:table-cell table:formula="of:=[.C30]+1-2*RAND()" office:value-type="float" office:value="-7.57494727754965">
            <text:p>-7,57</text:p>
          </table:table-cell>
          <table:table-cell/>
        </table:table-row>
        <table:table-row table:style-name="ro3">
          <table:table-cell office:value-type="float" office:value="29">
            <text:p>29</text:p>
          </table:table-cell>
          <table:table-cell table:formula="of:=[.B31]+1-2*RAND()" office:value-type="float" office:value="-3.88385302294046">
            <text:p>-3,88</text:p>
          </table:table-cell>
          <table:table-cell table:formula="of:=[.C31]+1-2*RAND()" office:value-type="float" office:value="-8.08111779158935">
            <text:p>-8,08</text:p>
          </table:table-cell>
          <table:table-cell/>
        </table:table-row>
        <table:table-row table:style-name="ro3">
          <table:table-cell office:value-type="float" office:value="30">
            <text:p>30</text:p>
          </table:table-cell>
          <table:table-cell table:formula="of:=[.B32]+1-2*RAND()" office:value-type="float" office:value="-3.90140869515017">
            <text:p>-3,90</text:p>
          </table:table-cell>
          <table:table-cell table:formula="of:=[.C32]+1-2*RAND()" office:value-type="float" office:value="-7.88404820719734">
            <text:p>-7,88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 table:formula="of:=[.B33]+1-2*RAND()" office:value-type="float" office:value="-3.41976234922186">
            <text:p>-3,42</text:p>
          </table:table-cell>
          <table:table-cell table:formula="of:=[.C33]+1-2*RAND()" office:value-type="float" office:value="-7.70910541433841">
            <text:p>-7,71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 table:formula="of:=[.B34]+1-2*RAND()" office:value-type="float" office:value="-3.02570761460811">
            <text:p>-3,03</text:p>
          </table:table-cell>
          <table:table-cell table:formula="of:=[.C34]+1-2*RAND()" office:value-type="float" office:value="-8.12433708552271">
            <text:p>-8,12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 table:formula="of:=[.B35]+1-2*RAND()" office:value-type="float" office:value="-3.36663410486653">
            <text:p>-3,37</text:p>
          </table:table-cell>
          <table:table-cell table:formula="of:=[.C35]+1-2*RAND()" office:value-type="float" office:value="-8.64478043466806">
            <text:p>-8,64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 table:formula="of:=[.B36]+1-2*RAND()" office:value-type="float" office:value="-3.69594161910936">
            <text:p>-3,70</text:p>
          </table:table-cell>
          <table:table-cell table:formula="of:=[.C36]+1-2*RAND()" office:value-type="float" office:value="-8.86560702882707">
            <text:p>-8,87</text:p>
          </table:table-cell>
          <table:table-cell/>
        </table:table-row>
        <table:table-row table:style-name="ro3">
          <table:table-cell office:value-type="float" office:value="35">
            <text:p>35</text:p>
          </table:table-cell>
          <table:table-cell table:formula="of:=[.B37]+1-2*RAND()" office:value-type="float" office:value="-3.25305878510699">
            <text:p>-3,25</text:p>
          </table:table-cell>
          <table:table-cell table:formula="of:=[.C37]+1-2*RAND()" office:value-type="float" office:value="-8.27474167011678">
            <text:p>-8,27</text:p>
          </table:table-cell>
          <table:table-cell/>
        </table:table-row>
        <table:table-row table:style-name="ro3">
          <table:table-cell office:value-type="float" office:value="36">
            <text:p>36</text:p>
          </table:table-cell>
          <table:table-cell table:formula="of:=[.B38]+1-2*RAND()" office:value-type="float" office:value="-4.10379406157881">
            <text:p>-4,10</text:p>
          </table:table-cell>
          <table:table-cell table:formula="of:=[.C38]+1-2*RAND()" office:value-type="float" office:value="-7.9444775544107">
            <text:p>-7,94</text:p>
          </table:table-cell>
          <table:table-cell/>
        </table:table-row>
        <table:table-row table:style-name="ro3">
          <table:table-cell office:value-type="float" office:value="37">
            <text:p>37</text:p>
          </table:table-cell>
          <table:table-cell table:formula="of:=[.B39]+1-2*RAND()" office:value-type="float" office:value="-3.72013978473842">
            <text:p>-3,72</text:p>
          </table:table-cell>
          <table:table-cell table:formula="of:=[.C39]+1-2*RAND()" office:value-type="float" office:value="-8.82588499831036">
            <text:p>-8,83</text:p>
          </table:table-cell>
          <table:table-cell/>
        </table:table-row>
        <table:table-row table:style-name="ro3">
          <table:table-cell office:value-type="float" office:value="38">
            <text:p>38</text:p>
          </table:table-cell>
          <table:table-cell table:formula="of:=[.B40]+1-2*RAND()" office:value-type="float" office:value="-3.86759974015877">
            <text:p>-3,87</text:p>
          </table:table-cell>
          <table:table-cell table:formula="of:=[.C40]+1-2*RAND()" office:value-type="float" office:value="-9.38990835333243">
            <text:p>-9,39</text:p>
          </table:table-cell>
          <table:table-cell/>
        </table:table-row>
        <table:table-row table:style-name="ro3">
          <table:table-cell office:value-type="float" office:value="39">
            <text:p>39</text:p>
          </table:table-cell>
          <table:table-cell table:formula="of:=[.B41]+1-2*RAND()" office:value-type="float" office:value="-3.3028597724624">
            <text:p>-3,30</text:p>
          </table:table-cell>
          <table:table-cell table:formula="of:=[.C41]+1-2*RAND()" office:value-type="float" office:value="-10.2597770472057">
            <text:p>-10,26</text:p>
          </table:table-cell>
          <table:table-cell/>
        </table:table-row>
        <table:table-row table:style-name="ro3">
          <table:table-cell office:value-type="float" office:value="40">
            <text:p>40</text:p>
          </table:table-cell>
          <table:table-cell table:formula="of:=[.B42]+1-2*RAND()" office:value-type="float" office:value="-4.05517698917538">
            <text:p>-4,06</text:p>
          </table:table-cell>
          <table:table-cell table:formula="of:=[.C42]+1-2*RAND()" office:value-type="float" office:value="-10.414680339396">
            <text:p>-10,41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 table:formula="of:=[.B43]+1-2*RAND()" office:value-type="float" office:value="-4.30850547831506">
            <text:p>-4,31</text:p>
          </table:table-cell>
          <table:table-cell table:formula="of:=[.C43]+1-2*RAND()" office:value-type="float" office:value="-10.0227222484536">
            <text:p>-10,02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table:formula="of:=[.B44]+1-2*RAND()" office:value-type="float" office:value="-4.24176136031747">
            <text:p>-4,24</text:p>
          </table:table-cell>
          <table:table-cell table:formula="of:=[.C44]+1-2*RAND()" office:value-type="float" office:value="-10.0276354923844">
            <text:p>-10,03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table:formula="of:=[.B45]+1-2*RAND()" office:value-type="float" office:value="-4.50160820689052">
            <text:p>-4,50</text:p>
          </table:table-cell>
          <table:table-cell table:formula="of:=[.C45]+1-2*RAND()" office:value-type="float" office:value="-9.90222579007968">
            <text:p>-9,90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table:formula="of:=[.B46]+1-2*RAND()" office:value-type="float" office:value="-3.71526870736852">
            <text:p>-3,72</text:p>
          </table:table-cell>
          <table:table-cell table:formula="of:=[.C46]+1-2*RAND()" office:value-type="float" office:value="-9.18806538311765">
            <text:p>-9,19</text:p>
          </table:table-cell>
          <table:table-cell/>
        </table:table-row>
        <table:table-row table:style-name="ro3">
          <table:table-cell office:value-type="float" office:value="45">
            <text:p>45</text:p>
          </table:table-cell>
          <table:table-cell table:formula="of:=[.B47]+1-2*RAND()" office:value-type="float" office:value="-4.31897266488522">
            <text:p>-4,32</text:p>
          </table:table-cell>
          <table:table-cell table:formula="of:=[.C47]+1-2*RAND()" office:value-type="float" office:value="-8.8426470621489">
            <text:p>-8,84</text:p>
          </table:table-cell>
          <table:table-cell/>
        </table:table-row>
        <table:table-row table:style-name="ro3">
          <table:table-cell office:value-type="float" office:value="46">
            <text:p>46</text:p>
          </table:table-cell>
          <table:table-cell table:formula="of:=[.B48]+1-2*RAND()" office:value-type="float" office:value="-3.48337710089982">
            <text:p>-3,48</text:p>
          </table:table-cell>
          <table:table-cell table:formula="of:=[.C48]+1-2*RAND()" office:value-type="float" office:value="-8.34731946932152">
            <text:p>-8,35</text:p>
          </table:table-cell>
          <table:table-cell/>
        </table:table-row>
        <table:table-row table:style-name="ro3">
          <table:table-cell office:value-type="float" office:value="47">
            <text:p>47</text:p>
          </table:table-cell>
          <table:table-cell table:formula="of:=[.B49]+1-2*RAND()" office:value-type="float" office:value="-3.9205669099465">
            <text:p>-3,92</text:p>
          </table:table-cell>
          <table:table-cell table:formula="of:=[.C49]+1-2*RAND()" office:value-type="float" office:value="-8.61600971315056">
            <text:p>-8,62</text:p>
          </table:table-cell>
          <table:table-cell/>
        </table:table-row>
        <table:table-row table:style-name="ro3">
          <table:table-cell office:value-type="float" office:value="48">
            <text:p>48</text:p>
          </table:table-cell>
          <table:table-cell table:formula="of:=[.B50]+1-2*RAND()" office:value-type="float" office:value="-4.2050570640713">
            <text:p>-4,21</text:p>
          </table:table-cell>
          <table:table-cell table:formula="of:=[.C50]+1-2*RAND()" office:value-type="float" office:value="-8.87282039457932">
            <text:p>-8,87</text:p>
          </table:table-cell>
          <table:table-cell/>
        </table:table-row>
        <table:table-row table:style-name="ro3">
          <table:table-cell office:value-type="float" office:value="49">
            <text:p>49</text:p>
          </table:table-cell>
          <table:table-cell table:formula="of:=[.B51]+1-2*RAND()" office:value-type="float" office:value="-3.28475359268486">
            <text:p>-3,28</text:p>
          </table:table-cell>
          <table:table-cell table:formula="of:=[.C51]+1-2*RAND()" office:value-type="float" office:value="-9.66074769897386">
            <text:p>-9,66</text:p>
          </table:table-cell>
          <table:table-cell/>
        </table:table-row>
        <table:table-row table:style-name="ro3">
          <table:table-cell office:value-type="float" office:value="50">
            <text:p>50</text:p>
          </table:table-cell>
          <table:table-cell table:formula="of:=[.B52]+1-2*RAND()" office:value-type="float" office:value="-3.22136334003881">
            <text:p>-3,22</text:p>
          </table:table-cell>
          <table:table-cell table:formula="of:=[.C52]+1-2*RAND()" office:value-type="float" office:value="-10.4865985061042">
            <text:p>-10,49</text:p>
          </table:table-cell>
          <table:table-cell/>
        </table:table-row>
        <table:table-row table:style-name="ro3">
          <table:table-cell office:value-type="float" office:value="51">
            <text:p>51</text:p>
          </table:table-cell>
          <table:table-cell table:formula="of:=[.B53]+1-2*RAND()" office:value-type="float" office:value="-3.29161206865683">
            <text:p>-3,29</text:p>
          </table:table-cell>
          <table:table-cell table:formula="of:=[.C53]+1-2*RAND()" office:value-type="float" office:value="-10.0641778577119">
            <text:p>-10,06</text:p>
          </table:table-cell>
          <table:table-cell/>
        </table:table-row>
        <table:table-row table:style-name="ro3">
          <table:table-cell office:value-type="float" office:value="52">
            <text:p>52</text:p>
          </table:table-cell>
          <table:table-cell table:formula="of:=[.B54]+1-2*RAND()" office:value-type="float" office:value="-3.73653214657679">
            <text:p>-3,74</text:p>
          </table:table-cell>
          <table:table-cell table:formula="of:=[.C54]+1-2*RAND()" office:value-type="float" office:value="-9.77660379512236">
            <text:p>-9,78</text:p>
          </table:table-cell>
          <table:table-cell/>
        </table:table-row>
        <table:table-row table:style-name="ro3">
          <table:table-cell office:value-type="float" office:value="53">
            <text:p>53</text:p>
          </table:table-cell>
          <table:table-cell table:formula="of:=[.B55]+1-2*RAND()" office:value-type="float" office:value="-4.61175785120577">
            <text:p>-4,61</text:p>
          </table:table-cell>
          <table:table-cell table:formula="of:=[.C55]+1-2*RAND()" office:value-type="float" office:value="-9.8006220809184">
            <text:p>-9,80</text:p>
          </table:table-cell>
          <table:table-cell/>
        </table:table-row>
        <table:table-row table:style-name="ro3">
          <table:table-cell office:value-type="float" office:value="54">
            <text:p>54</text:p>
          </table:table-cell>
          <table:table-cell table:formula="of:=[.B56]+1-2*RAND()" office:value-type="float" office:value="-5.28542243130505">
            <text:p>-5,29</text:p>
          </table:table-cell>
          <table:table-cell table:formula="of:=[.C56]+1-2*RAND()" office:value-type="float" office:value="-9.17646525288001">
            <text:p>-9,18</text:p>
          </table:table-cell>
          <table:table-cell/>
        </table:table-row>
        <table:table-row table:style-name="ro3">
          <table:table-cell office:value-type="float" office:value="55">
            <text:p>55</text:p>
          </table:table-cell>
          <table:table-cell table:formula="of:=[.B57]+1-2*RAND()" office:value-type="float" office:value="-5.53101356001571">
            <text:p>-5,53</text:p>
          </table:table-cell>
          <table:table-cell table:formula="of:=[.C57]+1-2*RAND()" office:value-type="float" office:value="-9.1471117916517">
            <text:p>-9,15</text:p>
          </table:table-cell>
          <table:table-cell/>
        </table:table-row>
        <table:table-row table:style-name="ro3">
          <table:table-cell office:value-type="float" office:value="56">
            <text:p>56</text:p>
          </table:table-cell>
          <table:table-cell table:formula="of:=[.B58]+1-2*RAND()" office:value-type="float" office:value="-4.89434054726735">
            <text:p>-4,89</text:p>
          </table:table-cell>
          <table:table-cell table:formula="of:=[.C58]+1-2*RAND()" office:value-type="float" office:value="-8.61331368051469">
            <text:p>-8,61</text:p>
          </table:table-cell>
          <table:table-cell/>
        </table:table-row>
        <table:table-row table:style-name="ro3">
          <table:table-cell office:value-type="float" office:value="57">
            <text:p>57</text:p>
          </table:table-cell>
          <table:table-cell table:formula="of:=[.B59]+1-2*RAND()" office:value-type="float" office:value="-4.95487583708018">
            <text:p>-4,95</text:p>
          </table:table-cell>
          <table:table-cell table:formula="of:=[.C59]+1-2*RAND()" office:value-type="float" office:value="-7.67051791166887">
            <text:p>-7,67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table:formula="of:=[.B60]+1-2*RAND()" office:value-type="float" office:value="-5.55840251315385">
            <text:p>-5,56</text:p>
          </table:table-cell>
          <table:table-cell table:formula="of:=[.C60]+1-2*RAND()" office:value-type="float" office:value="-6.78713496774435">
            <text:p>-6,79</text:p>
          </table:table-cell>
          <table:table-cell/>
        </table:table-row>
        <table:table-row table:style-name="ro3">
          <table:table-cell office:value-type="float" office:value="59">
            <text:p>59</text:p>
          </table:table-cell>
          <table:table-cell table:formula="of:=[.B61]+1-2*RAND()" office:value-type="float" office:value="-5.00050343107432">
            <text:p>-5,00</text:p>
          </table:table-cell>
          <table:table-cell table:formula="of:=[.C61]+1-2*RAND()" office:value-type="float" office:value="-6.06654439819977">
            <text:p>-6,07</text:p>
          </table:table-cell>
          <table:table-cell/>
        </table:table-row>
        <table:table-row table:style-name="ro3">
          <table:table-cell office:value-type="float" office:value="60">
            <text:p>60</text:p>
          </table:table-cell>
          <table:table-cell table:formula="of:=[.B62]+1-2*RAND()" office:value-type="float" office:value="-5.3341450477019">
            <text:p>-5,33</text:p>
          </table:table-cell>
          <table:table-cell table:formula="of:=[.C62]+1-2*RAND()" office:value-type="float" office:value="-6.01614860026166">
            <text:p>-6,02</text:p>
          </table:table-cell>
          <table:table-cell/>
        </table:table-row>
        <table:table-row table:style-name="ro3">
          <table:table-cell office:value-type="float" office:value="61">
            <text:p>61</text:p>
          </table:table-cell>
          <table:table-cell table:formula="of:=[.B63]+1-2*RAND()" office:value-type="float" office:value="-6.26305444166064">
            <text:p>-6,26</text:p>
          </table:table-cell>
          <table:table-cell table:formula="of:=[.C63]+1-2*RAND()" office:value-type="float" office:value="-5.47451302642003">
            <text:p>-5,47</text:p>
          </table:table-cell>
          <table:table-cell/>
        </table:table-row>
        <table:table-row table:style-name="ro3">
          <table:table-cell office:value-type="float" office:value="62">
            <text:p>62</text:p>
          </table:table-cell>
          <table:table-cell table:formula="of:=[.B64]+1-2*RAND()" office:value-type="float" office:value="-6.34923740662634">
            <text:p>-6,35</text:p>
          </table:table-cell>
          <table:table-cell table:formula="of:=[.C64]+1-2*RAND()" office:value-type="float" office:value="-4.77668172400445">
            <text:p>-4,78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table:formula="of:=[.B65]+1-2*RAND()" office:value-type="float" office:value="-6.53165091760457">
            <text:p>-6,53</text:p>
          </table:table-cell>
          <table:table-cell table:formula="of:=[.C65]+1-2*RAND()" office:value-type="float" office:value="-4.05300957150757">
            <text:p>-4,05</text:p>
          </table:table-cell>
          <table:table-cell/>
        </table:table-row>
        <table:table-row table:style-name="ro3">
          <table:table-cell office:value-type="float" office:value="64">
            <text:p>64</text:p>
          </table:table-cell>
          <table:table-cell table:formula="of:=[.B66]+1-2*RAND()" office:value-type="float" office:value="-7.1551870838739">
            <text:p>-7,16</text:p>
          </table:table-cell>
          <table:table-cell table:formula="of:=[.C66]+1-2*RAND()" office:value-type="float" office:value="-3.17691813781857">
            <text:p>-3,18</text:p>
          </table:table-cell>
          <table:table-cell/>
        </table:table-row>
        <table:table-row table:style-name="ro3">
          <table:table-cell office:value-type="float" office:value="65">
            <text:p>65</text:p>
          </table:table-cell>
          <table:table-cell table:formula="of:=[.B67]+1-2*RAND()" office:value-type="float" office:value="-7.63875064998865">
            <text:p>-7,64</text:p>
          </table:table-cell>
          <table:table-cell table:formula="of:=[.C67]+1-2*RAND()" office:value-type="float" office:value="-3.00286689447239">
            <text:p>-3,00</text:p>
          </table:table-cell>
          <table:table-cell/>
        </table:table-row>
        <table:table-row table:style-name="ro3">
          <table:table-cell office:value-type="float" office:value="66">
            <text:p>66</text:p>
          </table:table-cell>
          <table:table-cell table:formula="of:=[.B68]+1-2*RAND()" office:value-type="float" office:value="-7.96825228631496">
            <text:p>-7,97</text:p>
          </table:table-cell>
          <table:table-cell table:formula="of:=[.C68]+1-2*RAND()" office:value-type="float" office:value="-3.63426754716784">
            <text:p>-3,63</text:p>
          </table:table-cell>
          <table:table-cell/>
        </table:table-row>
        <table:table-row table:style-name="ro3">
          <table:table-cell office:value-type="float" office:value="67">
            <text:p>67</text:p>
          </table:table-cell>
          <table:table-cell table:formula="of:=[.B69]+1-2*RAND()" office:value-type="float" office:value="-8.9187745465897">
            <text:p>-8,92</text:p>
          </table:table-cell>
          <table:table-cell table:formula="of:=[.C69]+1-2*RAND()" office:value-type="float" office:value="-3.85450531635433">
            <text:p>-3,85</text:p>
          </table:table-cell>
          <table:table-cell/>
        </table:table-row>
        <table:table-row table:style-name="ro3">
          <table:table-cell office:value-type="float" office:value="68">
            <text:p>68</text:p>
          </table:table-cell>
          <table:table-cell table:formula="of:=[.B70]+1-2*RAND()" office:value-type="float" office:value="-9.36539402510971">
            <text:p>-9,37</text:p>
          </table:table-cell>
          <table:table-cell table:formula="of:=[.C70]+1-2*RAND()" office:value-type="float" office:value="-4.34710587467998">
            <text:p>-4,35</text:p>
          </table:table-cell>
          <table:table-cell/>
        </table:table-row>
        <table:table-row table:style-name="ro3">
          <table:table-cell office:value-type="float" office:value="69">
            <text:p>69</text:p>
          </table:table-cell>
          <table:table-cell table:formula="of:=[.B71]+1-2*RAND()" office:value-type="float" office:value="-9.63613190827891">
            <text:p>-9,64</text:p>
          </table:table-cell>
          <table:table-cell table:formula="of:=[.C71]+1-2*RAND()" office:value-type="float" office:value="-3.45755124790594">
            <text:p>-3,46</text:p>
          </table:table-cell>
          <table:table-cell/>
        </table:table-row>
        <table:table-row table:style-name="ro3">
          <table:table-cell office:value-type="float" office:value="70">
            <text:p>70</text:p>
          </table:table-cell>
          <table:table-cell table:formula="of:=[.B72]+1-2*RAND()" office:value-type="float" office:value="-8.68786008795723">
            <text:p>-8,69</text:p>
          </table:table-cell>
          <table:table-cell table:formula="of:=[.C72]+1-2*RAND()" office:value-type="float" office:value="-4.0270607736893">
            <text:p>-4,03</text:p>
          </table:table-cell>
          <table:table-cell/>
        </table:table-row>
        <table:table-row table:style-name="ro3">
          <table:table-cell office:value-type="float" office:value="71">
            <text:p>71</text:p>
          </table:table-cell>
          <table:table-cell table:formula="of:=[.B73]+1-2*RAND()" office:value-type="float" office:value="-7.87766383774579">
            <text:p>-7,88</text:p>
          </table:table-cell>
          <table:table-cell table:formula="of:=[.C73]+1-2*RAND()" office:value-type="float" office:value="-3.95858300104737">
            <text:p>-3,96</text:p>
          </table:table-cell>
          <table:table-cell/>
        </table:table-row>
        <table:table-row table:style-name="ro3">
          <table:table-cell office:value-type="float" office:value="72">
            <text:p>72</text:p>
          </table:table-cell>
          <table:table-cell table:formula="of:=[.B74]+1-2*RAND()" office:value-type="float" office:value="-7.37365394737572">
            <text:p>-7,37</text:p>
          </table:table-cell>
          <table:table-cell table:formula="of:=[.C74]+1-2*RAND()" office:value-type="float" office:value="-4.74060595873743">
            <text:p>-4,74</text:p>
          </table:table-cell>
          <table:table-cell/>
        </table:table-row>
        <table:table-row table:style-name="ro3">
          <table:table-cell office:value-type="float" office:value="73">
            <text:p>73</text:p>
          </table:table-cell>
          <table:table-cell table:formula="of:=[.B75]+1-2*RAND()" office:value-type="float" office:value="-7.48033949313685">
            <text:p>-7,48</text:p>
          </table:table-cell>
          <table:table-cell table:formula="of:=[.C75]+1-2*RAND()" office:value-type="float" office:value="-5.09309039311484">
            <text:p>-5,09</text:p>
          </table:table-cell>
          <table:table-cell/>
        </table:table-row>
        <table:table-row table:style-name="ro3">
          <table:table-cell office:value-type="float" office:value="74">
            <text:p>74</text:p>
          </table:table-cell>
          <table:table-cell table:formula="of:=[.B76]+1-2*RAND()" office:value-type="float" office:value="-6.96883625909686">
            <text:p>-6,97</text:p>
          </table:table-cell>
          <table:table-cell table:formula="of:=[.C76]+1-2*RAND()" office:value-type="float" office:value="-4.16980679705739">
            <text:p>-4,17</text:p>
          </table:table-cell>
          <table:table-cell/>
        </table:table-row>
        <table:table-row table:style-name="ro3">
          <table:table-cell office:value-type="float" office:value="75">
            <text:p>75</text:p>
          </table:table-cell>
          <table:table-cell table:formula="of:=[.B77]+1-2*RAND()" office:value-type="float" office:value="-6.68919694563374">
            <text:p>-6,69</text:p>
          </table:table-cell>
          <table:table-cell table:formula="of:=[.C77]+1-2*RAND()" office:value-type="float" office:value="-4.73783663567156">
            <text:p>-4,74</text:p>
          </table:table-cell>
          <table:table-cell/>
        </table:table-row>
        <table:table-row table:style-name="ro3">
          <table:table-cell office:value-type="float" office:value="76">
            <text:p>76</text:p>
          </table:table-cell>
          <table:table-cell table:formula="of:=[.B78]+1-2*RAND()" office:value-type="float" office:value="-6.30025299359113">
            <text:p>-6,30</text:p>
          </table:table-cell>
          <table:table-cell table:formula="of:=[.C78]+1-2*RAND()" office:value-type="float" office:value="-5.26950147934258">
            <text:p>-5,27</text:p>
          </table:table-cell>
          <table:table-cell/>
        </table:table-row>
        <table:table-row table:style-name="ro3">
          <table:table-cell office:value-type="float" office:value="77">
            <text:p>77</text:p>
          </table:table-cell>
          <table:table-cell table:formula="of:=[.B79]+1-2*RAND()" office:value-type="float" office:value="-5.50225128419697">
            <text:p>-5,50</text:p>
          </table:table-cell>
          <table:table-cell table:formula="of:=[.C79]+1-2*RAND()" office:value-type="float" office:value="-5.26764922169969">
            <text:p>-5,27</text:p>
          </table:table-cell>
          <table:table-cell/>
        </table:table-row>
        <table:table-row table:style-name="ro3">
          <table:table-cell office:value-type="float" office:value="78">
            <text:p>78</text:p>
          </table:table-cell>
          <table:table-cell table:formula="of:=[.B80]+1-2*RAND()" office:value-type="float" office:value="-6.08755929814652">
            <text:p>-6,09</text:p>
          </table:table-cell>
          <table:table-cell table:formula="of:=[.C80]+1-2*RAND()" office:value-type="float" office:value="-6.01135954260826">
            <text:p>-6,01</text:p>
          </table:table-cell>
          <table:table-cell/>
        </table:table-row>
        <table:table-row table:style-name="ro3">
          <table:table-cell office:value-type="float" office:value="79">
            <text:p>79</text:p>
          </table:table-cell>
          <table:table-cell table:formula="of:=[.B81]+1-2*RAND()" office:value-type="float" office:value="-5.09236326999962">
            <text:p>-5,09</text:p>
          </table:table-cell>
          <table:table-cell table:formula="of:=[.C81]+1-2*RAND()" office:value-type="float" office:value="-5.17745254421607">
            <text:p>-5,18</text:p>
          </table:table-cell>
          <table:table-cell/>
        </table:table-row>
        <table:table-row table:style-name="ro3">
          <table:table-cell office:value-type="float" office:value="80">
            <text:p>80</text:p>
          </table:table-cell>
          <table:table-cell table:formula="of:=[.B82]+1-2*RAND()" office:value-type="float" office:value="-4.5212280205451">
            <text:p>-4,52</text:p>
          </table:table-cell>
          <table:table-cell table:formula="of:=[.C82]+1-2*RAND()" office:value-type="float" office:value="-6.15835400484502">
            <text:p>-6,16</text:p>
          </table:table-cell>
          <table:table-cell/>
        </table:table-row>
        <table:table-row table:style-name="ro3">
          <table:table-cell office:value-type="float" office:value="81">
            <text:p>81</text:p>
          </table:table-cell>
          <table:table-cell table:formula="of:=[.B83]+1-2*RAND()" office:value-type="float" office:value="-4.65328779257834">
            <text:p>-4,65</text:p>
          </table:table-cell>
          <table:table-cell table:formula="of:=[.C83]+1-2*RAND()" office:value-type="float" office:value="-5.42633560858667">
            <text:p>-5,43</text:p>
          </table:table-cell>
          <table:table-cell/>
        </table:table-row>
        <table:table-row table:style-name="ro3">
          <table:table-cell office:value-type="float" office:value="82">
            <text:p>82</text:p>
          </table:table-cell>
          <table:table-cell table:formula="of:=[.B84]+1-2*RAND()" office:value-type="float" office:value="-5.22646895330399">
            <text:p>-5,23</text:p>
          </table:table-cell>
          <table:table-cell table:formula="of:=[.C84]+1-2*RAND()" office:value-type="float" office:value="-5.61076280241832">
            <text:p>-5,61</text:p>
          </table:table-cell>
          <table:table-cell/>
        </table:table-row>
        <table:table-row table:style-name="ro3">
          <table:table-cell office:value-type="float" office:value="83">
            <text:p>83</text:p>
          </table:table-cell>
          <table:table-cell table:formula="of:=[.B85]+1-2*RAND()" office:value-type="float" office:value="-5.71119593735784">
            <text:p>-5,71</text:p>
          </table:table-cell>
          <table:table-cell table:formula="of:=[.C85]+1-2*RAND()" office:value-type="float" office:value="-5.69262102525681">
            <text:p>-5,69</text:p>
          </table:table-cell>
          <table:table-cell/>
        </table:table-row>
        <table:table-row table:style-name="ro3">
          <table:table-cell office:value-type="float" office:value="84">
            <text:p>84</text:p>
          </table:table-cell>
          <table:table-cell table:formula="of:=[.B86]+1-2*RAND()" office:value-type="float" office:value="-6.57428099773824">
            <text:p>-6,57</text:p>
          </table:table-cell>
          <table:table-cell table:formula="of:=[.C86]+1-2*RAND()" office:value-type="float" office:value="-4.9761625896208">
            <text:p>-4,98</text:p>
          </table:table-cell>
          <table:table-cell/>
        </table:table-row>
        <table:table-row table:style-name="ro3">
          <table:table-cell office:value-type="float" office:value="85">
            <text:p>85</text:p>
          </table:table-cell>
          <table:table-cell table:formula="of:=[.B87]+1-2*RAND()" office:value-type="float" office:value="-7.35968402447179">
            <text:p>-7,36</text:p>
          </table:table-cell>
          <table:table-cell table:formula="of:=[.C87]+1-2*RAND()" office:value-type="float" office:value="-4.59287717984989">
            <text:p>-4,59</text:p>
          </table:table-cell>
          <table:table-cell/>
        </table:table-row>
        <table:table-row table:style-name="ro3">
          <table:table-cell office:value-type="float" office:value="86">
            <text:p>86</text:p>
          </table:table-cell>
          <table:table-cell table:formula="of:=[.B88]+1-2*RAND()" office:value-type="float" office:value="-8.22496094787493">
            <text:p>-8,22</text:p>
          </table:table-cell>
          <table:table-cell table:formula="of:=[.C88]+1-2*RAND()" office:value-type="float" office:value="-4.42476404318586">
            <text:p>-4,42</text:p>
          </table:table-cell>
          <table:table-cell/>
        </table:table-row>
        <table:table-row table:style-name="ro3">
          <table:table-cell office:value-type="float" office:value="87">
            <text:p>87</text:p>
          </table:table-cell>
          <table:table-cell table:formula="of:=[.B89]+1-2*RAND()" office:value-type="float" office:value="-8.94295610813424">
            <text:p>-8,94</text:p>
          </table:table-cell>
          <table:table-cell table:formula="of:=[.C89]+1-2*RAND()" office:value-type="float" office:value="-5.31494114827365">
            <text:p>-5,31</text:p>
          </table:table-cell>
          <table:table-cell/>
        </table:table-row>
        <table:table-row table:style-name="ro3">
          <table:table-cell office:value-type="float" office:value="88">
            <text:p>88</text:p>
          </table:table-cell>
          <table:table-cell table:formula="of:=[.B90]+1-2*RAND()" office:value-type="float" office:value="-9.15892807627097">
            <text:p>-9,16</text:p>
          </table:table-cell>
          <table:table-cell table:formula="of:=[.C90]+1-2*RAND()" office:value-type="float" office:value="-6.16923516942188">
            <text:p>-6,17</text:p>
          </table:table-cell>
          <table:table-cell/>
        </table:table-row>
        <table:table-row table:style-name="ro3">
          <table:table-cell office:value-type="float" office:value="89">
            <text:p>89</text:p>
          </table:table-cell>
          <table:table-cell table:formula="of:=[.B91]+1-2*RAND()" office:value-type="float" office:value="-8.848277206067">
            <text:p>-8,85</text:p>
          </table:table-cell>
          <table:table-cell table:formula="of:=[.C91]+1-2*RAND()" office:value-type="float" office:value="-5.23218241287395">
            <text:p>-5,23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table:formula="of:=[.B92]+1-2*RAND()" office:value-type="float" office:value="-8.25536939781159">
            <text:p>-8,26</text:p>
          </table:table-cell>
          <table:table-cell table:formula="of:=[.C92]+1-2*RAND()" office:value-type="float" office:value="-4.47825699858367">
            <text:p>-4,48</text:p>
          </table:table-cell>
          <table:table-cell/>
        </table:table-row>
        <table:table-row table:style-name="ro3">
          <table:table-cell office:value-type="float" office:value="91">
            <text:p>91</text:p>
          </table:table-cell>
          <table:table-cell table:formula="of:=[.B93]+1-2*RAND()" office:value-type="float" office:value="-7.30007748259231">
            <text:p>-7,30</text:p>
          </table:table-cell>
          <table:table-cell table:formula="of:=[.C93]+1-2*RAND()" office:value-type="float" office:value="-4.03082317532972">
            <text:p>-4,03</text:p>
          </table:table-cell>
          <table:table-cell/>
        </table:table-row>
        <table:table-row table:style-name="ro3">
          <table:table-cell office:value-type="float" office:value="92">
            <text:p>92</text:p>
          </table:table-cell>
          <table:table-cell table:formula="of:=[.B94]+1-2*RAND()" office:value-type="float" office:value="-7.09214369393885">
            <text:p>-7,09</text:p>
          </table:table-cell>
          <table:table-cell table:formula="of:=[.C94]+1-2*RAND()" office:value-type="float" office:value="-3.76167411031201">
            <text:p>-3,76</text:p>
          </table:table-cell>
          <table:table-cell/>
        </table:table-row>
        <table:table-row table:style-name="ro3">
          <table:table-cell office:value-type="float" office:value="93">
            <text:p>93</text:p>
          </table:table-cell>
          <table:table-cell table:formula="of:=[.B95]+1-2*RAND()" office:value-type="float" office:value="-6.7062949067913">
            <text:p>-6,71</text:p>
          </table:table-cell>
          <table:table-cell table:formula="of:=[.C95]+1-2*RAND()" office:value-type="float" office:value="-4.64883413026109">
            <text:p>-4,65</text:p>
          </table:table-cell>
          <table:table-cell/>
        </table:table-row>
        <table:table-row table:style-name="ro3">
          <table:table-cell office:value-type="float" office:value="94">
            <text:p>94</text:p>
          </table:table-cell>
          <table:table-cell table:formula="of:=[.B96]+1-2*RAND()" office:value-type="float" office:value="-7.46084643015638">
            <text:p>-7,46</text:p>
          </table:table-cell>
          <table:table-cell table:formula="of:=[.C96]+1-2*RAND()" office:value-type="float" office:value="-5.415363131091">
            <text:p>-5,42</text:p>
          </table:table-cell>
          <table:table-cell/>
        </table:table-row>
        <table:table-row table:style-name="ro3">
          <table:table-cell office:value-type="float" office:value="95">
            <text:p>95</text:p>
          </table:table-cell>
          <table:table-cell table:formula="of:=[.B97]+1-2*RAND()" office:value-type="float" office:value="-8.1657778932713">
            <text:p>-8,17</text:p>
          </table:table-cell>
          <table:table-cell table:formula="of:=[.C97]+1-2*RAND()" office:value-type="float" office:value="-5.96296849939972">
            <text:p>-5,96</text:p>
          </table:table-cell>
          <table:table-cell/>
        </table:table-row>
        <table:table-row table:style-name="ro3">
          <table:table-cell office:value-type="float" office:value="96">
            <text:p>96</text:p>
          </table:table-cell>
          <table:table-cell table:formula="of:=[.B98]+1-2*RAND()" office:value-type="float" office:value="-9.11628641840071">
            <text:p>-9,12</text:p>
          </table:table-cell>
          <table:table-cell table:formula="of:=[.C98]+1-2*RAND()" office:value-type="float" office:value="-6.15270061092451">
            <text:p>-6,15</text:p>
          </table:table-cell>
          <table:table-cell/>
        </table:table-row>
        <table:table-row table:style-name="ro3">
          <table:table-cell office:value-type="float" office:value="97">
            <text:p>97</text:p>
          </table:table-cell>
          <table:table-cell table:formula="of:=[.B99]+1-2*RAND()" office:value-type="float" office:value="-8.45560210198164">
            <text:p>-8,46</text:p>
          </table:table-cell>
          <table:table-cell table:formula="of:=[.C99]+1-2*RAND()" office:value-type="float" office:value="-5.69642826216295">
            <text:p>-5,70</text:p>
          </table:table-cell>
          <table:table-cell/>
        </table:table-row>
        <table:table-row table:style-name="ro3">
          <table:table-cell office:value-type="float" office:value="98">
            <text:p>98</text:p>
          </table:table-cell>
          <table:table-cell table:formula="of:=[.B100]+1-2*RAND()" office:value-type="float" office:value="-7.52203364809975">
            <text:p>-7,52</text:p>
          </table:table-cell>
          <table:table-cell table:formula="of:=[.C100]+1-2*RAND()" office:value-type="float" office:value="-6.35871902154759">
            <text:p>-6,36</text:p>
          </table:table-cell>
          <table:table-cell/>
        </table:table-row>
        <table:table-row table:style-name="ro3">
          <table:table-cell office:value-type="float" office:value="99">
            <text:p>99</text:p>
          </table:table-cell>
          <table:table-cell table:formula="of:=[.B101]+1-2*RAND()" office:value-type="float" office:value="-6.79868565127254">
            <text:p>-6,80</text:p>
          </table:table-cell>
          <table:table-cell table:formula="of:=[.C101]+1-2*RAND()" office:value-type="float" office:value="-6.16374196577817">
            <text:p>-6,16</text:p>
          </table:table-cell>
          <table:table-cell/>
        </table:table-row>
        <table:table-row table:style-name="ro3">
          <table:table-cell office:value-type="float" office:value="100">
            <text:p>100</text:p>
          </table:table-cell>
          <table:table-cell table:formula="of:=[.B102]+1-2*RAND()" office:value-type="float" office:value="-6.49225930543616">
            <text:p>-6,49</text:p>
          </table:table-cell>
          <table:table-cell table:formula="of:=[.C102]+1-2*RAND()" office:value-type="float" office:value="-5.87789542181417">
            <text:p>-5,88</text:p>
          </table:table-cell>
          <table:table-cell/>
        </table:table-row>
        <table:table-row table:style-name="ro3">
          <table:table-cell office:value-type="float" office:value="101">
            <text:p>101</text:p>
          </table:table-cell>
          <table:table-cell table:formula="of:=[.B103]+1-2*RAND()" office:value-type="float" office:value="-6.94465955067426">
            <text:p>-6,94</text:p>
          </table:table-cell>
          <table:table-cell table:formula="of:=[.C103]+1-2*RAND()" office:value-type="float" office:value="-6.6466003167443">
            <text:p>-6,65</text:p>
          </table:table-cell>
          <table:table-cell/>
        </table:table-row>
        <table:table-row table:style-name="ro3">
          <table:table-cell office:value-type="float" office:value="102">
            <text:p>102</text:p>
          </table:table-cell>
          <table:table-cell table:formula="of:=[.B104]+1-2*RAND()" office:value-type="float" office:value="-6.42432789318264">
            <text:p>-6,42</text:p>
          </table:table-cell>
          <table:table-cell table:formula="of:=[.C104]+1-2*RAND()" office:value-type="float" office:value="-6.0812227036804">
            <text:p>-6,08</text:p>
          </table:table-cell>
          <table:table-cell/>
        </table:table-row>
        <table:table-row table:style-name="ro3">
          <table:table-cell office:value-type="float" office:value="103">
            <text:p>103</text:p>
          </table:table-cell>
          <table:table-cell table:formula="of:=[.B105]+1-2*RAND()" office:value-type="float" office:value="-6.27077258657664">
            <text:p>-6,27</text:p>
          </table:table-cell>
          <table:table-cell table:formula="of:=[.C105]+1-2*RAND()" office:value-type="float" office:value="-5.12179377023131">
            <text:p>-5,12</text:p>
          </table:table-cell>
          <table:table-cell/>
        </table:table-row>
        <table:table-row table:style-name="ro3">
          <table:table-cell office:value-type="float" office:value="104">
            <text:p>104</text:p>
          </table:table-cell>
          <table:table-cell table:formula="of:=[.B106]+1-2*RAND()" office:value-type="float" office:value="-6.5332765346393">
            <text:p>-6,53</text:p>
          </table:table-cell>
          <table:table-cell table:formula="of:=[.C106]+1-2*RAND()" office:value-type="float" office:value="-4.51487987069413">
            <text:p>-4,51</text:p>
          </table:table-cell>
          <table:table-cell/>
        </table:table-row>
        <table:table-row table:style-name="ro3">
          <table:table-cell office:value-type="float" office:value="105">
            <text:p>105</text:p>
          </table:table-cell>
          <table:table-cell table:formula="of:=[.B107]+1-2*RAND()" office:value-type="float" office:value="-5.77346394117922">
            <text:p>-5,77</text:p>
          </table:table-cell>
          <table:table-cell table:formula="of:=[.C107]+1-2*RAND()" office:value-type="float" office:value="-4.70705540850759">
            <text:p>-4,71</text:p>
          </table:table-cell>
          <table:table-cell/>
        </table:table-row>
        <table:table-row table:style-name="ro3">
          <table:table-cell office:value-type="float" office:value="106">
            <text:p>106</text:p>
          </table:table-cell>
          <table:table-cell table:formula="of:=[.B108]+1-2*RAND()" office:value-type="float" office:value="-5.87074535386637">
            <text:p>-5,87</text:p>
          </table:table-cell>
          <table:table-cell table:formula="of:=[.C108]+1-2*RAND()" office:value-type="float" office:value="-4.30654869088903">
            <text:p>-4,31</text:p>
          </table:table-cell>
          <table:table-cell/>
        </table:table-row>
        <table:table-row table:style-name="ro3">
          <table:table-cell office:value-type="float" office:value="107">
            <text:p>107</text:p>
          </table:table-cell>
          <table:table-cell table:formula="of:=[.B109]+1-2*RAND()" office:value-type="float" office:value="-5.97632470494136">
            <text:p>-5,98</text:p>
          </table:table-cell>
          <table:table-cell table:formula="of:=[.C109]+1-2*RAND()" office:value-type="float" office:value="-4.59205989679322">
            <text:p>-4,59</text:p>
          </table:table-cell>
          <table:table-cell/>
        </table:table-row>
        <table:table-row table:style-name="ro3">
          <table:table-cell office:value-type="float" office:value="108">
            <text:p>108</text:p>
          </table:table-cell>
          <table:table-cell table:formula="of:=[.B110]+1-2*RAND()" office:value-type="float" office:value="-6.08051458140835">
            <text:p>-6,08</text:p>
          </table:table-cell>
          <table:table-cell table:formula="of:=[.C110]+1-2*RAND()" office:value-type="float" office:value="-4.57964929332957">
            <text:p>-4,58</text:p>
          </table:table-cell>
          <table:table-cell/>
        </table:table-row>
        <table:table-row table:style-name="ro3">
          <table:table-cell office:value-type="float" office:value="109">
            <text:p>109</text:p>
          </table:table-cell>
          <table:table-cell table:formula="of:=[.B111]+1-2*RAND()" office:value-type="float" office:value="-5.99890660913661">
            <text:p>-6,00</text:p>
          </table:table-cell>
          <table:table-cell table:formula="of:=[.C111]+1-2*RAND()" office:value-type="float" office:value="-5.09819014323875">
            <text:p>-5,10</text:p>
          </table:table-cell>
          <table:table-cell/>
        </table:table-row>
        <table:table-row table:style-name="ro3">
          <table:table-cell office:value-type="float" office:value="110">
            <text:p>110</text:p>
          </table:table-cell>
          <table:table-cell table:formula="of:=[.B112]+1-2*RAND()" office:value-type="float" office:value="-6.4362259125337">
            <text:p>-6,44</text:p>
          </table:table-cell>
          <table:table-cell table:formula="of:=[.C112]+1-2*RAND()" office:value-type="float" office:value="-5.71880741929635">
            <text:p>-5,72</text:p>
          </table:table-cell>
          <table:table-cell/>
        </table:table-row>
        <table:table-row table:style-name="ro3">
          <table:table-cell office:value-type="float" office:value="111">
            <text:p>111</text:p>
          </table:table-cell>
          <table:table-cell table:formula="of:=[.B113]+1-2*RAND()" office:value-type="float" office:value="-7.12669578474015">
            <text:p>-7,13</text:p>
          </table:table-cell>
          <table:table-cell table:formula="of:=[.C113]+1-2*RAND()" office:value-type="float" office:value="-4.97456813929603">
            <text:p>-4,97</text:p>
          </table:table-cell>
          <table:table-cell/>
        </table:table-row>
        <table:table-row table:style-name="ro3">
          <table:table-cell office:value-type="float" office:value="112">
            <text:p>112</text:p>
          </table:table-cell>
          <table:table-cell table:formula="of:=[.B114]+1-2*RAND()" office:value-type="float" office:value="-7.549541387707">
            <text:p>-7,55</text:p>
          </table:table-cell>
          <table:table-cell table:formula="of:=[.C114]+1-2*RAND()" office:value-type="float" office:value="-3.98085441393778">
            <text:p>-3,98</text:p>
          </table:table-cell>
          <table:table-cell/>
        </table:table-row>
        <table:table-row table:style-name="ro3">
          <table:table-cell office:value-type="float" office:value="113">
            <text:p>113</text:p>
          </table:table-cell>
          <table:table-cell table:formula="of:=[.B115]+1-2*RAND()" office:value-type="float" office:value="-6.63035788480192">
            <text:p>-6,63</text:p>
          </table:table-cell>
          <table:table-cell table:formula="of:=[.C115]+1-2*RAND()" office:value-type="float" office:value="-3.28478732099757">
            <text:p>-3,28</text:p>
          </table:table-cell>
          <table:table-cell/>
        </table:table-row>
        <table:table-row table:style-name="ro3">
          <table:table-cell office:value-type="float" office:value="114">
            <text:p>114</text:p>
          </table:table-cell>
          <table:table-cell table:formula="of:=[.B116]+1-2*RAND()" office:value-type="float" office:value="-6.70291431201622">
            <text:p>-6,70</text:p>
          </table:table-cell>
          <table:table-cell table:formula="of:=[.C116]+1-2*RAND()" office:value-type="float" office:value="-3.35930663859472">
            <text:p>-3,36</text:p>
          </table:table-cell>
          <table:table-cell/>
        </table:table-row>
        <table:table-row table:style-name="ro3">
          <table:table-cell office:value-type="float" office:value="115">
            <text:p>115</text:p>
          </table:table-cell>
          <table:table-cell table:formula="of:=[.B117]+1-2*RAND()" office:value-type="float" office:value="-5.90227951062843">
            <text:p>-5,90</text:p>
          </table:table-cell>
          <table:table-cell table:formula="of:=[.C117]+1-2*RAND()" office:value-type="float" office:value="-3.28291817288846">
            <text:p>-3,28</text:p>
          </table:table-cell>
          <table:table-cell/>
        </table:table-row>
        <table:table-row table:style-name="ro3">
          <table:table-cell office:value-type="float" office:value="116">
            <text:p>116</text:p>
          </table:table-cell>
          <table:table-cell table:formula="of:=[.B118]+1-2*RAND()" office:value-type="float" office:value="-5.29744653822854">
            <text:p>-5,30</text:p>
          </table:table-cell>
          <table:table-cell table:formula="of:=[.C118]+1-2*RAND()" office:value-type="float" office:value="-3.7065464775078">
            <text:p>-3,71</text:p>
          </table:table-cell>
          <table:table-cell/>
        </table:table-row>
        <table:table-row table:style-name="ro3">
          <table:table-cell office:value-type="float" office:value="117">
            <text:p>117</text:p>
          </table:table-cell>
          <table:table-cell table:formula="of:=[.B119]+1-2*RAND()" office:value-type="float" office:value="-5.28067107219249">
            <text:p>-5,28</text:p>
          </table:table-cell>
          <table:table-cell table:formula="of:=[.C119]+1-2*RAND()" office:value-type="float" office:value="-2.71797986654565">
            <text:p>-2,72</text:p>
          </table:table-cell>
          <table:table-cell/>
        </table:table-row>
        <table:table-row table:style-name="ro3">
          <table:table-cell office:value-type="float" office:value="118">
            <text:p>118</text:p>
          </table:table-cell>
          <table:table-cell table:formula="of:=[.B120]+1-2*RAND()" office:value-type="float" office:value="-5.78344635199755">
            <text:p>-5,78</text:p>
          </table:table-cell>
          <table:table-cell table:formula="of:=[.C120]+1-2*RAND()" office:value-type="float" office:value="-2.60149250691757">
            <text:p>-2,60</text:p>
          </table:table-cell>
          <table:table-cell/>
        </table:table-row>
        <table:table-row table:style-name="ro3">
          <table:table-cell office:value-type="float" office:value="119">
            <text:p>119</text:p>
          </table:table-cell>
          <table:table-cell table:formula="of:=[.B121]+1-2*RAND()" office:value-type="float" office:value="-6.15549626527354">
            <text:p>-6,16</text:p>
          </table:table-cell>
          <table:table-cell table:formula="of:=[.C121]+1-2*RAND()" office:value-type="float" office:value="-1.89033022988588">
            <text:p>-1,89</text:p>
          </table:table-cell>
          <table:table-cell/>
        </table:table-row>
        <table:table-row table:style-name="ro3">
          <table:table-cell office:value-type="float" office:value="120">
            <text:p>120</text:p>
          </table:table-cell>
          <table:table-cell table:formula="of:=[.B122]+1-2*RAND()" office:value-type="float" office:value="-5.80527309281752">
            <text:p>-5,81</text:p>
          </table:table-cell>
          <table:table-cell table:formula="of:=[.C122]+1-2*RAND()" office:value-type="float" office:value="-2.59800595836714">
            <text:p>-2,60</text:p>
          </table:table-cell>
          <table:table-cell/>
        </table:table-row>
        <table:table-row table:style-name="ro3">
          <table:table-cell office:value-type="float" office:value="121">
            <text:p>121</text:p>
          </table:table-cell>
          <table:table-cell table:formula="of:=[.B123]+1-2*RAND()" office:value-type="float" office:value="-4.81736760493368">
            <text:p>-4,82</text:p>
          </table:table-cell>
          <table:table-cell table:formula="of:=[.C123]+1-2*RAND()" office:value-type="float" office:value="-1.66472098091617">
            <text:p>-1,66</text:p>
          </table:table-cell>
          <table:table-cell/>
        </table:table-row>
        <table:table-row table:style-name="ro3">
          <table:table-cell office:value-type="float" office:value="122">
            <text:p>122</text:p>
          </table:table-cell>
          <table:table-cell table:formula="of:=[.B124]+1-2*RAND()" office:value-type="float" office:value="-4.08924511959776">
            <text:p>-4,09</text:p>
          </table:table-cell>
          <table:table-cell table:formula="of:=[.C124]+1-2*RAND()" office:value-type="float" office:value="-2.24768195860088">
            <text:p>-2,25</text:p>
          </table:table-cell>
          <table:table-cell/>
        </table:table-row>
        <table:table-row table:style-name="ro3">
          <table:table-cell office:value-type="float" office:value="123">
            <text:p>123</text:p>
          </table:table-cell>
          <table:table-cell table:formula="of:=[.B125]+1-2*RAND()" office:value-type="float" office:value="-4.04425875609741">
            <text:p>-4,04</text:p>
          </table:table-cell>
          <table:table-cell table:formula="of:=[.C125]+1-2*RAND()" office:value-type="float" office:value="-1.59019593987614">
            <text:p>-1,59</text:p>
          </table:table-cell>
          <table:table-cell/>
        </table:table-row>
        <table:table-row table:style-name="ro3">
          <table:table-cell office:value-type="float" office:value="124">
            <text:p>124</text:p>
          </table:table-cell>
          <table:table-cell table:formula="of:=[.B126]+1-2*RAND()" office:value-type="float" office:value="-3.28613238502294">
            <text:p>-3,29</text:p>
          </table:table-cell>
          <table:table-cell table:formula="of:=[.C126]+1-2*RAND()" office:value-type="float" office:value="-1.63795989425853">
            <text:p>-1,64</text:p>
          </table:table-cell>
          <table:table-cell/>
        </table:table-row>
        <table:table-row table:style-name="ro3">
          <table:table-cell office:value-type="float" office:value="125">
            <text:p>125</text:p>
          </table:table-cell>
          <table:table-cell table:formula="of:=[.B127]+1-2*RAND()" office:value-type="float" office:value="-2.61072971532121">
            <text:p>-2,61</text:p>
          </table:table-cell>
          <table:table-cell table:formula="of:=[.C127]+1-2*RAND()" office:value-type="float" office:value="-1.85800244705752">
            <text:p>-1,86</text:p>
          </table:table-cell>
          <table:table-cell/>
        </table:table-row>
        <table:table-row table:style-name="ro3">
          <table:table-cell office:value-type="float" office:value="126">
            <text:p>126</text:p>
          </table:table-cell>
          <table:table-cell table:formula="of:=[.B128]+1-2*RAND()" office:value-type="float" office:value="-2.73219655221328">
            <text:p>-2,73</text:p>
          </table:table-cell>
          <table:table-cell table:formula="of:=[.C128]+1-2*RAND()" office:value-type="float" office:value="-1.83967063343152">
            <text:p>-1,84</text:p>
          </table:table-cell>
          <table:table-cell/>
        </table:table-row>
        <table:table-row table:style-name="ro3">
          <table:table-cell office:value-type="float" office:value="127">
            <text:p>127</text:p>
          </table:table-cell>
          <table:table-cell table:formula="of:=[.B129]+1-2*RAND()" office:value-type="float" office:value="-3.55598457623273">
            <text:p>-3,56</text:p>
          </table:table-cell>
          <table:table-cell table:formula="of:=[.C129]+1-2*RAND()" office:value-type="float" office:value="-0.965355537831783">
            <text:p>-0,97</text:p>
          </table:table-cell>
          <table:table-cell/>
        </table:table-row>
        <table:table-row table:style-name="ro3">
          <table:table-cell office:value-type="float" office:value="128">
            <text:p>128</text:p>
          </table:table-cell>
          <table:table-cell table:formula="of:=[.B130]+1-2*RAND()" office:value-type="float" office:value="-3.95647936360911">
            <text:p>-3,96</text:p>
          </table:table-cell>
          <table:table-cell table:formula="of:=[.C130]+1-2*RAND()" office:value-type="float" office:value="-1.19980236468837">
            <text:p>-1,20</text:p>
          </table:table-cell>
          <table:table-cell/>
        </table:table-row>
        <table:table-row table:style-name="ro3">
          <table:table-cell office:value-type="float" office:value="129">
            <text:p>129</text:p>
          </table:table-cell>
          <table:table-cell table:formula="of:=[.B131]+1-2*RAND()" office:value-type="float" office:value="-4.27793228439987">
            <text:p>-4,28</text:p>
          </table:table-cell>
          <table:table-cell table:formula="of:=[.C131]+1-2*RAND()" office:value-type="float" office:value="-0.908906842116267">
            <text:p>-0,91</text:p>
          </table:table-cell>
          <table:table-cell/>
        </table:table-row>
        <table:table-row table:style-name="ro3">
          <table:table-cell office:value-type="float" office:value="130">
            <text:p>130</text:p>
          </table:table-cell>
          <table:table-cell table:formula="of:=[.B132]+1-2*RAND()" office:value-type="float" office:value="-4.37900301255286">
            <text:p>-4,38</text:p>
          </table:table-cell>
          <table:table-cell table:formula="of:=[.C132]+1-2*RAND()" office:value-type="float" office:value="-0.192845957819372">
            <text:p>-0,19</text:p>
          </table:table-cell>
          <table:table-cell/>
        </table:table-row>
        <table:table-row table:style-name="ro3">
          <table:table-cell office:value-type="float" office:value="131">
            <text:p>131</text:p>
          </table:table-cell>
          <table:table-cell table:formula="of:=[.B133]+1-2*RAND()" office:value-type="float" office:value="-4.73729894170538">
            <text:p>-4,74</text:p>
          </table:table-cell>
          <table:table-cell table:formula="of:=[.C133]+1-2*RAND()" office:value-type="float" office:value="-0.966452731750906">
            <text:p>-0,97</text:p>
          </table:table-cell>
          <table:table-cell/>
        </table:table-row>
        <table:table-row table:style-name="ro3">
          <table:table-cell office:value-type="float" office:value="132">
            <text:p>132</text:p>
          </table:table-cell>
          <table:table-cell table:formula="of:=[.B134]+1-2*RAND()" office:value-type="float" office:value="-4.16181177552789">
            <text:p>-4,16</text:p>
          </table:table-cell>
          <table:table-cell table:formula="of:=[.C134]+1-2*RAND()" office:value-type="float" office:value="-1.15093815326691">
            <text:p>-1,15</text:p>
          </table:table-cell>
          <table:table-cell/>
        </table:table-row>
        <table:table-row table:style-name="ro3">
          <table:table-cell office:value-type="float" office:value="133">
            <text:p>133</text:p>
          </table:table-cell>
          <table:table-cell table:formula="of:=[.B135]+1-2*RAND()" office:value-type="float" office:value="-4.40838366886601">
            <text:p>-4,41</text:p>
          </table:table-cell>
          <table:table-cell table:formula="of:=[.C135]+1-2*RAND()" office:value-type="float" office:value="-0.658440828789026">
            <text:p>-0,66</text:p>
          </table:table-cell>
          <table:table-cell/>
        </table:table-row>
        <table:table-row table:style-name="ro3">
          <table:table-cell office:value-type="float" office:value="134">
            <text:p>134</text:p>
          </table:table-cell>
          <table:table-cell table:formula="of:=[.B136]+1-2*RAND()" office:value-type="float" office:value="-5.35159529093653">
            <text:p>-5,35</text:p>
          </table:table-cell>
          <table:table-cell table:formula="of:=[.C136]+1-2*RAND()" office:value-type="float" office:value="0.23536995286122">
            <text:p>0,24</text:p>
          </table:table-cell>
          <table:table-cell/>
        </table:table-row>
        <table:table-row table:style-name="ro3">
          <table:table-cell office:value-type="float" office:value="135">
            <text:p>135</text:p>
          </table:table-cell>
          <table:table-cell table:formula="of:=[.B137]+1-2*RAND()" office:value-type="float" office:value="-5.32733357558027">
            <text:p>-5,33</text:p>
          </table:table-cell>
          <table:table-cell table:formula="of:=[.C137]+1-2*RAND()" office:value-type="float" office:value="0.201717710588127">
            <text:p>0,20</text:p>
          </table:table-cell>
          <table:table-cell/>
        </table:table-row>
        <table:table-row table:style-name="ro3">
          <table:table-cell office:value-type="float" office:value="136">
            <text:p>136</text:p>
          </table:table-cell>
          <table:table-cell table:formula="of:=[.B138]+1-2*RAND()" office:value-type="float" office:value="-5.98928016936407">
            <text:p>-5,99</text:p>
          </table:table-cell>
          <table:table-cell table:formula="of:=[.C138]+1-2*RAND()" office:value-type="float" office:value="-0.460923181381077">
            <text:p>-0,46</text:p>
          </table:table-cell>
          <table:table-cell/>
        </table:table-row>
        <table:table-row table:style-name="ro3">
          <table:table-cell office:value-type="float" office:value="137">
            <text:p>137</text:p>
          </table:table-cell>
          <table:table-cell table:formula="of:=[.B139]+1-2*RAND()" office:value-type="float" office:value="-6.59028249466792">
            <text:p>-6,59</text:p>
          </table:table-cell>
          <table:table-cell table:formula="of:=[.C139]+1-2*RAND()" office:value-type="float" office:value="0.34208503505215">
            <text:p>0,34</text:p>
          </table:table-cell>
          <table:table-cell/>
        </table:table-row>
        <table:table-row table:style-name="ro3">
          <table:table-cell office:value-type="float" office:value="138">
            <text:p>138</text:p>
          </table:table-cell>
          <table:table-cell table:formula="of:=[.B140]+1-2*RAND()" office:value-type="float" office:value="-7.13463817350566">
            <text:p>-7,13</text:p>
          </table:table-cell>
          <table:table-cell table:formula="of:=[.C140]+1-2*RAND()" office:value-type="float" office:value="0.0646015009842813">
            <text:p>0,06</text:p>
          </table:table-cell>
          <table:table-cell/>
        </table:table-row>
        <table:table-row table:style-name="ro3">
          <table:table-cell office:value-type="float" office:value="139">
            <text:p>139</text:p>
          </table:table-cell>
          <table:table-cell table:formula="of:=[.B141]+1-2*RAND()" office:value-type="float" office:value="-6.83058699872345">
            <text:p>-6,83</text:p>
          </table:table-cell>
          <table:table-cell table:formula="of:=[.C141]+1-2*RAND()" office:value-type="float" office:value="-0.62703832378611">
            <text:p>-0,63</text:p>
          </table:table-cell>
          <table:table-cell/>
        </table:table-row>
        <table:table-row table:style-name="ro3">
          <table:table-cell office:value-type="float" office:value="140">
            <text:p>140</text:p>
          </table:table-cell>
          <table:table-cell table:formula="of:=[.B142]+1-2*RAND()" office:value-type="float" office:value="-7.35259422939271">
            <text:p>-7,35</text:p>
          </table:table-cell>
          <table:table-cell table:formula="of:=[.C142]+1-2*RAND()" office:value-type="float" office:value="-0.232150854542851">
            <text:p>-0,23</text:p>
          </table:table-cell>
          <table:table-cell/>
        </table:table-row>
        <table:table-row table:style-name="ro3">
          <table:table-cell office:value-type="float" office:value="141">
            <text:p>141</text:p>
          </table:table-cell>
          <table:table-cell table:formula="of:=[.B143]+1-2*RAND()" office:value-type="float" office:value="-7.4298600894399">
            <text:p>-7,43</text:p>
          </table:table-cell>
          <table:table-cell table:formula="of:=[.C143]+1-2*RAND()" office:value-type="float" office:value="-0.0868211984634399">
            <text:p>-0,09</text:p>
          </table:table-cell>
          <table:table-cell/>
        </table:table-row>
        <table:table-row table:style-name="ro3">
          <table:table-cell office:value-type="float" office:value="142">
            <text:p>142</text:p>
          </table:table-cell>
          <table:table-cell table:formula="of:=[.B144]+1-2*RAND()" office:value-type="float" office:value="-8.35173068195581">
            <text:p>-8,35</text:p>
          </table:table-cell>
          <table:table-cell table:formula="of:=[.C144]+1-2*RAND()" office:value-type="float" office:value="-0.446154488250613">
            <text:p>-0,45</text:p>
          </table:table-cell>
          <table:table-cell/>
        </table:table-row>
        <table:table-row table:style-name="ro3">
          <table:table-cell office:value-type="float" office:value="143">
            <text:p>143</text:p>
          </table:table-cell>
          <table:table-cell table:formula="of:=[.B145]+1-2*RAND()" office:value-type="float" office:value="-7.58165340591222">
            <text:p>-7,58</text:p>
          </table:table-cell>
          <table:table-cell table:formula="of:=[.C145]+1-2*RAND()" office:value-type="float" office:value="-0.694705849979073">
            <text:p>-0,69</text:p>
          </table:table-cell>
          <table:table-cell/>
        </table:table-row>
        <table:table-row table:style-name="ro3">
          <table:table-cell office:value-type="float" office:value="144">
            <text:p>144</text:p>
          </table:table-cell>
          <table:table-cell table:formula="of:=[.B146]+1-2*RAND()" office:value-type="float" office:value="-7.28936182335019">
            <text:p>-7,29</text:p>
          </table:table-cell>
          <table:table-cell table:formula="of:=[.C146]+1-2*RAND()" office:value-type="float" office:value="0.30398233095184">
            <text:p>0,30</text:p>
          </table:table-cell>
          <table:table-cell/>
        </table:table-row>
        <table:table-row table:style-name="ro3">
          <table:table-cell office:value-type="float" office:value="145">
            <text:p>145</text:p>
          </table:table-cell>
          <table:table-cell table:formula="of:=[.B147]+1-2*RAND()" office:value-type="float" office:value="-7.78680609539151">
            <text:p>-7,79</text:p>
          </table:table-cell>
          <table:table-cell table:formula="of:=[.C147]+1-2*RAND()" office:value-type="float" office:value="-0.372716323006898">
            <text:p>-0,37</text:p>
          </table:table-cell>
          <table:table-cell/>
        </table:table-row>
        <table:table-row table:style-name="ro3">
          <table:table-cell office:value-type="float" office:value="146">
            <text:p>146</text:p>
          </table:table-cell>
          <table:table-cell table:formula="of:=[.B148]+1-2*RAND()" office:value-type="float" office:value="-8.17443256173283">
            <text:p>-8,17</text:p>
          </table:table-cell>
          <table:table-cell table:formula="of:=[.C148]+1-2*RAND()" office:value-type="float" office:value="-1.27499222150072">
            <text:p>-1,27</text:p>
          </table:table-cell>
          <table:table-cell/>
        </table:table-row>
        <table:table-row table:style-name="ro3">
          <table:table-cell office:value-type="float" office:value="147">
            <text:p>147</text:p>
          </table:table-cell>
          <table:table-cell table:formula="of:=[.B149]+1-2*RAND()" office:value-type="float" office:value="-8.80842453753576">
            <text:p>-8,81</text:p>
          </table:table-cell>
          <table:table-cell table:formula="of:=[.C149]+1-2*RAND()" office:value-type="float" office:value="-0.735629418864846">
            <text:p>-0,74</text:p>
          </table:table-cell>
          <table:table-cell/>
        </table:table-row>
        <table:table-row table:style-name="ro3">
          <table:table-cell office:value-type="float" office:value="148">
            <text:p>148</text:p>
          </table:table-cell>
          <table:table-cell table:formula="of:=[.B150]+1-2*RAND()" office:value-type="float" office:value="-8.74828838603571">
            <text:p>-8,75</text:p>
          </table:table-cell>
          <table:table-cell table:formula="of:=[.C150]+1-2*RAND()" office:value-type="float" office:value="-1.19733852427453">
            <text:p>-1,20</text:p>
          </table:table-cell>
          <table:table-cell/>
        </table:table-row>
        <table:table-row table:style-name="ro3">
          <table:table-cell office:value-type="float" office:value="149">
            <text:p>149</text:p>
          </table:table-cell>
          <table:table-cell table:formula="of:=[.B151]+1-2*RAND()" office:value-type="float" office:value="-8.60603742720559">
            <text:p>-8,61</text:p>
          </table:table-cell>
          <table:table-cell table:formula="of:=[.C151]+1-2*RAND()" office:value-type="float" office:value="-0.579454203136265">
            <text:p>-0,58</text:p>
          </table:table-cell>
          <table:table-cell/>
        </table:table-row>
        <table:table-row table:style-name="ro3">
          <table:table-cell office:value-type="float" office:value="150">
            <text:p>150</text:p>
          </table:table-cell>
          <table:table-cell table:formula="of:=[.B152]+1-2*RAND()" office:value-type="float" office:value="-7.71852001873776">
            <text:p>-7,72</text:p>
          </table:table-cell>
          <table:table-cell table:formula="of:=[.C152]+1-2*RAND()" office:value-type="float" office:value="-0.0635289158672094">
            <text:p>-0,06</text:p>
          </table:table-cell>
          <table:table-cell/>
        </table:table-row>
        <table:table-row table:style-name="ro3">
          <table:table-cell office:value-type="float" office:value="151">
            <text:p>151</text:p>
          </table:table-cell>
          <table:table-cell table:formula="of:=[.B153]+1-2*RAND()" office:value-type="float" office:value="-7.6051109591499">
            <text:p>-7,61</text:p>
          </table:table-cell>
          <table:table-cell table:formula="of:=[.C153]+1-2*RAND()" office:value-type="float" office:value="0.749695525038987">
            <text:p>0,75</text:p>
          </table:table-cell>
          <table:table-cell/>
        </table:table-row>
        <table:table-row table:style-name="ro3">
          <table:table-cell office:value-type="float" office:value="152">
            <text:p>152</text:p>
          </table:table-cell>
          <table:table-cell table:formula="of:=[.B154]+1-2*RAND()" office:value-type="float" office:value="-7.29585283435881">
            <text:p>-7,30</text:p>
          </table:table-cell>
          <table:table-cell table:formula="of:=[.C154]+1-2*RAND()" office:value-type="float" office:value="0.263718557078391">
            <text:p>0,26</text:p>
          </table:table-cell>
          <table:table-cell/>
        </table:table-row>
        <table:table-row table:style-name="ro3">
          <table:table-cell office:value-type="float" office:value="153">
            <text:p>153</text:p>
          </table:table-cell>
          <table:table-cell table:formula="of:=[.B155]+1-2*RAND()" office:value-type="float" office:value="-6.4305306985043">
            <text:p>-6,43</text:p>
          </table:table-cell>
          <table:table-cell table:formula="of:=[.C155]+1-2*RAND()" office:value-type="float" office:value="-0.466068680398166">
            <text:p>-0,47</text:p>
          </table:table-cell>
          <table:table-cell/>
        </table:table-row>
        <table:table-row table:style-name="ro3">
          <table:table-cell office:value-type="float" office:value="154">
            <text:p>154</text:p>
          </table:table-cell>
          <table:table-cell table:formula="of:=[.B156]+1-2*RAND()" office:value-type="float" office:value="-7.42224907223135">
            <text:p>-7,42</text:p>
          </table:table-cell>
          <table:table-cell table:formula="of:=[.C156]+1-2*RAND()" office:value-type="float" office:value="-0.813637923914939">
            <text:p>-0,81</text:p>
          </table:table-cell>
          <table:table-cell/>
        </table:table-row>
        <table:table-row table:style-name="ro3">
          <table:table-cell office:value-type="float" office:value="155">
            <text:p>155</text:p>
          </table:table-cell>
          <table:table-cell table:formula="of:=[.B157]+1-2*RAND()" office:value-type="float" office:value="-7.54291370837018">
            <text:p>-7,54</text:p>
          </table:table-cell>
          <table:table-cell table:formula="of:=[.C157]+1-2*RAND()" office:value-type="float" office:value="-0.930597538594157">
            <text:p>-0,93</text:p>
          </table:table-cell>
          <table:table-cell/>
        </table:table-row>
        <table:table-row table:style-name="ro3">
          <table:table-cell office:value-type="float" office:value="156">
            <text:p>156</text:p>
          </table:table-cell>
          <table:table-cell table:formula="of:=[.B158]+1-2*RAND()" office:value-type="float" office:value="-7.57286841515452">
            <text:p>-7,57</text:p>
          </table:table-cell>
          <table:table-cell table:formula="of:=[.C158]+1-2*RAND()" office:value-type="float" office:value="-1.71719295298681">
            <text:p>-1,72</text:p>
          </table:table-cell>
          <table:table-cell/>
        </table:table-row>
        <table:table-row table:style-name="ro3">
          <table:table-cell office:value-type="float" office:value="157">
            <text:p>157</text:p>
          </table:table-cell>
          <table:table-cell table:formula="of:=[.B159]+1-2*RAND()" office:value-type="float" office:value="-7.7157612121664">
            <text:p>-7,72</text:p>
          </table:table-cell>
          <table:table-cell table:formula="of:=[.C159]+1-2*RAND()" office:value-type="float" office:value="-1.65631425846368">
            <text:p>-1,66</text:p>
          </table:table-cell>
          <table:table-cell/>
        </table:table-row>
        <table:table-row table:style-name="ro3">
          <table:table-cell office:value-type="float" office:value="158">
            <text:p>158</text:p>
          </table:table-cell>
          <table:table-cell table:formula="of:=[.B160]+1-2*RAND()" office:value-type="float" office:value="-8.58453983906657">
            <text:p>-8,58</text:p>
          </table:table-cell>
          <table:table-cell table:formula="of:=[.C160]+1-2*RAND()" office:value-type="float" office:value="-1.33372213831171">
            <text:p>-1,33</text:p>
          </table:table-cell>
          <table:table-cell/>
        </table:table-row>
        <table:table-row table:style-name="ro3">
          <table:table-cell office:value-type="float" office:value="159">
            <text:p>159</text:p>
          </table:table-cell>
          <table:table-cell table:formula="of:=[.B161]+1-2*RAND()" office:value-type="float" office:value="-8.63833079207689">
            <text:p>-8,64</text:p>
          </table:table-cell>
          <table:table-cell table:formula="of:=[.C161]+1-2*RAND()" office:value-type="float" office:value="-1.55640651332214">
            <text:p>-1,56</text:p>
          </table:table-cell>
          <table:table-cell/>
        </table:table-row>
        <table:table-row table:style-name="ro3">
          <table:table-cell office:value-type="float" office:value="160">
            <text:p>160</text:p>
          </table:table-cell>
          <table:table-cell table:formula="of:=[.B162]+1-2*RAND()" office:value-type="float" office:value="-9.08580089220777">
            <text:p>-9,09</text:p>
          </table:table-cell>
          <table:table-cell table:formula="of:=[.C162]+1-2*RAND()" office:value-type="float" office:value="-1.19907604530454">
            <text:p>-1,20</text:p>
          </table:table-cell>
          <table:table-cell/>
        </table:table-row>
        <table:table-row table:style-name="ro3">
          <table:table-cell office:value-type="float" office:value="161">
            <text:p>161</text:p>
          </table:table-cell>
          <table:table-cell table:formula="of:=[.B163]+1-2*RAND()" office:value-type="float" office:value="-8.86758816847578">
            <text:p>-8,87</text:p>
          </table:table-cell>
          <table:table-cell table:formula="of:=[.C163]+1-2*RAND()" office:value-type="float" office:value="-0.246471341699362">
            <text:p>-0,25</text:p>
          </table:table-cell>
          <table:table-cell/>
        </table:table-row>
        <table:table-row table:style-name="ro3">
          <table:table-cell office:value-type="float" office:value="162">
            <text:p>162</text:p>
          </table:table-cell>
          <table:table-cell table:formula="of:=[.B164]+1-2*RAND()" office:value-type="float" office:value="-8.30222116503865">
            <text:p>-8,30</text:p>
          </table:table-cell>
          <table:table-cell table:formula="of:=[.C164]+1-2*RAND()" office:value-type="float" office:value="0.703268047422171">
            <text:p>0,70</text:p>
          </table:table-cell>
          <table:table-cell/>
        </table:table-row>
        <table:table-row table:style-name="ro3">
          <table:table-cell office:value-type="float" office:value="163">
            <text:p>163</text:p>
          </table:table-cell>
          <table:table-cell table:formula="of:=[.B165]+1-2*RAND()" office:value-type="float" office:value="-8.28678078809753">
            <text:p>-8,29</text:p>
          </table:table-cell>
          <table:table-cell table:formula="of:=[.C165]+1-2*RAND()" office:value-type="float" office:value="0.292257237248123">
            <text:p>0,29</text:p>
          </table:table-cell>
          <table:table-cell/>
        </table:table-row>
        <table:table-row table:style-name="ro3">
          <table:table-cell office:value-type="float" office:value="164">
            <text:p>164</text:p>
          </table:table-cell>
          <table:table-cell table:formula="of:=[.B166]+1-2*RAND()" office:value-type="float" office:value="-7.66322029288858">
            <text:p>-7,66</text:p>
          </table:table-cell>
          <table:table-cell table:formula="of:=[.C166]+1-2*RAND()" office:value-type="float" office:value="0.963559911586344">
            <text:p>0,96</text:p>
          </table:table-cell>
          <table:table-cell/>
        </table:table-row>
        <table:table-row table:style-name="ro3">
          <table:table-cell office:value-type="float" office:value="165">
            <text:p>165</text:p>
          </table:table-cell>
          <table:table-cell table:formula="of:=[.B167]+1-2*RAND()" office:value-type="float" office:value="-7.09038051264361">
            <text:p>-7,09</text:p>
          </table:table-cell>
          <table:table-cell table:formula="of:=[.C167]+1-2*RAND()" office:value-type="float" office:value="0.647036981303245">
            <text:p>0,65</text:p>
          </table:table-cell>
          <table:table-cell/>
        </table:table-row>
        <table:table-row table:style-name="ro3">
          <table:table-cell office:value-type="float" office:value="166">
            <text:p>166</text:p>
          </table:table-cell>
          <table:table-cell table:formula="of:=[.B168]+1-2*RAND()" office:value-type="float" office:value="-6.13506503636017">
            <text:p>-6,14</text:p>
          </table:table-cell>
          <table:table-cell table:formula="of:=[.C168]+1-2*RAND()" office:value-type="float" office:value="1.13664511777461">
            <text:p>1,14</text:p>
          </table:table-cell>
          <table:table-cell/>
        </table:table-row>
        <table:table-row table:style-name="ro3">
          <table:table-cell office:value-type="float" office:value="167">
            <text:p>167</text:p>
          </table:table-cell>
          <table:table-cell table:formula="of:=[.B169]+1-2*RAND()" office:value-type="float" office:value="-6.43780312780291">
            <text:p>-6,44</text:p>
          </table:table-cell>
          <table:table-cell table:formula="of:=[.C169]+1-2*RAND()" office:value-type="float" office:value="0.560884707607329">
            <text:p>0,56</text:p>
          </table:table-cell>
          <table:table-cell/>
        </table:table-row>
        <table:table-row table:style-name="ro3">
          <table:table-cell office:value-type="float" office:value="168">
            <text:p>168</text:p>
          </table:table-cell>
          <table:table-cell table:formula="of:=[.B170]+1-2*RAND()" office:value-type="float" office:value="-6.65417296160013">
            <text:p>-6,65</text:p>
          </table:table-cell>
          <table:table-cell table:formula="of:=[.C170]+1-2*RAND()" office:value-type="float" office:value="1.4080814756453">
            <text:p>1,41</text:p>
          </table:table-cell>
          <table:table-cell/>
        </table:table-row>
        <table:table-row table:style-name="ro3">
          <table:table-cell office:value-type="float" office:value="169">
            <text:p>169</text:p>
          </table:table-cell>
          <table:table-cell table:formula="of:=[.B171]+1-2*RAND()" office:value-type="float" office:value="-6.2951743225567">
            <text:p>-6,30</text:p>
          </table:table-cell>
          <table:table-cell table:formula="of:=[.C171]+1-2*RAND()" office:value-type="float" office:value="1.73021177807823">
            <text:p>1,73</text:p>
          </table:table-cell>
          <table:table-cell/>
        </table:table-row>
        <table:table-row table:style-name="ro3">
          <table:table-cell office:value-type="float" office:value="170">
            <text:p>170</text:p>
          </table:table-cell>
          <table:table-cell table:formula="of:=[.B172]+1-2*RAND()" office:value-type="float" office:value="-6.06278125289828">
            <text:p>-6,06</text:p>
          </table:table-cell>
          <table:table-cell table:formula="of:=[.C172]+1-2*RAND()" office:value-type="float" office:value="1.42622356908396">
            <text:p>1,43</text:p>
          </table:table-cell>
          <table:table-cell/>
        </table:table-row>
        <table:table-row table:style-name="ro3">
          <table:table-cell office:value-type="float" office:value="171">
            <text:p>171</text:p>
          </table:table-cell>
          <table:table-cell table:formula="of:=[.B173]+1-2*RAND()" office:value-type="float" office:value="-5.78550675883889">
            <text:p>-5,79</text:p>
          </table:table-cell>
          <table:table-cell table:formula="of:=[.C173]+1-2*RAND()" office:value-type="float" office:value="1.09505335753784">
            <text:p>1,10</text:p>
          </table:table-cell>
          <table:table-cell/>
        </table:table-row>
        <table:table-row table:style-name="ro3">
          <table:table-cell office:value-type="float" office:value="172">
            <text:p>172</text:p>
          </table:table-cell>
          <table:table-cell table:formula="of:=[.B174]+1-2*RAND()" office:value-type="float" office:value="-6.12326078023762">
            <text:p>-6,12</text:p>
          </table:table-cell>
          <table:table-cell table:formula="of:=[.C174]+1-2*RAND()" office:value-type="float" office:value="0.761252562515438">
            <text:p>0,76</text:p>
          </table:table-cell>
          <table:table-cell/>
        </table:table-row>
        <table:table-row table:style-name="ro3">
          <table:table-cell office:value-type="float" office:value="173">
            <text:p>173</text:p>
          </table:table-cell>
          <table:table-cell table:formula="of:=[.B175]+1-2*RAND()" office:value-type="float" office:value="-5.67551252851263">
            <text:p>-5,68</text:p>
          </table:table-cell>
          <table:table-cell table:formula="of:=[.C175]+1-2*RAND()" office:value-type="float" office:value="1.06621885579079">
            <text:p>1,07</text:p>
          </table:table-cell>
          <table:table-cell/>
        </table:table-row>
        <table:table-row table:style-name="ro3">
          <table:table-cell office:value-type="float" office:value="174">
            <text:p>174</text:p>
          </table:table-cell>
          <table:table-cell table:formula="of:=[.B176]+1-2*RAND()" office:value-type="float" office:value="-4.8618608773686">
            <text:p>-4,86</text:p>
          </table:table-cell>
          <table:table-cell table:formula="of:=[.C176]+1-2*RAND()" office:value-type="float" office:value="1.64429138135165">
            <text:p>1,64</text:p>
          </table:table-cell>
          <table:table-cell/>
        </table:table-row>
        <table:table-row table:style-name="ro3">
          <table:table-cell office:value-type="float" office:value="175">
            <text:p>175</text:p>
          </table:table-cell>
          <table:table-cell table:formula="of:=[.B177]+1-2*RAND()" office:value-type="float" office:value="-5.10441730357707">
            <text:p>-5,10</text:p>
          </table:table-cell>
          <table:table-cell table:formula="of:=[.C177]+1-2*RAND()" office:value-type="float" office:value="1.71157832443714">
            <text:p>1,71</text:p>
          </table:table-cell>
          <table:table-cell/>
        </table:table-row>
        <table:table-row table:style-name="ro3">
          <table:table-cell office:value-type="float" office:value="176">
            <text:p>176</text:p>
          </table:table-cell>
          <table:table-cell table:formula="of:=[.B178]+1-2*RAND()" office:value-type="float" office:value="-4.36054483056068">
            <text:p>-4,36</text:p>
          </table:table-cell>
          <table:table-cell table:formula="of:=[.C178]+1-2*RAND()" office:value-type="float" office:value="0.894664207007736">
            <text:p>0,89</text:p>
          </table:table-cell>
          <table:table-cell/>
        </table:table-row>
        <table:table-row table:style-name="ro3">
          <table:table-cell office:value-type="float" office:value="177">
            <text:p>177</text:p>
          </table:table-cell>
          <table:table-cell table:formula="of:=[.B179]+1-2*RAND()" office:value-type="float" office:value="-5.24624257767573">
            <text:p>-5,25</text:p>
          </table:table-cell>
          <table:table-cell table:formula="of:=[.C179]+1-2*RAND()" office:value-type="float" office:value="1.46875746874139">
            <text:p>1,47</text:p>
          </table:table-cell>
          <table:table-cell/>
        </table:table-row>
        <table:table-row table:style-name="ro3">
          <table:table-cell office:value-type="float" office:value="178">
            <text:p>178</text:p>
          </table:table-cell>
          <table:table-cell table:formula="of:=[.B180]+1-2*RAND()" office:value-type="float" office:value="-5.4431881592609">
            <text:p>-5,44</text:p>
          </table:table-cell>
          <table:table-cell table:formula="of:=[.C180]+1-2*RAND()" office:value-type="float" office:value="2.08169284369797">
            <text:p>2,08</text:p>
          </table:table-cell>
          <table:table-cell/>
        </table:table-row>
        <table:table-row table:style-name="ro3">
          <table:table-cell office:value-type="float" office:value="179">
            <text:p>179</text:p>
          </table:table-cell>
          <table:table-cell table:formula="of:=[.B181]+1-2*RAND()" office:value-type="float" office:value="-4.81558403698728">
            <text:p>-4,82</text:p>
          </table:table-cell>
          <table:table-cell table:formula="of:=[.C181]+1-2*RAND()" office:value-type="float" office:value="2.67154210526496">
            <text:p>2,67</text:p>
          </table:table-cell>
          <table:table-cell/>
        </table:table-row>
        <table:table-row table:style-name="ro3">
          <table:table-cell office:value-type="float" office:value="180">
            <text:p>180</text:p>
          </table:table-cell>
          <table:table-cell table:formula="of:=[.B182]+1-2*RAND()" office:value-type="float" office:value="-5.2526473836042">
            <text:p>-5,25</text:p>
          </table:table-cell>
          <table:table-cell table:formula="of:=[.C182]+1-2*RAND()" office:value-type="float" office:value="3.39729792717844">
            <text:p>3,40</text:p>
          </table:table-cell>
          <table:table-cell/>
        </table:table-row>
        <table:table-row table:style-name="ro3">
          <table:table-cell office:value-type="float" office:value="181">
            <text:p>181</text:p>
          </table:table-cell>
          <table:table-cell table:formula="of:=[.B183]+1-2*RAND()" office:value-type="float" office:value="-4.42919652210549">
            <text:p>-4,43</text:p>
          </table:table-cell>
          <table:table-cell table:formula="of:=[.C183]+1-2*RAND()" office:value-type="float" office:value="2.99111273186281">
            <text:p>2,99</text:p>
          </table:table-cell>
          <table:table-cell/>
        </table:table-row>
        <table:table-row table:style-name="ro3">
          <table:table-cell office:value-type="float" office:value="182">
            <text:p>182</text:p>
          </table:table-cell>
          <table:table-cell table:formula="of:=[.B184]+1-2*RAND()" office:value-type="float" office:value="-4.32913387753069">
            <text:p>-4,33</text:p>
          </table:table-cell>
          <table:table-cell table:formula="of:=[.C184]+1-2*RAND()" office:value-type="float" office:value="2.35185257811099">
            <text:p>2,35</text:p>
          </table:table-cell>
          <table:table-cell/>
        </table:table-row>
        <table:table-row table:style-name="ro3">
          <table:table-cell office:value-type="float" office:value="183">
            <text:p>183</text:p>
          </table:table-cell>
          <table:table-cell table:formula="of:=[.B185]+1-2*RAND()" office:value-type="float" office:value="-3.93146243412048">
            <text:p>-3,93</text:p>
          </table:table-cell>
          <table:table-cell table:formula="of:=[.C185]+1-2*RAND()" office:value-type="float" office:value="2.49574256455526">
            <text:p>2,50</text:p>
          </table:table-cell>
          <table:table-cell/>
        </table:table-row>
        <table:table-row table:style-name="ro3">
          <table:table-cell office:value-type="float" office:value="184">
            <text:p>184</text:p>
          </table:table-cell>
          <table:table-cell table:formula="of:=[.B186]+1-2*RAND()" office:value-type="float" office:value="-3.21636980911717">
            <text:p>-3,22</text:p>
          </table:table-cell>
          <table:table-cell table:formula="of:=[.C186]+1-2*RAND()" office:value-type="float" office:value="2.646235531196">
            <text:p>2,65</text:p>
          </table:table-cell>
          <table:table-cell/>
        </table:table-row>
        <table:table-row table:style-name="ro3">
          <table:table-cell office:value-type="float" office:value="185">
            <text:p>185</text:p>
          </table:table-cell>
          <table:table-cell table:formula="of:=[.B187]+1-2*RAND()" office:value-type="float" office:value="-3.44760808255523">
            <text:p>-3,45</text:p>
          </table:table-cell>
          <table:table-cell table:formula="of:=[.C187]+1-2*RAND()" office:value-type="float" office:value="3.01284351712093">
            <text:p>3,01</text:p>
          </table:table-cell>
          <table:table-cell/>
        </table:table-row>
        <table:table-row table:style-name="ro3">
          <table:table-cell office:value-type="float" office:value="186">
            <text:p>186</text:p>
          </table:table-cell>
          <table:table-cell table:formula="of:=[.B188]+1-2*RAND()" office:value-type="float" office:value="-2.60888583119959">
            <text:p>-2,61</text:p>
          </table:table-cell>
          <table:table-cell table:formula="of:=[.C188]+1-2*RAND()" office:value-type="float" office:value="2.59546822076663">
            <text:p>2,60</text:p>
          </table:table-cell>
          <table:table-cell/>
        </table:table-row>
        <table:table-row table:style-name="ro3">
          <table:table-cell office:value-type="float" office:value="187">
            <text:p>187</text:p>
          </table:table-cell>
          <table:table-cell table:formula="of:=[.B189]+1-2*RAND()" office:value-type="float" office:value="-1.91724578617141">
            <text:p>-1,92</text:p>
          </table:table-cell>
          <table:table-cell table:formula="of:=[.C189]+1-2*RAND()" office:value-type="float" office:value="2.15720476862043">
            <text:p>2,16</text:p>
          </table:table-cell>
          <table:table-cell/>
        </table:table-row>
        <table:table-row table:style-name="ro3">
          <table:table-cell office:value-type="float" office:value="188">
            <text:p>188</text:p>
          </table:table-cell>
          <table:table-cell table:formula="of:=[.B190]+1-2*RAND()" office:value-type="float" office:value="-2.04172364389524">
            <text:p>-2,04</text:p>
          </table:table-cell>
          <table:table-cell table:formula="of:=[.C190]+1-2*RAND()" office:value-type="float" office:value="2.70657675014809">
            <text:p>2,71</text:p>
          </table:table-cell>
          <table:table-cell/>
        </table:table-row>
        <table:table-row table:style-name="ro3">
          <table:table-cell office:value-type="float" office:value="189">
            <text:p>189</text:p>
          </table:table-cell>
          <table:table-cell table:formula="of:=[.B191]+1-2*RAND()" office:value-type="float" office:value="-2.93412352912128">
            <text:p>-2,93</text:p>
          </table:table-cell>
          <table:table-cell table:formula="of:=[.C191]+1-2*RAND()" office:value-type="float" office:value="2.01073703169823">
            <text:p>2,01</text:p>
          </table:table-cell>
          <table:table-cell/>
        </table:table-row>
        <table:table-row table:style-name="ro3">
          <table:table-cell office:value-type="float" office:value="190">
            <text:p>190</text:p>
          </table:table-cell>
          <table:table-cell table:formula="of:=[.B192]+1-2*RAND()" office:value-type="float" office:value="-2.30641184188426">
            <text:p>-2,31</text:p>
          </table:table-cell>
          <table:table-cell table:formula="of:=[.C192]+1-2*RAND()" office:value-type="float" office:value="2.13552546547726">
            <text:p>2,14</text:p>
          </table:table-cell>
          <table:table-cell/>
        </table:table-row>
        <table:table-row table:style-name="ro3">
          <table:table-cell office:value-type="float" office:value="191">
            <text:p>191</text:p>
          </table:table-cell>
          <table:table-cell table:formula="of:=[.B193]+1-2*RAND()" office:value-type="float" office:value="-1.58670230582356">
            <text:p>-1,59</text:p>
          </table:table-cell>
          <table:table-cell table:formula="of:=[.C193]+1-2*RAND()" office:value-type="float" office:value="1.56429788982496">
            <text:p>1,56</text:p>
          </table:table-cell>
          <table:table-cell/>
        </table:table-row>
        <table:table-row table:style-name="ro3">
          <table:table-cell office:value-type="float" office:value="192">
            <text:p>192</text:p>
          </table:table-cell>
          <table:table-cell table:formula="of:=[.B194]+1-2*RAND()" office:value-type="float" office:value="-1.00327539583668">
            <text:p>-1,00</text:p>
          </table:table-cell>
          <table:table-cell table:formula="of:=[.C194]+1-2*RAND()" office:value-type="float" office:value="0.898378289770335">
            <text:p>0,90</text:p>
          </table:table-cell>
          <table:table-cell/>
        </table:table-row>
        <table:table-row table:style-name="ro3">
          <table:table-cell office:value-type="float" office:value="193">
            <text:p>193</text:p>
          </table:table-cell>
          <table:table-cell table:formula="of:=[.B195]+1-2*RAND()" office:value-type="float" office:value="-1.65621383581311">
            <text:p>-1,66</text:p>
          </table:table-cell>
          <table:table-cell table:formula="of:=[.C195]+1-2*RAND()" office:value-type="float" office:value="0.690397450700402">
            <text:p>0,69</text:p>
          </table:table-cell>
          <table:table-cell/>
        </table:table-row>
        <table:table-row table:style-name="ro3">
          <table:table-cell office:value-type="float" office:value="194">
            <text:p>194</text:p>
          </table:table-cell>
          <table:table-cell table:formula="of:=[.B196]+1-2*RAND()" office:value-type="float" office:value="-0.79622067604214">
            <text:p>-0,80</text:p>
          </table:table-cell>
          <table:table-cell table:formula="of:=[.C196]+1-2*RAND()" office:value-type="float" office:value="0.702397617977113">
            <text:p>0,70</text:p>
          </table:table-cell>
          <table:table-cell/>
        </table:table-row>
        <table:table-row table:style-name="ro3">
          <table:table-cell office:value-type="float" office:value="195">
            <text:p>195</text:p>
          </table:table-cell>
          <table:table-cell table:formula="of:=[.B197]+1-2*RAND()" office:value-type="float" office:value="-1.76202115090564">
            <text:p>-1,76</text:p>
          </table:table-cell>
          <table:table-cell table:formula="of:=[.C197]+1-2*RAND()" office:value-type="float" office:value="1.65785654075444">
            <text:p>1,66</text:p>
          </table:table-cell>
          <table:table-cell/>
        </table:table-row>
        <table:table-row table:style-name="ro3">
          <table:table-cell office:value-type="float" office:value="196">
            <text:p>196</text:p>
          </table:table-cell>
          <table:table-cell table:formula="of:=[.B198]+1-2*RAND()" office:value-type="float" office:value="-2.46193955512717">
            <text:p>-2,46</text:p>
          </table:table-cell>
          <table:table-cell table:formula="of:=[.C198]+1-2*RAND()" office:value-type="float" office:value="2.65482233371586">
            <text:p>2,65</text:p>
          </table:table-cell>
          <table:table-cell/>
        </table:table-row>
        <table:table-row table:style-name="ro3">
          <table:table-cell office:value-type="float" office:value="197">
            <text:p>197</text:p>
          </table:table-cell>
          <table:table-cell table:formula="of:=[.B199]+1-2*RAND()" office:value-type="float" office:value="-3.10355248814449">
            <text:p>-3,10</text:p>
          </table:table-cell>
          <table:table-cell table:formula="of:=[.C199]+1-2*RAND()" office:value-type="float" office:value="3.06125337211415">
            <text:p>3,06</text:p>
          </table:table-cell>
          <table:table-cell/>
        </table:table-row>
        <table:table-row table:style-name="ro3">
          <table:table-cell office:value-type="float" office:value="198">
            <text:p>198</text:p>
          </table:table-cell>
          <table:table-cell table:formula="of:=[.B200]+1-2*RAND()" office:value-type="float" office:value="-3.68912451248616">
            <text:p>-3,69</text:p>
          </table:table-cell>
          <table:table-cell table:formula="of:=[.C200]+1-2*RAND()" office:value-type="float" office:value="2.52402313612401">
            <text:p>2,52</text:p>
          </table:table-cell>
          <table:table-cell/>
        </table:table-row>
        <table:table-row table:style-name="ro3">
          <table:table-cell office:value-type="float" office:value="199">
            <text:p>199</text:p>
          </table:table-cell>
          <table:table-cell table:formula="of:=[.B201]+1-2*RAND()" office:value-type="float" office:value="-4.08785425545648">
            <text:p>-4,09</text:p>
          </table:table-cell>
          <table:table-cell table:formula="of:=[.C201]+1-2*RAND()" office:value-type="float" office:value="2.68629705812782">
            <text:p>2,69</text:p>
          </table:table-cell>
          <table:table-cell/>
        </table:table-row>
        <table:table-row table:style-name="ro3">
          <table:table-cell office:value-type="float" office:value="200">
            <text:p>200</text:p>
          </table:table-cell>
          <table:table-cell table:formula="of:=[.B202]+1-2*RAND()" office:value-type="float" office:value="-3.62036608671769">
            <text:p>-3,62</text:p>
          </table:table-cell>
          <table:table-cell table:formula="of:=[.C202]+1-2*RAND()" office:value-type="float" office:value="2.83211898198351">
            <text:p>2,83</text:p>
          </table:table-cell>
          <table:table-cell/>
        </table:table-row>
        <table:table-row table:style-name="ro3">
          <table:table-cell office:value-type="float" office:value="201">
            <text:p>201</text:p>
          </table:table-cell>
          <table:table-cell table:formula="of:=[.B203]+1-2*RAND()" office:value-type="float" office:value="-2.87849722942337">
            <text:p>-2,88</text:p>
          </table:table-cell>
          <table:table-cell table:formula="of:=[.C203]+1-2*RAND()" office:value-type="float" office:value="3.52289386326447">
            <text:p>3,52</text:p>
          </table:table-cell>
          <table:table-cell/>
        </table:table-row>
        <table:table-row table:style-name="ro3">
          <table:table-cell office:value-type="float" office:value="202">
            <text:p>202</text:p>
          </table:table-cell>
          <table:table-cell table:formula="of:=[.B204]+1-2*RAND()" office:value-type="float" office:value="-3.86293701920658">
            <text:p>-3,86</text:p>
          </table:table-cell>
          <table:table-cell table:formula="of:=[.C204]+1-2*RAND()" office:value-type="float" office:value="3.15538963116705">
            <text:p>3,16</text:p>
          </table:table-cell>
          <table:table-cell/>
        </table:table-row>
        <table:table-row table:style-name="ro3">
          <table:table-cell office:value-type="float" office:value="203">
            <text:p>203</text:p>
          </table:table-cell>
          <table:table-cell table:formula="of:=[.B205]+1-2*RAND()" office:value-type="float" office:value="-3.43191920639947">
            <text:p>-3,43</text:p>
          </table:table-cell>
          <table:table-cell table:formula="of:=[.C205]+1-2*RAND()" office:value-type="float" office:value="3.69302915781736">
            <text:p>3,69</text:p>
          </table:table-cell>
          <table:table-cell/>
        </table:table-row>
        <table:table-row table:style-name="ro3">
          <table:table-cell office:value-type="float" office:value="204">
            <text:p>204</text:p>
          </table:table-cell>
          <table:table-cell table:formula="of:=[.B206]+1-2*RAND()" office:value-type="float" office:value="-3.85649970546365">
            <text:p>-3,86</text:p>
          </table:table-cell>
          <table:table-cell table:formula="of:=[.C206]+1-2*RAND()" office:value-type="float" office:value="3.60575229302049">
            <text:p>3,61</text:p>
          </table:table-cell>
          <table:table-cell/>
        </table:table-row>
        <table:table-row table:style-name="ro3">
          <table:table-cell office:value-type="float" office:value="205">
            <text:p>205</text:p>
          </table:table-cell>
          <table:table-cell table:formula="of:=[.B207]+1-2*RAND()" office:value-type="float" office:value="-3.01691879006103">
            <text:p>-3,02</text:p>
          </table:table-cell>
          <table:table-cell table:formula="of:=[.C207]+1-2*RAND()" office:value-type="float" office:value="3.12565291952342">
            <text:p>3,13</text:p>
          </table:table-cell>
          <table:table-cell/>
        </table:table-row>
        <table:table-row table:style-name="ro3">
          <table:table-cell office:value-type="float" office:value="206">
            <text:p>206</text:p>
          </table:table-cell>
          <table:table-cell table:formula="of:=[.B208]+1-2*RAND()" office:value-type="float" office:value="-2.76674297032878">
            <text:p>-2,77</text:p>
          </table:table-cell>
          <table:table-cell table:formula="of:=[.C208]+1-2*RAND()" office:value-type="float" office:value="2.38669264549389">
            <text:p>2,39</text:p>
          </table:table-cell>
          <table:table-cell/>
        </table:table-row>
        <table:table-row table:style-name="ro3">
          <table:table-cell office:value-type="float" office:value="207">
            <text:p>207</text:p>
          </table:table-cell>
          <table:table-cell table:formula="of:=[.B209]+1-2*RAND()" office:value-type="float" office:value="-2.24644120922312">
            <text:p>-2,25</text:p>
          </table:table-cell>
          <table:table-cell table:formula="of:=[.C209]+1-2*RAND()" office:value-type="float" office:value="1.56813598610461">
            <text:p>1,57</text:p>
          </table:table-cell>
          <table:table-cell/>
        </table:table-row>
        <table:table-row table:style-name="ro3">
          <table:table-cell office:value-type="float" office:value="208">
            <text:p>208</text:p>
          </table:table-cell>
          <table:table-cell table:formula="of:=[.B210]+1-2*RAND()" office:value-type="float" office:value="-1.40195086784661">
            <text:p>-1,40</text:p>
          </table:table-cell>
          <table:table-cell table:formula="of:=[.C210]+1-2*RAND()" office:value-type="float" office:value="2.01786850672215">
            <text:p>2,02</text:p>
          </table:table-cell>
          <table:table-cell/>
        </table:table-row>
        <table:table-row table:style-name="ro3">
          <table:table-cell office:value-type="float" office:value="209">
            <text:p>209</text:p>
          </table:table-cell>
          <table:table-cell table:formula="of:=[.B211]+1-2*RAND()" office:value-type="float" office:value="-1.25722549622878">
            <text:p>-1,26</text:p>
          </table:table-cell>
          <table:table-cell table:formula="of:=[.C211]+1-2*RAND()" office:value-type="float" office:value="2.88286405056715">
            <text:p>2,88</text:p>
          </table:table-cell>
          <table:table-cell/>
        </table:table-row>
        <table:table-row table:style-name="ro3">
          <table:table-cell office:value-type="float" office:value="210">
            <text:p>210</text:p>
          </table:table-cell>
          <table:table-cell table:formula="of:=[.B212]+1-2*RAND()" office:value-type="float" office:value="-1.79494263604283">
            <text:p>-1,79</text:p>
          </table:table-cell>
          <table:table-cell table:formula="of:=[.C212]+1-2*RAND()" office:value-type="float" office:value="3.32941389316693">
            <text:p>3,33</text:p>
          </table:table-cell>
          <table:table-cell/>
        </table:table-row>
        <table:table-row table:style-name="ro3">
          <table:table-cell office:value-type="float" office:value="211">
            <text:p>211</text:p>
          </table:table-cell>
          <table:table-cell table:formula="of:=[.B213]+1-2*RAND()" office:value-type="float" office:value="-2.39120910316706">
            <text:p>-2,39</text:p>
          </table:table-cell>
          <table:table-cell table:formula="of:=[.C213]+1-2*RAND()" office:value-type="float" office:value="3.94817598257214">
            <text:p>3,95</text:p>
          </table:table-cell>
          <table:table-cell/>
        </table:table-row>
        <table:table-row table:style-name="ro3">
          <table:table-cell office:value-type="float" office:value="212">
            <text:p>212</text:p>
          </table:table-cell>
          <table:table-cell table:formula="of:=[.B214]+1-2*RAND()" office:value-type="float" office:value="-2.74210741464049">
            <text:p>-2,74</text:p>
          </table:table-cell>
          <table:table-cell table:formula="of:=[.C214]+1-2*RAND()" office:value-type="float" office:value="3.23901386978105">
            <text:p>3,24</text:p>
          </table:table-cell>
          <table:table-cell/>
        </table:table-row>
        <table:table-row table:style-name="ro3">
          <table:table-cell office:value-type="float" office:value="213">
            <text:p>213</text:p>
          </table:table-cell>
          <table:table-cell table:formula="of:=[.B215]+1-2*RAND()" office:value-type="float" office:value="-2.46709007909521">
            <text:p>-2,47</text:p>
          </table:table-cell>
          <table:table-cell table:formula="of:=[.C215]+1-2*RAND()" office:value-type="float" office:value="4.21176575869322">
            <text:p>4,21</text:p>
          </table:table-cell>
          <table:table-cell/>
        </table:table-row>
        <table:table-row table:style-name="ro3">
          <table:table-cell office:value-type="float" office:value="214">
            <text:p>214</text:p>
          </table:table-cell>
          <table:table-cell table:formula="of:=[.B216]+1-2*RAND()" office:value-type="float" office:value="-2.41758597828448">
            <text:p>-2,42</text:p>
          </table:table-cell>
          <table:table-cell table:formula="of:=[.C216]+1-2*RAND()" office:value-type="float" office:value="4.60019144415855">
            <text:p>4,60</text:p>
          </table:table-cell>
          <table:table-cell/>
        </table:table-row>
        <table:table-row table:style-name="ro3">
          <table:table-cell office:value-type="float" office:value="215">
            <text:p>215</text:p>
          </table:table-cell>
          <table:table-cell table:formula="of:=[.B217]+1-2*RAND()" office:value-type="float" office:value="-2.11104644834995">
            <text:p>-2,11</text:p>
          </table:table-cell>
          <table:table-cell table:formula="of:=[.C217]+1-2*RAND()" office:value-type="float" office:value="4.92549892282113">
            <text:p>4,93</text:p>
          </table:table-cell>
          <table:table-cell/>
        </table:table-row>
        <table:table-row table:style-name="ro3">
          <table:table-cell office:value-type="float" office:value="216">
            <text:p>216</text:p>
          </table:table-cell>
          <table:table-cell table:formula="of:=[.B218]+1-2*RAND()" office:value-type="float" office:value="-2.42903630854562">
            <text:p>-2,43</text:p>
          </table:table-cell>
          <table:table-cell table:formula="of:=[.C218]+1-2*RAND()" office:value-type="float" office:value="4.25643792003393">
            <text:p>4,26</text:p>
          </table:table-cell>
          <table:table-cell/>
        </table:table-row>
        <table:table-row table:style-name="ro3">
          <table:table-cell office:value-type="float" office:value="217">
            <text:p>217</text:p>
          </table:table-cell>
          <table:table-cell table:formula="of:=[.B219]+1-2*RAND()" office:value-type="float" office:value="-2.4000495262444">
            <text:p>-2,40</text:p>
          </table:table-cell>
          <table:table-cell table:formula="of:=[.C219]+1-2*RAND()" office:value-type="float" office:value="4.18975749099627">
            <text:p>4,19</text:p>
          </table:table-cell>
          <table:table-cell/>
        </table:table-row>
        <table:table-row table:style-name="ro3">
          <table:table-cell office:value-type="float" office:value="218">
            <text:p>218</text:p>
          </table:table-cell>
          <table:table-cell table:formula="of:=[.B220]+1-2*RAND()" office:value-type="float" office:value="-2.47786553576589">
            <text:p>-2,48</text:p>
          </table:table-cell>
          <table:table-cell table:formula="of:=[.C220]+1-2*RAND()" office:value-type="float" office:value="4.06588578596711">
            <text:p>4,07</text:p>
          </table:table-cell>
          <table:table-cell/>
        </table:table-row>
        <table:table-row table:style-name="ro3">
          <table:table-cell office:value-type="float" office:value="219">
            <text:p>219</text:p>
          </table:table-cell>
          <table:table-cell table:formula="of:=[.B221]+1-2*RAND()" office:value-type="float" office:value="-2.17125824745744">
            <text:p>-2,17</text:p>
          </table:table-cell>
          <table:table-cell table:formula="of:=[.C221]+1-2*RAND()" office:value-type="float" office:value="4.46543017169461">
            <text:p>4,47</text:p>
          </table:table-cell>
          <table:table-cell/>
        </table:table-row>
        <table:table-row table:style-name="ro3">
          <table:table-cell office:value-type="float" office:value="220">
            <text:p>220</text:p>
          </table:table-cell>
          <table:table-cell table:formula="of:=[.B222]+1-2*RAND()" office:value-type="float" office:value="-2.96760268090293">
            <text:p>-2,97</text:p>
          </table:table-cell>
          <table:table-cell table:formula="of:=[.C222]+1-2*RAND()" office:value-type="float" office:value="4.37201494630426">
            <text:p>4,37</text:p>
          </table:table-cell>
          <table:table-cell/>
        </table:table-row>
        <table:table-row table:style-name="ro3">
          <table:table-cell office:value-type="float" office:value="221">
            <text:p>221</text:p>
          </table:table-cell>
          <table:table-cell table:formula="of:=[.B223]+1-2*RAND()" office:value-type="float" office:value="-2.55428683105856">
            <text:p>-2,55</text:p>
          </table:table-cell>
          <table:table-cell table:formula="of:=[.C223]+1-2*RAND()" office:value-type="float" office:value="3.44514035992324">
            <text:p>3,45</text:p>
          </table:table-cell>
          <table:table-cell/>
        </table:table-row>
        <table:table-row table:style-name="ro3">
          <table:table-cell office:value-type="float" office:value="222">
            <text:p>222</text:p>
          </table:table-cell>
          <table:table-cell table:formula="of:=[.B224]+1-2*RAND()" office:value-type="float" office:value="-1.80217838939279">
            <text:p>-1,80</text:p>
          </table:table-cell>
          <table:table-cell table:formula="of:=[.C224]+1-2*RAND()" office:value-type="float" office:value="3.90739117050543">
            <text:p>3,91</text:p>
          </table:table-cell>
          <table:table-cell/>
        </table:table-row>
        <table:table-row table:style-name="ro3">
          <table:table-cell office:value-type="float" office:value="223">
            <text:p>223</text:p>
          </table:table-cell>
          <table:table-cell table:formula="of:=[.B225]+1-2*RAND()" office:value-type="float" office:value="-2.63321675313637">
            <text:p>-2,63</text:p>
          </table:table-cell>
          <table:table-cell table:formula="of:=[.C225]+1-2*RAND()" office:value-type="float" office:value="4.02024262910709">
            <text:p>4,02</text:p>
          </table:table-cell>
          <table:table-cell/>
        </table:table-row>
        <table:table-row table:style-name="ro3">
          <table:table-cell office:value-type="float" office:value="224">
            <text:p>224</text:p>
          </table:table-cell>
          <table:table-cell table:formula="of:=[.B226]+1-2*RAND()" office:value-type="float" office:value="-1.86944691743702">
            <text:p>-1,87</text:p>
          </table:table-cell>
          <table:table-cell table:formula="of:=[.C226]+1-2*RAND()" office:value-type="float" office:value="4.44587774947286">
            <text:p>4,45</text:p>
          </table:table-cell>
          <table:table-cell/>
        </table:table-row>
        <table:table-row table:style-name="ro3">
          <table:table-cell office:value-type="float" office:value="225">
            <text:p>225</text:p>
          </table:table-cell>
          <table:table-cell table:formula="of:=[.B227]+1-2*RAND()" office:value-type="float" office:value="-1.24676679819822">
            <text:p>-1,25</text:p>
          </table:table-cell>
          <table:table-cell table:formula="of:=[.C227]+1-2*RAND()" office:value-type="float" office:value="4.89101511146873">
            <text:p>4,89</text:p>
          </table:table-cell>
          <table:table-cell/>
        </table:table-row>
        <table:table-row table:style-name="ro3">
          <table:table-cell office:value-type="float" office:value="226">
            <text:p>226</text:p>
          </table:table-cell>
          <table:table-cell table:formula="of:=[.B228]+1-2*RAND()" office:value-type="float" office:value="-0.342402976006269">
            <text:p>-0,34</text:p>
          </table:table-cell>
          <table:table-cell table:formula="of:=[.C228]+1-2*RAND()" office:value-type="float" office:value="4.51960142701864">
            <text:p>4,52</text:p>
          </table:table-cell>
          <table:table-cell/>
        </table:table-row>
        <table:table-row table:style-name="ro3">
          <table:table-cell office:value-type="float" office:value="227">
            <text:p>227</text:p>
          </table:table-cell>
          <table:table-cell table:formula="of:=[.B229]+1-2*RAND()" office:value-type="float" office:value="0.507329870015383">
            <text:p>0,51</text:p>
          </table:table-cell>
          <table:table-cell table:formula="of:=[.C229]+1-2*RAND()" office:value-type="float" office:value="5.29340447578579">
            <text:p>5,29</text:p>
          </table:table-cell>
          <table:table-cell/>
        </table:table-row>
        <table:table-row table:style-name="ro3">
          <table:table-cell office:value-type="float" office:value="228">
            <text:p>228</text:p>
          </table:table-cell>
          <table:table-cell table:formula="of:=[.B230]+1-2*RAND()" office:value-type="float" office:value="0.30357050942257">
            <text:p>0,30</text:p>
          </table:table-cell>
          <table:table-cell table:formula="of:=[.C230]+1-2*RAND()" office:value-type="float" office:value="6.01770788617432">
            <text:p>6,02</text:p>
          </table:table-cell>
          <table:table-cell/>
        </table:table-row>
        <table:table-row table:style-name="ro3">
          <table:table-cell office:value-type="float" office:value="229">
            <text:p>229</text:p>
          </table:table-cell>
          <table:table-cell table:formula="of:=[.B231]+1-2*RAND()" office:value-type="float" office:value="-0.304821756668389">
            <text:p>-0,30</text:p>
          </table:table-cell>
          <table:table-cell table:formula="of:=[.C231]+1-2*RAND()" office:value-type="float" office:value="5.07257616287097">
            <text:p>5,07</text:p>
          </table:table-cell>
          <table:table-cell/>
        </table:table-row>
        <table:table-row table:style-name="ro3">
          <table:table-cell office:value-type="float" office:value="230">
            <text:p>230</text:p>
          </table:table-cell>
          <table:table-cell table:formula="of:=[.B232]+1-2*RAND()" office:value-type="float" office:value="0.349094684701413">
            <text:p>0,35</text:p>
          </table:table-cell>
          <table:table-cell table:formula="of:=[.C232]+1-2*RAND()" office:value-type="float" office:value="5.37644940707833">
            <text:p>5,38</text:p>
          </table:table-cell>
          <table:table-cell/>
        </table:table-row>
        <table:table-row table:style-name="ro3">
          <table:table-cell office:value-type="float" office:value="231">
            <text:p>231</text:p>
          </table:table-cell>
          <table:table-cell table:formula="of:=[.B233]+1-2*RAND()" office:value-type="float" office:value="-0.313886759802699">
            <text:p>-0,31</text:p>
          </table:table-cell>
          <table:table-cell table:formula="of:=[.C233]+1-2*RAND()" office:value-type="float" office:value="5.90352341672406">
            <text:p>5,90</text:p>
          </table:table-cell>
          <table:table-cell/>
        </table:table-row>
        <table:table-row table:style-name="ro3">
          <table:table-cell office:value-type="float" office:value="232">
            <text:p>232</text:p>
          </table:table-cell>
          <table:table-cell table:formula="of:=[.B234]+1-2*RAND()" office:value-type="float" office:value="-0.451628230512142">
            <text:p>-0,45</text:p>
          </table:table-cell>
          <table:table-cell table:formula="of:=[.C234]+1-2*RAND()" office:value-type="float" office:value="5.9343840428628">
            <text:p>5,93</text:p>
          </table:table-cell>
          <table:table-cell/>
        </table:table-row>
        <table:table-row table:style-name="ro3">
          <table:table-cell office:value-type="float" office:value="233">
            <text:p>233</text:p>
          </table:table-cell>
          <table:table-cell table:formula="of:=[.B235]+1-2*RAND()" office:value-type="float" office:value="-1.25004226854071">
            <text:p>-1,25</text:p>
          </table:table-cell>
          <table:table-cell table:formula="of:=[.C235]+1-2*RAND()" office:value-type="float" office:value="6.49480125913397">
            <text:p>6,49</text:p>
          </table:table-cell>
          <table:table-cell/>
        </table:table-row>
        <table:table-row table:style-name="ro3">
          <table:table-cell office:value-type="float" office:value="234">
            <text:p>234</text:p>
          </table:table-cell>
          <table:table-cell table:formula="of:=[.B236]+1-2*RAND()" office:value-type="float" office:value="-1.77539067855105">
            <text:p>-1,78</text:p>
          </table:table-cell>
          <table:table-cell table:formula="of:=[.C236]+1-2*RAND()" office:value-type="float" office:value="7.2754080905579">
            <text:p>7,28</text:p>
          </table:table-cell>
          <table:table-cell/>
        </table:table-row>
        <table:table-row table:style-name="ro3">
          <table:table-cell office:value-type="float" office:value="235">
            <text:p>235</text:p>
          </table:table-cell>
          <table:table-cell table:formula="of:=[.B237]+1-2*RAND()" office:value-type="float" office:value="-2.51885455241427">
            <text:p>-2,52</text:p>
          </table:table-cell>
          <table:table-cell table:formula="of:=[.C237]+1-2*RAND()" office:value-type="float" office:value="6.37349213520065">
            <text:p>6,37</text:p>
          </table:table-cell>
          <table:table-cell/>
        </table:table-row>
        <table:table-row table:style-name="ro3">
          <table:table-cell office:value-type="float" office:value="236">
            <text:p>236</text:p>
          </table:table-cell>
          <table:table-cell table:formula="of:=[.B238]+1-2*RAND()" office:value-type="float" office:value="-3.00348996650428">
            <text:p>-3,00</text:p>
          </table:table-cell>
          <table:table-cell table:formula="of:=[.C238]+1-2*RAND()" office:value-type="float" office:value="6.25798566127196">
            <text:p>6,26</text:p>
          </table:table-cell>
          <table:table-cell/>
        </table:table-row>
        <table:table-row table:style-name="ro3">
          <table:table-cell office:value-type="float" office:value="237">
            <text:p>237</text:p>
          </table:table-cell>
          <table:table-cell table:formula="of:=[.B239]+1-2*RAND()" office:value-type="float" office:value="-2.81621918827295">
            <text:p>-2,82</text:p>
          </table:table-cell>
          <table:table-cell table:formula="of:=[.C239]+1-2*RAND()" office:value-type="float" office:value="6.23667577467859">
            <text:p>6,24</text:p>
          </table:table-cell>
          <table:table-cell/>
        </table:table-row>
        <table:table-row table:style-name="ro3">
          <table:table-cell office:value-type="float" office:value="238">
            <text:p>238</text:p>
          </table:table-cell>
          <table:table-cell table:formula="of:=[.B240]+1-2*RAND()" office:value-type="float" office:value="-2.31371597619727">
            <text:p>-2,31</text:p>
          </table:table-cell>
          <table:table-cell table:formula="of:=[.C240]+1-2*RAND()" office:value-type="float" office:value="5.79358547087759">
            <text:p>5,79</text:p>
          </table:table-cell>
          <table:table-cell/>
        </table:table-row>
        <table:table-row table:style-name="ro3">
          <table:table-cell office:value-type="float" office:value="239">
            <text:p>239</text:p>
          </table:table-cell>
          <table:table-cell table:formula="of:=[.B241]+1-2*RAND()" office:value-type="float" office:value="-3.1757141132839">
            <text:p>-3,18</text:p>
          </table:table-cell>
          <table:table-cell table:formula="of:=[.C241]+1-2*RAND()" office:value-type="float" office:value="6.28799779107794">
            <text:p>6,29</text:p>
          </table:table-cell>
          <table:table-cell/>
        </table:table-row>
        <table:table-row table:style-name="ro3">
          <table:table-cell office:value-type="float" office:value="240">
            <text:p>240</text:p>
          </table:table-cell>
          <table:table-cell table:formula="of:=[.B242]+1-2*RAND()" office:value-type="float" office:value="-3.34095438010991">
            <text:p>-3,34</text:p>
          </table:table-cell>
          <table:table-cell table:formula="of:=[.C242]+1-2*RAND()" office:value-type="float" office:value="6.58400174416602">
            <text:p>6,58</text:p>
          </table:table-cell>
          <table:table-cell/>
        </table:table-row>
        <table:table-row table:style-name="ro3">
          <table:table-cell office:value-type="float" office:value="241">
            <text:p>241</text:p>
          </table:table-cell>
          <table:table-cell table:formula="of:=[.B243]+1-2*RAND()" office:value-type="float" office:value="-3.83260243898258">
            <text:p>-3,83</text:p>
          </table:table-cell>
          <table:table-cell table:formula="of:=[.C243]+1-2*RAND()" office:value-type="float" office:value="6.19693001639098">
            <text:p>6,20</text:p>
          </table:table-cell>
          <table:table-cell/>
        </table:table-row>
        <table:table-row table:style-name="ro3">
          <table:table-cell office:value-type="float" office:value="242">
            <text:p>242</text:p>
          </table:table-cell>
          <table:table-cell table:formula="of:=[.B244]+1-2*RAND()" office:value-type="float" office:value="-3.30014645354822">
            <text:p>-3,30</text:p>
          </table:table-cell>
          <table:table-cell table:formula="of:=[.C244]+1-2*RAND()" office:value-type="float" office:value="6.53425315720961">
            <text:p>6,53</text:p>
          </table:table-cell>
          <table:table-cell/>
        </table:table-row>
        <table:table-row table:style-name="ro3">
          <table:table-cell office:value-type="float" office:value="243">
            <text:p>243</text:p>
          </table:table-cell>
          <table:table-cell table:formula="of:=[.B245]+1-2*RAND()" office:value-type="float" office:value="-3.51055886456743">
            <text:p>-3,51</text:p>
          </table:table-cell>
          <table:table-cell table:formula="of:=[.C245]+1-2*RAND()" office:value-type="float" office:value="6.51847633393481">
            <text:p>6,52</text:p>
          </table:table-cell>
          <table:table-cell/>
        </table:table-row>
        <table:table-row table:style-name="ro3">
          <table:table-cell office:value-type="float" office:value="244">
            <text:p>244</text:p>
          </table:table-cell>
          <table:table-cell table:formula="of:=[.B246]+1-2*RAND()" office:value-type="float" office:value="-2.6539870002307">
            <text:p>-2,65</text:p>
          </table:table-cell>
          <table:table-cell table:formula="of:=[.C246]+1-2*RAND()" office:value-type="float" office:value="5.86706421989948">
            <text:p>5,87</text:p>
          </table:table-cell>
          <table:table-cell/>
        </table:table-row>
        <table:table-row table:style-name="ro3">
          <table:table-cell office:value-type="float" office:value="245">
            <text:p>245</text:p>
          </table:table-cell>
          <table:table-cell table:formula="of:=[.B247]+1-2*RAND()" office:value-type="float" office:value="-3.09705501468852">
            <text:p>-3,10</text:p>
          </table:table-cell>
          <table:table-cell table:formula="of:=[.C247]+1-2*RAND()" office:value-type="float" office:value="6.39954168209806">
            <text:p>6,40</text:p>
          </table:table-cell>
          <table:table-cell/>
        </table:table-row>
        <table:table-row table:style-name="ro3">
          <table:table-cell office:value-type="float" office:value="246">
            <text:p>246</text:p>
          </table:table-cell>
          <table:table-cell table:formula="of:=[.B248]+1-2*RAND()" office:value-type="float" office:value="-2.42078732559457">
            <text:p>-2,42</text:p>
          </table:table-cell>
          <table:table-cell table:formula="of:=[.C248]+1-2*RAND()" office:value-type="float" office:value="5.45823309989646">
            <text:p>5,46</text:p>
          </table:table-cell>
          <table:table-cell/>
        </table:table-row>
        <table:table-row table:style-name="ro3">
          <table:table-cell office:value-type="float" office:value="247">
            <text:p>247</text:p>
          </table:table-cell>
          <table:table-cell table:formula="of:=[.B249]+1-2*RAND()" office:value-type="float" office:value="-1.60461717750877">
            <text:p>-1,60</text:p>
          </table:table-cell>
          <table:table-cell table:formula="of:=[.C249]+1-2*RAND()" office:value-type="float" office:value="5.32570083392784">
            <text:p>5,33</text:p>
          </table:table-cell>
          <table:table-cell/>
        </table:table-row>
        <table:table-row table:style-name="ro3">
          <table:table-cell office:value-type="float" office:value="248">
            <text:p>248</text:p>
          </table:table-cell>
          <table:table-cell table:formula="of:=[.B250]+1-2*RAND()" office:value-type="float" office:value="-2.00113240396604">
            <text:p>-2,00</text:p>
          </table:table-cell>
          <table:table-cell table:formula="of:=[.C250]+1-2*RAND()" office:value-type="float" office:value="6.28661037236452">
            <text:p>6,29</text:p>
          </table:table-cell>
          <table:table-cell/>
        </table:table-row>
        <table:table-row table:style-name="ro3">
          <table:table-cell office:value-type="float" office:value="249">
            <text:p>249</text:p>
          </table:table-cell>
          <table:table-cell table:formula="of:=[.B251]+1-2*RAND()" office:value-type="float" office:value="-1.86056533874944">
            <text:p>-1,86</text:p>
          </table:table-cell>
          <table:table-cell table:formula="of:=[.C251]+1-2*RAND()" office:value-type="float" office:value="5.70296713896096">
            <text:p>5,70</text:p>
          </table:table-cell>
          <table:table-cell/>
        </table:table-row>
        <table:table-row table:style-name="ro3">
          <table:table-cell office:value-type="float" office:value="250">
            <text:p>250</text:p>
          </table:table-cell>
          <table:table-cell table:formula="of:=[.B252]+1-2*RAND()" office:value-type="float" office:value="-2.34959469828755">
            <text:p>-2,35</text:p>
          </table:table-cell>
          <table:table-cell table:formula="of:=[.C252]+1-2*RAND()" office:value-type="float" office:value="6.14408194180578">
            <text:p>6,14</text:p>
          </table:table-cell>
          <table:table-cell/>
        </table:table-row>
        <table:table-row table:style-name="ro3">
          <table:table-cell office:value-type="float" office:value="251">
            <text:p>251</text:p>
          </table:table-cell>
          <table:table-cell table:formula="of:=[.B253]+1-2*RAND()" office:value-type="float" office:value="-2.80964102037251">
            <text:p>-2,81</text:p>
          </table:table-cell>
          <table:table-cell table:formula="of:=[.C253]+1-2*RAND()" office:value-type="float" office:value="5.27719282079488">
            <text:p>5,28</text:p>
          </table:table-cell>
          <table:table-cell/>
        </table:table-row>
        <table:table-row table:style-name="ro3">
          <table:table-cell office:value-type="float" office:value="252">
            <text:p>252</text:p>
          </table:table-cell>
          <table:table-cell table:formula="of:=[.B254]+1-2*RAND()" office:value-type="float" office:value="-3.40884830523282">
            <text:p>-3,41</text:p>
          </table:table-cell>
          <table:table-cell table:formula="of:=[.C254]+1-2*RAND()" office:value-type="float" office:value="5.84139626519755">
            <text:p>5,84</text:p>
          </table:table-cell>
          <table:table-cell/>
        </table:table-row>
        <table:table-row table:style-name="ro3">
          <table:table-cell office:value-type="float" office:value="253">
            <text:p>253</text:p>
          </table:table-cell>
          <table:table-cell table:formula="of:=[.B255]+1-2*RAND()" office:value-type="float" office:value="-3.70870337914675">
            <text:p>-3,71</text:p>
          </table:table-cell>
          <table:table-cell table:formula="of:=[.C255]+1-2*RAND()" office:value-type="float" office:value="5.84769388008863">
            <text:p>5,85</text:p>
          </table:table-cell>
          <table:table-cell/>
        </table:table-row>
        <table:table-row table:style-name="ro3">
          <table:table-cell office:value-type="float" office:value="254">
            <text:p>254</text:p>
          </table:table-cell>
          <table:table-cell table:formula="of:=[.B256]+1-2*RAND()" office:value-type="float" office:value="-3.98931800248101">
            <text:p>-3,99</text:p>
          </table:table-cell>
          <table:table-cell table:formula="of:=[.C256]+1-2*RAND()" office:value-type="float" office:value="5.54211516445503">
            <text:p>5,54</text:p>
          </table:table-cell>
          <table:table-cell/>
        </table:table-row>
        <table:table-row table:style-name="ro3">
          <table:table-cell office:value-type="float" office:value="255">
            <text:p>255</text:p>
          </table:table-cell>
          <table:table-cell table:formula="of:=[.B257]+1-2*RAND()" office:value-type="float" office:value="-3.32448443491012">
            <text:p>-3,32</text:p>
          </table:table-cell>
          <table:table-cell table:formula="of:=[.C257]+1-2*RAND()" office:value-type="float" office:value="5.59308160934597">
            <text:p>5,59</text:p>
          </table:table-cell>
          <table:table-cell/>
        </table:table-row>
        <table:table-row table:style-name="ro3">
          <table:table-cell office:value-type="float" office:value="256">
            <text:p>256</text:p>
          </table:table-cell>
          <table:table-cell table:formula="of:=[.B258]+1-2*RAND()" office:value-type="float" office:value="-3.7424901034683">
            <text:p>-3,74</text:p>
          </table:table-cell>
          <table:table-cell table:formula="of:=[.C258]+1-2*RAND()" office:value-type="float" office:value="4.69646452926099">
            <text:p>4,70</text:p>
          </table:table-cell>
          <table:table-cell/>
        </table:table-row>
        <table:table-row table:style-name="ro3">
          <table:table-cell office:value-type="float" office:value="257">
            <text:p>257</text:p>
          </table:table-cell>
          <table:table-cell table:formula="of:=[.B259]+1-2*RAND()" office:value-type="float" office:value="-3.02094478299841">
            <text:p>-3,02</text:p>
          </table:table-cell>
          <table:table-cell table:formula="of:=[.C259]+1-2*RAND()" office:value-type="float" office:value="4.18549209181219">
            <text:p>4,19</text:p>
          </table:table-cell>
          <table:table-cell/>
        </table:table-row>
        <table:table-row table:style-name="ro3">
          <table:table-cell office:value-type="float" office:value="258">
            <text:p>258</text:p>
          </table:table-cell>
          <table:table-cell table:formula="of:=[.B260]+1-2*RAND()" office:value-type="float" office:value="-2.72816252009943">
            <text:p>-2,73</text:p>
          </table:table-cell>
          <table:table-cell table:formula="of:=[.C260]+1-2*RAND()" office:value-type="float" office:value="3.22654686821625">
            <text:p>3,23</text:p>
          </table:table-cell>
          <table:table-cell/>
        </table:table-row>
        <table:table-row table:style-name="ro3">
          <table:table-cell office:value-type="float" office:value="259">
            <text:p>259</text:p>
          </table:table-cell>
          <table:table-cell table:formula="of:=[.B261]+1-2*RAND()" office:value-type="float" office:value="-3.09033729322255">
            <text:p>-3,09</text:p>
          </table:table-cell>
          <table:table-cell table:formula="of:=[.C261]+1-2*RAND()" office:value-type="float" office:value="2.39135892828926">
            <text:p>2,39</text:p>
          </table:table-cell>
          <table:table-cell/>
        </table:table-row>
        <table:table-row table:style-name="ro3">
          <table:table-cell office:value-type="float" office:value="260">
            <text:p>260</text:p>
          </table:table-cell>
          <table:table-cell table:formula="of:=[.B262]+1-2*RAND()" office:value-type="float" office:value="-4.00335945142433">
            <text:p>-4,00</text:p>
          </table:table-cell>
          <table:table-cell table:formula="of:=[.C262]+1-2*RAND()" office:value-type="float" office:value="2.4533458580263">
            <text:p>2,45</text:p>
          </table:table-cell>
          <table:table-cell/>
        </table:table-row>
        <table:table-row table:style-name="ro3">
          <table:table-cell office:value-type="float" office:value="261">
            <text:p>261</text:p>
          </table:table-cell>
          <table:table-cell table:formula="of:=[.B263]+1-2*RAND()" office:value-type="float" office:value="-4.47878807969391">
            <text:p>-4,48</text:p>
          </table:table-cell>
          <table:table-cell table:formula="of:=[.C263]+1-2*RAND()" office:value-type="float" office:value="2.5604459438473">
            <text:p>2,56</text:p>
          </table:table-cell>
          <table:table-cell/>
        </table:table-row>
        <table:table-row table:style-name="ro3">
          <table:table-cell office:value-type="float" office:value="262">
            <text:p>262</text:p>
          </table:table-cell>
          <table:table-cell table:formula="of:=[.B264]+1-2*RAND()" office:value-type="float" office:value="-5.44310763385147">
            <text:p>-5,44</text:p>
          </table:table-cell>
          <table:table-cell table:formula="of:=[.C264]+1-2*RAND()" office:value-type="float" office:value="2.47896222770214">
            <text:p>2,48</text:p>
          </table:table-cell>
          <table:table-cell/>
        </table:table-row>
        <table:table-row table:style-name="ro3">
          <table:table-cell office:value-type="float" office:value="263">
            <text:p>263</text:p>
          </table:table-cell>
          <table:table-cell table:formula="of:=[.B265]+1-2*RAND()" office:value-type="float" office:value="-5.15013225236908">
            <text:p>-5,15</text:p>
          </table:table-cell>
          <table:table-cell table:formula="of:=[.C265]+1-2*RAND()" office:value-type="float" office:value="3.08417252404615">
            <text:p>3,08</text:p>
          </table:table-cell>
          <table:table-cell/>
        </table:table-row>
        <table:table-row table:style-name="ro3">
          <table:table-cell office:value-type="float" office:value="264">
            <text:p>264</text:p>
          </table:table-cell>
          <table:table-cell table:formula="of:=[.B266]+1-2*RAND()" office:value-type="float" office:value="-5.93852654797956">
            <text:p>-5,94</text:p>
          </table:table-cell>
          <table:table-cell table:formula="of:=[.C266]+1-2*RAND()" office:value-type="float" office:value="3.47294680774212">
            <text:p>3,47</text:p>
          </table:table-cell>
          <table:table-cell/>
        </table:table-row>
        <table:table-row table:style-name="ro3">
          <table:table-cell office:value-type="float" office:value="265">
            <text:p>265</text:p>
          </table:table-cell>
          <table:table-cell table:formula="of:=[.B267]+1-2*RAND()" office:value-type="float" office:value="-5.98751058243215">
            <text:p>-5,99</text:p>
          </table:table-cell>
          <table:table-cell table:formula="of:=[.C267]+1-2*RAND()" office:value-type="float" office:value="2.50229952018708">
            <text:p>2,50</text:p>
          </table:table-cell>
          <table:table-cell/>
        </table:table-row>
        <table:table-row table:style-name="ro3">
          <table:table-cell office:value-type="float" office:value="266">
            <text:p>266</text:p>
          </table:table-cell>
          <table:table-cell table:formula="of:=[.B268]+1-2*RAND()" office:value-type="float" office:value="-5.74068411067128">
            <text:p>-5,74</text:p>
          </table:table-cell>
          <table:table-cell table:formula="of:=[.C268]+1-2*RAND()" office:value-type="float" office:value="1.55339021328837">
            <text:p>1,55</text:p>
          </table:table-cell>
          <table:table-cell/>
        </table:table-row>
        <table:table-row table:style-name="ro3">
          <table:table-cell office:value-type="float" office:value="267">
            <text:p>267</text:p>
          </table:table-cell>
          <table:table-cell table:formula="of:=[.B269]+1-2*RAND()" office:value-type="float" office:value="-6.30704009300098">
            <text:p>-6,31</text:p>
          </table:table-cell>
          <table:table-cell table:formula="of:=[.C269]+1-2*RAND()" office:value-type="float" office:value="2.44739833660424">
            <text:p>2,45</text:p>
          </table:table-cell>
          <table:table-cell/>
        </table:table-row>
        <table:table-row table:style-name="ro3">
          <table:table-cell office:value-type="float" office:value="268">
            <text:p>268</text:p>
          </table:table-cell>
          <table:table-cell table:formula="of:=[.B270]+1-2*RAND()" office:value-type="float" office:value="-6.34378720493987">
            <text:p>-6,34</text:p>
          </table:table-cell>
          <table:table-cell table:formula="of:=[.C270]+1-2*RAND()" office:value-type="float" office:value="2.73580361390486">
            <text:p>2,74</text:p>
          </table:table-cell>
          <table:table-cell/>
        </table:table-row>
        <table:table-row table:style-name="ro3">
          <table:table-cell office:value-type="float" office:value="269">
            <text:p>269</text:p>
          </table:table-cell>
          <table:table-cell table:formula="of:=[.B271]+1-2*RAND()" office:value-type="float" office:value="-6.79272644501179">
            <text:p>-6,79</text:p>
          </table:table-cell>
          <table:table-cell table:formula="of:=[.C271]+1-2*RAND()" office:value-type="float" office:value="3.72688933089375">
            <text:p>3,73</text:p>
          </table:table-cell>
          <table:table-cell/>
        </table:table-row>
        <table:table-row table:style-name="ro3">
          <table:table-cell office:value-type="float" office:value="270">
            <text:p>270</text:p>
          </table:table-cell>
          <table:table-cell table:formula="of:=[.B272]+1-2*RAND()" office:value-type="float" office:value="-5.91880486113951">
            <text:p>-5,92</text:p>
          </table:table-cell>
          <table:table-cell table:formula="of:=[.C272]+1-2*RAND()" office:value-type="float" office:value="3.84601599210873">
            <text:p>3,85</text:p>
          </table:table-cell>
          <table:table-cell/>
        </table:table-row>
        <table:table-row table:style-name="ro3">
          <table:table-cell office:value-type="float" office:value="271">
            <text:p>271</text:p>
          </table:table-cell>
          <table:table-cell table:formula="of:=[.B273]+1-2*RAND()" office:value-type="float" office:value="-6.04993018507957">
            <text:p>-6,05</text:p>
          </table:table-cell>
          <table:table-cell table:formula="of:=[.C273]+1-2*RAND()" office:value-type="float" office:value="4.08387728407979">
            <text:p>4,08</text:p>
          </table:table-cell>
          <table:table-cell/>
        </table:table-row>
        <table:table-row table:style-name="ro3">
          <table:table-cell office:value-type="float" office:value="272">
            <text:p>272</text:p>
          </table:table-cell>
          <table:table-cell table:formula="of:=[.B274]+1-2*RAND()" office:value-type="float" office:value="-6.7711093518883">
            <text:p>-6,77</text:p>
          </table:table-cell>
          <table:table-cell table:formula="of:=[.C274]+1-2*RAND()" office:value-type="float" office:value="4.82746528182179">
            <text:p>4,83</text:p>
          </table:table-cell>
          <table:table-cell/>
        </table:table-row>
        <table:table-row table:style-name="ro3">
          <table:table-cell office:value-type="float" office:value="273">
            <text:p>273</text:p>
          </table:table-cell>
          <table:table-cell table:formula="of:=[.B275]+1-2*RAND()" office:value-type="float" office:value="-7.48318090941757">
            <text:p>-7,48</text:p>
          </table:table-cell>
          <table:table-cell table:formula="of:=[.C275]+1-2*RAND()" office:value-type="float" office:value="4.20621966710314">
            <text:p>4,21</text:p>
          </table:table-cell>
          <table:table-cell/>
        </table:table-row>
        <table:table-row table:style-name="ro3">
          <table:table-cell office:value-type="float" office:value="274">
            <text:p>274</text:p>
          </table:table-cell>
          <table:table-cell table:formula="of:=[.B276]+1-2*RAND()" office:value-type="float" office:value="-7.72541753435507">
            <text:p>-7,73</text:p>
          </table:table-cell>
          <table:table-cell table:formula="of:=[.C276]+1-2*RAND()" office:value-type="float" office:value="4.03467172849923">
            <text:p>4,03</text:p>
          </table:table-cell>
          <table:table-cell/>
        </table:table-row>
        <table:table-row table:style-name="ro3">
          <table:table-cell office:value-type="float" office:value="275">
            <text:p>275</text:p>
          </table:table-cell>
          <table:table-cell table:formula="of:=[.B277]+1-2*RAND()" office:value-type="float" office:value="-7.85241176141426">
            <text:p>-7,85</text:p>
          </table:table-cell>
          <table:table-cell table:formula="of:=[.C277]+1-2*RAND()" office:value-type="float" office:value="4.59705247590318">
            <text:p>4,60</text:p>
          </table:table-cell>
          <table:table-cell/>
        </table:table-row>
        <table:table-row table:style-name="ro3">
          <table:table-cell office:value-type="float" office:value="276">
            <text:p>276</text:p>
          </table:table-cell>
          <table:table-cell table:formula="of:=[.B278]+1-2*RAND()" office:value-type="float" office:value="-7.86142804706469">
            <text:p>-7,86</text:p>
          </table:table-cell>
          <table:table-cell table:formula="of:=[.C278]+1-2*RAND()" office:value-type="float" office:value="3.76163976406679">
            <text:p>3,76</text:p>
          </table:table-cell>
          <table:table-cell/>
        </table:table-row>
        <table:table-row table:style-name="ro3">
          <table:table-cell office:value-type="float" office:value="277">
            <text:p>277</text:p>
          </table:table-cell>
          <table:table-cell table:formula="of:=[.B279]+1-2*RAND()" office:value-type="float" office:value="-7.00849307142198">
            <text:p>-7,01</text:p>
          </table:table-cell>
          <table:table-cell table:formula="of:=[.C279]+1-2*RAND()" office:value-type="float" office:value="4.41973370872438">
            <text:p>4,42</text:p>
          </table:table-cell>
          <table:table-cell/>
        </table:table-row>
        <table:table-row table:style-name="ro3">
          <table:table-cell office:value-type="float" office:value="278">
            <text:p>278</text:p>
          </table:table-cell>
          <table:table-cell table:formula="of:=[.B280]+1-2*RAND()" office:value-type="float" office:value="-7.13557102065533">
            <text:p>-7,14</text:p>
          </table:table-cell>
          <table:table-cell table:formula="of:=[.C280]+1-2*RAND()" office:value-type="float" office:value="4.28101419145241">
            <text:p>4,28</text:p>
          </table:table-cell>
          <table:table-cell/>
        </table:table-row>
        <table:table-row table:style-name="ro3">
          <table:table-cell office:value-type="float" office:value="279">
            <text:p>279</text:p>
          </table:table-cell>
          <table:table-cell table:formula="of:=[.B281]+1-2*RAND()" office:value-type="float" office:value="-8.12000514939427">
            <text:p>-8,12</text:p>
          </table:table-cell>
          <table:table-cell table:formula="of:=[.C281]+1-2*RAND()" office:value-type="float" office:value="4.3538620187901">
            <text:p>4,35</text:p>
          </table:table-cell>
          <table:table-cell/>
        </table:table-row>
        <table:table-row table:style-name="ro3">
          <table:table-cell office:value-type="float" office:value="280">
            <text:p>280</text:p>
          </table:table-cell>
          <table:table-cell table:formula="of:=[.B282]+1-2*RAND()" office:value-type="float" office:value="-9.03224262641743">
            <text:p>-9,03</text:p>
          </table:table-cell>
          <table:table-cell table:formula="of:=[.C282]+1-2*RAND()" office:value-type="float" office:value="4.53253361815587">
            <text:p>4,53</text:p>
          </table:table-cell>
          <table:table-cell/>
        </table:table-row>
        <table:table-row table:style-name="ro3">
          <table:table-cell office:value-type="float" office:value="281">
            <text:p>281</text:p>
          </table:table-cell>
          <table:table-cell table:formula="of:=[.B283]+1-2*RAND()" office:value-type="float" office:value="-9.52648088848218">
            <text:p>-9,53</text:p>
          </table:table-cell>
          <table:table-cell table:formula="of:=[.C283]+1-2*RAND()" office:value-type="float" office:value="4.85995219508186">
            <text:p>4,86</text:p>
          </table:table-cell>
          <table:table-cell/>
        </table:table-row>
        <table:table-row table:style-name="ro3">
          <table:table-cell office:value-type="float" office:value="282">
            <text:p>282</text:p>
          </table:table-cell>
          <table:table-cell table:formula="of:=[.B284]+1-2*RAND()" office:value-type="float" office:value="-9.72511429945007">
            <text:p>-9,73</text:p>
          </table:table-cell>
          <table:table-cell table:formula="of:=[.C284]+1-2*RAND()" office:value-type="float" office:value="5.49274859623984">
            <text:p>5,49</text:p>
          </table:table-cell>
          <table:table-cell/>
        </table:table-row>
        <table:table-row table:style-name="ro3">
          <table:table-cell office:value-type="float" office:value="283">
            <text:p>283</text:p>
          </table:table-cell>
          <table:table-cell table:formula="of:=[.B285]+1-2*RAND()" office:value-type="float" office:value="-9.71586724696681">
            <text:p>-9,72</text:p>
          </table:table-cell>
          <table:table-cell table:formula="of:=[.C285]+1-2*RAND()" office:value-type="float" office:value="6.14089981792495">
            <text:p>6,14</text:p>
          </table:table-cell>
          <table:table-cell/>
        </table:table-row>
        <table:table-row table:style-name="ro3">
          <table:table-cell office:value-type="float" office:value="284">
            <text:p>284</text:p>
          </table:table-cell>
          <table:table-cell table:formula="of:=[.B286]+1-2*RAND()" office:value-type="float" office:value="-10.4438829929568">
            <text:p>-10,44</text:p>
          </table:table-cell>
          <table:table-cell table:formula="of:=[.C286]+1-2*RAND()" office:value-type="float" office:value="6.99729393702">
            <text:p>7,00</text:p>
          </table:table-cell>
          <table:table-cell/>
        </table:table-row>
        <table:table-row table:style-name="ro3">
          <table:table-cell office:value-type="float" office:value="285">
            <text:p>285</text:p>
          </table:table-cell>
          <table:table-cell table:formula="of:=[.B287]+1-2*RAND()" office:value-type="float" office:value="-11.2141255666502">
            <text:p>-11,21</text:p>
          </table:table-cell>
          <table:table-cell table:formula="of:=[.C287]+1-2*RAND()" office:value-type="float" office:value="7.8732504886575">
            <text:p>7,87</text:p>
          </table:table-cell>
          <table:table-cell/>
        </table:table-row>
        <table:table-row table:style-name="ro3">
          <table:table-cell office:value-type="float" office:value="286">
            <text:p>286</text:p>
          </table:table-cell>
          <table:table-cell table:formula="of:=[.B288]+1-2*RAND()" office:value-type="float" office:value="-11.514187045861">
            <text:p>-11,51</text:p>
          </table:table-cell>
          <table:table-cell table:formula="of:=[.C288]+1-2*RAND()" office:value-type="float" office:value="6.95708410441875">
            <text:p>6,96</text:p>
          </table:table-cell>
          <table:table-cell/>
        </table:table-row>
        <table:table-row table:style-name="ro3">
          <table:table-cell office:value-type="float" office:value="287">
            <text:p>287</text:p>
          </table:table-cell>
          <table:table-cell table:formula="of:=[.B289]+1-2*RAND()" office:value-type="float" office:value="-11.7505090157501">
            <text:p>-11,75</text:p>
          </table:table-cell>
          <table:table-cell table:formula="of:=[.C289]+1-2*RAND()" office:value-type="float" office:value="6.95864382060245">
            <text:p>6,96</text:p>
          </table:table-cell>
          <table:table-cell/>
        </table:table-row>
        <table:table-row table:style-name="ro3">
          <table:table-cell office:value-type="float" office:value="288">
            <text:p>288</text:p>
          </table:table-cell>
          <table:table-cell table:formula="of:=[.B290]+1-2*RAND()" office:value-type="float" office:value="-12.4742251751013">
            <text:p>-12,47</text:p>
          </table:table-cell>
          <table:table-cell table:formula="of:=[.C290]+1-2*RAND()" office:value-type="float" office:value="7.34585631499067">
            <text:p>7,35</text:p>
          </table:table-cell>
          <table:table-cell/>
        </table:table-row>
        <table:table-row table:style-name="ro3">
          <table:table-cell office:value-type="float" office:value="289">
            <text:p>289</text:p>
          </table:table-cell>
          <table:table-cell table:formula="of:=[.B291]+1-2*RAND()" office:value-type="float" office:value="-12.7560200933367">
            <text:p>-12,76</text:p>
          </table:table-cell>
          <table:table-cell table:formula="of:=[.C291]+1-2*RAND()" office:value-type="float" office:value="8.2023665541783">
            <text:p>8,20</text:p>
          </table:table-cell>
          <table:table-cell/>
        </table:table-row>
        <table:table-row table:style-name="ro3">
          <table:table-cell office:value-type="float" office:value="290">
            <text:p>290</text:p>
          </table:table-cell>
          <table:table-cell table:formula="of:=[.B292]+1-2*RAND()" office:value-type="float" office:value="-12.6967304269783">
            <text:p>-12,70</text:p>
          </table:table-cell>
          <table:table-cell table:formula="of:=[.C292]+1-2*RAND()" office:value-type="float" office:value="8.26184563990682">
            <text:p>8,26</text:p>
          </table:table-cell>
          <table:table-cell/>
        </table:table-row>
        <table:table-row table:style-name="ro3">
          <table:table-cell office:value-type="float" office:value="291">
            <text:p>291</text:p>
          </table:table-cell>
          <table:table-cell table:formula="of:=[.B293]+1-2*RAND()" office:value-type="float" office:value="-12.065211114008">
            <text:p>-12,07</text:p>
          </table:table-cell>
          <table:table-cell table:formula="of:=[.C293]+1-2*RAND()" office:value-type="float" office:value="7.82995524350554">
            <text:p>7,83</text:p>
          </table:table-cell>
          <table:table-cell/>
        </table:table-row>
        <table:table-row table:style-name="ro3">
          <table:table-cell office:value-type="float" office:value="292">
            <text:p>292</text:p>
          </table:table-cell>
          <table:table-cell table:formula="of:=[.B294]+1-2*RAND()" office:value-type="float" office:value="-12.9828965719789">
            <text:p>-12,98</text:p>
          </table:table-cell>
          <table:table-cell table:formula="of:=[.C294]+1-2*RAND()" office:value-type="float" office:value="8.51309313392267">
            <text:p>8,51</text:p>
          </table:table-cell>
          <table:table-cell/>
        </table:table-row>
        <table:table-row table:style-name="ro3">
          <table:table-cell office:value-type="float" office:value="293">
            <text:p>293</text:p>
          </table:table-cell>
          <table:table-cell table:formula="of:=[.B295]+1-2*RAND()" office:value-type="float" office:value="-12.3117148582824">
            <text:p>-12,31</text:p>
          </table:table-cell>
          <table:table-cell table:formula="of:=[.C295]+1-2*RAND()" office:value-type="float" office:value="8.48755035689101">
            <text:p>8,49</text:p>
          </table:table-cell>
          <table:table-cell/>
        </table:table-row>
        <table:table-row table:style-name="ro3">
          <table:table-cell office:value-type="float" office:value="294">
            <text:p>294</text:p>
          </table:table-cell>
          <table:table-cell table:formula="of:=[.B296]+1-2*RAND()" office:value-type="float" office:value="-11.9782814509235">
            <text:p>-11,98</text:p>
          </table:table-cell>
          <table:table-cell table:formula="of:=[.C296]+1-2*RAND()" office:value-type="float" office:value="8.12444594455883">
            <text:p>8,12</text:p>
          </table:table-cell>
          <table:table-cell/>
        </table:table-row>
        <table:table-row table:style-name="ro3">
          <table:table-cell office:value-type="float" office:value="295">
            <text:p>295</text:p>
          </table:table-cell>
          <table:table-cell table:formula="of:=[.B297]+1-2*RAND()" office:value-type="float" office:value="-12.3153848983347">
            <text:p>-12,32</text:p>
          </table:table-cell>
          <table:table-cell table:formula="of:=[.C297]+1-2*RAND()" office:value-type="float" office:value="8.5692275390029">
            <text:p>8,57</text:p>
          </table:table-cell>
          <table:table-cell/>
        </table:table-row>
        <table:table-row table:style-name="ro3">
          <table:table-cell office:value-type="float" office:value="296">
            <text:p>296</text:p>
          </table:table-cell>
          <table:table-cell table:formula="of:=[.B298]+1-2*RAND()" office:value-type="float" office:value="-11.5646657184698">
            <text:p>-11,56</text:p>
          </table:table-cell>
          <table:table-cell table:formula="of:=[.C298]+1-2*RAND()" office:value-type="float" office:value="7.93614177592099">
            <text:p>7,94</text:p>
          </table:table-cell>
          <table:table-cell/>
        </table:table-row>
        <table:table-row table:style-name="ro3">
          <table:table-cell office:value-type="float" office:value="297">
            <text:p>297</text:p>
          </table:table-cell>
          <table:table-cell table:formula="of:=[.B299]+1-2*RAND()" office:value-type="float" office:value="-12.2918483596295">
            <text:p>-12,29</text:p>
          </table:table-cell>
          <table:table-cell table:formula="of:=[.C299]+1-2*RAND()" office:value-type="float" office:value="8.26598648633808">
            <text:p>8,27</text:p>
          </table:table-cell>
          <table:table-cell/>
        </table:table-row>
        <table:table-row table:style-name="ro3">
          <table:table-cell office:value-type="float" office:value="298">
            <text:p>298</text:p>
          </table:table-cell>
          <table:table-cell table:formula="of:=[.B300]+1-2*RAND()" office:value-type="float" office:value="-12.2732426552102">
            <text:p>-12,27</text:p>
          </table:table-cell>
          <table:table-cell table:formula="of:=[.C300]+1-2*RAND()" office:value-type="float" office:value="7.48875091737136">
            <text:p>7,49</text:p>
          </table:table-cell>
          <table:table-cell/>
        </table:table-row>
        <table:table-row table:style-name="ro3">
          <table:table-cell office:value-type="float" office:value="299">
            <text:p>299</text:p>
          </table:table-cell>
          <table:table-cell table:formula="of:=[.B301]+1-2*RAND()" office:value-type="float" office:value="-12.3281366182491">
            <text:p>-12,33</text:p>
          </table:table-cell>
          <table:table-cell table:formula="of:=[.C301]+1-2*RAND()" office:value-type="float" office:value="8.22189925890416">
            <text:p>8,22</text:p>
          </table:table-cell>
          <table:table-cell/>
        </table:table-row>
        <table:table-row table:style-name="ro3">
          <table:table-cell office:value-type="float" office:value="300">
            <text:p>300</text:p>
          </table:table-cell>
          <table:table-cell table:formula="of:=[.B302]+1-2*RAND()" office:value-type="float" office:value="-11.9407869256102">
            <text:p>-11,94</text:p>
          </table:table-cell>
          <table:table-cell table:formula="of:=[.C302]+1-2*RAND()" office:value-type="float" office:value="8.80133520439267">
            <text:p>8,80</text:p>
          </table:table-cell>
          <table:table-cell/>
        </table:table-row>
        <table:table-row table:style-name="ro3">
          <table:table-cell office:value-type="float" office:value="301">
            <text:p>301</text:p>
          </table:table-cell>
          <table:table-cell table:formula="of:=[.B303]+1-2*RAND()" office:value-type="float" office:value="-12.1165960282087">
            <text:p>-12,12</text:p>
          </table:table-cell>
          <table:table-cell table:formula="of:=[.C303]+1-2*RAND()" office:value-type="float" office:value="8.98323441343382">
            <text:p>8,98</text:p>
          </table:table-cell>
          <table:table-cell/>
        </table:table-row>
        <table:table-row table:style-name="ro3">
          <table:table-cell office:value-type="float" office:value="302">
            <text:p>302</text:p>
          </table:table-cell>
          <table:table-cell table:formula="of:=[.B304]+1-2*RAND()" office:value-type="float" office:value="-11.8184160133824">
            <text:p>-11,82</text:p>
          </table:table-cell>
          <table:table-cell table:formula="of:=[.C304]+1-2*RAND()" office:value-type="float" office:value="9.37265881663188">
            <text:p>9,37</text:p>
          </table:table-cell>
          <table:table-cell/>
        </table:table-row>
        <table:table-row table:style-name="ro3">
          <table:table-cell office:value-type="float" office:value="303">
            <text:p>303</text:p>
          </table:table-cell>
          <table:table-cell table:formula="of:=[.B305]+1-2*RAND()" office:value-type="float" office:value="-11.337067516055">
            <text:p>-11,34</text:p>
          </table:table-cell>
          <table:table-cell table:formula="of:=[.C305]+1-2*RAND()" office:value-type="float" office:value="8.39726944547147">
            <text:p>8,40</text:p>
          </table:table-cell>
          <table:table-cell/>
        </table:table-row>
        <table:table-row table:style-name="ro3">
          <table:table-cell office:value-type="float" office:value="304">
            <text:p>304</text:p>
          </table:table-cell>
          <table:table-cell table:formula="of:=[.B306]+1-2*RAND()" office:value-type="float" office:value="-10.7117336662486">
            <text:p>-10,71</text:p>
          </table:table-cell>
          <table:table-cell table:formula="of:=[.C306]+1-2*RAND()" office:value-type="float" office:value="8.22009605681524">
            <text:p>8,22</text:p>
          </table:table-cell>
          <table:table-cell/>
        </table:table-row>
        <table:table-row table:style-name="ro3">
          <table:table-cell office:value-type="float" office:value="305">
            <text:p>305</text:p>
          </table:table-cell>
          <table:table-cell table:formula="of:=[.B307]+1-2*RAND()" office:value-type="float" office:value="-11.2460726201534">
            <text:p>-11,25</text:p>
          </table:table-cell>
          <table:table-cell table:formula="of:=[.C307]+1-2*RAND()" office:value-type="float" office:value="7.76276018517092">
            <text:p>7,76</text:p>
          </table:table-cell>
          <table:table-cell/>
        </table:table-row>
        <table:table-row table:style-name="ro3">
          <table:table-cell office:value-type="float" office:value="306">
            <text:p>306</text:p>
          </table:table-cell>
          <table:table-cell table:formula="of:=[.B308]+1-2*RAND()" office:value-type="float" office:value="-11.8205976458266">
            <text:p>-11,82</text:p>
          </table:table-cell>
          <table:table-cell table:formula="of:=[.C308]+1-2*RAND()" office:value-type="float" office:value="7.46391387237236">
            <text:p>7,46</text:p>
          </table:table-cell>
          <table:table-cell/>
        </table:table-row>
        <table:table-row table:style-name="ro3">
          <table:table-cell office:value-type="float" office:value="307">
            <text:p>307</text:p>
          </table:table-cell>
          <table:table-cell table:formula="of:=[.B309]+1-2*RAND()" office:value-type="float" office:value="-11.7584189879708">
            <text:p>-11,76</text:p>
          </table:table-cell>
          <table:table-cell table:formula="of:=[.C309]+1-2*RAND()" office:value-type="float" office:value="6.51391674624756">
            <text:p>6,51</text:p>
          </table:table-cell>
          <table:table-cell/>
        </table:table-row>
        <table:table-row table:style-name="ro3">
          <table:table-cell office:value-type="float" office:value="308">
            <text:p>308</text:p>
          </table:table-cell>
          <table:table-cell table:formula="of:=[.B310]+1-2*RAND()" office:value-type="float" office:value="-12.2877559964545">
            <text:p>-12,29</text:p>
          </table:table-cell>
          <table:table-cell table:formula="of:=[.C310]+1-2*RAND()" office:value-type="float" office:value="6.9044080353342">
            <text:p>6,90</text:p>
          </table:table-cell>
          <table:table-cell/>
        </table:table-row>
        <table:table-row table:style-name="ro3">
          <table:table-cell office:value-type="float" office:value="309">
            <text:p>309</text:p>
          </table:table-cell>
          <table:table-cell table:formula="of:=[.B311]+1-2*RAND()" office:value-type="float" office:value="-12.0473895147443">
            <text:p>-12,05</text:p>
          </table:table-cell>
          <table:table-cell table:formula="of:=[.C311]+1-2*RAND()" office:value-type="float" office:value="7.77923986222595">
            <text:p>7,78</text:p>
          </table:table-cell>
          <table:table-cell/>
        </table:table-row>
        <table:table-row table:style-name="ro3">
          <table:table-cell office:value-type="float" office:value="310">
            <text:p>310</text:p>
          </table:table-cell>
          <table:table-cell table:formula="of:=[.B312]+1-2*RAND()" office:value-type="float" office:value="-12.8312406437472">
            <text:p>-12,83</text:p>
          </table:table-cell>
          <table:table-cell table:formula="of:=[.C312]+1-2*RAND()" office:value-type="float" office:value="8.18502254178748">
            <text:p>8,19</text:p>
          </table:table-cell>
          <table:table-cell/>
        </table:table-row>
        <table:table-row table:style-name="ro3">
          <table:table-cell office:value-type="float" office:value="311">
            <text:p>311</text:p>
          </table:table-cell>
          <table:table-cell table:formula="of:=[.B313]+1-2*RAND()" office:value-type="float" office:value="-12.7514097327366">
            <text:p>-12,75</text:p>
          </table:table-cell>
          <table:table-cell table:formula="of:=[.C313]+1-2*RAND()" office:value-type="float" office:value="8.43328153947368">
            <text:p>8,43</text:p>
          </table:table-cell>
          <table:table-cell/>
        </table:table-row>
        <table:table-row table:style-name="ro3">
          <table:table-cell office:value-type="float" office:value="312">
            <text:p>312</text:p>
          </table:table-cell>
          <table:table-cell table:formula="of:=[.B314]+1-2*RAND()" office:value-type="float" office:value="-11.8469160445966">
            <text:p>-11,85</text:p>
          </table:table-cell>
          <table:table-cell table:formula="of:=[.C314]+1-2*RAND()" office:value-type="float" office:value="8.7444762988016">
            <text:p>8,74</text:p>
          </table:table-cell>
          <table:table-cell/>
        </table:table-row>
        <table:table-row table:style-name="ro3">
          <table:table-cell office:value-type="float" office:value="313">
            <text:p>313</text:p>
          </table:table-cell>
          <table:table-cell table:formula="of:=[.B315]+1-2*RAND()" office:value-type="float" office:value="-11.1169611378573">
            <text:p>-11,12</text:p>
          </table:table-cell>
          <table:table-cell table:formula="of:=[.C315]+1-2*RAND()" office:value-type="float" office:value="8.54788261000067">
            <text:p>8,55</text:p>
          </table:table-cell>
          <table:table-cell/>
        </table:table-row>
        <table:table-row table:style-name="ro3">
          <table:table-cell office:value-type="float" office:value="314">
            <text:p>314</text:p>
          </table:table-cell>
          <table:table-cell table:formula="of:=[.B316]+1-2*RAND()" office:value-type="float" office:value="-10.9082122170366">
            <text:p>-10,91</text:p>
          </table:table-cell>
          <table:table-cell table:formula="of:=[.C316]+1-2*RAND()" office:value-type="float" office:value="9.05138862039894">
            <text:p>9,05</text:p>
          </table:table-cell>
          <table:table-cell/>
        </table:table-row>
        <table:table-row table:style-name="ro3">
          <table:table-cell office:value-type="float" office:value="315">
            <text:p>315</text:p>
          </table:table-cell>
          <table:table-cell table:formula="of:=[.B317]+1-2*RAND()" office:value-type="float" office:value="-9.99698109086603">
            <text:p>-10,00</text:p>
          </table:table-cell>
          <table:table-cell table:formula="of:=[.C317]+1-2*RAND()" office:value-type="float" office:value="9.38836076157168">
            <text:p>9,39</text:p>
          </table:table-cell>
          <table:table-cell/>
        </table:table-row>
        <table:table-row table:style-name="ro3">
          <table:table-cell office:value-type="float" office:value="316">
            <text:p>316</text:p>
          </table:table-cell>
          <table:table-cell table:formula="of:=[.B318]+1-2*RAND()" office:value-type="float" office:value="-9.00026321411133">
            <text:p>-9,00</text:p>
          </table:table-cell>
          <table:table-cell table:formula="of:=[.C318]+1-2*RAND()" office:value-type="float" office:value="9.78203413682058">
            <text:p>9,78</text:p>
          </table:table-cell>
          <table:table-cell/>
        </table:table-row>
        <table:table-row table:style-name="ro3">
          <table:table-cell office:value-type="float" office:value="317">
            <text:p>317</text:p>
          </table:table-cell>
          <table:table-cell table:formula="of:=[.B319]+1-2*RAND()" office:value-type="float" office:value="-9.35332724172622">
            <text:p>-9,35</text:p>
          </table:table-cell>
          <table:table-cell table:formula="of:=[.C319]+1-2*RAND()" office:value-type="float" office:value="10.4997518416494">
            <text:p>10,50</text:p>
          </table:table-cell>
          <table:table-cell/>
        </table:table-row>
        <table:table-row table:style-name="ro3">
          <table:table-cell office:value-type="float" office:value="318">
            <text:p>318</text:p>
          </table:table-cell>
          <table:table-cell table:formula="of:=[.B320]+1-2*RAND()" office:value-type="float" office:value="-9.56158050335944">
            <text:p>-9,56</text:p>
          </table:table-cell>
          <table:table-cell table:formula="of:=[.C320]+1-2*RAND()" office:value-type="float" office:value="9.53570561762899">
            <text:p>9,54</text:p>
          </table:table-cell>
          <table:table-cell/>
        </table:table-row>
        <table:table-row table:style-name="ro3">
          <table:table-cell office:value-type="float" office:value="319">
            <text:p>319</text:p>
          </table:table-cell>
          <table:table-cell table:formula="of:=[.B321]+1-2*RAND()" office:value-type="float" office:value="-9.16421687183902">
            <text:p>-9,16</text:p>
          </table:table-cell>
          <table:table-cell table:formula="of:=[.C321]+1-2*RAND()" office:value-type="float" office:value="9.09733317280188">
            <text:p>9,10</text:p>
          </table:table-cell>
          <table:table-cell/>
        </table:table-row>
        <table:table-row table:style-name="ro3">
          <table:table-cell office:value-type="float" office:value="320">
            <text:p>320</text:p>
          </table:table-cell>
          <table:table-cell table:formula="of:=[.B322]+1-2*RAND()" office:value-type="float" office:value="-10.0418474222533">
            <text:p>-10,04</text:p>
          </table:table-cell>
          <table:table-cell table:formula="of:=[.C322]+1-2*RAND()" office:value-type="float" office:value="9.94977164035663">
            <text:p>9,95</text:p>
          </table:table-cell>
          <table:table-cell/>
        </table:table-row>
        <table:table-row table:style-name="ro3">
          <table:table-cell office:value-type="float" office:value="321">
            <text:p>321</text:p>
          </table:table-cell>
          <table:table-cell table:formula="of:=[.B323]+1-2*RAND()" office:value-type="float" office:value="-9.3207546947524">
            <text:p>-9,32</text:p>
          </table:table-cell>
          <table:table-cell table:formula="of:=[.C323]+1-2*RAND()" office:value-type="float" office:value="9.85018681036308">
            <text:p>9,85</text:p>
          </table:table-cell>
          <table:table-cell/>
        </table:table-row>
        <table:table-row table:style-name="ro3">
          <table:table-cell office:value-type="float" office:value="322">
            <text:p>322</text:p>
          </table:table-cell>
          <table:table-cell table:formula="of:=[.B324]+1-2*RAND()" office:value-type="float" office:value="-9.37587686674669">
            <text:p>-9,38</text:p>
          </table:table-cell>
          <table:table-cell table:formula="of:=[.C324]+1-2*RAND()" office:value-type="float" office:value="8.90258570760489">
            <text:p>8,90</text:p>
          </table:table-cell>
          <table:table-cell/>
        </table:table-row>
        <table:table-row table:style-name="ro3">
          <table:table-cell office:value-type="float" office:value="323">
            <text:p>323</text:p>
          </table:table-cell>
          <table:table-cell table:formula="of:=[.B325]+1-2*RAND()" office:value-type="float" office:value="-9.59803252201527">
            <text:p>-9,60</text:p>
          </table:table-cell>
          <table:table-cell table:formula="of:=[.C325]+1-2*RAND()" office:value-type="float" office:value="9.40735546033829">
            <text:p>9,41</text:p>
          </table:table-cell>
          <table:table-cell/>
        </table:table-row>
        <table:table-row table:style-name="ro3">
          <table:table-cell office:value-type="float" office:value="324">
            <text:p>324</text:p>
          </table:table-cell>
          <table:table-cell table:formula="of:=[.B326]+1-2*RAND()" office:value-type="float" office:value="-9.59368067933247">
            <text:p>-9,59</text:p>
          </table:table-cell>
          <table:table-cell table:formula="of:=[.C326]+1-2*RAND()" office:value-type="float" office:value="8.69107468239963">
            <text:p>8,69</text:p>
          </table:table-cell>
          <table:table-cell/>
        </table:table-row>
        <table:table-row table:style-name="ro3">
          <table:table-cell office:value-type="float" office:value="325">
            <text:p>325</text:p>
          </table:table-cell>
          <table:table-cell table:formula="of:=[.B327]+1-2*RAND()" office:value-type="float" office:value="-9.44364153919742">
            <text:p>-9,44</text:p>
          </table:table-cell>
          <table:table-cell table:formula="of:=[.C327]+1-2*RAND()" office:value-type="float" office:value="8.57316922629252">
            <text:p>8,57</text:p>
          </table:table-cell>
          <table:table-cell/>
        </table:table-row>
        <table:table-row table:style-name="ro3">
          <table:table-cell office:value-type="float" office:value="326">
            <text:p>326</text:p>
          </table:table-cell>
          <table:table-cell table:formula="of:=[.B328]+1-2*RAND()" office:value-type="float" office:value="-8.85786120593548">
            <text:p>-8,86</text:p>
          </table:table-cell>
          <table:table-cell table:formula="of:=[.C328]+1-2*RAND()" office:value-type="float" office:value="7.58789459289983">
            <text:p>7,59</text:p>
          </table:table-cell>
          <table:table-cell/>
        </table:table-row>
        <table:table-row table:style-name="ro3">
          <table:table-cell office:value-type="float" office:value="327">
            <text:p>327</text:p>
          </table:table-cell>
          <table:table-cell table:formula="of:=[.B329]+1-2*RAND()" office:value-type="float" office:value="-9.41271648230031">
            <text:p>-9,41</text:p>
          </table:table-cell>
          <table:table-cell table:formula="of:=[.C329]+1-2*RAND()" office:value-type="float" office:value="6.72775640245527">
            <text:p>6,73</text:p>
          </table:table-cell>
          <table:table-cell/>
        </table:table-row>
        <table:table-row table:style-name="ro3">
          <table:table-cell office:value-type="float" office:value="328">
            <text:p>328</text:p>
          </table:table-cell>
          <table:table-cell table:formula="of:=[.B330]+1-2*RAND()" office:value-type="float" office:value="-10.1754951016046">
            <text:p>-10,18</text:p>
          </table:table-cell>
          <table:table-cell table:formula="of:=[.C330]+1-2*RAND()" office:value-type="float" office:value="6.04685137746856">
            <text:p>6,05</text:p>
          </table:table-cell>
          <table:table-cell/>
        </table:table-row>
        <table:table-row table:style-name="ro3">
          <table:table-cell office:value-type="float" office:value="329">
            <text:p>329</text:p>
          </table:table-cell>
          <table:table-cell table:formula="of:=[.B331]+1-2*RAND()" office:value-type="float" office:value="-10.6995574655011">
            <text:p>-10,70</text:p>
          </table:table-cell>
          <table:table-cell table:formula="of:=[.C331]+1-2*RAND()" office:value-type="float" office:value="5.34547294955701">
            <text:p>5,35</text:p>
          </table:table-cell>
          <table:table-cell/>
        </table:table-row>
        <table:table-row table:style-name="ro3">
          <table:table-cell office:value-type="float" office:value="330">
            <text:p>330</text:p>
          </table:table-cell>
          <table:table-cell table:formula="of:=[.B332]+1-2*RAND()" office:value-type="float" office:value="-11.184382006526">
            <text:p>-11,18</text:p>
          </table:table-cell>
          <table:table-cell table:formula="of:=[.C332]+1-2*RAND()" office:value-type="float" office:value="5.21172672696412">
            <text:p>5,21</text:p>
          </table:table-cell>
          <table:table-cell/>
        </table:table-row>
        <table:table-row table:style-name="ro3">
          <table:table-cell office:value-type="float" office:value="331">
            <text:p>331</text:p>
          </table:table-cell>
          <table:table-cell table:formula="of:=[.B333]+1-2*RAND()" office:value-type="float" office:value="-11.0437982250005">
            <text:p>-11,04</text:p>
          </table:table-cell>
          <table:table-cell table:formula="of:=[.C333]+1-2*RAND()" office:value-type="float" office:value="5.54624312976375">
            <text:p>5,55</text:p>
          </table:table-cell>
          <table:table-cell/>
        </table:table-row>
        <table:table-row table:style-name="ro3">
          <table:table-cell office:value-type="float" office:value="332">
            <text:p>332</text:p>
          </table:table-cell>
          <table:table-cell table:formula="of:=[.B334]+1-2*RAND()" office:value-type="float" office:value="-11.9809565716423">
            <text:p>-11,98</text:p>
          </table:table-cell>
          <table:table-cell table:formula="of:=[.C334]+1-2*RAND()" office:value-type="float" office:value="5.96664912672713">
            <text:p>5,97</text:p>
          </table:table-cell>
          <table:table-cell/>
        </table:table-row>
        <table:table-row table:style-name="ro3">
          <table:table-cell office:value-type="float" office:value="333">
            <text:p>333</text:p>
          </table:table-cell>
          <table:table-cell table:formula="of:=[.B335]+1-2*RAND()" office:value-type="float" office:value="-12.2150097871199">
            <text:p>-12,22</text:p>
          </table:table-cell>
          <table:table-cell table:formula="of:=[.C335]+1-2*RAND()" office:value-type="float" office:value="4.96860474860296">
            <text:p>4,97</text:p>
          </table:table-cell>
          <table:table-cell/>
        </table:table-row>
        <table:table-row table:style-name="ro3">
          <table:table-cell office:value-type="float" office:value="334">
            <text:p>334</text:p>
          </table:table-cell>
          <table:table-cell table:formula="of:=[.B336]+1-2*RAND()" office:value-type="float" office:value="-13.1367589598522">
            <text:p>-13,14</text:p>
          </table:table-cell>
          <table:table-cell table:formula="of:=[.C336]+1-2*RAND()" office:value-type="float" office:value="4.6704692854546">
            <text:p>4,67</text:p>
          </table:table-cell>
          <table:table-cell/>
        </table:table-row>
        <table:table-row table:style-name="ro3">
          <table:table-cell office:value-type="float" office:value="335">
            <text:p>335</text:p>
          </table:table-cell>
          <table:table-cell table:formula="of:=[.B337]+1-2*RAND()" office:value-type="float" office:value="-12.8443732121959">
            <text:p>-12,84</text:p>
          </table:table-cell>
          <table:table-cell table:formula="of:=[.C337]+1-2*RAND()" office:value-type="float" office:value="5.26809956133366">
            <text:p>5,27</text:p>
          </table:table-cell>
          <table:table-cell/>
        </table:table-row>
        <table:table-row table:style-name="ro3">
          <table:table-cell office:value-type="float" office:value="336">
            <text:p>336</text:p>
          </table:table-cell>
          <table:table-cell table:formula="of:=[.B338]+1-2*RAND()" office:value-type="float" office:value="-13.5494745187461">
            <text:p>-13,55</text:p>
          </table:table-cell>
          <table:table-cell table:formula="of:=[.C338]+1-2*RAND()" office:value-type="float" office:value="5.59372838074341">
            <text:p>5,59</text:p>
          </table:table-cell>
          <table:table-cell/>
        </table:table-row>
        <table:table-row table:style-name="ro3">
          <table:table-cell office:value-type="float" office:value="337">
            <text:p>337</text:p>
          </table:table-cell>
          <table:table-cell table:formula="of:=[.B339]+1-2*RAND()" office:value-type="float" office:value="-12.6795428446494">
            <text:p>-12,68</text:p>
          </table:table-cell>
          <table:table-cell table:formula="of:=[.C339]+1-2*RAND()" office:value-type="float" office:value="6.47069592634216">
            <text:p>6,47</text:p>
          </table:table-cell>
          <table:table-cell/>
        </table:table-row>
        <table:table-row table:style-name="ro3">
          <table:table-cell office:value-type="float" office:value="338">
            <text:p>338</text:p>
          </table:table-cell>
          <table:table-cell table:formula="of:=[.B340]+1-2*RAND()" office:value-type="float" office:value="-12.9309863247909">
            <text:p>-12,93</text:p>
          </table:table-cell>
          <table:table-cell table:formula="of:=[.C340]+1-2*RAND()" office:value-type="float" office:value="5.91422248259187">
            <text:p>5,91</text:p>
          </table:table-cell>
          <table:table-cell/>
        </table:table-row>
        <table:table-row table:style-name="ro3">
          <table:table-cell office:value-type="float" office:value="339">
            <text:p>339</text:p>
          </table:table-cell>
          <table:table-cell table:formula="of:=[.B341]+1-2*RAND()" office:value-type="float" office:value="-13.2210351047106">
            <text:p>-13,22</text:p>
          </table:table-cell>
          <table:table-cell table:formula="of:=[.C341]+1-2*RAND()" office:value-type="float" office:value="6.29530090419576">
            <text:p>6,30</text:p>
          </table:table-cell>
          <table:table-cell/>
        </table:table-row>
        <table:table-row table:style-name="ro3">
          <table:table-cell office:value-type="float" office:value="340">
            <text:p>340</text:p>
          </table:table-cell>
          <table:table-cell table:formula="of:=[.B342]+1-2*RAND()" office:value-type="float" office:value="-13.428980957251">
            <text:p>-13,43</text:p>
          </table:table-cell>
          <table:table-cell table:formula="of:=[.C342]+1-2*RAND()" office:value-type="float" office:value="6.64561674650759">
            <text:p>6,65</text:p>
          </table:table-cell>
          <table:table-cell/>
        </table:table-row>
        <table:table-row table:style-name="ro3">
          <table:table-cell office:value-type="float" office:value="341">
            <text:p>341</text:p>
          </table:table-cell>
          <table:table-cell table:formula="of:=[.B343]+1-2*RAND()" office:value-type="float" office:value="-14.3496290170588">
            <text:p>-14,35</text:p>
          </table:table-cell>
          <table:table-cell table:formula="of:=[.C343]+1-2*RAND()" office:value-type="float" office:value="6.23456699494273">
            <text:p>6,23</text:p>
          </table:table-cell>
          <table:table-cell/>
        </table:table-row>
        <table:table-row table:style-name="ro3">
          <table:table-cell office:value-type="float" office:value="342">
            <text:p>342</text:p>
          </table:table-cell>
          <table:table-cell table:formula="of:=[.B344]+1-2*RAND()" office:value-type="float" office:value="-15.0383331282064">
            <text:p>-15,04</text:p>
          </table:table-cell>
          <table:table-cell table:formula="of:=[.C344]+1-2*RAND()" office:value-type="float" office:value="6.87197052966803">
            <text:p>6,87</text:p>
          </table:table-cell>
          <table:table-cell/>
        </table:table-row>
        <table:table-row table:style-name="ro3">
          <table:table-cell office:value-type="float" office:value="343">
            <text:p>343</text:p>
          </table:table-cell>
          <table:table-cell table:formula="of:=[.B345]+1-2*RAND()" office:value-type="float" office:value="-15.5225213849917">
            <text:p>-15,52</text:p>
          </table:table-cell>
          <table:table-cell table:formula="of:=[.C345]+1-2*RAND()" office:value-type="float" office:value="7.5260889865458">
            <text:p>7,53</text:p>
          </table:table-cell>
          <table:table-cell/>
        </table:table-row>
        <table:table-row table:style-name="ro3">
          <table:table-cell office:value-type="float" office:value="344">
            <text:p>344</text:p>
          </table:table-cell>
          <table:table-cell table:formula="of:=[.B346]+1-2*RAND()" office:value-type="float" office:value="-14.7796764052473">
            <text:p>-14,78</text:p>
          </table:table-cell>
          <table:table-cell table:formula="of:=[.C346]+1-2*RAND()" office:value-type="float" office:value="7.24983414728195">
            <text:p>7,25</text:p>
          </table:table-cell>
          <table:table-cell/>
        </table:table-row>
        <table:table-row table:style-name="ro3">
          <table:table-cell office:value-type="float" office:value="345">
            <text:p>345</text:p>
          </table:table-cell>
          <table:table-cell table:formula="of:=[.B347]+1-2*RAND()" office:value-type="float" office:value="-14.9345615324564">
            <text:p>-14,93</text:p>
          </table:table-cell>
          <table:table-cell table:formula="of:=[.C347]+1-2*RAND()" office:value-type="float" office:value="7.53042146470398">
            <text:p>7,53</text:p>
          </table:table-cell>
          <table:table-cell/>
        </table:table-row>
        <table:table-row table:style-name="ro3">
          <table:table-cell office:value-type="float" office:value="346">
            <text:p>346</text:p>
          </table:table-cell>
          <table:table-cell table:formula="of:=[.B348]+1-2*RAND()" office:value-type="float" office:value="-14.8468553144485">
            <text:p>-14,85</text:p>
          </table:table-cell>
          <table:table-cell table:formula="of:=[.C348]+1-2*RAND()" office:value-type="float" office:value="7.44936122978106">
            <text:p>7,45</text:p>
          </table:table-cell>
          <table:table-cell/>
        </table:table-row>
        <table:table-row table:style-name="ro3">
          <table:table-cell office:value-type="float" office:value="347">
            <text:p>347</text:p>
          </table:table-cell>
          <table:table-cell table:formula="of:=[.B349]+1-2*RAND()" office:value-type="float" office:value="-14.4850354362279">
            <text:p>-14,49</text:p>
          </table:table-cell>
          <table:table-cell table:formula="of:=[.C349]+1-2*RAND()" office:value-type="float" office:value="6.66298108361661">
            <text:p>6,66</text:p>
          </table:table-cell>
          <table:table-cell/>
        </table:table-row>
        <table:table-row table:style-name="ro3">
          <table:table-cell office:value-type="float" office:value="348">
            <text:p>348</text:p>
          </table:table-cell>
          <table:table-cell table:formula="of:=[.B350]+1-2*RAND()" office:value-type="float" office:value="-14.5774247162044">
            <text:p>-14,58</text:p>
          </table:table-cell>
          <table:table-cell table:formula="of:=[.C350]+1-2*RAND()" office:value-type="float" office:value="6.233463765122">
            <text:p>6,23</text:p>
          </table:table-cell>
          <table:table-cell/>
        </table:table-row>
        <table:table-row table:style-name="ro3">
          <table:table-cell office:value-type="float" office:value="349">
            <text:p>349</text:p>
          </table:table-cell>
          <table:table-cell table:formula="of:=[.B351]+1-2*RAND()" office:value-type="float" office:value="-14.8477151980624">
            <text:p>-14,85</text:p>
          </table:table-cell>
          <table:table-cell table:formula="of:=[.C351]+1-2*RAND()" office:value-type="float" office:value="5.2791064097546">
            <text:p>5,28</text:p>
          </table:table-cell>
          <table:table-cell/>
        </table:table-row>
        <table:table-row table:style-name="ro3">
          <table:table-cell office:value-type="float" office:value="350">
            <text:p>350</text:p>
          </table:table-cell>
          <table:table-cell table:formula="of:=[.B352]+1-2*RAND()" office:value-type="float" office:value="-14.9393909228966">
            <text:p>-14,94</text:p>
          </table:table-cell>
          <table:table-cell table:formula="of:=[.C352]+1-2*RAND()" office:value-type="float" office:value="5.47590234689415">
            <text:p>5,48</text:p>
          </table:table-cell>
          <table:table-cell/>
        </table:table-row>
        <table:table-row table:style-name="ro3">
          <table:table-cell office:value-type="float" office:value="351">
            <text:p>351</text:p>
          </table:table-cell>
          <table:table-cell table:formula="of:=[.B353]+1-2*RAND()" office:value-type="float" office:value="-14.5789080969989">
            <text:p>-14,58</text:p>
          </table:table-cell>
          <table:table-cell table:formula="of:=[.C353]+1-2*RAND()" office:value-type="float" office:value="5.9160790857859">
            <text:p>5,92</text:p>
          </table:table-cell>
          <table:table-cell/>
        </table:table-row>
        <table:table-row table:style-name="ro3">
          <table:table-cell office:value-type="float" office:value="352">
            <text:p>352</text:p>
          </table:table-cell>
          <table:table-cell table:formula="of:=[.B354]+1-2*RAND()" office:value-type="float" office:value="-15.0639574928209">
            <text:p>-15,06</text:p>
          </table:table-cell>
          <table:table-cell table:formula="of:=[.C354]+1-2*RAND()" office:value-type="float" office:value="6.00391027797014">
            <text:p>6,00</text:p>
          </table:table-cell>
          <table:table-cell/>
        </table:table-row>
        <table:table-row table:style-name="ro3">
          <table:table-cell office:value-type="float" office:value="353">
            <text:p>353</text:p>
          </table:table-cell>
          <table:table-cell table:formula="of:=[.B355]+1-2*RAND()" office:value-type="float" office:value="-15.9389060451649">
            <text:p>-15,94</text:p>
          </table:table-cell>
          <table:table-cell table:formula="of:=[.C355]+1-2*RAND()" office:value-type="float" office:value="5.32453979924321">
            <text:p>5,32</text:p>
          </table:table-cell>
          <table:table-cell/>
        </table:table-row>
        <table:table-row table:style-name="ro3">
          <table:table-cell office:value-type="float" office:value="354">
            <text:p>354</text:p>
          </table:table-cell>
          <table:table-cell table:formula="of:=[.B356]+1-2*RAND()" office:value-type="float" office:value="-16.7803708892316">
            <text:p>-16,78</text:p>
          </table:table-cell>
          <table:table-cell table:formula="of:=[.C356]+1-2*RAND()" office:value-type="float" office:value="5.24349781824276">
            <text:p>5,24</text:p>
          </table:table-cell>
          <table:table-cell/>
        </table:table-row>
        <table:table-row table:style-name="ro3">
          <table:table-cell office:value-type="float" office:value="355">
            <text:p>355</text:p>
          </table:table-cell>
          <table:table-cell table:formula="of:=[.B357]+1-2*RAND()" office:value-type="float" office:value="-17.6897460687906">
            <text:p>-17,69</text:p>
          </table:table-cell>
          <table:table-cell table:formula="of:=[.C357]+1-2*RAND()" office:value-type="float" office:value="4.85544040193781">
            <text:p>4,86</text:p>
          </table:table-cell>
          <table:table-cell/>
        </table:table-row>
        <table:table-row table:style-name="ro3">
          <table:table-cell office:value-type="float" office:value="356">
            <text:p>356</text:p>
          </table:table-cell>
          <table:table-cell table:formula="of:=[.B358]+1-2*RAND()" office:value-type="float" office:value="-16.953081949614">
            <text:p>-16,95</text:p>
          </table:table-cell>
          <table:table-cell table:formula="of:=[.C358]+1-2*RAND()" office:value-type="float" office:value="5.41643276577815">
            <text:p>5,42</text:p>
          </table:table-cell>
          <table:table-cell/>
        </table:table-row>
        <table:table-row table:style-name="ro3">
          <table:table-cell office:value-type="float" office:value="357">
            <text:p>357</text:p>
          </table:table-cell>
          <table:table-cell table:formula="of:=[.B359]+1-2*RAND()" office:value-type="float" office:value="-16.3760444535874">
            <text:p>-16,38</text:p>
          </table:table-cell>
          <table:table-cell table:formula="of:=[.C359]+1-2*RAND()" office:value-type="float" office:value="5.45732378400862">
            <text:p>5,46</text:p>
          </table:table-cell>
          <table:table-cell/>
        </table:table-row>
        <table:table-row table:style-name="ro3">
          <table:table-cell office:value-type="float" office:value="358">
            <text:p>358</text:p>
          </table:table-cell>
          <table:table-cell table:formula="of:=[.B360]+1-2*RAND()" office:value-type="float" office:value="-17.1348402490839">
            <text:p>-17,13</text:p>
          </table:table-cell>
          <table:table-cell table:formula="of:=[.C360]+1-2*RAND()" office:value-type="float" office:value="5.18607379030436">
            <text:p>5,19</text:p>
          </table:table-cell>
          <table:table-cell/>
        </table:table-row>
        <table:table-row table:style-name="ro3">
          <table:table-cell office:value-type="float" office:value="359">
            <text:p>359</text:p>
          </table:table-cell>
          <table:table-cell table:formula="of:=[.B361]+1-2*RAND()" office:value-type="float" office:value="-17.2856102697551">
            <text:p>-17,29</text:p>
          </table:table-cell>
          <table:table-cell table:formula="of:=[.C361]+1-2*RAND()" office:value-type="float" office:value="4.86695035500452">
            <text:p>4,87</text:p>
          </table:table-cell>
          <table:table-cell/>
        </table:table-row>
        <table:table-row table:style-name="ro3">
          <table:table-cell office:value-type="float" office:value="360">
            <text:p>360</text:p>
          </table:table-cell>
          <table:table-cell table:formula="of:=[.B362]+1-2*RAND()" office:value-type="float" office:value="-17.5804821378551">
            <text:p>-17,58</text:p>
          </table:table-cell>
          <table:table-cell table:formula="of:=[.C362]+1-2*RAND()" office:value-type="float" office:value="4.83127713296562">
            <text:p>4,83</text:p>
          </table:table-cell>
          <table:table-cell/>
        </table:table-row>
        <table:table-row table:style-name="ro3">
          <table:table-cell office:value-type="float" office:value="361">
            <text:p>361</text:p>
          </table:table-cell>
          <table:table-cell table:formula="of:=[.B363]+1-2*RAND()" office:value-type="float" office:value="-17.5259343925864">
            <text:p>-17,53</text:p>
          </table:table-cell>
          <table:table-cell table:formula="of:=[.C363]+1-2*RAND()" office:value-type="float" office:value="5.79362096497789">
            <text:p>5,79</text:p>
          </table:table-cell>
          <table:table-cell/>
        </table:table-row>
        <table:table-row table:style-name="ro3">
          <table:table-cell office:value-type="float" office:value="362">
            <text:p>362</text:p>
          </table:table-cell>
          <table:table-cell table:formula="of:=[.B364]+1-2*RAND()" office:value-type="float" office:value="-17.0281406189315">
            <text:p>-17,03</text:p>
          </table:table-cell>
          <table:table-cell table:formula="of:=[.C364]+1-2*RAND()" office:value-type="float" office:value="6.789253893774">
            <text:p>6,79</text:p>
          </table:table-cell>
          <table:table-cell/>
        </table:table-row>
        <table:table-row table:style-name="ro3">
          <table:table-cell office:value-type="float" office:value="363">
            <text:p>363</text:p>
          </table:table-cell>
          <table:table-cell table:formula="of:=[.B365]+1-2*RAND()" office:value-type="float" office:value="-16.5910376110114">
            <text:p>-16,59</text:p>
          </table:table-cell>
          <table:table-cell table:formula="of:=[.C365]+1-2*RAND()" office:value-type="float" office:value="6.30176049750298">
            <text:p>6,30</text:p>
          </table:table-cell>
          <table:table-cell/>
        </table:table-row>
        <table:table-row table:style-name="ro3">
          <table:table-cell office:value-type="float" office:value="364">
            <text:p>364</text:p>
          </table:table-cell>
          <table:table-cell table:formula="of:=[.B366]+1-2*RAND()" office:value-type="float" office:value="-15.6750046038069">
            <text:p>-15,68</text:p>
          </table:table-cell>
          <table:table-cell table:formula="of:=[.C366]+1-2*RAND()" office:value-type="float" office:value="7.21109688002616">
            <text:p>7,21</text:p>
          </table:table-cell>
          <table:table-cell/>
        </table:table-row>
        <table:table-row table:style-name="ro3">
          <table:table-cell office:value-type="float" office:value="365">
            <text:p>365</text:p>
          </table:table-cell>
          <table:table-cell table:formula="of:=[.B367]+1-2*RAND()" office:value-type="float" office:value="-15.5081877158955">
            <text:p>-15,51</text:p>
          </table:table-cell>
          <table:table-cell table:formula="of:=[.C367]+1-2*RAND()" office:value-type="float" office:value="6.2804092974402">
            <text:p>6,28</text:p>
          </table:table-cell>
          <table:table-cell/>
        </table:table-row>
        <table:table-row table:style-name="ro3">
          <table:table-cell office:value-type="float" office:value="366">
            <text:p>366</text:p>
          </table:table-cell>
          <table:table-cell table:formula="of:=[.B368]+1-2*RAND()" office:value-type="float" office:value="-14.855654893443">
            <text:p>-14,86</text:p>
          </table:table-cell>
          <table:table-cell table:formula="of:=[.C368]+1-2*RAND()" office:value-type="float" office:value="5.80012302659452">
            <text:p>5,80</text:p>
          </table:table-cell>
          <table:table-cell/>
        </table:table-row>
        <table:table-row table:style-name="ro3">
          <table:table-cell office:value-type="float" office:value="367">
            <text:p>367</text:p>
          </table:table-cell>
          <table:table-cell table:formula="of:=[.B369]+1-2*RAND()" office:value-type="float" office:value="-15.5174425351433">
            <text:p>-15,52</text:p>
          </table:table-cell>
          <table:table-cell table:formula="of:=[.C369]+1-2*RAND()" office:value-type="float" office:value="6.23041378334165">
            <text:p>6,23</text:p>
          </table:table-cell>
          <table:table-cell/>
        </table:table-row>
        <table:table-row table:style-name="ro3">
          <table:table-cell office:value-type="float" office:value="368">
            <text:p>368</text:p>
          </table:table-cell>
          <table:table-cell table:formula="of:=[.B370]+1-2*RAND()" office:value-type="float" office:value="-14.7289179270156">
            <text:p>-14,73</text:p>
          </table:table-cell>
          <table:table-cell table:formula="of:=[.C370]+1-2*RAND()" office:value-type="float" office:value="5.77735976688564">
            <text:p>5,78</text:p>
          </table:table-cell>
          <table:table-cell/>
        </table:table-row>
        <table:table-row table:style-name="ro3">
          <table:table-cell office:value-type="float" office:value="369">
            <text:p>369</text:p>
          </table:table-cell>
          <table:table-cell table:formula="of:=[.B371]+1-2*RAND()" office:value-type="float" office:value="-14.5806742487475">
            <text:p>-14,58</text:p>
          </table:table-cell>
          <table:table-cell table:formula="of:=[.C371]+1-2*RAND()" office:value-type="float" office:value="6.17780017573386">
            <text:p>6,18</text:p>
          </table:table-cell>
          <table:table-cell/>
        </table:table-row>
        <table:table-row table:style-name="ro3">
          <table:table-cell office:value-type="float" office:value="370">
            <text:p>370</text:p>
          </table:table-cell>
          <table:table-cell table:formula="of:=[.B372]+1-2*RAND()" office:value-type="float" office:value="-15.0412504547276">
            <text:p>-15,04</text:p>
          </table:table-cell>
          <table:table-cell table:formula="of:=[.C372]+1-2*RAND()" office:value-type="float" office:value="5.73814603080973">
            <text:p>5,74</text:p>
          </table:table-cell>
          <table:table-cell/>
        </table:table-row>
        <table:table-row table:style-name="ro3">
          <table:table-cell office:value-type="float" office:value="371">
            <text:p>371</text:p>
          </table:table-cell>
          <table:table-cell table:formula="of:=[.B373]+1-2*RAND()" office:value-type="float" office:value="-14.5948018915951">
            <text:p>-14,59</text:p>
          </table:table-cell>
          <table:table-cell table:formula="of:=[.C373]+1-2*RAND()" office:value-type="float" office:value="4.74272377975285">
            <text:p>4,74</text:p>
          </table:table-cell>
          <table:table-cell/>
        </table:table-row>
        <table:table-row table:style-name="ro3">
          <table:table-cell office:value-type="float" office:value="372">
            <text:p>372</text:p>
          </table:table-cell>
          <table:table-cell table:formula="of:=[.B374]+1-2*RAND()" office:value-type="float" office:value="-14.3286296762526">
            <text:p>-14,33</text:p>
          </table:table-cell>
          <table:table-cell table:formula="of:=[.C374]+1-2*RAND()" office:value-type="float" office:value="5.30810247547925">
            <text:p>5,31</text:p>
          </table:table-cell>
          <table:table-cell/>
        </table:table-row>
        <table:table-row table:style-name="ro3">
          <table:table-cell office:value-type="float" office:value="373">
            <text:p>373</text:p>
          </table:table-cell>
          <table:table-cell table:formula="of:=[.B375]+1-2*RAND()" office:value-type="float" office:value="-14.90608218126">
            <text:p>-14,91</text:p>
          </table:table-cell>
          <table:table-cell table:formula="of:=[.C375]+1-2*RAND()" office:value-type="float" office:value="4.82694080937654">
            <text:p>4,83</text:p>
          </table:table-cell>
          <table:table-cell/>
        </table:table-row>
        <table:table-row table:style-name="ro3">
          <table:table-cell office:value-type="float" office:value="374">
            <text:p>374</text:p>
          </table:table-cell>
          <table:table-cell table:formula="of:=[.B376]+1-2*RAND()" office:value-type="float" office:value="-14.6282002227381">
            <text:p>-14,63</text:p>
          </table:table-cell>
          <table:table-cell table:formula="of:=[.C376]+1-2*RAND()" office:value-type="float" office:value="5.68346261791885">
            <text:p>5,68</text:p>
          </table:table-cell>
          <table:table-cell/>
        </table:table-row>
        <table:table-row table:style-name="ro3">
          <table:table-cell office:value-type="float" office:value="375">
            <text:p>375</text:p>
          </table:table-cell>
          <table:table-cell table:formula="of:=[.B377]+1-2*RAND()" office:value-type="float" office:value="-14.5217229239643">
            <text:p>-14,52</text:p>
          </table:table-cell>
          <table:table-cell table:formula="of:=[.C377]+1-2*RAND()" office:value-type="float" office:value="5.39017898635939">
            <text:p>5,39</text:p>
          </table:table-cell>
          <table:table-cell/>
        </table:table-row>
        <table:table-row table:style-name="ro3">
          <table:table-cell office:value-type="float" office:value="376">
            <text:p>376</text:p>
          </table:table-cell>
          <table:table-cell table:formula="of:=[.B378]+1-2*RAND()" office:value-type="float" office:value="-13.7104545668699">
            <text:p>-13,71</text:p>
          </table:table-cell>
          <table:table-cell table:formula="of:=[.C378]+1-2*RAND()" office:value-type="float" office:value="5.76766299456358">
            <text:p>5,77</text:p>
          </table:table-cell>
          <table:table-cell/>
        </table:table-row>
        <table:table-row table:style-name="ro3">
          <table:table-cell office:value-type="float" office:value="377">
            <text:p>377</text:p>
          </table:table-cell>
          <table:table-cell table:formula="of:=[.B379]+1-2*RAND()" office:value-type="float" office:value="-13.4668385926634">
            <text:p>-13,47</text:p>
          </table:table-cell>
          <table:table-cell table:formula="of:=[.C379]+1-2*RAND()" office:value-type="float" office:value="5.65826549939811">
            <text:p>5,66</text:p>
          </table:table-cell>
          <table:table-cell/>
        </table:table-row>
        <table:table-row table:style-name="ro3">
          <table:table-cell office:value-type="float" office:value="378">
            <text:p>378</text:p>
          </table:table-cell>
          <table:table-cell table:formula="of:=[.B380]+1-2*RAND()" office:value-type="float" office:value="-13.9955921997316">
            <text:p>-14,00</text:p>
          </table:table-cell>
          <table:table-cell table:formula="of:=[.C380]+1-2*RAND()" office:value-type="float" office:value="6.07029556389898">
            <text:p>6,07</text:p>
          </table:table-cell>
          <table:table-cell/>
        </table:table-row>
        <table:table-row table:style-name="ro3">
          <table:table-cell office:value-type="float" office:value="379">
            <text:p>379</text:p>
          </table:table-cell>
          <table:table-cell table:formula="of:=[.B381]+1-2*RAND()" office:value-type="float" office:value="-13.7684978144243">
            <text:p>-13,77</text:p>
          </table:table-cell>
          <table:table-cell table:formula="of:=[.C381]+1-2*RAND()" office:value-type="float" office:value="6.99844661494717">
            <text:p>7,00</text:p>
          </table:table-cell>
          <table:table-cell/>
        </table:table-row>
        <table:table-row table:style-name="ro3">
          <table:table-cell office:value-type="float" office:value="380">
            <text:p>380</text:p>
          </table:table-cell>
          <table:table-cell table:formula="of:=[.B382]+1-2*RAND()" office:value-type="float" office:value="-13.2053710576147">
            <text:p>-13,21</text:p>
          </table:table-cell>
          <table:table-cell table:formula="of:=[.C382]+1-2*RAND()" office:value-type="float" office:value="6.74324712529779">
            <text:p>6,74</text:p>
          </table:table-cell>
          <table:table-cell/>
        </table:table-row>
        <table:table-row table:style-name="ro3">
          <table:table-cell office:value-type="float" office:value="381">
            <text:p>381</text:p>
          </table:table-cell>
          <table:table-cell table:formula="of:=[.B383]+1-2*RAND()" office:value-type="float" office:value="-13.9133623461239">
            <text:p>-13,91</text:p>
          </table:table-cell>
          <table:table-cell table:formula="of:=[.C383]+1-2*RAND()" office:value-type="float" office:value="6.60583772091195">
            <text:p>6,61</text:p>
          </table:table-cell>
          <table:table-cell/>
        </table:table-row>
        <table:table-row table:style-name="ro3">
          <table:table-cell office:value-type="float" office:value="382">
            <text:p>382</text:p>
          </table:table-cell>
          <table:table-cell table:formula="of:=[.B384]+1-2*RAND()" office:value-type="float" office:value="-13.246903876774">
            <text:p>-13,25</text:p>
          </table:table-cell>
          <table:table-cell table:formula="of:=[.C384]+1-2*RAND()" office:value-type="float" office:value="6.49099172186106">
            <text:p>6,49</text:p>
          </table:table-cell>
          <table:table-cell/>
        </table:table-row>
        <table:table-row table:style-name="ro3">
          <table:table-cell office:value-type="float" office:value="383">
            <text:p>383</text:p>
          </table:table-cell>
          <table:table-cell table:formula="of:=[.B385]+1-2*RAND()" office:value-type="float" office:value="-13.6145574026741">
            <text:p>-13,61</text:p>
          </table:table-cell>
          <table:table-cell table:formula="of:=[.C385]+1-2*RAND()" office:value-type="float" office:value="6.84861554438248">
            <text:p>6,85</text:p>
          </table:table-cell>
          <table:table-cell/>
        </table:table-row>
        <table:table-row table:style-name="ro3">
          <table:table-cell office:value-type="float" office:value="384">
            <text:p>384</text:p>
          </table:table-cell>
          <table:table-cell table:formula="of:=[.B386]+1-2*RAND()" office:value-type="float" office:value="-13.0850673317909">
            <text:p>-13,09</text:p>
          </table:table-cell>
          <table:table-cell table:formula="of:=[.C386]+1-2*RAND()" office:value-type="float" office:value="7.13644191483036">
            <text:p>7,14</text:p>
          </table:table-cell>
          <table:table-cell/>
        </table:table-row>
        <table:table-row table:style-name="ro3">
          <table:table-cell office:value-type="float" office:value="385">
            <text:p>385</text:p>
          </table:table-cell>
          <table:table-cell table:formula="of:=[.B387]+1-2*RAND()" office:value-type="float" office:value="-12.5953196245246">
            <text:p>-12,60</text:p>
          </table:table-cell>
          <table:table-cell table:formula="of:=[.C387]+1-2*RAND()" office:value-type="float" office:value="6.1862854748033">
            <text:p>6,19</text:p>
          </table:table-cell>
          <table:table-cell/>
        </table:table-row>
        <table:table-row table:style-name="ro3">
          <table:table-cell office:value-type="float" office:value="386">
            <text:p>386</text:p>
          </table:table-cell>
          <table:table-cell table:formula="of:=[.B388]+1-2*RAND()" office:value-type="float" office:value="-13.2814384568483">
            <text:p>-13,28</text:p>
          </table:table-cell>
          <table:table-cell table:formula="of:=[.C388]+1-2*RAND()" office:value-type="float" office:value="5.84030041005462">
            <text:p>5,84</text:p>
          </table:table-cell>
          <table:table-cell/>
        </table:table-row>
        <table:table-row table:style-name="ro3">
          <table:table-cell office:value-type="float" office:value="387">
            <text:p>387</text:p>
          </table:table-cell>
          <table:table-cell table:formula="of:=[.B389]+1-2*RAND()" office:value-type="float" office:value="-13.7616842836142">
            <text:p>-13,76</text:p>
          </table:table-cell>
          <table:table-cell table:formula="of:=[.C389]+1-2*RAND()" office:value-type="float" office:value="4.91510962601751">
            <text:p>4,92</text:p>
          </table:table-cell>
          <table:table-cell/>
        </table:table-row>
        <table:table-row table:style-name="ro3">
          <table:table-cell office:value-type="float" office:value="388">
            <text:p>388</text:p>
          </table:table-cell>
          <table:table-cell table:formula="of:=[.B390]+1-2*RAND()" office:value-type="float" office:value="-13.8372361976653">
            <text:p>-13,84</text:p>
          </table:table-cell>
          <table:table-cell table:formula="of:=[.C390]+1-2*RAND()" office:value-type="float" office:value="5.6297621736303">
            <text:p>5,63</text:p>
          </table:table-cell>
          <table:table-cell/>
        </table:table-row>
        <table:table-row table:style-name="ro3">
          <table:table-cell office:value-type="float" office:value="389">
            <text:p>389</text:p>
          </table:table-cell>
          <table:table-cell table:formula="of:=[.B391]+1-2*RAND()" office:value-type="float" office:value="-12.9092818847857">
            <text:p>-12,91</text:p>
          </table:table-cell>
          <table:table-cell table:formula="of:=[.C391]+1-2*RAND()" office:value-type="float" office:value="6.14383940119296">
            <text:p>6,14</text:p>
          </table:table-cell>
          <table:table-cell/>
        </table:table-row>
        <table:table-row table:style-name="ro3">
          <table:table-cell office:value-type="float" office:value="390">
            <text:p>390</text:p>
          </table:table-cell>
          <table:table-cell table:formula="of:=[.B392]+1-2*RAND()" office:value-type="float" office:value="-13.0620811092667">
            <text:p>-13,06</text:p>
          </table:table-cell>
          <table:table-cell table:formula="of:=[.C392]+1-2*RAND()" office:value-type="float" office:value="5.68881453853101">
            <text:p>5,69</text:p>
          </table:table-cell>
          <table:table-cell/>
        </table:table-row>
        <table:table-row table:style-name="ro3">
          <table:table-cell office:value-type="float" office:value="391">
            <text:p>391</text:p>
          </table:table-cell>
          <table:table-cell table:formula="of:=[.B393]+1-2*RAND()" office:value-type="float" office:value="-12.3196370941587">
            <text:p>-12,32</text:p>
          </table:table-cell>
          <table:table-cell table:formula="of:=[.C393]+1-2*RAND()" office:value-type="float" office:value="6.51545751094818">
            <text:p>6,52</text:p>
          </table:table-cell>
          <table:table-cell/>
        </table:table-row>
        <table:table-row table:style-name="ro3">
          <table:table-cell office:value-type="float" office:value="392">
            <text:p>392</text:p>
          </table:table-cell>
          <table:table-cell table:formula="of:=[.B394]+1-2*RAND()" office:value-type="float" office:value="-11.4186342665926">
            <text:p>-11,42</text:p>
          </table:table-cell>
          <table:table-cell table:formula="of:=[.C394]+1-2*RAND()" office:value-type="float" office:value="6.27136318292469">
            <text:p>6,27</text:p>
          </table:table-cell>
          <table:table-cell/>
        </table:table-row>
        <table:table-row table:style-name="ro3">
          <table:table-cell office:value-type="float" office:value="393">
            <text:p>393</text:p>
          </table:table-cell>
          <table:table-cell table:formula="of:=[.B395]+1-2*RAND()" office:value-type="float" office:value="-11.7626769961789">
            <text:p>-11,76</text:p>
          </table:table-cell>
          <table:table-cell table:formula="of:=[.C395]+1-2*RAND()" office:value-type="float" office:value="5.44764481205493">
            <text:p>5,45</text:p>
          </table:table-cell>
          <table:table-cell/>
        </table:table-row>
        <table:table-row table:style-name="ro3">
          <table:table-cell office:value-type="float" office:value="394">
            <text:p>394</text:p>
          </table:table-cell>
          <table:table-cell table:formula="of:=[.B396]+1-2*RAND()" office:value-type="float" office:value="-11.413125148043">
            <text:p>-11,41</text:p>
          </table:table-cell>
          <table:table-cell table:formula="of:=[.C396]+1-2*RAND()" office:value-type="float" office:value="6.26410459447652">
            <text:p>6,26</text:p>
          </table:table-cell>
          <table:table-cell/>
        </table:table-row>
        <table:table-row table:style-name="ro3">
          <table:table-cell office:value-type="float" office:value="395">
            <text:p>395</text:p>
          </table:table-cell>
          <table:table-cell table:formula="of:=[.B397]+1-2*RAND()" office:value-type="float" office:value="-10.7036328697577">
            <text:p>-10,70</text:p>
          </table:table-cell>
          <table:table-cell table:formula="of:=[.C397]+1-2*RAND()" office:value-type="float" office:value="5.28146760864183">
            <text:p>5,28</text:p>
          </table:table-cell>
          <table:table-cell/>
        </table:table-row>
        <table:table-row table:style-name="ro3">
          <table:table-cell office:value-type="float" office:value="396">
            <text:p>396</text:p>
          </table:table-cell>
          <table:table-cell table:formula="of:=[.B398]+1-2*RAND()" office:value-type="float" office:value="-10.9080652240664">
            <text:p>-10,91</text:p>
          </table:table-cell>
          <table:table-cell table:formula="of:=[.C398]+1-2*RAND()" office:value-type="float" office:value="4.41633068397641">
            <text:p>4,42</text:p>
          </table:table-cell>
          <table:table-cell/>
        </table:table-row>
        <table:table-row table:style-name="ro3">
          <table:table-cell office:value-type="float" office:value="397">
            <text:p>397</text:p>
          </table:table-cell>
          <table:table-cell table:formula="of:=[.B399]+1-2*RAND()" office:value-type="float" office:value="-9.92872873134911">
            <text:p>-9,93</text:p>
          </table:table-cell>
          <table:table-cell table:formula="of:=[.C399]+1-2*RAND()" office:value-type="float" office:value="4.53060287795961">
            <text:p>4,53</text:p>
          </table:table-cell>
          <table:table-cell/>
        </table:table-row>
        <table:table-row table:style-name="ro3">
          <table:table-cell office:value-type="float" office:value="398">
            <text:p>398</text:p>
          </table:table-cell>
          <table:table-cell table:formula="of:=[.B400]+1-2*RAND()" office:value-type="float" office:value="-9.78594790538773">
            <text:p>-9,79</text:p>
          </table:table-cell>
          <table:table-cell table:formula="of:=[.C400]+1-2*RAND()" office:value-type="float" office:value="4.09404332656413">
            <text:p>4,09</text:p>
          </table:table-cell>
          <table:table-cell/>
        </table:table-row>
        <table:table-row table:style-name="ro3">
          <table:table-cell office:value-type="float" office:value="399">
            <text:p>399</text:p>
          </table:table-cell>
          <table:table-cell table:formula="of:=[.B401]+1-2*RAND()" office:value-type="float" office:value="-9.2774226074107">
            <text:p>-9,28</text:p>
          </table:table-cell>
          <table:table-cell table:formula="of:=[.C401]+1-2*RAND()" office:value-type="float" office:value="4.08866019314155">
            <text:p>4,09</text:p>
          </table:table-cell>
          <table:table-cell/>
        </table:table-row>
        <table:table-row table:style-name="ro3">
          <table:table-cell office:value-type="float" office:value="400">
            <text:p>400</text:p>
          </table:table-cell>
          <table:table-cell table:formula="of:=[.B402]+1-2*RAND()" office:value-type="float" office:value="-8.50585544994101">
            <text:p>-8,51</text:p>
          </table:table-cell>
          <table:table-cell table:formula="of:=[.C402]+1-2*RAND()" office:value-type="float" office:value="4.77315747458488">
            <text:p>4,77</text:p>
          </table:table-cell>
          <table:table-cell/>
        </table:table-row>
        <table:table-row table:style-name="ro3">
          <table:table-cell office:value-type="float" office:value="401">
            <text:p>401</text:p>
          </table:table-cell>
          <table:table-cell table:formula="of:=[.B403]+1-2*RAND()" office:value-type="float" office:value="-9.44719977164641">
            <text:p>-9,45</text:p>
          </table:table-cell>
          <table:table-cell table:formula="of:=[.C403]+1-2*RAND()" office:value-type="float" office:value="5.47555403411388">
            <text:p>5,48</text:p>
          </table:table-cell>
          <table:table-cell/>
        </table:table-row>
        <table:table-row table:style-name="ro3">
          <table:table-cell office:value-type="float" office:value="402">
            <text:p>402</text:p>
          </table:table-cell>
          <table:table-cell table:formula="of:=[.B404]+1-2*RAND()" office:value-type="float" office:value="-9.01196135906503">
            <text:p>-9,01</text:p>
          </table:table-cell>
          <table:table-cell table:formula="of:=[.C404]+1-2*RAND()" office:value-type="float" office:value="5.17079114727676">
            <text:p>5,17</text:p>
          </table:table-cell>
          <table:table-cell/>
        </table:table-row>
        <table:table-row table:style-name="ro3">
          <table:table-cell office:value-type="float" office:value="403">
            <text:p>403</text:p>
          </table:table-cell>
          <table:table-cell table:formula="of:=[.B405]+1-2*RAND()" office:value-type="float" office:value="-8.11092454800382">
            <text:p>-8,11</text:p>
          </table:table-cell>
          <table:table-cell table:formula="of:=[.C405]+1-2*RAND()" office:value-type="float" office:value="4.79862423753366">
            <text:p>4,80</text:p>
          </table:table-cell>
          <table:table-cell/>
        </table:table-row>
        <table:table-row table:style-name="ro3">
          <table:table-cell office:value-type="float" office:value="404">
            <text:p>404</text:p>
          </table:table-cell>
          <table:table-cell table:formula="of:=[.B406]+1-2*RAND()" office:value-type="float" office:value="-8.89473734330386">
            <text:p>-8,89</text:p>
          </table:table-cell>
          <table:table-cell table:formula="of:=[.C406]+1-2*RAND()" office:value-type="float" office:value="3.94591207010671">
            <text:p>3,95</text:p>
          </table:table-cell>
          <table:table-cell/>
        </table:table-row>
        <table:table-row table:style-name="ro3">
          <table:table-cell office:value-type="float" office:value="405">
            <text:p>405</text:p>
          </table:table-cell>
          <table:table-cell table:formula="of:=[.B407]+1-2*RAND()" office:value-type="float" office:value="-8.5406960984692">
            <text:p>-8,54</text:p>
          </table:table-cell>
          <table:table-cell table:formula="of:=[.C407]+1-2*RAND()" office:value-type="float" office:value="3.63045054581016">
            <text:p>3,63</text:p>
          </table:table-cell>
          <table:table-cell/>
        </table:table-row>
        <table:table-row table:style-name="ro3">
          <table:table-cell office:value-type="float" office:value="406">
            <text:p>406</text:p>
          </table:table-cell>
          <table:table-cell table:formula="of:=[.B408]+1-2*RAND()" office:value-type="float" office:value="-8.77262729220092">
            <text:p>-8,77</text:p>
          </table:table-cell>
          <table:table-cell table:formula="of:=[.C408]+1-2*RAND()" office:value-type="float" office:value="3.58046027831733">
            <text:p>3,58</text:p>
          </table:table-cell>
          <table:table-cell/>
        </table:table-row>
        <table:table-row table:style-name="ro3">
          <table:table-cell office:value-type="float" office:value="407">
            <text:p>407</text:p>
          </table:table-cell>
          <table:table-cell table:formula="of:=[.B409]+1-2*RAND()" office:value-type="float" office:value="-7.96632503345609">
            <text:p>-7,97</text:p>
          </table:table-cell>
          <table:table-cell table:formula="of:=[.C409]+1-2*RAND()" office:value-type="float" office:value="3.58498253067955">
            <text:p>3,58</text:p>
          </table:table-cell>
          <table:table-cell/>
        </table:table-row>
        <table:table-row table:style-name="ro3">
          <table:table-cell office:value-type="float" office:value="408">
            <text:p>408</text:p>
          </table:table-cell>
          <table:table-cell table:formula="of:=[.B410]+1-2*RAND()" office:value-type="float" office:value="-8.55496019776911">
            <text:p>-8,55</text:p>
          </table:table-cell>
          <table:table-cell table:formula="of:=[.C410]+1-2*RAND()" office:value-type="float" office:value="3.68967862799764">
            <text:p>3,69</text:p>
          </table:table-cell>
          <table:table-cell/>
        </table:table-row>
        <table:table-row table:style-name="ro3">
          <table:table-cell office:value-type="float" office:value="409">
            <text:p>409</text:p>
          </table:table-cell>
          <table:table-cell table:formula="of:=[.B411]+1-2*RAND()" office:value-type="float" office:value="-7.63317535445094">
            <text:p>-7,63</text:p>
          </table:table-cell>
          <table:table-cell table:formula="of:=[.C411]+1-2*RAND()" office:value-type="float" office:value="3.48351808823645">
            <text:p>3,48</text:p>
          </table:table-cell>
          <table:table-cell/>
        </table:table-row>
        <table:table-row table:style-name="ro3">
          <table:table-cell office:value-type="float" office:value="410">
            <text:p>410</text:p>
          </table:table-cell>
          <table:table-cell table:formula="of:=[.B412]+1-2*RAND()" office:value-type="float" office:value="-8.0897176489234">
            <text:p>-8,09</text:p>
          </table:table-cell>
          <table:table-cell table:formula="of:=[.C412]+1-2*RAND()" office:value-type="float" office:value="2.62448950530961">
            <text:p>2,62</text:p>
          </table:table-cell>
          <table:table-cell/>
        </table:table-row>
        <table:table-row table:style-name="ro3">
          <table:table-cell office:value-type="float" office:value="411">
            <text:p>411</text:p>
          </table:table-cell>
          <table:table-cell table:formula="of:=[.B413]+1-2*RAND()" office:value-type="float" office:value="-7.66792603861541">
            <text:p>-7,67</text:p>
          </table:table-cell>
          <table:table-cell table:formula="of:=[.C413]+1-2*RAND()" office:value-type="float" office:value="2.54685360053554">
            <text:p>2,55</text:p>
          </table:table-cell>
          <table:table-cell/>
        </table:table-row>
        <table:table-row table:style-name="ro3">
          <table:table-cell office:value-type="float" office:value="412">
            <text:p>412</text:p>
          </table:table-cell>
          <table:table-cell table:formula="of:=[.B414]+1-2*RAND()" office:value-type="float" office:value="-7.31744085997343">
            <text:p>-7,32</text:p>
          </table:table-cell>
          <table:table-cell table:formula="of:=[.C414]+1-2*RAND()" office:value-type="float" office:value="3.19402626669034">
            <text:p>3,19</text:p>
          </table:table-cell>
          <table:table-cell/>
        </table:table-row>
        <table:table-row table:style-name="ro3">
          <table:table-cell office:value-type="float" office:value="413">
            <text:p>413</text:p>
          </table:table-cell>
          <table:table-cell table:formula="of:=[.B415]+1-2*RAND()" office:value-type="float" office:value="-7.73734442936257">
            <text:p>-7,74</text:p>
          </table:table-cell>
          <table:table-cell table:formula="of:=[.C415]+1-2*RAND()" office:value-type="float" office:value="3.59408446261659">
            <text:p>3,59</text:p>
          </table:table-cell>
          <table:table-cell/>
        </table:table-row>
        <table:table-row table:style-name="ro3">
          <table:table-cell office:value-type="float" office:value="414">
            <text:p>414</text:p>
          </table:table-cell>
          <table:table-cell table:formula="of:=[.B416]+1-2*RAND()" office:value-type="float" office:value="-7.65645693708211">
            <text:p>-7,66</text:p>
          </table:table-cell>
          <table:table-cell table:formula="of:=[.C416]+1-2*RAND()" office:value-type="float" office:value="2.98341575125232">
            <text:p>2,98</text:p>
          </table:table-cell>
          <table:table-cell/>
        </table:table-row>
        <table:table-row table:style-name="ro3">
          <table:table-cell office:value-type="float" office:value="415">
            <text:p>415</text:p>
          </table:table-cell>
          <table:table-cell table:formula="of:=[.B417]+1-2*RAND()" office:value-type="float" office:value="-7.65296252118424">
            <text:p>-7,65</text:p>
          </table:table-cell>
          <table:table-cell table:formula="of:=[.C417]+1-2*RAND()" office:value-type="float" office:value="2.1664610998705">
            <text:p>2,17</text:p>
          </table:table-cell>
          <table:table-cell/>
        </table:table-row>
        <table:table-row table:style-name="ro3">
          <table:table-cell office:value-type="float" office:value="416">
            <text:p>416</text:p>
          </table:table-cell>
          <table:table-cell table:formula="of:=[.B418]+1-2*RAND()" office:value-type="float" office:value="-7.93818975798786">
            <text:p>-7,94</text:p>
          </table:table-cell>
          <table:table-cell table:formula="of:=[.C418]+1-2*RAND()" office:value-type="float" office:value="1.98252713494003">
            <text:p>1,98</text:p>
          </table:table-cell>
          <table:table-cell/>
        </table:table-row>
        <table:table-row table:style-name="ro3">
          <table:table-cell office:value-type="float" office:value="417">
            <text:p>417</text:p>
          </table:table-cell>
          <table:table-cell table:formula="of:=[.B419]+1-2*RAND()" office:value-type="float" office:value="-8.03438918106258">
            <text:p>-8,03</text:p>
          </table:table-cell>
          <table:table-cell table:formula="of:=[.C419]+1-2*RAND()" office:value-type="float" office:value="2.83560820901766">
            <text:p>2,84</text:p>
          </table:table-cell>
          <table:table-cell/>
        </table:table-row>
        <table:table-row table:style-name="ro3">
          <table:table-cell office:value-type="float" office:value="418">
            <text:p>418</text:p>
          </table:table-cell>
          <table:table-cell table:formula="of:=[.B420]+1-2*RAND()" office:value-type="float" office:value="-8.86055771028623">
            <text:p>-8,86</text:p>
          </table:table-cell>
          <table:table-cell table:formula="of:=[.C420]+1-2*RAND()" office:value-type="float" office:value="2.57397693255916">
            <text:p>2,57</text:p>
          </table:table-cell>
          <table:table-cell/>
        </table:table-row>
        <table:table-row table:style-name="ro3">
          <table:table-cell office:value-type="float" office:value="419">
            <text:p>419</text:p>
          </table:table-cell>
          <table:table-cell table:formula="of:=[.B421]+1-2*RAND()" office:value-type="float" office:value="-8.94402449484915">
            <text:p>-8,94</text:p>
          </table:table-cell>
          <table:table-cell table:formula="of:=[.C421]+1-2*RAND()" office:value-type="float" office:value="2.28083075163886">
            <text:p>2,28</text:p>
          </table:table-cell>
          <table:table-cell/>
        </table:table-row>
        <table:table-row table:style-name="ro3">
          <table:table-cell office:value-type="float" office:value="420">
            <text:p>420</text:p>
          </table:table-cell>
          <table:table-cell table:formula="of:=[.B422]+1-2*RAND()" office:value-type="float" office:value="-9.55772913293913">
            <text:p>-9,56</text:p>
          </table:table-cell>
          <table:table-cell table:formula="of:=[.C422]+1-2*RAND()" office:value-type="float" office:value="2.41164096537977">
            <text:p>2,41</text:p>
          </table:table-cell>
          <table:table-cell/>
        </table:table-row>
        <table:table-row table:style-name="ro3">
          <table:table-cell office:value-type="float" office:value="421">
            <text:p>421</text:p>
          </table:table-cell>
          <table:table-cell table:formula="of:=[.B423]+1-2*RAND()" office:value-type="float" office:value="-10.3800771930255">
            <text:p>-10,38</text:p>
          </table:table-cell>
          <table:table-cell table:formula="of:=[.C423]+1-2*RAND()" office:value-type="float" office:value="1.85514930030331">
            <text:p>1,86</text:p>
          </table:table-cell>
          <table:table-cell/>
        </table:table-row>
        <table:table-row table:style-name="ro3">
          <table:table-cell office:value-type="float" office:value="422">
            <text:p>422</text:p>
          </table:table-cell>
          <table:table-cell table:formula="of:=[.B424]+1-2*RAND()" office:value-type="float" office:value="-10.4959264169447">
            <text:p>-10,50</text:p>
          </table:table-cell>
          <table:table-cell table:formula="of:=[.C424]+1-2*RAND()" office:value-type="float" office:value="2.23041182244197">
            <text:p>2,23</text:p>
          </table:table-cell>
          <table:table-cell/>
        </table:table-row>
        <table:table-row table:style-name="ro3">
          <table:table-cell office:value-type="float" office:value="423">
            <text:p>423</text:p>
          </table:table-cell>
          <table:table-cell table:formula="of:=[.B425]+1-2*RAND()" office:value-type="float" office:value="-10.7267588051036">
            <text:p>-10,73</text:p>
          </table:table-cell>
          <table:table-cell table:formula="of:=[.C425]+1-2*RAND()" office:value-type="float" office:value="1.59914679965004">
            <text:p>1,60</text:p>
          </table:table-cell>
          <table:table-cell/>
        </table:table-row>
        <table:table-row table:style-name="ro3">
          <table:table-cell office:value-type="float" office:value="424">
            <text:p>424</text:p>
          </table:table-cell>
          <table:table-cell table:formula="of:=[.B426]+1-2*RAND()" office:value-type="float" office:value="-11.7083765529096">
            <text:p>-11,71</text:p>
          </table:table-cell>
          <table:table-cell table:formula="of:=[.C426]+1-2*RAND()" office:value-type="float" office:value="2.57648787414655">
            <text:p>2,58</text:p>
          </table:table-cell>
          <table:table-cell/>
        </table:table-row>
        <table:table-row table:style-name="ro3">
          <table:table-cell office:value-type="float" office:value="425">
            <text:p>425</text:p>
          </table:table-cell>
          <table:table-cell table:formula="of:=[.B427]+1-2*RAND()" office:value-type="float" office:value="-11.982628013473">
            <text:p>-11,98</text:p>
          </table:table-cell>
          <table:table-cell table:formula="of:=[.C427]+1-2*RAND()" office:value-type="float" office:value="1.91957404324785">
            <text:p>1,92</text:p>
          </table:table-cell>
          <table:table-cell/>
        </table:table-row>
        <table:table-row table:style-name="ro3">
          <table:table-cell office:value-type="float" office:value="426">
            <text:p>426</text:p>
          </table:table-cell>
          <table:table-cell table:formula="of:=[.B428]+1-2*RAND()" office:value-type="float" office:value="-12.1629690583795">
            <text:p>-12,16</text:p>
          </table:table-cell>
          <table:table-cell table:formula="of:=[.C428]+1-2*RAND()" office:value-type="float" office:value="1.84454851504415">
            <text:p>1,84</text:p>
          </table:table-cell>
          <table:table-cell/>
        </table:table-row>
        <table:table-row table:style-name="ro3">
          <table:table-cell office:value-type="float" office:value="427">
            <text:p>427</text:p>
          </table:table-cell>
          <table:table-cell table:formula="of:=[.B429]+1-2*RAND()" office:value-type="float" office:value="-12.5958861811087">
            <text:p>-12,60</text:p>
          </table:table-cell>
          <table:table-cell table:formula="of:=[.C429]+1-2*RAND()" office:value-type="float" office:value="1.77085651550442">
            <text:p>1,77</text:p>
          </table:table-cell>
          <table:table-cell/>
        </table:table-row>
        <table:table-row table:style-name="ro3">
          <table:table-cell office:value-type="float" office:value="428">
            <text:p>428</text:p>
          </table:table-cell>
          <table:table-cell table:formula="of:=[.B430]+1-2*RAND()" office:value-type="float" office:value="-13.4383241608739">
            <text:p>-13,44</text:p>
          </table:table-cell>
          <table:table-cell table:formula="of:=[.C430]+1-2*RAND()" office:value-type="float" office:value="2.64295798353851">
            <text:p>2,64</text:p>
          </table:table-cell>
          <table:table-cell/>
        </table:table-row>
        <table:table-row table:style-name="ro3">
          <table:table-cell office:value-type="float" office:value="429">
            <text:p>429</text:p>
          </table:table-cell>
          <table:table-cell table:formula="of:=[.B431]+1-2*RAND()" office:value-type="float" office:value="-13.7964105987921">
            <text:p>-13,80</text:p>
          </table:table-cell>
          <table:table-cell table:formula="of:=[.C431]+1-2*RAND()" office:value-type="float" office:value="3.10758595587686">
            <text:p>3,11</text:p>
          </table:table-cell>
          <table:table-cell/>
        </table:table-row>
        <table:table-row table:style-name="ro3">
          <table:table-cell office:value-type="float" office:value="430">
            <text:p>430</text:p>
          </table:table-cell>
          <table:table-cell table:formula="of:=[.B432]+1-2*RAND()" office:value-type="float" office:value="-13.0828253845684">
            <text:p>-13,08</text:p>
          </table:table-cell>
          <table:table-cell table:formula="of:=[.C432]+1-2*RAND()" office:value-type="float" office:value="2.42560177017003">
            <text:p>2,43</text:p>
          </table:table-cell>
          <table:table-cell/>
        </table:table-row>
        <table:table-row table:style-name="ro3">
          <table:table-cell office:value-type="float" office:value="431">
            <text:p>431</text:p>
          </table:table-cell>
          <table:table-cell table:formula="of:=[.B433]+1-2*RAND()" office:value-type="float" office:value="-12.977488711942">
            <text:p>-12,98</text:p>
          </table:table-cell>
          <table:table-cell table:formula="of:=[.C433]+1-2*RAND()" office:value-type="float" office:value="2.97675163578242">
            <text:p>2,98</text:p>
          </table:table-cell>
          <table:table-cell/>
        </table:table-row>
        <table:table-row table:style-name="ro3">
          <table:table-cell office:value-type="float" office:value="432">
            <text:p>432</text:p>
          </table:table-cell>
          <table:table-cell table:formula="of:=[.B434]+1-2*RAND()" office:value-type="float" office:value="-13.3681306862272">
            <text:p>-13,37</text:p>
          </table:table-cell>
          <table:table-cell table:formula="of:=[.C434]+1-2*RAND()" office:value-type="float" office:value="3.25111454259604">
            <text:p>3,25</text:p>
          </table:table-cell>
          <table:table-cell/>
        </table:table-row>
        <table:table-row table:style-name="ro3">
          <table:table-cell office:value-type="float" office:value="433">
            <text:p>433</text:p>
          </table:table-cell>
          <table:table-cell table:formula="of:=[.B435]+1-2*RAND()" office:value-type="float" office:value="-13.9730482343584">
            <text:p>-13,97</text:p>
          </table:table-cell>
          <table:table-cell table:formula="of:=[.C435]+1-2*RAND()" office:value-type="float" office:value="3.83530565537512">
            <text:p>3,84</text:p>
          </table:table-cell>
          <table:table-cell/>
        </table:table-row>
        <table:table-row table:style-name="ro3">
          <table:table-cell office:value-type="float" office:value="434">
            <text:p>434</text:p>
          </table:table-cell>
          <table:table-cell table:formula="of:=[.B436]+1-2*RAND()" office:value-type="float" office:value="-13.7296910630539">
            <text:p>-13,73</text:p>
          </table:table-cell>
          <table:table-cell table:formula="of:=[.C436]+1-2*RAND()" office:value-type="float" office:value="4.24133328115568">
            <text:p>4,24</text:p>
          </table:table-cell>
          <table:table-cell/>
        </table:table-row>
        <table:table-row table:style-name="ro3">
          <table:table-cell office:value-type="float" office:value="435">
            <text:p>435</text:p>
          </table:table-cell>
          <table:table-cell table:formula="of:=[.B437]+1-2*RAND()" office:value-type="float" office:value="-14.1575552895665">
            <text:p>-14,16</text:p>
          </table:table-cell>
          <table:table-cell table:formula="of:=[.C437]+1-2*RAND()" office:value-type="float" office:value="3.99114953447133">
            <text:p>3,99</text:p>
          </table:table-cell>
          <table:table-cell/>
        </table:table-row>
        <table:table-row table:style-name="ro3">
          <table:table-cell office:value-type="float" office:value="436">
            <text:p>436</text:p>
          </table:table-cell>
          <table:table-cell table:formula="of:=[.B438]+1-2*RAND()" office:value-type="float" office:value="-14.509175229352">
            <text:p>-14,51</text:p>
          </table:table-cell>
          <table:table-cell table:formula="of:=[.C438]+1-2*RAND()" office:value-type="float" office:value="3.43175728339702">
            <text:p>3,43</text:p>
          </table:table-cell>
          <table:table-cell/>
        </table:table-row>
        <table:table-row table:style-name="ro3">
          <table:table-cell office:value-type="float" office:value="437">
            <text:p>437</text:p>
          </table:table-cell>
          <table:table-cell table:formula="of:=[.B439]+1-2*RAND()" office:value-type="float" office:value="-14.5751072564162">
            <text:p>-14,58</text:p>
          </table:table-cell>
          <table:table-cell table:formula="of:=[.C439]+1-2*RAND()" office:value-type="float" office:value="4.17968852305785">
            <text:p>4,18</text:p>
          </table:table-cell>
          <table:table-cell/>
        </table:table-row>
        <table:table-row table:style-name="ro3">
          <table:table-cell office:value-type="float" office:value="438">
            <text:p>438</text:p>
          </table:table-cell>
          <table:table-cell table:formula="of:=[.B440]+1-2*RAND()" office:value-type="float" office:value="-13.9761355752125">
            <text:p>-13,98</text:p>
          </table:table-cell>
          <table:table-cell table:formula="of:=[.C440]+1-2*RAND()" office:value-type="float" office:value="4.59673711517826">
            <text:p>4,60</text:p>
          </table:table-cell>
          <table:table-cell/>
        </table:table-row>
        <table:table-row table:style-name="ro3">
          <table:table-cell office:value-type="float" office:value="439">
            <text:p>439</text:p>
          </table:table-cell>
          <table:table-cell table:formula="of:=[.B441]+1-2*RAND()" office:value-type="float" office:value="-14.7922761105001">
            <text:p>-14,79</text:p>
          </table:table-cell>
          <table:table-cell table:formula="of:=[.C441]+1-2*RAND()" office:value-type="float" office:value="3.6473249704577">
            <text:p>3,65</text:p>
          </table:table-cell>
          <table:table-cell/>
        </table:table-row>
        <table:table-row table:style-name="ro3">
          <table:table-cell office:value-type="float" office:value="440">
            <text:p>440</text:p>
          </table:table-cell>
          <table:table-cell table:formula="of:=[.B442]+1-2*RAND()" office:value-type="float" office:value="-14.1855897023343">
            <text:p>-14,19</text:p>
          </table:table-cell>
          <table:table-cell table:formula="of:=[.C442]+1-2*RAND()" office:value-type="float" office:value="3.12384829111397">
            <text:p>3,12</text:p>
          </table:table-cell>
          <table:table-cell/>
        </table:table-row>
        <table:table-row table:style-name="ro3">
          <table:table-cell office:value-type="float" office:value="441">
            <text:p>441</text:p>
          </table:table-cell>
          <table:table-cell table:formula="of:=[.B443]+1-2*RAND()" office:value-type="float" office:value="-14.0406403797679">
            <text:p>-14,04</text:p>
          </table:table-cell>
          <table:table-cell table:formula="of:=[.C443]+1-2*RAND()" office:value-type="float" office:value="3.00495586823672">
            <text:p>3,00</text:p>
          </table:table-cell>
          <table:table-cell/>
        </table:table-row>
        <table:table-row table:style-name="ro3">
          <table:table-cell office:value-type="float" office:value="442">
            <text:p>442</text:p>
          </table:table-cell>
          <table:table-cell table:formula="of:=[.B444]+1-2*RAND()" office:value-type="float" office:value="-14.2562805768102">
            <text:p>-14,26</text:p>
          </table:table-cell>
          <table:table-cell table:formula="of:=[.C444]+1-2*RAND()" office:value-type="float" office:value="3.14170759962872">
            <text:p>3,14</text:p>
          </table:table-cell>
          <table:table-cell/>
        </table:table-row>
        <table:table-row table:style-name="ro3">
          <table:table-cell office:value-type="float" office:value="443">
            <text:p>443</text:p>
          </table:table-cell>
          <table:table-cell table:formula="of:=[.B445]+1-2*RAND()" office:value-type="float" office:value="-13.8351422687992">
            <text:p>-13,84</text:p>
          </table:table-cell>
          <table:table-cell table:formula="of:=[.C445]+1-2*RAND()" office:value-type="float" office:value="3.65112381288782">
            <text:p>3,65</text:p>
          </table:table-cell>
          <table:table-cell/>
        </table:table-row>
        <table:table-row table:style-name="ro3">
          <table:table-cell office:value-type="float" office:value="444">
            <text:p>444</text:p>
          </table:table-cell>
          <table:table-cell table:formula="of:=[.B446]+1-2*RAND()" office:value-type="float" office:value="-14.1251565325074">
            <text:p>-14,13</text:p>
          </table:table-cell>
          <table:table-cell table:formula="of:=[.C446]+1-2*RAND()" office:value-type="float" office:value="4.33889746898785">
            <text:p>4,34</text:p>
          </table:table-cell>
          <table:table-cell/>
        </table:table-row>
        <table:table-row table:style-name="ro3">
          <table:table-cell office:value-type="float" office:value="445">
            <text:p>445</text:p>
          </table:table-cell>
          <table:table-cell table:formula="of:=[.B447]+1-2*RAND()" office:value-type="float" office:value="-13.607352134306">
            <text:p>-13,61</text:p>
          </table:table-cell>
          <table:table-cell table:formula="of:=[.C447]+1-2*RAND()" office:value-type="float" office:value="3.53847775748">
            <text:p>3,54</text:p>
          </table:table-cell>
          <table:table-cell/>
        </table:table-row>
        <table:table-row table:style-name="ro3">
          <table:table-cell office:value-type="float" office:value="446">
            <text:p>446</text:p>
          </table:table-cell>
          <table:table-cell table:formula="of:=[.B448]+1-2*RAND()" office:value-type="float" office:value="-13.7494802488945">
            <text:p>-13,75</text:p>
          </table:table-cell>
          <table:table-cell table:formula="of:=[.C448]+1-2*RAND()" office:value-type="float" office:value="2.567051155027">
            <text:p>2,57</text:p>
          </table:table-cell>
          <table:table-cell/>
        </table:table-row>
        <table:table-row table:style-name="ro3">
          <table:table-cell office:value-type="float" office:value="447">
            <text:p>447</text:p>
          </table:table-cell>
          <table:table-cell table:formula="of:=[.B449]+1-2*RAND()" office:value-type="float" office:value="-13.6652150568552">
            <text:p>-13,67</text:p>
          </table:table-cell>
          <table:table-cell table:formula="of:=[.C449]+1-2*RAND()" office:value-type="float" office:value="2.95554997492582">
            <text:p>2,96</text:p>
          </table:table-cell>
          <table:table-cell/>
        </table:table-row>
        <table:table-row table:style-name="ro3">
          <table:table-cell office:value-type="float" office:value="448">
            <text:p>448</text:p>
          </table:table-cell>
          <table:table-cell table:formula="of:=[.B450]+1-2*RAND()" office:value-type="float" office:value="-14.00492975628">
            <text:p>-14,00</text:p>
          </table:table-cell>
          <table:table-cell table:formula="of:=[.C450]+1-2*RAND()" office:value-type="float" office:value="3.51503135450184">
            <text:p>3,52</text:p>
          </table:table-cell>
          <table:table-cell/>
        </table:table-row>
        <table:table-row table:style-name="ro3">
          <table:table-cell office:value-type="float" office:value="449">
            <text:p>449</text:p>
          </table:table-cell>
          <table:table-cell table:formula="of:=[.B451]+1-2*RAND()" office:value-type="float" office:value="-14.3361021582969">
            <text:p>-14,34</text:p>
          </table:table-cell>
          <table:table-cell table:formula="of:=[.C451]+1-2*RAND()" office:value-type="float" office:value="3.41501786699519">
            <text:p>3,42</text:p>
          </table:table-cell>
          <table:table-cell/>
        </table:table-row>
        <table:table-row table:style-name="ro3">
          <table:table-cell office:value-type="float" office:value="450">
            <text:p>450</text:p>
          </table:table-cell>
          <table:table-cell table:formula="of:=[.B452]+1-2*RAND()" office:value-type="float" office:value="-14.0696024270728">
            <text:p>-14,07</text:p>
          </table:table-cell>
          <table:table-cell table:formula="of:=[.C452]+1-2*RAND()" office:value-type="float" office:value="2.93504181364551">
            <text:p>2,94</text:p>
          </table:table-cell>
          <table:table-cell/>
        </table:table-row>
        <table:table-row table:style-name="ro3">
          <table:table-cell office:value-type="float" office:value="451">
            <text:p>451</text:p>
          </table:table-cell>
          <table:table-cell table:formula="of:=[.B453]+1-2*RAND()" office:value-type="float" office:value="-13.663284690585">
            <text:p>-13,66</text:p>
          </table:table-cell>
          <table:table-cell table:formula="of:=[.C453]+1-2*RAND()" office:value-type="float" office:value="2.14824664173648">
            <text:p>2,15</text:p>
          </table:table-cell>
          <table:table-cell/>
        </table:table-row>
        <table:table-row table:style-name="ro3">
          <table:table-cell office:value-type="float" office:value="452">
            <text:p>452</text:p>
          </table:table-cell>
          <table:table-cell table:formula="of:=[.B454]+1-2*RAND()" office:value-type="float" office:value="-14.2506702453829">
            <text:p>-14,25</text:p>
          </table:table-cell>
          <table:table-cell table:formula="of:=[.C454]+1-2*RAND()" office:value-type="float" office:value="3.02690293407068">
            <text:p>3,03</text:p>
          </table:table-cell>
          <table:table-cell/>
        </table:table-row>
        <table:table-row table:style-name="ro3">
          <table:table-cell office:value-type="float" office:value="453">
            <text:p>453</text:p>
          </table:table-cell>
          <table:table-cell table:formula="of:=[.B455]+1-2*RAND()" office:value-type="float" office:value="-14.0997384358197">
            <text:p>-14,10</text:p>
          </table:table-cell>
          <table:table-cell table:formula="of:=[.C455]+1-2*RAND()" office:value-type="float" office:value="3.03030268847942">
            <text:p>3,03</text:p>
          </table:table-cell>
          <table:table-cell/>
        </table:table-row>
        <table:table-row table:style-name="ro3">
          <table:table-cell office:value-type="float" office:value="454">
            <text:p>454</text:p>
          </table:table-cell>
          <table:table-cell table:formula="of:=[.B456]+1-2*RAND()" office:value-type="float" office:value="-14.5295955003239">
            <text:p>-14,53</text:p>
          </table:table-cell>
          <table:table-cell table:formula="of:=[.C456]+1-2*RAND()" office:value-type="float" office:value="2.57177682919428">
            <text:p>2,57</text:p>
          </table:table-cell>
          <table:table-cell/>
        </table:table-row>
        <table:table-row table:style-name="ro3">
          <table:table-cell office:value-type="float" office:value="455">
            <text:p>455</text:p>
          </table:table-cell>
          <table:table-cell table:formula="of:=[.B457]+1-2*RAND()" office:value-type="float" office:value="-14.5143653610721">
            <text:p>-14,51</text:p>
          </table:table-cell>
          <table:table-cell table:formula="of:=[.C457]+1-2*RAND()" office:value-type="float" office:value="2.30517999455333">
            <text:p>2,31</text:p>
          </table:table-cell>
          <table:table-cell/>
        </table:table-row>
        <table:table-row table:style-name="ro3">
          <table:table-cell office:value-type="float" office:value="456">
            <text:p>456</text:p>
          </table:table-cell>
          <table:table-cell table:formula="of:=[.B458]+1-2*RAND()" office:value-type="float" office:value="-13.9953226419166">
            <text:p>-14,00</text:p>
          </table:table-cell>
          <table:table-cell table:formula="of:=[.C458]+1-2*RAND()" office:value-type="float" office:value="1.61264458857477">
            <text:p>1,61</text:p>
          </table:table-cell>
          <table:table-cell/>
        </table:table-row>
        <table:table-row table:style-name="ro3">
          <table:table-cell office:value-type="float" office:value="457">
            <text:p>457</text:p>
          </table:table-cell>
          <table:table-cell table:formula="of:=[.B459]+1-2*RAND()" office:value-type="float" office:value="-13.7844108450226">
            <text:p>-13,78</text:p>
          </table:table-cell>
          <table:table-cell table:formula="of:=[.C459]+1-2*RAND()" office:value-type="float" office:value="2.21320987353101">
            <text:p>2,21</text:p>
          </table:table-cell>
          <table:table-cell/>
        </table:table-row>
        <table:table-row table:style-name="ro3">
          <table:table-cell office:value-type="float" office:value="458">
            <text:p>458</text:p>
          </table:table-cell>
          <table:table-cell table:formula="of:=[.B460]+1-2*RAND()" office:value-type="float" office:value="-12.8304151645862">
            <text:p>-12,83</text:p>
          </table:table-cell>
          <table:table-cell table:formula="of:=[.C460]+1-2*RAND()" office:value-type="float" office:value="2.68946113158017">
            <text:p>2,69</text:p>
          </table:table-cell>
          <table:table-cell/>
        </table:table-row>
        <table:table-row table:style-name="ro3">
          <table:table-cell office:value-type="float" office:value="459">
            <text:p>459</text:p>
          </table:table-cell>
          <table:table-cell table:formula="of:=[.B461]+1-2*RAND()" office:value-type="float" office:value="-12.1339535303414">
            <text:p>-12,13</text:p>
          </table:table-cell>
          <table:table-cell table:formula="of:=[.C461]+1-2*RAND()" office:value-type="float" office:value="3.1570428297855">
            <text:p>3,16</text:p>
          </table:table-cell>
          <table:table-cell/>
        </table:table-row>
        <table:table-row table:style-name="ro3">
          <table:table-cell office:value-type="float" office:value="460">
            <text:p>460</text:p>
          </table:table-cell>
          <table:table-cell table:formula="of:=[.B462]+1-2*RAND()" office:value-type="float" office:value="-13.0725734219886">
            <text:p>-13,07</text:p>
          </table:table-cell>
          <table:table-cell table:formula="of:=[.C462]+1-2*RAND()" office:value-type="float" office:value="4.07134868064895">
            <text:p>4,07</text:p>
          </table:table-cell>
          <table:table-cell/>
        </table:table-row>
        <table:table-row table:style-name="ro3">
          <table:table-cell office:value-type="float" office:value="461">
            <text:p>461</text:p>
          </table:table-cell>
          <table:table-cell table:formula="of:=[.B463]+1-2*RAND()" office:value-type="float" office:value="-13.2737511359155">
            <text:p>-13,27</text:p>
          </table:table-cell>
          <table:table-cell table:formula="of:=[.C463]+1-2*RAND()" office:value-type="float" office:value="4.69422141835094">
            <text:p>4,69</text:p>
          </table:table-cell>
          <table:table-cell/>
        </table:table-row>
        <table:table-row table:style-name="ro3">
          <table:table-cell office:value-type="float" office:value="462">
            <text:p>462</text:p>
          </table:table-cell>
          <table:table-cell table:formula="of:=[.B464]+1-2*RAND()" office:value-type="float" office:value="-13.2213599300012">
            <text:p>-13,22</text:p>
          </table:table-cell>
          <table:table-cell table:formula="of:=[.C464]+1-2*RAND()" office:value-type="float" office:value="4.96516242576763">
            <text:p>4,97</text:p>
          </table:table-cell>
          <table:table-cell/>
        </table:table-row>
        <table:table-row table:style-name="ro3">
          <table:table-cell office:value-type="float" office:value="463">
            <text:p>463</text:p>
          </table:table-cell>
          <table:table-cell table:formula="of:=[.B465]+1-2*RAND()" office:value-type="float" office:value="-13.5725130969659">
            <text:p>-13,57</text:p>
          </table:table-cell>
          <table:table-cell table:formula="of:=[.C465]+1-2*RAND()" office:value-type="float" office:value="5.32056663930416">
            <text:p>5,32</text:p>
          </table:table-cell>
          <table:table-cell/>
        </table:table-row>
        <table:table-row table:style-name="ro3">
          <table:table-cell office:value-type="float" office:value="464">
            <text:p>464</text:p>
          </table:table-cell>
          <table:table-cell table:formula="of:=[.B466]+1-2*RAND()" office:value-type="float" office:value="-13.4086665851064">
            <text:p>-13,41</text:p>
          </table:table-cell>
          <table:table-cell table:formula="of:=[.C466]+1-2*RAND()" office:value-type="float" office:value="5.4725148412399">
            <text:p>5,47</text:p>
          </table:table-cell>
          <table:table-cell/>
        </table:table-row>
        <table:table-row table:style-name="ro3">
          <table:table-cell office:value-type="float" office:value="465">
            <text:p>465</text:p>
          </table:table-cell>
          <table:table-cell table:formula="of:=[.B467]+1-2*RAND()" office:value-type="float" office:value="-12.9118385883048">
            <text:p>-12,91</text:p>
          </table:table-cell>
          <table:table-cell table:formula="of:=[.C467]+1-2*RAND()" office:value-type="float" office:value="4.66562037123367">
            <text:p>4,67</text:p>
          </table:table-cell>
          <table:table-cell/>
        </table:table-row>
        <table:table-row table:style-name="ro3">
          <table:table-cell office:value-type="float" office:value="466">
            <text:p>466</text:p>
          </table:table-cell>
          <table:table-cell table:formula="of:=[.B468]+1-2*RAND()" office:value-type="float" office:value="-13.8238720959052">
            <text:p>-13,82</text:p>
          </table:table-cell>
          <table:table-cell table:formula="of:=[.C468]+1-2*RAND()" office:value-type="float" office:value="4.41081318724901">
            <text:p>4,41</text:p>
          </table:table-cell>
          <table:table-cell/>
        </table:table-row>
        <table:table-row table:style-name="ro3">
          <table:table-cell office:value-type="float" office:value="467">
            <text:p>467</text:p>
          </table:table-cell>
          <table:table-cell table:formula="of:=[.B469]+1-2*RAND()" office:value-type="float" office:value="-14.0511985453777">
            <text:p>-14,05</text:p>
          </table:table-cell>
          <table:table-cell table:formula="of:=[.C469]+1-2*RAND()" office:value-type="float" office:value="3.805412130896">
            <text:p>3,81</text:p>
          </table:table-cell>
          <table:table-cell/>
        </table:table-row>
        <table:table-row table:style-name="ro3">
          <table:table-cell office:value-type="float" office:value="468">
            <text:p>468</text:p>
          </table:table-cell>
          <table:table-cell table:formula="of:=[.B470]+1-2*RAND()" office:value-type="float" office:value="-14.8080585519783">
            <text:p>-14,81</text:p>
          </table:table-cell>
          <table:table-cell table:formula="of:=[.C470]+1-2*RAND()" office:value-type="float" office:value="4.23438723897561">
            <text:p>4,23</text:p>
          </table:table-cell>
          <table:table-cell/>
        </table:table-row>
        <table:table-row table:style-name="ro3">
          <table:table-cell office:value-type="float" office:value="469">
            <text:p>469</text:p>
          </table:table-cell>
          <table:table-cell table:formula="of:=[.B471]+1-2*RAND()" office:value-type="float" office:value="-14.9597202287987">
            <text:p>-14,96</text:p>
          </table:table-cell>
          <table:table-cell table:formula="of:=[.C471]+1-2*RAND()" office:value-type="float" office:value="4.05739129846916">
            <text:p>4,06</text:p>
          </table:table-cell>
          <table:table-cell/>
        </table:table-row>
        <table:table-row table:style-name="ro3">
          <table:table-cell office:value-type="float" office:value="470">
            <text:p>470</text:p>
          </table:table-cell>
          <table:table-cell table:formula="of:=[.B472]+1-2*RAND()" office:value-type="float" office:value="-15.6538905249909">
            <text:p>-15,65</text:p>
          </table:table-cell>
          <table:table-cell table:formula="of:=[.C472]+1-2*RAND()" office:value-type="float" office:value="3.33817832637578">
            <text:p>3,34</text:p>
          </table:table-cell>
          <table:table-cell/>
        </table:table-row>
        <table:table-row table:style-name="ro3">
          <table:table-cell office:value-type="float" office:value="471">
            <text:p>471</text:p>
          </table:table-cell>
          <table:table-cell table:formula="of:=[.B473]+1-2*RAND()" office:value-type="float" office:value="-16.0722148120403">
            <text:p>-16,07</text:p>
          </table:table-cell>
          <table:table-cell table:formula="of:=[.C473]+1-2*RAND()" office:value-type="float" office:value="3.09749153722078">
            <text:p>3,10</text:p>
          </table:table-cell>
          <table:table-cell/>
        </table:table-row>
        <table:table-row table:style-name="ro3">
          <table:table-cell office:value-type="float" office:value="472">
            <text:p>472</text:p>
          </table:table-cell>
          <table:table-cell table:formula="of:=[.B474]+1-2*RAND()" office:value-type="float" office:value="-15.9522505970672">
            <text:p>-15,95</text:p>
          </table:table-cell>
          <table:table-cell table:formula="of:=[.C474]+1-2*RAND()" office:value-type="float" office:value="2.55054775578901">
            <text:p>2,55</text:p>
          </table:table-cell>
          <table:table-cell/>
        </table:table-row>
        <table:table-row table:style-name="ro3">
          <table:table-cell office:value-type="float" office:value="473">
            <text:p>473</text:p>
          </table:table-cell>
          <table:table-cell table:formula="of:=[.B475]+1-2*RAND()" office:value-type="float" office:value="-16.6411913232878">
            <text:p>-16,64</text:p>
          </table:table-cell>
          <table:table-cell table:formula="of:=[.C475]+1-2*RAND()" office:value-type="float" office:value="1.60024956567213">
            <text:p>1,60</text:p>
          </table:table-cell>
          <table:table-cell/>
        </table:table-row>
        <table:table-row table:style-name="ro3">
          <table:table-cell office:value-type="float" office:value="474">
            <text:p>474</text:p>
          </table:table-cell>
          <table:table-cell table:formula="of:=[.B476]+1-2*RAND()" office:value-type="float" office:value="-17.4249299513176">
            <text:p>-17,42</text:p>
          </table:table-cell>
          <table:table-cell table:formula="of:=[.C476]+1-2*RAND()" office:value-type="float" office:value="2.26773389987648">
            <text:p>2,27</text:p>
          </table:table-cell>
          <table:table-cell/>
        </table:table-row>
        <table:table-row table:style-name="ro3">
          <table:table-cell office:value-type="float" office:value="475">
            <text:p>475</text:p>
          </table:table-cell>
          <table:table-cell table:formula="of:=[.B477]+1-2*RAND()" office:value-type="float" office:value="-17.8389535131864">
            <text:p>-17,84</text:p>
          </table:table-cell>
          <table:table-cell table:formula="of:=[.C477]+1-2*RAND()" office:value-type="float" office:value="2.08366245264187">
            <text:p>2,08</text:p>
          </table:table-cell>
          <table:table-cell/>
        </table:table-row>
        <table:table-row table:style-name="ro3">
          <table:table-cell office:value-type="float" office:value="476">
            <text:p>476</text:p>
          </table:table-cell>
          <table:table-cell table:formula="of:=[.B478]+1-2*RAND()" office:value-type="float" office:value="-17.8434618129395">
            <text:p>-17,84</text:p>
          </table:table-cell>
          <table:table-cell table:formula="of:=[.C478]+1-2*RAND()" office:value-type="float" office:value="1.35558206960559">
            <text:p>1,36</text:p>
          </table:table-cell>
          <table:table-cell/>
        </table:table-row>
        <table:table-row table:style-name="ro3">
          <table:table-cell office:value-type="float" office:value="477">
            <text:p>477</text:p>
          </table:table-cell>
          <table:table-cell table:formula="of:=[.B479]+1-2*RAND()" office:value-type="float" office:value="-18.0888896123506">
            <text:p>-18,09</text:p>
          </table:table-cell>
          <table:table-cell table:formula="of:=[.C479]+1-2*RAND()" office:value-type="float" office:value="1.90141367912292">
            <text:p>1,90</text:p>
          </table:table-cell>
          <table:table-cell/>
        </table:table-row>
        <table:table-row table:style-name="ro3">
          <table:table-cell office:value-type="float" office:value="478">
            <text:p>478</text:p>
          </table:table-cell>
          <table:table-cell table:formula="of:=[.B480]+1-2*RAND()" office:value-type="float" office:value="-18.0452390271239">
            <text:p>-18,05</text:p>
          </table:table-cell>
          <table:table-cell table:formula="of:=[.C480]+1-2*RAND()" office:value-type="float" office:value="1.06227905862033">
            <text:p>1,06</text:p>
          </table:table-cell>
          <table:table-cell/>
        </table:table-row>
        <table:table-row table:style-name="ro3">
          <table:table-cell office:value-type="float" office:value="479">
            <text:p>479</text:p>
          </table:table-cell>
          <table:table-cell table:formula="of:=[.B481]+1-2*RAND()" office:value-type="float" office:value="-17.6823694305494">
            <text:p>-17,68</text:p>
          </table:table-cell>
          <table:table-cell table:formula="of:=[.C481]+1-2*RAND()" office:value-type="float" office:value="1.9040089705959">
            <text:p>1,90</text:p>
          </table:table-cell>
          <table:table-cell/>
        </table:table-row>
        <table:table-row table:style-name="ro3">
          <table:table-cell office:value-type="float" office:value="480">
            <text:p>480</text:p>
          </table:table-cell>
          <table:table-cell table:formula="of:=[.B482]+1-2*RAND()" office:value-type="float" office:value="-17.259615201503">
            <text:p>-17,26</text:p>
          </table:table-cell>
          <table:table-cell table:formula="of:=[.C482]+1-2*RAND()" office:value-type="float" office:value="1.84899908257648">
            <text:p>1,85</text:p>
          </table:table-cell>
          <table:table-cell/>
        </table:table-row>
        <table:table-row table:style-name="ro3">
          <table:table-cell office:value-type="float" office:value="481">
            <text:p>481</text:p>
          </table:table-cell>
          <table:table-cell table:formula="of:=[.B483]+1-2*RAND()" office:value-type="float" office:value="-18.2378423796035">
            <text:p>-18,24</text:p>
          </table:table-cell>
          <table:table-cell table:formula="of:=[.C483]+1-2*RAND()" office:value-type="float" office:value="1.43196572409943">
            <text:p>1,43</text:p>
          </table:table-cell>
          <table:table-cell/>
        </table:table-row>
        <table:table-row table:style-name="ro3">
          <table:table-cell office:value-type="float" office:value="482">
            <text:p>482</text:p>
          </table:table-cell>
          <table:table-cell table:formula="of:=[.B484]+1-2*RAND()" office:value-type="float" office:value="-17.3518054047599">
            <text:p>-17,35</text:p>
          </table:table-cell>
          <table:table-cell table:formula="of:=[.C484]+1-2*RAND()" office:value-type="float" office:value="1.24757392471656">
            <text:p>1,25</text:p>
          </table:table-cell>
          <table:table-cell/>
        </table:table-row>
        <table:table-row table:style-name="ro3">
          <table:table-cell office:value-type="float" office:value="483">
            <text:p>483</text:p>
          </table:table-cell>
          <table:table-cell table:formula="of:=[.B485]+1-2*RAND()" office:value-type="float" office:value="-18.014678359963">
            <text:p>-18,01</text:p>
          </table:table-cell>
          <table:table-cell table:formula="of:=[.C485]+1-2*RAND()" office:value-type="float" office:value="0.489140445832163">
            <text:p>0,49</text:p>
          </table:table-cell>
          <table:table-cell/>
        </table:table-row>
        <table:table-row table:style-name="ro3">
          <table:table-cell office:value-type="float" office:value="484">
            <text:p>484</text:p>
          </table:table-cell>
          <table:table-cell table:formula="of:=[.B486]+1-2*RAND()" office:value-type="float" office:value="-17.162101959344">
            <text:p>-17,16</text:p>
          </table:table-cell>
          <table:table-cell table:formula="of:=[.C486]+1-2*RAND()" office:value-type="float" office:value="0.499345513992012">
            <text:p>0,50</text:p>
          </table:table-cell>
          <table:table-cell/>
        </table:table-row>
        <table:table-row table:style-name="ro3">
          <table:table-cell office:value-type="float" office:value="485">
            <text:p>485</text:p>
          </table:table-cell>
          <table:table-cell table:formula="of:=[.B487]+1-2*RAND()" office:value-type="float" office:value="-17.7948274416849">
            <text:p>-17,79</text:p>
          </table:table-cell>
          <table:table-cell table:formula="of:=[.C487]+1-2*RAND()" office:value-type="float" office:value="-0.212725390680134">
            <text:p>-0,21</text:p>
          </table:table-cell>
          <table:table-cell/>
        </table:table-row>
        <table:table-row table:style-name="ro3">
          <table:table-cell office:value-type="float" office:value="486">
            <text:p>486</text:p>
          </table:table-cell>
          <table:table-cell table:formula="of:=[.B488]+1-2*RAND()" office:value-type="float" office:value="-18.7310013705865">
            <text:p>-18,73</text:p>
          </table:table-cell>
          <table:table-cell table:formula="of:=[.C488]+1-2*RAND()" office:value-type="float" office:value="-0.61135376477614">
            <text:p>-0,61</text:p>
          </table:table-cell>
          <table:table-cell/>
        </table:table-row>
        <table:table-row table:style-name="ro3">
          <table:table-cell office:value-type="float" office:value="487">
            <text:p>487</text:p>
          </table:table-cell>
          <table:table-cell table:formula="of:=[.B489]+1-2*RAND()" office:value-type="float" office:value="-19.1488817785867">
            <text:p>-19,15</text:p>
          </table:table-cell>
          <table:table-cell table:formula="of:=[.C489]+1-2*RAND()" office:value-type="float" office:value="-0.436341931112111">
            <text:p>-0,44</text:p>
          </table:table-cell>
          <table:table-cell/>
        </table:table-row>
        <table:table-row table:style-name="ro3">
          <table:table-cell office:value-type="float" office:value="488">
            <text:p>488</text:p>
          </table:table-cell>
          <table:table-cell table:formula="of:=[.B490]+1-2*RAND()" office:value-type="float" office:value="-18.5455592321232">
            <text:p>-18,55</text:p>
          </table:table-cell>
          <table:table-cell table:formula="of:=[.C490]+1-2*RAND()" office:value-type="float" office:value="-1.2479448793456">
            <text:p>-1,25</text:p>
          </table:table-cell>
          <table:table-cell/>
        </table:table-row>
        <table:table-row table:style-name="ro3">
          <table:table-cell office:value-type="float" office:value="489">
            <text:p>489</text:p>
          </table:table-cell>
          <table:table-cell table:formula="of:=[.B491]+1-2*RAND()" office:value-type="float" office:value="-18.0737299374305">
            <text:p>-18,07</text:p>
          </table:table-cell>
          <table:table-cell table:formula="of:=[.C491]+1-2*RAND()" office:value-type="float" office:value="-0.248690418433398">
            <text:p>-0,25</text:p>
          </table:table-cell>
          <table:table-cell/>
        </table:table-row>
        <table:table-row table:style-name="ro3">
          <table:table-cell office:value-type="float" office:value="490">
            <text:p>490</text:p>
          </table:table-cell>
          <table:table-cell table:formula="of:=[.B492]+1-2*RAND()" office:value-type="float" office:value="-18.209674723912">
            <text:p>-18,21</text:p>
          </table:table-cell>
          <table:table-cell table:formula="of:=[.C492]+1-2*RAND()" office:value-type="float" office:value="-0.793717428576201">
            <text:p>-0,79</text:p>
          </table:table-cell>
          <table:table-cell/>
        </table:table-row>
        <table:table-row table:style-name="ro3">
          <table:table-cell office:value-type="float" office:value="491">
            <text:p>491</text:p>
          </table:table-cell>
          <table:table-cell table:formula="of:=[.B493]+1-2*RAND()" office:value-type="float" office:value="-17.3175591360778">
            <text:p>-17,32</text:p>
          </table:table-cell>
          <table:table-cell table:formula="of:=[.C493]+1-2*RAND()" office:value-type="float" office:value="0.0494117178022862">
            <text:p>0,05</text:p>
          </table:table-cell>
          <table:table-cell/>
        </table:table-row>
        <table:table-row table:style-name="ro3">
          <table:table-cell office:value-type="float" office:value="492">
            <text:p>492</text:p>
          </table:table-cell>
          <table:table-cell table:formula="of:=[.B494]+1-2*RAND()" office:value-type="float" office:value="-16.5331786163151">
            <text:p>-16,53</text:p>
          </table:table-cell>
          <table:table-cell table:formula="of:=[.C494]+1-2*RAND()" office:value-type="float" office:value="-0.0594929438084364">
            <text:p>-0,06</text:p>
          </table:table-cell>
          <table:table-cell/>
        </table:table-row>
        <table:table-row table:style-name="ro3">
          <table:table-cell office:value-type="float" office:value="493">
            <text:p>493</text:p>
          </table:table-cell>
          <table:table-cell table:formula="of:=[.B495]+1-2*RAND()" office:value-type="float" office:value="-16.3506747847423">
            <text:p>-16,35</text:p>
          </table:table-cell>
          <table:table-cell table:formula="of:=[.C495]+1-2*RAND()" office:value-type="float" office:value="0.887336981017143">
            <text:p>0,89</text:p>
          </table:table-cell>
          <table:table-cell/>
        </table:table-row>
        <table:table-row table:style-name="ro3">
          <table:table-cell office:value-type="float" office:value="494">
            <text:p>494</text:p>
          </table:table-cell>
          <table:table-cell table:formula="of:=[.B496]+1-2*RAND()" office:value-type="float" office:value="-15.5166996479966">
            <text:p>-15,52</text:p>
          </table:table-cell>
          <table:table-cell table:formula="of:=[.C496]+1-2*RAND()" office:value-type="float" office:value="1.78609944880009">
            <text:p>1,79</text:p>
          </table:table-cell>
          <table:table-cell/>
        </table:table-row>
        <table:table-row table:style-name="ro3">
          <table:table-cell office:value-type="float" office:value="495">
            <text:p>495</text:p>
          </table:table-cell>
          <table:table-cell table:formula="of:=[.B497]+1-2*RAND()" office:value-type="float" office:value="-16.1750532402657">
            <text:p>-16,18</text:p>
          </table:table-cell>
          <table:table-cell table:formula="of:=[.C497]+1-2*RAND()" office:value-type="float" office:value="2.16694514546543">
            <text:p>2,17</text:p>
          </table:table-cell>
          <table:table-cell/>
        </table:table-row>
        <table:table-row table:style-name="ro3">
          <table:table-cell office:value-type="float" office:value="496">
            <text:p>496</text:p>
          </table:table-cell>
          <table:table-cell table:formula="of:=[.B498]+1-2*RAND()" office:value-type="float" office:value="-15.4791673272848">
            <text:p>-15,48</text:p>
          </table:table-cell>
          <table:table-cell table:formula="of:=[.C498]+1-2*RAND()" office:value-type="float" office:value="1.63565320614725">
            <text:p>1,64</text:p>
          </table:table-cell>
          <table:table-cell/>
        </table:table-row>
        <table:table-row table:style-name="ro3">
          <table:table-cell office:value-type="float" office:value="497">
            <text:p>497</text:p>
          </table:table-cell>
          <table:table-cell table:formula="of:=[.B499]+1-2*RAND()" office:value-type="float" office:value="-15.5903687044047">
            <text:p>-15,59</text:p>
          </table:table-cell>
          <table:table-cell table:formula="of:=[.C499]+1-2*RAND()" office:value-type="float" office:value="1.10033580753952">
            <text:p>1,10</text:p>
          </table:table-cell>
          <table:table-cell/>
        </table:table-row>
        <table:table-row table:style-name="ro3">
          <table:table-cell office:value-type="float" office:value="498">
            <text:p>498</text:p>
          </table:table-cell>
          <table:table-cell table:formula="of:=[.B500]+1-2*RAND()" office:value-type="float" office:value="-14.829124066513">
            <text:p>-14,83</text:p>
          </table:table-cell>
          <table:table-cell table:formula="of:=[.C500]+1-2*RAND()" office:value-type="float" office:value="2.0562769821845">
            <text:p>2,06</text:p>
          </table:table-cell>
          <table:table-cell/>
        </table:table-row>
        <table:table-row table:style-name="ro3">
          <table:table-cell office:value-type="float" office:value="499">
            <text:p>499</text:p>
          </table:table-cell>
          <table:table-cell table:formula="of:=[.B501]+1-2*RAND()" office:value-type="float" office:value="-14.6642516073771">
            <text:p>-14,66</text:p>
          </table:table-cell>
          <table:table-cell table:formula="of:=[.C501]+1-2*RAND()" office:value-type="float" office:value="1.75307869631797">
            <text:p>1,75</text:p>
          </table:table-cell>
          <table:table-cell/>
        </table:table-row>
        <table:table-row table:style-name="ro3">
          <table:table-cell office:value-type="float" office:value="500">
            <text:p>500</text:p>
          </table:table-cell>
          <table:table-cell table:formula="of:=[.B502]+1-2*RAND()" office:value-type="float" office:value="-14.6768830642104">
            <text:p>-14,68</text:p>
          </table:table-cell>
          <table:table-cell table:formula="of:=[.C502]+1-2*RAND()" office:value-type="float" office:value="0.994722083210945">
            <text:p>0,99</text:p>
          </table:table-cell>
          <table:table-cell/>
        </table:table-row>
      </table:table>
      <table:table table:name="Java_movement()" table:style-name="ta1" table:print="false">
        <table:table-column table:style-name="co1" table:number-columns-repeated="2" table:default-cell-style-name="ce5"/>
        <table:table-column table:style-name="co1" table:default-cell-style-name="Default"/>
        <table:table-row table:style-name="ro3"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/>
        </table:table-row>
        <table:table-row table:style-name="ro3">
          <table:table-cell table:style-name="ce4" office:value-type="float" office:value="0">
            <text:p>0,00</text:p>
          </table:table-cell>
          <table:table-cell table:style-name="ce3" office:value-type="float" office:value="0">
            <text:p>0,00</text:p>
          </table:table-cell>
          <table:table-cell>
            <draw:frame table:end-cell-address="'Java_movement()'.O32" table:end-x="0.642cm" table:end-y="0.24cm" draw:z-index="0" draw:style-name="gr1" draw:text-style-name="P1" svg:width="26.846cm" svg:height="13.39cm" svg:x="0.893cm" svg:y="0.399cm">
              <draw:object draw:notify-on-update-of-ranges="'Java_movement()'.A2:'Java_movement()'.A502 'Java_movement()'.B1:'Java_movement()'.B1 'Java_movement()'.B2:'Java_movement()'.B5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3">
          <table:table-cell office:value-type="float" office:value="0.17">
            <text:p>0,17</text:p>
          </table:table-cell>
          <table:table-cell office:value-type="float" office:value="-0.98">
            <text:p>-0,98</text:p>
          </table:table-cell>
          <table:table-cell/>
        </table:table-row>
        <table:table-row table:style-name="ro3">
          <table:table-cell office:value-type="float" office:value="-0.77">
            <text:p>-0,77</text:p>
          </table:table-cell>
          <table:table-cell office:value-type="float" office:value="-1.17">
            <text:p>-1,17</text:p>
          </table:table-cell>
          <table:table-cell/>
        </table:table-row>
        <table:table-row table:style-name="ro3">
          <table:table-cell office:value-type="float" office:value="-0.41">
            <text:p>-0,41</text:p>
          </table:table-cell>
          <table:table-cell office:value-type="float" office:value="-0.83">
            <text:p>-0,83</text:p>
          </table:table-cell>
          <table:table-cell/>
        </table:table-row>
        <table:table-row table:style-name="ro3">
          <table:table-cell office:value-type="float" office:value="-0.55">
            <text:p>-0,55</text:p>
          </table:table-cell>
          <table:table-cell office:value-type="float" office:value="-1.67">
            <text:p>-1,67</text:p>
          </table:table-cell>
          <table:table-cell/>
        </table:table-row>
        <table:table-row table:style-name="ro3">
          <table:table-cell office:value-type="float" office:value="-1.06">
            <text:p>-1,06</text:p>
          </table:table-cell>
          <table:table-cell office:value-type="float" office:value="-1.72">
            <text:p>-1,72</text:p>
          </table:table-cell>
          <table:table-cell/>
        </table:table-row>
        <table:table-row table:style-name="ro3">
          <table:table-cell table:number-columns-repeated="2" office:value-type="float" office:value="-1.5">
            <text:p>-1,5</text:p>
          </table:table-cell>
          <table:table-cell/>
        </table:table-row>
        <table:table-row table:style-name="ro3">
          <table:table-cell office:value-type="float" office:value="-2.16">
            <text:p>-2,16</text:p>
          </table:table-cell>
          <table:table-cell office:value-type="float" office:value="-1.89">
            <text:p>-1,89</text:p>
          </table:table-cell>
          <table:table-cell/>
        </table:table-row>
        <table:table-row table:style-name="ro3">
          <table:table-cell office:value-type="float" office:value="-1.19">
            <text:p>-1,19</text:p>
          </table:table-cell>
          <table:table-cell office:value-type="float" office:value="-2.14">
            <text:p>-2,14</text:p>
          </table:table-cell>
          <table:table-cell/>
        </table:table-row>
        <table:table-row table:style-name="ro3">
          <table:table-cell office:value-type="float" office:value="-1.01">
            <text:p>-1,01</text:p>
          </table:table-cell>
          <table:table-cell office:value-type="float" office:value="-3.08">
            <text:p>-3,08</text:p>
          </table:table-cell>
          <table:table-cell/>
        </table:table-row>
        <table:table-row table:style-name="ro3">
          <table:table-cell office:value-type="float" office:value="-0.89">
            <text:p>-0,89</text:p>
          </table:table-cell>
          <table:table-cell office:value-type="float" office:value="-3.56">
            <text:p>-3,56</text:p>
          </table:table-cell>
          <table:table-cell/>
        </table:table-row>
        <table:table-row table:style-name="ro3">
          <table:table-cell office:value-type="float" office:value="-0.19">
            <text:p>-0,19</text:p>
          </table:table-cell>
          <table:table-cell office:value-type="float" office:value="-3.55">
            <text:p>-3,55</text:p>
          </table:table-cell>
          <table:table-cell/>
        </table:table-row>
        <table:table-row table:style-name="ro3">
          <table:table-cell office:value-type="float" office:value="0.5">
            <text:p>0,5</text:p>
          </table:table-cell>
          <table:table-cell office:value-type="float" office:value="-3.51">
            <text:p>-3,51</text:p>
          </table:table-cell>
          <table:table-cell/>
        </table:table-row>
        <table:table-row table:style-name="ro3">
          <table:table-cell office:value-type="float" office:value="0.82">
            <text:p>0,82</text:p>
          </table:table-cell>
          <table:table-cell office:value-type="float" office:value="-3.72">
            <text:p>-3,72</text:p>
          </table:table-cell>
          <table:table-cell/>
        </table:table-row>
        <table:table-row table:style-name="ro3">
          <table:table-cell office:value-type="float" office:value="0.98">
            <text:p>0,98</text:p>
          </table:table-cell>
          <table:table-cell office:value-type="float" office:value="-3.58">
            <text:p>-3,58</text:p>
          </table:table-cell>
          <table:table-cell/>
        </table:table-row>
        <table:table-row table:style-name="ro3">
          <table:table-cell office:value-type="float" office:value="1.05">
            <text:p>1,05</text:p>
          </table:table-cell>
          <table:table-cell office:value-type="float" office:value="-3.63">
            <text:p>-3,63</text:p>
          </table:table-cell>
          <table:table-cell/>
        </table:table-row>
        <table:table-row table:style-name="ro3">
          <table:table-cell office:value-type="float" office:value="2.03">
            <text:p>2,03</text:p>
          </table:table-cell>
          <table:table-cell office:value-type="float" office:value="-4.53">
            <text:p>-4,53</text:p>
          </table:table-cell>
          <table:table-cell/>
        </table:table-row>
        <table:table-row table:style-name="ro3">
          <table:table-cell office:value-type="float" office:value="1.93">
            <text:p>1,93</text:p>
          </table:table-cell>
          <table:table-cell office:value-type="float" office:value="-5.15">
            <text:p>-5,15</text:p>
          </table:table-cell>
          <table:table-cell/>
        </table:table-row>
        <table:table-row table:style-name="ro3">
          <table:table-cell office:value-type="float" office:value="2.18">
            <text:p>2,18</text:p>
          </table:table-cell>
          <table:table-cell office:value-type="float" office:value="-4.79">
            <text:p>-4,79</text:p>
          </table:table-cell>
          <table:table-cell/>
        </table:table-row>
        <table:table-row table:style-name="ro3">
          <table:table-cell office:value-type="float" office:value="1.21">
            <text:p>1,21</text:p>
          </table:table-cell>
          <table:table-cell office:value-type="float" office:value="-4.68">
            <text:p>-4,68</text:p>
          </table:table-cell>
          <table:table-cell/>
        </table:table-row>
        <table:table-row table:style-name="ro3">
          <table:table-cell office:value-type="float" office:value="1.61">
            <text:p>1,61</text:p>
          </table:table-cell>
          <table:table-cell office:value-type="float" office:value="-4.41">
            <text:p>-4,41</text:p>
          </table:table-cell>
          <table:table-cell/>
        </table:table-row>
        <table:table-row table:style-name="ro3">
          <table:table-cell office:value-type="float" office:value="2.56">
            <text:p>2,56</text:p>
          </table:table-cell>
          <table:table-cell office:value-type="float" office:value="-5">
            <text:p>-5</text:p>
          </table:table-cell>
          <table:table-cell/>
        </table:table-row>
        <table:table-row table:style-name="ro3">
          <table:table-cell office:value-type="float" office:value="2.55">
            <text:p>2,55</text:p>
          </table:table-cell>
          <table:table-cell office:value-type="float" office:value="-5.64">
            <text:p>-5,64</text:p>
          </table:table-cell>
          <table:table-cell/>
        </table:table-row>
        <table:table-row table:style-name="ro3">
          <table:table-cell office:value-type="float" office:value="3.13">
            <text:p>3,13</text:p>
          </table:table-cell>
          <table:table-cell office:value-type="float" office:value="-5.82">
            <text:p>-5,82</text:p>
          </table:table-cell>
          <table:table-cell/>
        </table:table-row>
        <table:table-row table:style-name="ro3">
          <table:table-cell office:value-type="float" office:value="2.76">
            <text:p>2,76</text:p>
          </table:table-cell>
          <table:table-cell office:value-type="float" office:value="-4.84">
            <text:p>-4,84</text:p>
          </table:table-cell>
          <table:table-cell/>
        </table:table-row>
        <table:table-row table:style-name="ro3">
          <table:table-cell office:value-type="float" office:value="1.98">
            <text:p>1,98</text:p>
          </table:table-cell>
          <table:table-cell office:value-type="float" office:value="-5.33">
            <text:p>-5,33</text:p>
          </table:table-cell>
          <table:table-cell/>
        </table:table-row>
        <table:table-row table:style-name="ro3">
          <table:table-cell office:value-type="float" office:value="2.55">
            <text:p>2,55</text:p>
          </table:table-cell>
          <table:table-cell office:value-type="float" office:value="-5.34">
            <text:p>-5,34</text:p>
          </table:table-cell>
          <table:table-cell/>
        </table:table-row>
        <table:table-row table:style-name="ro3">
          <table:table-cell office:value-type="float" office:value="1.69">
            <text:p>1,69</text:p>
          </table:table-cell>
          <table:table-cell office:value-type="float" office:value="-4.52">
            <text:p>-4,52</text:p>
          </table:table-cell>
          <table:table-cell/>
        </table:table-row>
        <table:table-row table:style-name="ro3">
          <table:table-cell office:value-type="float" office:value="1.39">
            <text:p>1,39</text:p>
          </table:table-cell>
          <table:table-cell office:value-type="float" office:value="-3.8">
            <text:p>-3,8</text:p>
          </table:table-cell>
          <table:table-cell/>
        </table:table-row>
        <table:table-row table:style-name="ro3">
          <table:table-cell office:value-type="float" office:value="1.41">
            <text:p>1,41</text:p>
          </table:table-cell>
          <table:table-cell office:value-type="float" office:value="-2.87">
            <text:p>-2,87</text:p>
          </table:table-cell>
          <table:table-cell/>
        </table:table-row>
        <table:table-row table:style-name="ro3">
          <table:table-cell office:value-type="float" office:value="1.3">
            <text:p>1,3</text:p>
          </table:table-cell>
          <table:table-cell office:value-type="float" office:value="-2.3">
            <text:p>-2,3</text:p>
          </table:table-cell>
          <table:table-cell/>
        </table:table-row>
        <table:table-row table:style-name="ro3">
          <table:table-cell office:value-type="float" office:value="1.36">
            <text:p>1,36</text:p>
          </table:table-cell>
          <table:table-cell office:value-type="float" office:value="-2.79">
            <text:p>-2,79</text:p>
          </table:table-cell>
          <table:table-cell/>
        </table:table-row>
        <table:table-row table:style-name="ro3">
          <table:table-cell office:value-type="float" office:value="0.61">
            <text:p>0,61</text:p>
          </table:table-cell>
          <table:table-cell office:value-type="float" office:value="-3.13">
            <text:p>-3,13</text:p>
          </table:table-cell>
          <table:table-cell/>
        </table:table-row>
        <table:table-row table:style-name="ro3">
          <table:table-cell office:value-type="float" office:value="-0.33">
            <text:p>-0,33</text:p>
          </table:table-cell>
          <table:table-cell office:value-type="float" office:value="-3.55">
            <text:p>-3,55</text:p>
          </table:table-cell>
          <table:table-cell/>
        </table:table-row>
        <table:table-row table:style-name="ro3">
          <table:table-cell office:value-type="float" office:value="-0.12">
            <text:p>-0,12</text:p>
          </table:table-cell>
          <table:table-cell office:value-type="float" office:value="-4.22">
            <text:p>-4,22</text:p>
          </table:table-cell>
          <table:table-cell/>
        </table:table-row>
        <table:table-row table:style-name="ro3">
          <table:table-cell office:value-type="float" office:value="0.35">
            <text:p>0,35</text:p>
          </table:table-cell>
          <table:table-cell office:value-type="float" office:value="-4.09">
            <text:p>-4,09</text:p>
          </table:table-cell>
          <table:table-cell/>
        </table:table-row>
        <table:table-row table:style-name="ro3">
          <table:table-cell office:value-type="float" office:value="0.47">
            <text:p>0,47</text:p>
          </table:table-cell>
          <table:table-cell office:value-type="float" office:value="-4.09">
            <text:p>-4,09</text:p>
          </table:table-cell>
          <table:table-cell/>
        </table:table-row>
        <table:table-row table:style-name="ro3">
          <table:table-cell office:value-type="float" office:value="0.14">
            <text:p>0,14</text:p>
          </table:table-cell>
          <table:table-cell office:value-type="float" office:value="-4.21">
            <text:p>-4,21</text:p>
          </table:table-cell>
          <table:table-cell/>
        </table:table-row>
        <table:table-row table:style-name="ro3">
          <table:table-cell office:value-type="float" office:value="-0.42">
            <text:p>-0,42</text:p>
          </table:table-cell>
          <table:table-cell office:value-type="float" office:value="-4.14">
            <text:p>-4,14</text:p>
          </table:table-cell>
          <table:table-cell/>
        </table:table-row>
        <table:table-row table:style-name="ro3">
          <table:table-cell office:value-type="float" office:value="-0.82">
            <text:p>-0,82</text:p>
          </table:table-cell>
          <table:table-cell office:value-type="float" office:value="-5.11">
            <text:p>-5,11</text:p>
          </table:table-cell>
          <table:table-cell/>
        </table:table-row>
        <table:table-row table:style-name="ro3">
          <table:table-cell office:value-type="float" office:value="-0.45">
            <text:p>-0,45</text:p>
          </table:table-cell>
          <table:table-cell office:value-type="float" office:value="-5.69">
            <text:p>-5,69</text:p>
          </table:table-cell>
          <table:table-cell/>
        </table:table-row>
        <table:table-row table:style-name="ro3">
          <table:table-cell office:value-type="float" office:value="-0.1">
            <text:p>-0,1</text:p>
          </table:table-cell>
          <table:table-cell office:value-type="float" office:value="-5.29">
            <text:p>-5,29</text:p>
          </table:table-cell>
          <table:table-cell/>
        </table:table-row>
        <table:table-row table:style-name="ro3">
          <table:table-cell office:value-type="float" office:value="-0.95">
            <text:p>-0,95</text:p>
          </table:table-cell>
          <table:table-cell office:value-type="float" office:value="-6.28">
            <text:p>-6,28</text:p>
          </table:table-cell>
          <table:table-cell/>
        </table:table-row>
        <table:table-row table:style-name="ro3">
          <table:table-cell office:value-type="float" office:value="-0.05">
            <text:p>-0,05</text:p>
          </table:table-cell>
          <table:table-cell office:value-type="float" office:value="-6.51">
            <text:p>-6,51</text:p>
          </table:table-cell>
          <table:table-cell/>
        </table:table-row>
        <table:table-row table:style-name="ro3">
          <table:table-cell office:value-type="float" office:value="-0.74">
            <text:p>-0,74</text:p>
          </table:table-cell>
          <table:table-cell office:value-type="float" office:value="-7.04">
            <text:p>-7,04</text:p>
          </table:table-cell>
          <table:table-cell/>
        </table:table-row>
        <table:table-row table:style-name="ro3">
          <table:table-cell office:value-type="float" office:value="-1.7">
            <text:p>-1,7</text:p>
          </table:table-cell>
          <table:table-cell office:value-type="float" office:value="-7.48">
            <text:p>-7,48</text:p>
          </table:table-cell>
          <table:table-cell/>
        </table:table-row>
        <table:table-row table:style-name="ro3">
          <table:table-cell office:value-type="float" office:value="-2.7">
            <text:p>-2,7</text:p>
          </table:table-cell>
          <table:table-cell office:value-type="float" office:value="-8.47">
            <text:p>-8,47</text:p>
          </table:table-cell>
          <table:table-cell/>
        </table:table-row>
        <table:table-row table:style-name="ro3">
          <table:table-cell office:value-type="float" office:value="-2.91">
            <text:p>-2,91</text:p>
          </table:table-cell>
          <table:table-cell office:value-type="float" office:value="-8.72">
            <text:p>-8,72</text:p>
          </table:table-cell>
          <table:table-cell/>
        </table:table-row>
        <table:table-row table:style-name="ro3">
          <table:table-cell office:value-type="float" office:value="-2.4">
            <text:p>-2,4</text:p>
          </table:table-cell>
          <table:table-cell office:value-type="float" office:value="-9.04">
            <text:p>-9,04</text:p>
          </table:table-cell>
          <table:table-cell/>
        </table:table-row>
        <table:table-row table:style-name="ro3">
          <table:table-cell office:value-type="float" office:value="-1.55">
            <text:p>-1,55</text:p>
          </table:table-cell>
          <table:table-cell office:value-type="float" office:value="-9.96">
            <text:p>-9,96</text:p>
          </table:table-cell>
          <table:table-cell/>
        </table:table-row>
        <table:table-row table:style-name="ro3">
          <table:table-cell office:value-type="float" office:value="-1.35">
            <text:p>-1,35</text:p>
          </table:table-cell>
          <table:table-cell office:value-type="float" office:value="-10.06">
            <text:p>-10,06</text:p>
          </table:table-cell>
          <table:table-cell/>
        </table:table-row>
        <table:table-row table:style-name="ro3">
          <table:table-cell office:value-type="float" office:value="-1.53">
            <text:p>-1,53</text:p>
          </table:table-cell>
          <table:table-cell office:value-type="float" office:value="-10.57">
            <text:p>-10,57</text:p>
          </table:table-cell>
          <table:table-cell/>
        </table:table-row>
        <table:table-row table:style-name="ro3">
          <table:table-cell office:value-type="float" office:value="-1.28">
            <text:p>-1,28</text:p>
          </table:table-cell>
          <table:table-cell office:value-type="float" office:value="-9.6">
            <text:p>-9,6</text:p>
          </table:table-cell>
          <table:table-cell/>
        </table:table-row>
        <table:table-row table:style-name="ro3">
          <table:table-cell office:value-type="float" office:value="-2.26">
            <text:p>-2,26</text:p>
          </table:table-cell>
          <table:table-cell office:value-type="float" office:value="-8.8">
            <text:p>-8,8</text:p>
          </table:table-cell>
          <table:table-cell/>
        </table:table-row>
        <table:table-row table:style-name="ro3">
          <table:table-cell office:value-type="float" office:value="-1.97">
            <text:p>-1,97</text:p>
          </table:table-cell>
          <table:table-cell office:value-type="float" office:value="-8.84">
            <text:p>-8,84</text:p>
          </table:table-cell>
          <table:table-cell/>
        </table:table-row>
        <table:table-row table:style-name="ro3">
          <table:table-cell office:value-type="float" office:value="-1.75">
            <text:p>-1,75</text:p>
          </table:table-cell>
          <table:table-cell office:value-type="float" office:value="-8.76">
            <text:p>-8,76</text:p>
          </table:table-cell>
          <table:table-cell/>
        </table:table-row>
        <table:table-row table:style-name="ro3">
          <table:table-cell office:value-type="float" office:value="-1.21">
            <text:p>-1,21</text:p>
          </table:table-cell>
          <table:table-cell office:value-type="float" office:value="-8.6">
            <text:p>-8,6</text:p>
          </table:table-cell>
          <table:table-cell/>
        </table:table-row>
        <table:table-row table:style-name="ro3">
          <table:table-cell office:value-type="float" office:value="-0.65">
            <text:p>-0,65</text:p>
          </table:table-cell>
          <table:table-cell office:value-type="float" office:value="-9.19">
            <text:p>-9,19</text:p>
          </table:table-cell>
          <table:table-cell/>
        </table:table-row>
        <table:table-row table:style-name="ro3">
          <table:table-cell office:value-type="float" office:value="-1.64">
            <text:p>-1,64</text:p>
          </table:table-cell>
          <table:table-cell office:value-type="float" office:value="-8.55">
            <text:p>-8,55</text:p>
          </table:table-cell>
          <table:table-cell/>
        </table:table-row>
        <table:table-row table:style-name="ro3">
          <table:table-cell office:value-type="float" office:value="-0.86">
            <text:p>-0,86</text:p>
          </table:table-cell>
          <table:table-cell office:value-type="float" office:value="-7.73">
            <text:p>-7,73</text:p>
          </table:table-cell>
          <table:table-cell/>
        </table:table-row>
        <table:table-row table:style-name="ro3">
          <table:table-cell office:value-type="float" office:value="-1.62">
            <text:p>-1,62</text:p>
          </table:table-cell>
          <table:table-cell office:value-type="float" office:value="-7.4">
            <text:p>-7,4</text:p>
          </table:table-cell>
          <table:table-cell/>
        </table:table-row>
        <table:table-row table:style-name="ro3">
          <table:table-cell office:value-type="float" office:value="-2.35">
            <text:p>-2,35</text:p>
          </table:table-cell>
          <table:table-cell office:value-type="float" office:value="-7.74">
            <text:p>-7,74</text:p>
          </table:table-cell>
          <table:table-cell/>
        </table:table-row>
        <table:table-row table:style-name="ro3">
          <table:table-cell office:value-type="float" office:value="-1.75">
            <text:p>-1,75</text:p>
          </table:table-cell>
          <table:table-cell office:value-type="float" office:value="-7.6">
            <text:p>-7,6</text:p>
          </table:table-cell>
          <table:table-cell/>
        </table:table-row>
        <table:table-row table:style-name="ro3">
          <table:table-cell office:value-type="float" office:value="-1.86">
            <text:p>-1,86</text:p>
          </table:table-cell>
          <table:table-cell office:value-type="float" office:value="-7.63">
            <text:p>-7,63</text:p>
          </table:table-cell>
          <table:table-cell/>
        </table:table-row>
        <table:table-row table:style-name="ro3">
          <table:table-cell office:value-type="float" office:value="-2.72">
            <text:p>-2,72</text:p>
          </table:table-cell>
          <table:table-cell office:value-type="float" office:value="-8.13">
            <text:p>-8,13</text:p>
          </table:table-cell>
          <table:table-cell/>
        </table:table-row>
        <table:table-row table:style-name="ro3">
          <table:table-cell office:value-type="float" office:value="-1.76">
            <text:p>-1,76</text:p>
          </table:table-cell>
          <table:table-cell office:value-type="float" office:value="-8.39">
            <text:p>-8,39</text:p>
          </table:table-cell>
          <table:table-cell/>
        </table:table-row>
        <table:table-row table:style-name="ro3">
          <table:table-cell office:value-type="float" office:value="-2.6">
            <text:p>-2,6</text:p>
          </table:table-cell>
          <table:table-cell office:value-type="float" office:value="-9.09">
            <text:p>-9,09</text:p>
          </table:table-cell>
          <table:table-cell/>
        </table:table-row>
        <table:table-row table:style-name="ro3">
          <table:table-cell office:value-type="float" office:value="-1.98">
            <text:p>-1,98</text:p>
          </table:table-cell>
          <table:table-cell office:value-type="float" office:value="-10">
            <text:p>-10</text:p>
          </table:table-cell>
          <table:table-cell/>
        </table:table-row>
        <table:table-row table:style-name="ro3">
          <table:table-cell office:value-type="float" office:value="-2.2">
            <text:p>-2,2</text:p>
          </table:table-cell>
          <table:table-cell office:value-type="float" office:value="-10.27">
            <text:p>-10,27</text:p>
          </table:table-cell>
          <table:table-cell/>
        </table:table-row>
        <table:table-row table:style-name="ro3">
          <table:table-cell office:value-type="float" office:value="-1.93">
            <text:p>-1,93</text:p>
          </table:table-cell>
          <table:table-cell office:value-type="float" office:value="-9.96">
            <text:p>-9,96</text:p>
          </table:table-cell>
          <table:table-cell/>
        </table:table-row>
        <table:table-row table:style-name="ro3">
          <table:table-cell office:value-type="float" office:value="-2.38">
            <text:p>-2,38</text:p>
          </table:table-cell>
          <table:table-cell office:value-type="float" office:value="-9.81">
            <text:p>-9,81</text:p>
          </table:table-cell>
          <table:table-cell/>
        </table:table-row>
        <table:table-row table:style-name="ro3">
          <table:table-cell office:value-type="float" office:value="-2.6">
            <text:p>-2,6</text:p>
          </table:table-cell>
          <table:table-cell office:value-type="float" office:value="-10.45">
            <text:p>-10,45</text:p>
          </table:table-cell>
          <table:table-cell/>
        </table:table-row>
        <table:table-row table:style-name="ro3">
          <table:table-cell office:value-type="float" office:value="-1.87">
            <text:p>-1,87</text:p>
          </table:table-cell>
          <table:table-cell office:value-type="float" office:value="-10.47">
            <text:p>-10,47</text:p>
          </table:table-cell>
          <table:table-cell/>
        </table:table-row>
        <table:table-row table:style-name="ro3">
          <table:table-cell office:value-type="float" office:value="-0.99">
            <text:p>-0,99</text:p>
          </table:table-cell>
          <table:table-cell office:value-type="float" office:value="-10.76">
            <text:p>-10,76</text:p>
          </table:table-cell>
          <table:table-cell/>
        </table:table-row>
        <table:table-row table:style-name="ro3">
          <table:table-cell office:value-type="float" office:value="-1.6">
            <text:p>-1,6</text:p>
          </table:table-cell>
          <table:table-cell office:value-type="float" office:value="-10.89">
            <text:p>-10,89</text:p>
          </table:table-cell>
          <table:table-cell/>
        </table:table-row>
        <table:table-row table:style-name="ro3">
          <table:table-cell office:value-type="float" office:value="-1.66">
            <text:p>-1,66</text:p>
          </table:table-cell>
          <table:table-cell office:value-type="float" office:value="-11.88">
            <text:p>-11,88</text:p>
          </table:table-cell>
          <table:table-cell/>
        </table:table-row>
        <table:table-row table:style-name="ro3">
          <table:table-cell office:value-type="float" office:value="-2.45">
            <text:p>-2,45</text:p>
          </table:table-cell>
          <table:table-cell office:value-type="float" office:value="-12.18">
            <text:p>-12,18</text:p>
          </table:table-cell>
          <table:table-cell/>
        </table:table-row>
        <table:table-row table:style-name="ro3">
          <table:table-cell office:value-type="float" office:value="-2.66">
            <text:p>-2,66</text:p>
          </table:table-cell>
          <table:table-cell office:value-type="float" office:value="-12">
            <text:p>-12</text:p>
          </table:table-cell>
          <table:table-cell/>
        </table:table-row>
        <table:table-row table:style-name="ro3">
          <table:table-cell office:value-type="float" office:value="-3.15">
            <text:p>-3,15</text:p>
          </table:table-cell>
          <table:table-cell office:value-type="float" office:value="-12.83">
            <text:p>-12,83</text:p>
          </table:table-cell>
          <table:table-cell/>
        </table:table-row>
        <table:table-row table:style-name="ro3">
          <table:table-cell office:value-type="float" office:value="-3.05">
            <text:p>-3,05</text:p>
          </table:table-cell>
          <table:table-cell office:value-type="float" office:value="-13.34">
            <text:p>-13,34</text:p>
          </table:table-cell>
          <table:table-cell/>
        </table:table-row>
        <table:table-row table:style-name="ro3">
          <table:table-cell office:value-type="float" office:value="-3.36">
            <text:p>-3,36</text:p>
          </table:table-cell>
          <table:table-cell office:value-type="float" office:value="-13.66">
            <text:p>-13,66</text:p>
          </table:table-cell>
          <table:table-cell/>
        </table:table-row>
        <table:table-row table:style-name="ro3">
          <table:table-cell office:value-type="float" office:value="-3.23">
            <text:p>-3,23</text:p>
          </table:table-cell>
          <table:table-cell office:value-type="float" office:value="-13.24">
            <text:p>-13,24</text:p>
          </table:table-cell>
          <table:table-cell/>
        </table:table-row>
        <table:table-row table:style-name="ro3">
          <table:table-cell office:value-type="float" office:value="-3.39">
            <text:p>-3,39</text:p>
          </table:table-cell>
          <table:table-cell office:value-type="float" office:value="-12.27">
            <text:p>-12,27</text:p>
          </table:table-cell>
          <table:table-cell/>
        </table:table-row>
        <table:table-row table:style-name="ro3">
          <table:table-cell office:value-type="float" office:value="-3.25">
            <text:p>-3,25</text:p>
          </table:table-cell>
          <table:table-cell office:value-type="float" office:value="-11.77">
            <text:p>-11,77</text:p>
          </table:table-cell>
          <table:table-cell/>
        </table:table-row>
        <table:table-row table:style-name="ro3">
          <table:table-cell office:value-type="float" office:value="-3.96">
            <text:p>-3,96</text:p>
          </table:table-cell>
          <table:table-cell office:value-type="float" office:value="-11.76">
            <text:p>-11,76</text:p>
          </table:table-cell>
          <table:table-cell/>
        </table:table-row>
        <table:table-row table:style-name="ro3">
          <table:table-cell office:value-type="float" office:value="-3.5">
            <text:p>-3,5</text:p>
          </table:table-cell>
          <table:table-cell office:value-type="float" office:value="-11.61">
            <text:p>-11,61</text:p>
          </table:table-cell>
          <table:table-cell/>
        </table:table-row>
        <table:table-row table:style-name="ro3">
          <table:table-cell office:value-type="float" office:value="-3.02">
            <text:p>-3,02</text:p>
          </table:table-cell>
          <table:table-cell office:value-type="float" office:value="-11.91">
            <text:p>-11,91</text:p>
          </table:table-cell>
          <table:table-cell/>
        </table:table-row>
        <table:table-row table:style-name="ro3">
          <table:table-cell office:value-type="float" office:value="-3.26">
            <text:p>-3,26</text:p>
          </table:table-cell>
          <table:table-cell office:value-type="float" office:value="-11.75">
            <text:p>-11,75</text:p>
          </table:table-cell>
          <table:table-cell/>
        </table:table-row>
        <table:table-row table:style-name="ro3">
          <table:table-cell office:value-type="float" office:value="-3.34">
            <text:p>-3,34</text:p>
          </table:table-cell>
          <table:table-cell office:value-type="float" office:value="-10.96">
            <text:p>-10,96</text:p>
          </table:table-cell>
          <table:table-cell/>
        </table:table-row>
        <table:table-row table:style-name="ro3">
          <table:table-cell office:value-type="float" office:value="-3.55">
            <text:p>-3,55</text:p>
          </table:table-cell>
          <table:table-cell office:value-type="float" office:value="-11.55">
            <text:p>-11,55</text:p>
          </table:table-cell>
          <table:table-cell/>
        </table:table-row>
        <table:table-row table:style-name="ro3">
          <table:table-cell office:value-type="float" office:value="-3.1">
            <text:p>-3,1</text:p>
          </table:table-cell>
          <table:table-cell office:value-type="float" office:value="-12.1">
            <text:p>-12,1</text:p>
          </table:table-cell>
          <table:table-cell/>
        </table:table-row>
        <table:table-row table:style-name="ro3">
          <table:table-cell office:value-type="float" office:value="-3.17">
            <text:p>-3,17</text:p>
          </table:table-cell>
          <table:table-cell office:value-type="float" office:value="-12.08">
            <text:p>-12,08</text:p>
          </table:table-cell>
          <table:table-cell/>
        </table:table-row>
        <table:table-row table:style-name="ro3">
          <table:table-cell office:value-type="float" office:value="-3.65">
            <text:p>-3,65</text:p>
          </table:table-cell>
          <table:table-cell office:value-type="float" office:value="-11.8">
            <text:p>-11,8</text:p>
          </table:table-cell>
          <table:table-cell/>
        </table:table-row>
        <table:table-row table:style-name="ro3">
          <table:table-cell office:value-type="float" office:value="-4.14">
            <text:p>-4,14</text:p>
          </table:table-cell>
          <table:table-cell office:value-type="float" office:value="-10.91">
            <text:p>-10,91</text:p>
          </table:table-cell>
          <table:table-cell/>
        </table:table-row>
        <table:table-row table:style-name="ro3">
          <table:table-cell office:value-type="float" office:value="-3.47">
            <text:p>-3,47</text:p>
          </table:table-cell>
          <table:table-cell office:value-type="float" office:value="-9.99">
            <text:p>-9,99</text:p>
          </table:table-cell>
          <table:table-cell/>
        </table:table-row>
        <table:table-row table:style-name="ro3">
          <table:table-cell office:value-type="float" office:value="-2.83">
            <text:p>-2,83</text:p>
          </table:table-cell>
          <table:table-cell office:value-type="float" office:value="-10.23">
            <text:p>-10,23</text:p>
          </table:table-cell>
          <table:table-cell/>
        </table:table-row>
        <table:table-row table:style-name="ro3">
          <table:table-cell office:value-type="float" office:value="-2.07">
            <text:p>-2,07</text:p>
          </table:table-cell>
          <table:table-cell office:value-type="float" office:value="-10.96">
            <text:p>-10,96</text:p>
          </table:table-cell>
          <table:table-cell/>
        </table:table-row>
        <table:table-row table:style-name="ro3">
          <table:table-cell office:value-type="float" office:value="-1.81">
            <text:p>-1,81</text:p>
          </table:table-cell>
          <table:table-cell office:value-type="float" office:value="-11.75">
            <text:p>-11,75</text:p>
          </table:table-cell>
          <table:table-cell/>
        </table:table-row>
        <table:table-row table:style-name="ro3">
          <table:table-cell office:value-type="float" office:value="-1.37">
            <text:p>-1,37</text:p>
          </table:table-cell>
          <table:table-cell office:value-type="float" office:value="-11.69">
            <text:p>-11,69</text:p>
          </table:table-cell>
          <table:table-cell/>
        </table:table-row>
        <table:table-row table:style-name="ro3">
          <table:table-cell office:value-type="float" office:value="-1.24">
            <text:p>-1,24</text:p>
          </table:table-cell>
          <table:table-cell office:value-type="float" office:value="-11.4">
            <text:p>-11,4</text:p>
          </table:table-cell>
          <table:table-cell/>
        </table:table-row>
        <table:table-row table:style-name="ro3">
          <table:table-cell office:value-type="float" office:value="-0.91">
            <text:p>-0,91</text:p>
          </table:table-cell>
          <table:table-cell office:value-type="float" office:value="-12.04">
            <text:p>-12,04</text:p>
          </table:table-cell>
          <table:table-cell/>
        </table:table-row>
        <table:table-row table:style-name="ro3">
          <table:table-cell office:value-type="float" office:value="-1.01">
            <text:p>-1,01</text:p>
          </table:table-cell>
          <table:table-cell office:value-type="float" office:value="-11.65">
            <text:p>-11,65</text:p>
          </table:table-cell>
          <table:table-cell/>
        </table:table-row>
        <table:table-row table:style-name="ro3">
          <table:table-cell office:value-type="float" office:value="-1.44">
            <text:p>-1,44</text:p>
          </table:table-cell>
          <table:table-cell office:value-type="float" office:value="-12.23">
            <text:p>-12,23</text:p>
          </table:table-cell>
          <table:table-cell/>
        </table:table-row>
        <table:table-row table:style-name="ro3">
          <table:table-cell office:value-type="float" office:value="-1.54">
            <text:p>-1,54</text:p>
          </table:table-cell>
          <table:table-cell office:value-type="float" office:value="-12.85">
            <text:p>-12,85</text:p>
          </table:table-cell>
          <table:table-cell/>
        </table:table-row>
        <table:table-row table:style-name="ro3">
          <table:table-cell office:value-type="float" office:value="-1.31">
            <text:p>-1,31</text:p>
          </table:table-cell>
          <table:table-cell office:value-type="float" office:value="-12.08">
            <text:p>-12,08</text:p>
          </table:table-cell>
          <table:table-cell/>
        </table:table-row>
        <table:table-row table:style-name="ro3">
          <table:table-cell office:value-type="float" office:value="-1.34">
            <text:p>-1,34</text:p>
          </table:table-cell>
          <table:table-cell office:value-type="float" office:value="-11.57">
            <text:p>-11,57</text:p>
          </table:table-cell>
          <table:table-cell/>
        </table:table-row>
        <table:table-row table:style-name="ro3">
          <table:table-cell office:value-type="float" office:value="-1.57">
            <text:p>-1,57</text:p>
          </table:table-cell>
          <table:table-cell office:value-type="float" office:value="-11.43">
            <text:p>-11,43</text:p>
          </table:table-cell>
          <table:table-cell/>
        </table:table-row>
        <table:table-row table:style-name="ro3">
          <table:table-cell office:value-type="float" office:value="-1.36">
            <text:p>-1,36</text:p>
          </table:table-cell>
          <table:table-cell office:value-type="float" office:value="-12.11">
            <text:p>-12,11</text:p>
          </table:table-cell>
          <table:table-cell/>
        </table:table-row>
        <table:table-row table:style-name="ro3">
          <table:table-cell office:value-type="float" office:value="-2.21">
            <text:p>-2,21</text:p>
          </table:table-cell>
          <table:table-cell office:value-type="float" office:value="-11.57">
            <text:p>-11,57</text:p>
          </table:table-cell>
          <table:table-cell/>
        </table:table-row>
        <table:table-row table:style-name="ro3">
          <table:table-cell office:value-type="float" office:value="-2.81">
            <text:p>-2,81</text:p>
          </table:table-cell>
          <table:table-cell office:value-type="float" office:value="-11.94">
            <text:p>-11,94</text:p>
          </table:table-cell>
          <table:table-cell/>
        </table:table-row>
        <table:table-row table:style-name="ro3">
          <table:table-cell office:value-type="float" office:value="-2.05">
            <text:p>-2,05</text:p>
          </table:table-cell>
          <table:table-cell office:value-type="float" office:value="-11.39">
            <text:p>-11,39</text:p>
          </table:table-cell>
          <table:table-cell/>
        </table:table-row>
        <table:table-row table:style-name="ro3">
          <table:table-cell office:value-type="float" office:value="-2.87">
            <text:p>-2,87</text:p>
          </table:table-cell>
          <table:table-cell office:value-type="float" office:value="-11.68">
            <text:p>-11,68</text:p>
          </table:table-cell>
          <table:table-cell/>
        </table:table-row>
        <table:table-row table:style-name="ro3">
          <table:table-cell office:value-type="float" office:value="-2.32">
            <text:p>-2,32</text:p>
          </table:table-cell>
          <table:table-cell office:value-type="float" office:value="-11.95">
            <text:p>-11,95</text:p>
          </table:table-cell>
          <table:table-cell/>
        </table:table-row>
        <table:table-row table:style-name="ro3">
          <table:table-cell office:value-type="float" office:value="-2.42">
            <text:p>-2,42</text:p>
          </table:table-cell>
          <table:table-cell office:value-type="float" office:value="-12.85">
            <text:p>-12,85</text:p>
          </table:table-cell>
          <table:table-cell/>
        </table:table-row>
        <table:table-row table:style-name="ro3">
          <table:table-cell office:value-type="float" office:value="-2.59">
            <text:p>-2,59</text:p>
          </table:table-cell>
          <table:table-cell office:value-type="float" office:value="-12.48">
            <text:p>-12,48</text:p>
          </table:table-cell>
          <table:table-cell/>
        </table:table-row>
        <table:table-row table:style-name="ro3">
          <table:table-cell office:value-type="float" office:value="-3.56">
            <text:p>-3,56</text:p>
          </table:table-cell>
          <table:table-cell office:value-type="float" office:value="-12.52">
            <text:p>-12,52</text:p>
          </table:table-cell>
          <table:table-cell/>
        </table:table-row>
        <table:table-row table:style-name="ro3">
          <table:table-cell office:value-type="float" office:value="-3.33">
            <text:p>-3,33</text:p>
          </table:table-cell>
          <table:table-cell office:value-type="float" office:value="-13.1">
            <text:p>-13,1</text:p>
          </table:table-cell>
          <table:table-cell/>
        </table:table-row>
        <table:table-row table:style-name="ro3">
          <table:table-cell office:value-type="float" office:value="-4.2">
            <text:p>-4,2</text:p>
          </table:table-cell>
          <table:table-cell office:value-type="float" office:value="-13.74">
            <text:p>-13,74</text:p>
          </table:table-cell>
          <table:table-cell/>
        </table:table-row>
        <table:table-row table:style-name="ro3">
          <table:table-cell office:value-type="float" office:value="-5.11">
            <text:p>-5,11</text:p>
          </table:table-cell>
          <table:table-cell office:value-type="float" office:value="-14.41">
            <text:p>-14,41</text:p>
          </table:table-cell>
          <table:table-cell/>
        </table:table-row>
        <table:table-row table:style-name="ro3">
          <table:table-cell office:value-type="float" office:value="-5.27">
            <text:p>-5,27</text:p>
          </table:table-cell>
          <table:table-cell office:value-type="float" office:value="-14.63">
            <text:p>-14,63</text:p>
          </table:table-cell>
          <table:table-cell/>
        </table:table-row>
        <table:table-row table:style-name="ro3">
          <table:table-cell office:value-type="float" office:value="-6.14">
            <text:p>-6,14</text:p>
          </table:table-cell>
          <table:table-cell office:value-type="float" office:value="-13.67">
            <text:p>-13,67</text:p>
          </table:table-cell>
          <table:table-cell/>
        </table:table-row>
        <table:table-row table:style-name="ro3">
          <table:table-cell office:value-type="float" office:value="-5.46">
            <text:p>-5,46</text:p>
          </table:table-cell>
          <table:table-cell office:value-type="float" office:value="-14.39">
            <text:p>-14,39</text:p>
          </table:table-cell>
          <table:table-cell/>
        </table:table-row>
        <table:table-row table:style-name="ro3">
          <table:table-cell office:value-type="float" office:value="-5.32">
            <text:p>-5,32</text:p>
          </table:table-cell>
          <table:table-cell office:value-type="float" office:value="-13.93">
            <text:p>-13,93</text:p>
          </table:table-cell>
          <table:table-cell/>
        </table:table-row>
        <table:table-row table:style-name="ro3">
          <table:table-cell office:value-type="float" office:value="-6.13">
            <text:p>-6,13</text:p>
          </table:table-cell>
          <table:table-cell office:value-type="float" office:value="-13.16">
            <text:p>-13,16</text:p>
          </table:table-cell>
          <table:table-cell/>
        </table:table-row>
        <table:table-row table:style-name="ro3">
          <table:table-cell office:value-type="float" office:value="-6.76">
            <text:p>-6,76</text:p>
          </table:table-cell>
          <table:table-cell office:value-type="float" office:value="-13.47">
            <text:p>-13,47</text:p>
          </table:table-cell>
          <table:table-cell/>
        </table:table-row>
        <table:table-row table:style-name="ro3">
          <table:table-cell office:value-type="float" office:value="-6.62">
            <text:p>-6,62</text:p>
          </table:table-cell>
          <table:table-cell office:value-type="float" office:value="-14.36">
            <text:p>-14,36</text:p>
          </table:table-cell>
          <table:table-cell/>
        </table:table-row>
        <table:table-row table:style-name="ro3">
          <table:table-cell office:value-type="float" office:value="-6.98">
            <text:p>-6,98</text:p>
          </table:table-cell>
          <table:table-cell office:value-type="float" office:value="-14.66">
            <text:p>-14,66</text:p>
          </table:table-cell>
          <table:table-cell/>
        </table:table-row>
        <table:table-row table:style-name="ro3">
          <table:table-cell office:value-type="float" office:value="-7.87">
            <text:p>-7,87</text:p>
          </table:table-cell>
          <table:table-cell office:value-type="float" office:value="-13.86">
            <text:p>-13,86</text:p>
          </table:table-cell>
          <table:table-cell/>
        </table:table-row>
        <table:table-row table:style-name="ro3">
          <table:table-cell office:value-type="float" office:value="-8.09">
            <text:p>-8,09</text:p>
          </table:table-cell>
          <table:table-cell office:value-type="float" office:value="-13.64">
            <text:p>-13,64</text:p>
          </table:table-cell>
          <table:table-cell/>
        </table:table-row>
        <table:table-row table:style-name="ro3">
          <table:table-cell office:value-type="float" office:value="-8.66">
            <text:p>-8,66</text:p>
          </table:table-cell>
          <table:table-cell office:value-type="float" office:value="-14.5">
            <text:p>-14,5</text:p>
          </table:table-cell>
          <table:table-cell/>
        </table:table-row>
        <table:table-row table:style-name="ro3">
          <table:table-cell office:value-type="float" office:value="-8.49">
            <text:p>-8,49</text:p>
          </table:table-cell>
          <table:table-cell office:value-type="float" office:value="-13.54">
            <text:p>-13,54</text:p>
          </table:table-cell>
          <table:table-cell/>
        </table:table-row>
        <table:table-row table:style-name="ro3">
          <table:table-cell office:value-type="float" office:value="-8.72">
            <text:p>-8,72</text:p>
          </table:table-cell>
          <table:table-cell office:value-type="float" office:value="-14.26">
            <text:p>-14,26</text:p>
          </table:table-cell>
          <table:table-cell/>
        </table:table-row>
        <table:table-row table:style-name="ro3">
          <table:table-cell office:value-type="float" office:value="-8.27">
            <text:p>-8,27</text:p>
          </table:table-cell>
          <table:table-cell office:value-type="float" office:value="-14.69">
            <text:p>-14,69</text:p>
          </table:table-cell>
          <table:table-cell/>
        </table:table-row>
        <table:table-row table:style-name="ro3">
          <table:table-cell office:value-type="float" office:value="-8.96">
            <text:p>-8,96</text:p>
          </table:table-cell>
          <table:table-cell office:value-type="float" office:value="-15.44">
            <text:p>-15,44</text:p>
          </table:table-cell>
          <table:table-cell/>
        </table:table-row>
        <table:table-row table:style-name="ro3">
          <table:table-cell office:value-type="float" office:value="-9.82">
            <text:p>-9,82</text:p>
          </table:table-cell>
          <table:table-cell office:value-type="float" office:value="-15.89">
            <text:p>-15,89</text:p>
          </table:table-cell>
          <table:table-cell/>
        </table:table-row>
        <table:table-row table:style-name="ro3">
          <table:table-cell office:value-type="float" office:value="-9.59">
            <text:p>-9,59</text:p>
          </table:table-cell>
          <table:table-cell office:value-type="float" office:value="-16.21">
            <text:p>-16,21</text:p>
          </table:table-cell>
          <table:table-cell/>
        </table:table-row>
        <table:table-row table:style-name="ro3">
          <table:table-cell office:value-type="float" office:value="-10.35">
            <text:p>-10,35</text:p>
          </table:table-cell>
          <table:table-cell office:value-type="float" office:value="-16.88">
            <text:p>-16,88</text:p>
          </table:table-cell>
          <table:table-cell/>
        </table:table-row>
        <table:table-row table:style-name="ro3">
          <table:table-cell office:value-type="float" office:value="-10.86">
            <text:p>-10,86</text:p>
          </table:table-cell>
          <table:table-cell office:value-type="float" office:value="-16.63">
            <text:p>-16,63</text:p>
          </table:table-cell>
          <table:table-cell/>
        </table:table-row>
        <table:table-row table:style-name="ro3">
          <table:table-cell office:value-type="float" office:value="-11.73">
            <text:p>-11,73</text:p>
          </table:table-cell>
          <table:table-cell office:value-type="float" office:value="-16.64">
            <text:p>-16,64</text:p>
          </table:table-cell>
          <table:table-cell/>
        </table:table-row>
        <table:table-row table:style-name="ro3">
          <table:table-cell office:value-type="float" office:value="-11.1">
            <text:p>-11,1</text:p>
          </table:table-cell>
          <table:table-cell office:value-type="float" office:value="-15.91">
            <text:p>-15,91</text:p>
          </table:table-cell>
          <table:table-cell/>
        </table:table-row>
        <table:table-row table:style-name="ro3">
          <table:table-cell office:value-type="float" office:value="-10.28">
            <text:p>-10,28</text:p>
          </table:table-cell>
          <table:table-cell office:value-type="float" office:value="-15.79">
            <text:p>-15,79</text:p>
          </table:table-cell>
          <table:table-cell/>
        </table:table-row>
        <table:table-row table:style-name="ro3">
          <table:table-cell office:value-type="float" office:value="-10.93">
            <text:p>-10,93</text:p>
          </table:table-cell>
          <table:table-cell office:value-type="float" office:value="-16.53">
            <text:p>-16,53</text:p>
          </table:table-cell>
          <table:table-cell/>
        </table:table-row>
        <table:table-row table:style-name="ro3">
          <table:table-cell office:value-type="float" office:value="-11.87">
            <text:p>-11,87</text:p>
          </table:table-cell>
          <table:table-cell office:value-type="float" office:value="-16.47">
            <text:p>-16,47</text:p>
          </table:table-cell>
          <table:table-cell/>
        </table:table-row>
        <table:table-row table:style-name="ro3">
          <table:table-cell office:value-type="float" office:value="-12.36">
            <text:p>-12,36</text:p>
          </table:table-cell>
          <table:table-cell office:value-type="float" office:value="-16.91">
            <text:p>-16,91</text:p>
          </table:table-cell>
          <table:table-cell/>
        </table:table-row>
        <table:table-row table:style-name="ro3">
          <table:table-cell office:value-type="float" office:value="-12.17">
            <text:p>-12,17</text:p>
          </table:table-cell>
          <table:table-cell office:value-type="float" office:value="-16.5">
            <text:p>-16,5</text:p>
          </table:table-cell>
          <table:table-cell/>
        </table:table-row>
        <table:table-row table:style-name="ro3">
          <table:table-cell office:value-type="float" office:value="-12.64">
            <text:p>-12,64</text:p>
          </table:table-cell>
          <table:table-cell office:value-type="float" office:value="-17.34">
            <text:p>-17,34</text:p>
          </table:table-cell>
          <table:table-cell/>
        </table:table-row>
        <table:table-row table:style-name="ro3">
          <table:table-cell office:value-type="float" office:value="-13.58">
            <text:p>-13,58</text:p>
          </table:table-cell>
          <table:table-cell office:value-type="float" office:value="-17.21">
            <text:p>-17,21</text:p>
          </table:table-cell>
          <table:table-cell/>
        </table:table-row>
        <table:table-row table:style-name="ro3">
          <table:table-cell office:value-type="float" office:value="-14.54">
            <text:p>-14,54</text:p>
          </table:table-cell>
          <table:table-cell office:value-type="float" office:value="-18.1">
            <text:p>-18,1</text:p>
          </table:table-cell>
          <table:table-cell/>
        </table:table-row>
        <table:table-row table:style-name="ro3">
          <table:table-cell office:value-type="float" office:value="-14.09">
            <text:p>-14,09</text:p>
          </table:table-cell>
          <table:table-cell office:value-type="float" office:value="-17.89">
            <text:p>-17,89</text:p>
          </table:table-cell>
          <table:table-cell/>
        </table:table-row>
        <table:table-row table:style-name="ro3">
          <table:table-cell office:value-type="float" office:value="-13.9">
            <text:p>-13,9</text:p>
          </table:table-cell>
          <table:table-cell office:value-type="float" office:value="-18.75">
            <text:p>-18,75</text:p>
          </table:table-cell>
          <table:table-cell/>
        </table:table-row>
        <table:table-row table:style-name="ro3">
          <table:table-cell office:value-type="float" office:value="-14.7">
            <text:p>-14,7</text:p>
          </table:table-cell>
          <table:table-cell office:value-type="float" office:value="-18.06">
            <text:p>-18,06</text:p>
          </table:table-cell>
          <table:table-cell/>
        </table:table-row>
        <table:table-row table:style-name="ro3">
          <table:table-cell office:value-type="float" office:value="-15.32">
            <text:p>-15,32</text:p>
          </table:table-cell>
          <table:table-cell office:value-type="float" office:value="-17.82">
            <text:p>-17,82</text:p>
          </table:table-cell>
          <table:table-cell/>
        </table:table-row>
        <table:table-row table:style-name="ro3">
          <table:table-cell office:value-type="float" office:value="-15.88">
            <text:p>-15,88</text:p>
          </table:table-cell>
          <table:table-cell office:value-type="float" office:value="-17.42">
            <text:p>-17,42</text:p>
          </table:table-cell>
          <table:table-cell/>
        </table:table-row>
        <table:table-row table:style-name="ro3">
          <table:table-cell office:value-type="float" office:value="-16.18">
            <text:p>-16,18</text:p>
          </table:table-cell>
          <table:table-cell office:value-type="float" office:value="-17.88">
            <text:p>-17,88</text:p>
          </table:table-cell>
          <table:table-cell/>
        </table:table-row>
        <table:table-row table:style-name="ro3">
          <table:table-cell office:value-type="float" office:value="-16.34">
            <text:p>-16,34</text:p>
          </table:table-cell>
          <table:table-cell office:value-type="float" office:value="-17.73">
            <text:p>-17,73</text:p>
          </table:table-cell>
          <table:table-cell/>
        </table:table-row>
        <table:table-row table:style-name="ro3">
          <table:table-cell office:value-type="float" office:value="-16.55">
            <text:p>-16,55</text:p>
          </table:table-cell>
          <table:table-cell office:value-type="float" office:value="-18.04">
            <text:p>-18,04</text:p>
          </table:table-cell>
          <table:table-cell/>
        </table:table-row>
        <table:table-row table:style-name="ro3">
          <table:table-cell office:value-type="float" office:value="-16.45">
            <text:p>-16,45</text:p>
          </table:table-cell>
          <table:table-cell office:value-type="float" office:value="-18.67">
            <text:p>-18,67</text:p>
          </table:table-cell>
          <table:table-cell/>
        </table:table-row>
        <table:table-row table:style-name="ro3">
          <table:table-cell office:value-type="float" office:value="-16.14">
            <text:p>-16,14</text:p>
          </table:table-cell>
          <table:table-cell office:value-type="float" office:value="-17.69">
            <text:p>-17,69</text:p>
          </table:table-cell>
          <table:table-cell/>
        </table:table-row>
        <table:table-row table:style-name="ro3">
          <table:table-cell office:value-type="float" office:value="-15.18">
            <text:p>-15,18</text:p>
          </table:table-cell>
          <table:table-cell office:value-type="float" office:value="-17.08">
            <text:p>-17,08</text:p>
          </table:table-cell>
          <table:table-cell/>
        </table:table-row>
        <table:table-row table:style-name="ro3">
          <table:table-cell office:value-type="float" office:value="-14.73">
            <text:p>-14,73</text:p>
          </table:table-cell>
          <table:table-cell office:value-type="float" office:value="-17.6">
            <text:p>-17,6</text:p>
          </table:table-cell>
          <table:table-cell/>
        </table:table-row>
        <table:table-row table:style-name="ro3">
          <table:table-cell office:value-type="float" office:value="-14.21">
            <text:p>-14,21</text:p>
          </table:table-cell>
          <table:table-cell office:value-type="float" office:value="-16.72">
            <text:p>-16,72</text:p>
          </table:table-cell>
          <table:table-cell/>
        </table:table-row>
        <table:table-row table:style-name="ro3">
          <table:table-cell office:value-type="float" office:value="-14.92">
            <text:p>-14,92</text:p>
          </table:table-cell>
          <table:table-cell office:value-type="float" office:value="-16.83">
            <text:p>-16,83</text:p>
          </table:table-cell>
          <table:table-cell/>
        </table:table-row>
        <table:table-row table:style-name="ro3">
          <table:table-cell office:value-type="float" office:value="-15.65">
            <text:p>-15,65</text:p>
          </table:table-cell>
          <table:table-cell office:value-type="float" office:value="-15.88">
            <text:p>-15,88</text:p>
          </table:table-cell>
          <table:table-cell/>
        </table:table-row>
        <table:table-row table:style-name="ro3">
          <table:table-cell office:value-type="float" office:value="-15.7">
            <text:p>-15,7</text:p>
          </table:table-cell>
          <table:table-cell office:value-type="float" office:value="-16.04">
            <text:p>-16,04</text:p>
          </table:table-cell>
          <table:table-cell/>
        </table:table-row>
        <table:table-row table:style-name="ro3">
          <table:table-cell office:value-type="float" office:value="-16.64">
            <text:p>-16,64</text:p>
          </table:table-cell>
          <table:table-cell office:value-type="float" office:value="-16.65">
            <text:p>-16,65</text:p>
          </table:table-cell>
          <table:table-cell/>
        </table:table-row>
        <table:table-row table:style-name="ro3">
          <table:table-cell office:value-type="float" office:value="-17.08">
            <text:p>-17,08</text:p>
          </table:table-cell>
          <table:table-cell office:value-type="float" office:value="-17.05">
            <text:p>-17,05</text:p>
          </table:table-cell>
          <table:table-cell/>
        </table:table-row>
        <table:table-row table:style-name="ro3">
          <table:table-cell office:value-type="float" office:value="-17.95">
            <text:p>-17,95</text:p>
          </table:table-cell>
          <table:table-cell office:value-type="float" office:value="-17.31">
            <text:p>-17,31</text:p>
          </table:table-cell>
          <table:table-cell/>
        </table:table-row>
        <table:table-row table:style-name="ro3">
          <table:table-cell office:value-type="float" office:value="-18.56">
            <text:p>-18,56</text:p>
          </table:table-cell>
          <table:table-cell office:value-type="float" office:value="-17.12">
            <text:p>-17,12</text:p>
          </table:table-cell>
          <table:table-cell/>
        </table:table-row>
        <table:table-row table:style-name="ro3">
          <table:table-cell office:value-type="float" office:value="-18.9">
            <text:p>-18,9</text:p>
          </table:table-cell>
          <table:table-cell office:value-type="float" office:value="-16.89">
            <text:p>-16,89</text:p>
          </table:table-cell>
          <table:table-cell/>
        </table:table-row>
        <table:table-row table:style-name="ro3">
          <table:table-cell office:value-type="float" office:value="-19.78">
            <text:p>-19,78</text:p>
          </table:table-cell>
          <table:table-cell office:value-type="float" office:value="-16.97">
            <text:p>-16,97</text:p>
          </table:table-cell>
          <table:table-cell/>
        </table:table-row>
        <table:table-row table:style-name="ro3">
          <table:table-cell office:value-type="float" office:value="-20.37">
            <text:p>-20,37</text:p>
          </table:table-cell>
          <table:table-cell office:value-type="float" office:value="-16.56">
            <text:p>-16,56</text:p>
          </table:table-cell>
          <table:table-cell/>
        </table:table-row>
        <table:table-row table:style-name="ro3">
          <table:table-cell office:value-type="float" office:value="-19.57">
            <text:p>-19,57</text:p>
          </table:table-cell>
          <table:table-cell office:value-type="float" office:value="-17.18">
            <text:p>-17,18</text:p>
          </table:table-cell>
          <table:table-cell/>
        </table:table-row>
        <table:table-row table:style-name="ro3">
          <table:table-cell office:value-type="float" office:value="-19.62">
            <text:p>-19,62</text:p>
          </table:table-cell>
          <table:table-cell office:value-type="float" office:value="-17.57">
            <text:p>-17,57</text:p>
          </table:table-cell>
          <table:table-cell/>
        </table:table-row>
        <table:table-row table:style-name="ro3">
          <table:table-cell office:value-type="float" office:value="-19.58">
            <text:p>-19,58</text:p>
          </table:table-cell>
          <table:table-cell office:value-type="float" office:value="-18.1">
            <text:p>-18,1</text:p>
          </table:table-cell>
          <table:table-cell/>
        </table:table-row>
        <table:table-row table:style-name="ro3">
          <table:table-cell office:value-type="float" office:value="-20.31">
            <text:p>-20,31</text:p>
          </table:table-cell>
          <table:table-cell office:value-type="float" office:value="-17.89">
            <text:p>-17,89</text:p>
          </table:table-cell>
          <table:table-cell/>
        </table:table-row>
        <table:table-row table:style-name="ro3">
          <table:table-cell office:value-type="float" office:value="-20.35">
            <text:p>-20,35</text:p>
          </table:table-cell>
          <table:table-cell office:value-type="float" office:value="-17.31">
            <text:p>-17,31</text:p>
          </table:table-cell>
          <table:table-cell/>
        </table:table-row>
        <table:table-row table:style-name="ro3">
          <table:table-cell office:value-type="float" office:value="-20.38">
            <text:p>-20,38</text:p>
          </table:table-cell>
          <table:table-cell office:value-type="float" office:value="-16.41">
            <text:p>-16,41</text:p>
          </table:table-cell>
          <table:table-cell/>
        </table:table-row>
        <table:table-row table:style-name="ro3">
          <table:table-cell office:value-type="float" office:value="-20.62">
            <text:p>-20,62</text:p>
          </table:table-cell>
          <table:table-cell office:value-type="float" office:value="-15.75">
            <text:p>-15,75</text:p>
          </table:table-cell>
          <table:table-cell/>
        </table:table-row>
        <table:table-row table:style-name="ro3">
          <table:table-cell office:value-type="float" office:value="-20.82">
            <text:p>-20,82</text:p>
          </table:table-cell>
          <table:table-cell office:value-type="float" office:value="-15.46">
            <text:p>-15,46</text:p>
          </table:table-cell>
          <table:table-cell/>
        </table:table-row>
        <table:table-row table:style-name="ro3">
          <table:table-cell office:value-type="float" office:value="-20.38">
            <text:p>-20,38</text:p>
          </table:table-cell>
          <table:table-cell office:value-type="float" office:value="-16.26">
            <text:p>-16,26</text:p>
          </table:table-cell>
          <table:table-cell/>
        </table:table-row>
        <table:table-row table:style-name="ro3">
          <table:table-cell office:value-type="float" office:value="-21.12">
            <text:p>-21,12</text:p>
          </table:table-cell>
          <table:table-cell office:value-type="float" office:value="-17.16">
            <text:p>-17,16</text:p>
          </table:table-cell>
          <table:table-cell/>
        </table:table-row>
        <table:table-row table:style-name="ro3">
          <table:table-cell office:value-type="float" office:value="-20.93">
            <text:p>-20,93</text:p>
          </table:table-cell>
          <table:table-cell office:value-type="float" office:value="-16.5">
            <text:p>-16,5</text:p>
          </table:table-cell>
          <table:table-cell/>
        </table:table-row>
        <table:table-row table:style-name="ro3">
          <table:table-cell office:value-type="float" office:value="-21.2">
            <text:p>-21,2</text:p>
          </table:table-cell>
          <table:table-cell office:value-type="float" office:value="-17.02">
            <text:p>-17,02</text:p>
          </table:table-cell>
          <table:table-cell/>
        </table:table-row>
        <table:table-row table:style-name="ro3">
          <table:table-cell office:value-type="float" office:value="-21.41">
            <text:p>-21,41</text:p>
          </table:table-cell>
          <table:table-cell office:value-type="float" office:value="-16.94">
            <text:p>-16,94</text:p>
          </table:table-cell>
          <table:table-cell/>
        </table:table-row>
        <table:table-row table:style-name="ro3">
          <table:table-cell office:value-type="float" office:value="-22.31">
            <text:p>-22,31</text:p>
          </table:table-cell>
          <table:table-cell office:value-type="float" office:value="-17.83">
            <text:p>-17,83</text:p>
          </table:table-cell>
          <table:table-cell/>
        </table:table-row>
        <table:table-row table:style-name="ro3">
          <table:table-cell office:value-type="float" office:value="-21.97">
            <text:p>-21,97</text:p>
          </table:table-cell>
          <table:table-cell office:value-type="float" office:value="-18.71">
            <text:p>-18,71</text:p>
          </table:table-cell>
          <table:table-cell/>
        </table:table-row>
        <table:table-row table:style-name="ro3">
          <table:table-cell office:value-type="float" office:value="-21.04">
            <text:p>-21,04</text:p>
          </table:table-cell>
          <table:table-cell office:value-type="float" office:value="-18.56">
            <text:p>-18,56</text:p>
          </table:table-cell>
          <table:table-cell/>
        </table:table-row>
        <table:table-row table:style-name="ro3">
          <table:table-cell office:value-type="float" office:value="-21.29">
            <text:p>-21,29</text:p>
          </table:table-cell>
          <table:table-cell office:value-type="float" office:value="-19.18">
            <text:p>-19,18</text:p>
          </table:table-cell>
          <table:table-cell/>
        </table:table-row>
        <table:table-row table:style-name="ro3">
          <table:table-cell office:value-type="float" office:value="-20.56">
            <text:p>-20,56</text:p>
          </table:table-cell>
          <table:table-cell office:value-type="float" office:value="-18.63">
            <text:p>-18,63</text:p>
          </table:table-cell>
          <table:table-cell/>
        </table:table-row>
        <table:table-row table:style-name="ro3">
          <table:table-cell office:value-type="float" office:value="-21.42">
            <text:p>-21,42</text:p>
          </table:table-cell>
          <table:table-cell office:value-type="float" office:value="-19.61">
            <text:p>-19,61</text:p>
          </table:table-cell>
          <table:table-cell/>
        </table:table-row>
        <table:table-row table:style-name="ro3">
          <table:table-cell office:value-type="float" office:value="-22.25">
            <text:p>-22,25</text:p>
          </table:table-cell>
          <table:table-cell office:value-type="float" office:value="-19.83">
            <text:p>-19,83</text:p>
          </table:table-cell>
          <table:table-cell/>
        </table:table-row>
        <table:table-row table:style-name="ro3">
          <table:table-cell office:value-type="float" office:value="-21.91">
            <text:p>-21,91</text:p>
          </table:table-cell>
          <table:table-cell office:value-type="float" office:value="-19.47">
            <text:p>-19,47</text:p>
          </table:table-cell>
          <table:table-cell/>
        </table:table-row>
        <table:table-row table:style-name="ro3">
          <table:table-cell office:value-type="float" office:value="-22.75">
            <text:p>-22,75</text:p>
          </table:table-cell>
          <table:table-cell office:value-type="float" office:value="-19.71">
            <text:p>-19,71</text:p>
          </table:table-cell>
          <table:table-cell/>
        </table:table-row>
        <table:table-row table:style-name="ro3">
          <table:table-cell office:value-type="float" office:value="-23.67">
            <text:p>-23,67</text:p>
          </table:table-cell>
          <table:table-cell office:value-type="float" office:value="-19.09">
            <text:p>-19,09</text:p>
          </table:table-cell>
          <table:table-cell/>
        </table:table-row>
        <table:table-row table:style-name="ro3">
          <table:table-cell office:value-type="float" office:value="-23.02">
            <text:p>-23,02</text:p>
          </table:table-cell>
          <table:table-cell office:value-type="float" office:value="-19.77">
            <text:p>-19,77</text:p>
          </table:table-cell>
          <table:table-cell/>
        </table:table-row>
        <table:table-row table:style-name="ro3">
          <table:table-cell office:value-type="float" office:value="-22.14">
            <text:p>-22,14</text:p>
          </table:table-cell>
          <table:table-cell office:value-type="float" office:value="-20.13">
            <text:p>-20,13</text:p>
          </table:table-cell>
          <table:table-cell/>
        </table:table-row>
        <table:table-row table:style-name="ro3">
          <table:table-cell office:value-type="float" office:value="-21.55">
            <text:p>-21,55</text:p>
          </table:table-cell>
          <table:table-cell office:value-type="float" office:value="-19.21">
            <text:p>-19,21</text:p>
          </table:table-cell>
          <table:table-cell/>
        </table:table-row>
        <table:table-row table:style-name="ro3">
          <table:table-cell office:value-type="float" office:value="-21.29">
            <text:p>-21,29</text:p>
          </table:table-cell>
          <table:table-cell office:value-type="float" office:value="-19.75">
            <text:p>-19,75</text:p>
          </table:table-cell>
          <table:table-cell/>
        </table:table-row>
        <table:table-row table:style-name="ro3">
          <table:table-cell office:value-type="float" office:value="-20.53">
            <text:p>-20,53</text:p>
          </table:table-cell>
          <table:table-cell office:value-type="float" office:value="-20.41">
            <text:p>-20,41</text:p>
          </table:table-cell>
          <table:table-cell/>
        </table:table-row>
        <table:table-row table:style-name="ro3">
          <table:table-cell office:value-type="float" office:value="-19.89">
            <text:p>-19,89</text:p>
          </table:table-cell>
          <table:table-cell office:value-type="float" office:value="-20.41">
            <text:p>-20,41</text:p>
          </table:table-cell>
          <table:table-cell/>
        </table:table-row>
        <table:table-row table:style-name="ro3">
          <table:table-cell office:value-type="float" office:value="-19.92">
            <text:p>-19,92</text:p>
          </table:table-cell>
          <table:table-cell office:value-type="float" office:value="-20.81">
            <text:p>-20,81</text:p>
          </table:table-cell>
          <table:table-cell/>
        </table:table-row>
        <table:table-row table:style-name="ro3">
          <table:table-cell office:value-type="float" office:value="-19.31">
            <text:p>-19,31</text:p>
          </table:table-cell>
          <table:table-cell office:value-type="float" office:value="-20.99">
            <text:p>-20,99</text:p>
          </table:table-cell>
          <table:table-cell/>
        </table:table-row>
        <table:table-row table:style-name="ro3">
          <table:table-cell office:value-type="float" office:value="-18.5">
            <text:p>-18,5</text:p>
          </table:table-cell>
          <table:table-cell office:value-type="float" office:value="-21.13">
            <text:p>-21,13</text:p>
          </table:table-cell>
          <table:table-cell/>
        </table:table-row>
        <table:table-row table:style-name="ro3">
          <table:table-cell office:value-type="float" office:value="-19.35">
            <text:p>-19,35</text:p>
          </table:table-cell>
          <table:table-cell office:value-type="float" office:value="-21.9">
            <text:p>-21,9</text:p>
          </table:table-cell>
          <table:table-cell/>
        </table:table-row>
        <table:table-row table:style-name="ro3">
          <table:table-cell office:value-type="float" office:value="-19.73">
            <text:p>-19,73</text:p>
          </table:table-cell>
          <table:table-cell office:value-type="float" office:value="-21.97">
            <text:p>-21,97</text:p>
          </table:table-cell>
          <table:table-cell/>
        </table:table-row>
        <table:table-row table:style-name="ro3">
          <table:table-cell office:value-type="float" office:value="-18.85">
            <text:p>-18,85</text:p>
          </table:table-cell>
          <table:table-cell office:value-type="float" office:value="-22.6">
            <text:p>-22,6</text:p>
          </table:table-cell>
          <table:table-cell/>
        </table:table-row>
        <table:table-row table:style-name="ro3">
          <table:table-cell office:value-type="float" office:value="-18.95">
            <text:p>-18,95</text:p>
          </table:table-cell>
          <table:table-cell office:value-type="float" office:value="-22.71">
            <text:p>-22,71</text:p>
          </table:table-cell>
          <table:table-cell/>
        </table:table-row>
        <table:table-row table:style-name="ro3">
          <table:table-cell office:value-type="float" office:value="-18.87">
            <text:p>-18,87</text:p>
          </table:table-cell>
          <table:table-cell office:value-type="float" office:value="-22.42">
            <text:p>-22,42</text:p>
          </table:table-cell>
          <table:table-cell/>
        </table:table-row>
        <table:table-row table:style-name="ro3">
          <table:table-cell office:value-type="float" office:value="-18.2">
            <text:p>-18,2</text:p>
          </table:table-cell>
          <table:table-cell office:value-type="float" office:value="-22.74">
            <text:p>-22,74</text:p>
          </table:table-cell>
          <table:table-cell/>
        </table:table-row>
        <table:table-row table:style-name="ro3">
          <table:table-cell office:value-type="float" office:value="-17.26">
            <text:p>-17,26</text:p>
          </table:table-cell>
          <table:table-cell office:value-type="float" office:value="-23.4">
            <text:p>-23,4</text:p>
          </table:table-cell>
          <table:table-cell/>
        </table:table-row>
        <table:table-row table:style-name="ro3">
          <table:table-cell office:value-type="float" office:value="-16.38">
            <text:p>-16,38</text:p>
          </table:table-cell>
          <table:table-cell office:value-type="float" office:value="-23.84">
            <text:p>-23,84</text:p>
          </table:table-cell>
          <table:table-cell/>
        </table:table-row>
        <table:table-row table:style-name="ro3">
          <table:table-cell office:value-type="float" office:value="-16.94">
            <text:p>-16,94</text:p>
          </table:table-cell>
          <table:table-cell office:value-type="float" office:value="-24.63">
            <text:p>-24,63</text:p>
          </table:table-cell>
          <table:table-cell/>
        </table:table-row>
        <table:table-row table:style-name="ro3">
          <table:table-cell office:value-type="float" office:value="-17.93">
            <text:p>-17,93</text:p>
          </table:table-cell>
          <table:table-cell office:value-type="float" office:value="-25.39">
            <text:p>-25,39</text:p>
          </table:table-cell>
          <table:table-cell/>
        </table:table-row>
        <table:table-row table:style-name="ro3">
          <table:table-cell office:value-type="float" office:value="-18.63">
            <text:p>-18,63</text:p>
          </table:table-cell>
          <table:table-cell office:value-type="float" office:value="-26.15">
            <text:p>-26,15</text:p>
          </table:table-cell>
          <table:table-cell/>
        </table:table-row>
        <table:table-row table:style-name="ro3">
          <table:table-cell office:value-type="float" office:value="-18.1">
            <text:p>-18,1</text:p>
          </table:table-cell>
          <table:table-cell office:value-type="float" office:value="-26.3">
            <text:p>-26,3</text:p>
          </table:table-cell>
          <table:table-cell/>
        </table:table-row>
        <table:table-row table:style-name="ro3">
          <table:table-cell office:value-type="float" office:value="-18.93">
            <text:p>-18,93</text:p>
          </table:table-cell>
          <table:table-cell office:value-type="float" office:value="-25.49">
            <text:p>-25,49</text:p>
          </table:table-cell>
          <table:table-cell/>
        </table:table-row>
        <table:table-row table:style-name="ro3">
          <table:table-cell office:value-type="float" office:value="-18.27">
            <text:p>-18,27</text:p>
          </table:table-cell>
          <table:table-cell office:value-type="float" office:value="-25.39">
            <text:p>-25,39</text:p>
          </table:table-cell>
          <table:table-cell/>
        </table:table-row>
        <table:table-row table:style-name="ro3">
          <table:table-cell office:value-type="float" office:value="-19.12">
            <text:p>-19,12</text:p>
          </table:table-cell>
          <table:table-cell office:value-type="float" office:value="-26.33">
            <text:p>-26,33</text:p>
          </table:table-cell>
          <table:table-cell/>
        </table:table-row>
        <table:table-row table:style-name="ro3">
          <table:table-cell office:value-type="float" office:value="-19.4">
            <text:p>-19,4</text:p>
          </table:table-cell>
          <table:table-cell office:value-type="float" office:value="-26.38">
            <text:p>-26,38</text:p>
          </table:table-cell>
          <table:table-cell/>
        </table:table-row>
        <table:table-row table:style-name="ro3">
          <table:table-cell office:value-type="float" office:value="-19.41">
            <text:p>-19,41</text:p>
          </table:table-cell>
          <table:table-cell office:value-type="float" office:value="-26.3">
            <text:p>-26,3</text:p>
          </table:table-cell>
          <table:table-cell/>
        </table:table-row>
        <table:table-row table:style-name="ro3">
          <table:table-cell office:value-type="float" office:value="-20.26">
            <text:p>-20,26</text:p>
          </table:table-cell>
          <table:table-cell office:value-type="float" office:value="-26.81">
            <text:p>-26,81</text:p>
          </table:table-cell>
          <table:table-cell/>
        </table:table-row>
        <table:table-row table:style-name="ro3">
          <table:table-cell office:value-type="float" office:value="-20.33">
            <text:p>-20,33</text:p>
          </table:table-cell>
          <table:table-cell office:value-type="float" office:value="-27.42">
            <text:p>-27,42</text:p>
          </table:table-cell>
          <table:table-cell/>
        </table:table-row>
        <table:table-row table:style-name="ro3">
          <table:table-cell office:value-type="float" office:value="-21.28">
            <text:p>-21,28</text:p>
          </table:table-cell>
          <table:table-cell office:value-type="float" office:value="-27.45">
            <text:p>-27,45</text:p>
          </table:table-cell>
          <table:table-cell/>
        </table:table-row>
        <table:table-row table:style-name="ro3">
          <table:table-cell office:value-type="float" office:value="-22.07">
            <text:p>-22,07</text:p>
          </table:table-cell>
          <table:table-cell office:value-type="float" office:value="-27.58">
            <text:p>-27,58</text:p>
          </table:table-cell>
          <table:table-cell/>
        </table:table-row>
        <table:table-row table:style-name="ro3">
          <table:table-cell office:value-type="float" office:value="-21.16">
            <text:p>-21,16</text:p>
          </table:table-cell>
          <table:table-cell office:value-type="float" office:value="-27.55">
            <text:p>-27,55</text:p>
          </table:table-cell>
          <table:table-cell/>
        </table:table-row>
        <table:table-row table:style-name="ro3">
          <table:table-cell office:value-type="float" office:value="-20.39">
            <text:p>-20,39</text:p>
          </table:table-cell>
          <table:table-cell office:value-type="float" office:value="-28.49">
            <text:p>-28,49</text:p>
          </table:table-cell>
          <table:table-cell/>
        </table:table-row>
        <table:table-row table:style-name="ro3">
          <table:table-cell office:value-type="float" office:value="-20.02">
            <text:p>-20,02</text:p>
          </table:table-cell>
          <table:table-cell office:value-type="float" office:value="-28.13">
            <text:p>-28,13</text:p>
          </table:table-cell>
          <table:table-cell/>
        </table:table-row>
        <table:table-row table:style-name="ro3">
          <table:table-cell office:value-type="float" office:value="-19.25">
            <text:p>-19,25</text:p>
          </table:table-cell>
          <table:table-cell office:value-type="float" office:value="-28.23">
            <text:p>-28,23</text:p>
          </table:table-cell>
          <table:table-cell/>
        </table:table-row>
        <table:table-row table:style-name="ro3">
          <table:table-cell office:value-type="float" office:value="-19.08">
            <text:p>-19,08</text:p>
          </table:table-cell>
          <table:table-cell office:value-type="float" office:value="-28.22">
            <text:p>-28,22</text:p>
          </table:table-cell>
          <table:table-cell/>
        </table:table-row>
        <table:table-row table:style-name="ro3">
          <table:table-cell office:value-type="float" office:value="-19.4">
            <text:p>-19,4</text:p>
          </table:table-cell>
          <table:table-cell office:value-type="float" office:value="-28.34">
            <text:p>-28,34</text:p>
          </table:table-cell>
          <table:table-cell/>
        </table:table-row>
        <table:table-row table:style-name="ro3">
          <table:table-cell office:value-type="float" office:value="-18.56">
            <text:p>-18,56</text:p>
          </table:table-cell>
          <table:table-cell office:value-type="float" office:value="-27.83">
            <text:p>-27,83</text:p>
          </table:table-cell>
          <table:table-cell/>
        </table:table-row>
        <table:table-row table:style-name="ro3">
          <table:table-cell office:value-type="float" office:value="-18.6">
            <text:p>-18,6</text:p>
          </table:table-cell>
          <table:table-cell office:value-type="float" office:value="-26.88">
            <text:p>-26,88</text:p>
          </table:table-cell>
          <table:table-cell/>
        </table:table-row>
        <table:table-row table:style-name="ro3">
          <table:table-cell office:value-type="float" office:value="-18.09">
            <text:p>-18,09</text:p>
          </table:table-cell>
          <table:table-cell office:value-type="float" office:value="-26.93">
            <text:p>-26,93</text:p>
          </table:table-cell>
          <table:table-cell/>
        </table:table-row>
        <table:table-row table:style-name="ro3">
          <table:table-cell office:value-type="float" office:value="-18.16">
            <text:p>-18,16</text:p>
          </table:table-cell>
          <table:table-cell office:value-type="float" office:value="-27.75">
            <text:p>-27,75</text:p>
          </table:table-cell>
          <table:table-cell/>
        </table:table-row>
        <table:table-row table:style-name="ro3">
          <table:table-cell office:value-type="float" office:value="-19.16">
            <text:p>-19,16</text:p>
          </table:table-cell>
          <table:table-cell office:value-type="float" office:value="-26.76">
            <text:p>-26,76</text:p>
          </table:table-cell>
          <table:table-cell/>
        </table:table-row>
        <table:table-row table:style-name="ro3">
          <table:table-cell office:value-type="float" office:value="-19.97">
            <text:p>-19,97</text:p>
          </table:table-cell>
          <table:table-cell office:value-type="float" office:value="-27.01">
            <text:p>-27,01</text:p>
          </table:table-cell>
          <table:table-cell/>
        </table:table-row>
        <table:table-row table:style-name="ro3">
          <table:table-cell office:value-type="float" office:value="-20.62">
            <text:p>-20,62</text:p>
          </table:table-cell>
          <table:table-cell office:value-type="float" office:value="-26.61">
            <text:p>-26,61</text:p>
          </table:table-cell>
          <table:table-cell/>
        </table:table-row>
        <table:table-row table:style-name="ro3">
          <table:table-cell office:value-type="float" office:value="-20.07">
            <text:p>-20,07</text:p>
          </table:table-cell>
          <table:table-cell office:value-type="float" office:value="-26.11">
            <text:p>-26,11</text:p>
          </table:table-cell>
          <table:table-cell/>
        </table:table-row>
        <table:table-row table:style-name="ro3">
          <table:table-cell office:value-type="float" office:value="-19.75">
            <text:p>-19,75</text:p>
          </table:table-cell>
          <table:table-cell office:value-type="float" office:value="-25.16">
            <text:p>-25,16</text:p>
          </table:table-cell>
          <table:table-cell/>
        </table:table-row>
        <table:table-row table:style-name="ro3">
          <table:table-cell office:value-type="float" office:value="-19.52">
            <text:p>-19,52</text:p>
          </table:table-cell>
          <table:table-cell office:value-type="float" office:value="-25.18">
            <text:p>-25,18</text:p>
          </table:table-cell>
          <table:table-cell/>
        </table:table-row>
        <table:table-row table:style-name="ro3">
          <table:table-cell office:value-type="float" office:value="-19.83">
            <text:p>-19,83</text:p>
          </table:table-cell>
          <table:table-cell office:value-type="float" office:value="-25.92">
            <text:p>-25,92</text:p>
          </table:table-cell>
          <table:table-cell/>
        </table:table-row>
        <table:table-row table:style-name="ro3">
          <table:table-cell office:value-type="float" office:value="-20.64">
            <text:p>-20,64</text:p>
          </table:table-cell>
          <table:table-cell office:value-type="float" office:value="-25.61">
            <text:p>-25,61</text:p>
          </table:table-cell>
          <table:table-cell/>
        </table:table-row>
        <table:table-row table:style-name="ro3">
          <table:table-cell office:value-type="float" office:value="-19.74">
            <text:p>-19,74</text:p>
          </table:table-cell>
          <table:table-cell office:value-type="float" office:value="-25.63">
            <text:p>-25,63</text:p>
          </table:table-cell>
          <table:table-cell/>
        </table:table-row>
        <table:table-row table:style-name="ro3">
          <table:table-cell office:value-type="float" office:value="-19.42">
            <text:p>-19,42</text:p>
          </table:table-cell>
          <table:table-cell office:value-type="float" office:value="-26.07">
            <text:p>-26,07</text:p>
          </table:table-cell>
          <table:table-cell/>
        </table:table-row>
        <table:table-row table:style-name="ro3">
          <table:table-cell office:value-type="float" office:value="-19.06">
            <text:p>-19,06</text:p>
          </table:table-cell>
          <table:table-cell office:value-type="float" office:value="-25.22">
            <text:p>-25,22</text:p>
          </table:table-cell>
          <table:table-cell/>
        </table:table-row>
        <table:table-row table:style-name="ro3">
          <table:table-cell office:value-type="float" office:value="-19.59">
            <text:p>-19,59</text:p>
          </table:table-cell>
          <table:table-cell office:value-type="float" office:value="-25.2">
            <text:p>-25,2</text:p>
          </table:table-cell>
          <table:table-cell/>
        </table:table-row>
        <table:table-row table:style-name="ro3">
          <table:table-cell office:value-type="float" office:value="-19.96">
            <text:p>-19,96</text:p>
          </table:table-cell>
          <table:table-cell office:value-type="float" office:value="-26.01">
            <text:p>-26,01</text:p>
          </table:table-cell>
          <table:table-cell/>
        </table:table-row>
        <table:table-row table:style-name="ro3">
          <table:table-cell office:value-type="float" office:value="-19.47">
            <text:p>-19,47</text:p>
          </table:table-cell>
          <table:table-cell office:value-type="float" office:value="-25.45">
            <text:p>-25,45</text:p>
          </table:table-cell>
          <table:table-cell/>
        </table:table-row>
        <table:table-row table:style-name="ro3">
          <table:table-cell office:value-type="float" office:value="-19.44">
            <text:p>-19,44</text:p>
          </table:table-cell>
          <table:table-cell office:value-type="float" office:value="-25.43">
            <text:p>-25,43</text:p>
          </table:table-cell>
          <table:table-cell/>
        </table:table-row>
        <table:table-row table:style-name="ro3">
          <table:table-cell office:value-type="float" office:value="-19.39">
            <text:p>-19,39</text:p>
          </table:table-cell>
          <table:table-cell office:value-type="float" office:value="-25.2">
            <text:p>-25,2</text:p>
          </table:table-cell>
          <table:table-cell/>
        </table:table-row>
        <table:table-row table:style-name="ro3">
          <table:table-cell office:value-type="float" office:value="-18.83">
            <text:p>-18,83</text:p>
          </table:table-cell>
          <table:table-cell office:value-type="float" office:value="-25.66">
            <text:p>-25,66</text:p>
          </table:table-cell>
          <table:table-cell/>
        </table:table-row>
        <table:table-row table:style-name="ro3">
          <table:table-cell office:value-type="float" office:value="-18.22">
            <text:p>-18,22</text:p>
          </table:table-cell>
          <table:table-cell office:value-type="float" office:value="-26.27">
            <text:p>-26,27</text:p>
          </table:table-cell>
          <table:table-cell/>
        </table:table-row>
        <table:table-row table:style-name="ro3">
          <table:table-cell office:value-type="float" office:value="-18.9">
            <text:p>-18,9</text:p>
          </table:table-cell>
          <table:table-cell office:value-type="float" office:value="-26.04">
            <text:p>-26,04</text:p>
          </table:table-cell>
          <table:table-cell/>
        </table:table-row>
        <table:table-row table:style-name="ro3">
          <table:table-cell office:value-type="float" office:value="-18.6">
            <text:p>-18,6</text:p>
          </table:table-cell>
          <table:table-cell office:value-type="float" office:value="-26.6">
            <text:p>-26,6</text:p>
          </table:table-cell>
          <table:table-cell/>
        </table:table-row>
        <table:table-row table:style-name="ro3">
          <table:table-cell office:value-type="float" office:value="-17.75">
            <text:p>-17,75</text:p>
          </table:table-cell>
          <table:table-cell office:value-type="float" office:value="-27.25">
            <text:p>-27,25</text:p>
          </table:table-cell>
          <table:table-cell/>
        </table:table-row>
        <table:table-row table:style-name="ro3">
          <table:table-cell office:value-type="float" office:value="-17.34">
            <text:p>-17,34</text:p>
          </table:table-cell>
          <table:table-cell office:value-type="float" office:value="-27.24">
            <text:p>-27,24</text:p>
          </table:table-cell>
          <table:table-cell/>
        </table:table-row>
        <table:table-row table:style-name="ro3">
          <table:table-cell office:value-type="float" office:value="-18.18">
            <text:p>-18,18</text:p>
          </table:table-cell>
          <table:table-cell office:value-type="float" office:value="-27.07">
            <text:p>-27,07</text:p>
          </table:table-cell>
          <table:table-cell/>
        </table:table-row>
        <table:table-row table:style-name="ro3">
          <table:table-cell office:value-type="float" office:value="-19">
            <text:p>-19</text:p>
          </table:table-cell>
          <table:table-cell office:value-type="float" office:value="-27.93">
            <text:p>-27,93</text:p>
          </table:table-cell>
          <table:table-cell/>
        </table:table-row>
        <table:table-row table:style-name="ro3">
          <table:table-cell office:value-type="float" office:value="-18.14">
            <text:p>-18,14</text:p>
          </table:table-cell>
          <table:table-cell office:value-type="float" office:value="-27.86">
            <text:p>-27,86</text:p>
          </table:table-cell>
          <table:table-cell/>
        </table:table-row>
        <table:table-row table:style-name="ro3">
          <table:table-cell office:value-type="float" office:value="-18.12">
            <text:p>-18,12</text:p>
          </table:table-cell>
          <table:table-cell office:value-type="float" office:value="-28.71">
            <text:p>-28,71</text:p>
          </table:table-cell>
          <table:table-cell/>
        </table:table-row>
        <table:table-row table:style-name="ro3">
          <table:table-cell office:value-type="float" office:value="-17.34">
            <text:p>-17,34</text:p>
          </table:table-cell>
          <table:table-cell office:value-type="float" office:value="-27.82">
            <text:p>-27,82</text:p>
          </table:table-cell>
          <table:table-cell/>
        </table:table-row>
        <table:table-row table:style-name="ro3">
          <table:table-cell office:value-type="float" office:value="-16.35">
            <text:p>-16,35</text:p>
          </table:table-cell>
          <table:table-cell office:value-type="float" office:value="-27.26">
            <text:p>-27,26</text:p>
          </table:table-cell>
          <table:table-cell/>
        </table:table-row>
        <table:table-row table:style-name="ro3">
          <table:table-cell office:value-type="float" office:value="-15.44">
            <text:p>-15,44</text:p>
          </table:table-cell>
          <table:table-cell office:value-type="float" office:value="-28.26">
            <text:p>-28,26</text:p>
          </table:table-cell>
          <table:table-cell/>
        </table:table-row>
        <table:table-row table:style-name="ro3">
          <table:table-cell office:value-type="float" office:value="-15.09">
            <text:p>-15,09</text:p>
          </table:table-cell>
          <table:table-cell office:value-type="float" office:value="-28.89">
            <text:p>-28,89</text:p>
          </table:table-cell>
          <table:table-cell/>
        </table:table-row>
        <table:table-row table:style-name="ro3">
          <table:table-cell office:value-type="float" office:value="-14.48">
            <text:p>-14,48</text:p>
          </table:table-cell>
          <table:table-cell office:value-type="float" office:value="-28.11">
            <text:p>-28,11</text:p>
          </table:table-cell>
          <table:table-cell/>
        </table:table-row>
        <table:table-row table:style-name="ro3">
          <table:table-cell office:value-type="float" office:value="-15.01">
            <text:p>-15,01</text:p>
          </table:table-cell>
          <table:table-cell office:value-type="float" office:value="-28.21">
            <text:p>-28,21</text:p>
          </table:table-cell>
          <table:table-cell/>
        </table:table-row>
        <table:table-row table:style-name="ro3">
          <table:table-cell office:value-type="float" office:value="-14.7">
            <text:p>-14,7</text:p>
          </table:table-cell>
          <table:table-cell office:value-type="float" office:value="-28.87">
            <text:p>-28,87</text:p>
          </table:table-cell>
          <table:table-cell/>
        </table:table-row>
        <table:table-row table:style-name="ro3">
          <table:table-cell office:value-type="float" office:value="-15.08">
            <text:p>-15,08</text:p>
          </table:table-cell>
          <table:table-cell office:value-type="float" office:value="-29.3">
            <text:p>-29,3</text:p>
          </table:table-cell>
          <table:table-cell/>
        </table:table-row>
        <table:table-row table:style-name="ro3">
          <table:table-cell office:value-type="float" office:value="-14.73">
            <text:p>-14,73</text:p>
          </table:table-cell>
          <table:table-cell office:value-type="float" office:value="-29.88">
            <text:p>-29,88</text:p>
          </table:table-cell>
          <table:table-cell/>
        </table:table-row>
        <table:table-row table:style-name="ro3">
          <table:table-cell office:value-type="float" office:value="-15.56">
            <text:p>-15,56</text:p>
          </table:table-cell>
          <table:table-cell office:value-type="float" office:value="-29.35">
            <text:p>-29,35</text:p>
          </table:table-cell>
          <table:table-cell/>
        </table:table-row>
        <table:table-row table:style-name="ro3">
          <table:table-cell office:value-type="float" office:value="-15.6">
            <text:p>-15,6</text:p>
          </table:table-cell>
          <table:table-cell office:value-type="float" office:value="-28.36">
            <text:p>-28,36</text:p>
          </table:table-cell>
          <table:table-cell/>
        </table:table-row>
        <table:table-row table:style-name="ro3">
          <table:table-cell office:value-type="float" office:value="-15.83">
            <text:p>-15,83</text:p>
          </table:table-cell>
          <table:table-cell office:value-type="float" office:value="-28.09">
            <text:p>-28,09</text:p>
          </table:table-cell>
          <table:table-cell/>
        </table:table-row>
        <table:table-row table:style-name="ro3">
          <table:table-cell office:value-type="float" office:value="-15.57">
            <text:p>-15,57</text:p>
          </table:table-cell>
          <table:table-cell office:value-type="float" office:value="-27.29">
            <text:p>-27,29</text:p>
          </table:table-cell>
          <table:table-cell/>
        </table:table-row>
        <table:table-row table:style-name="ro3">
          <table:table-cell office:value-type="float" office:value="-14.99">
            <text:p>-14,99</text:p>
          </table:table-cell>
          <table:table-cell office:value-type="float" office:value="-27.52">
            <text:p>-27,52</text:p>
          </table:table-cell>
          <table:table-cell/>
        </table:table-row>
        <table:table-row table:style-name="ro3">
          <table:table-cell office:value-type="float" office:value="-15.6">
            <text:p>-15,6</text:p>
          </table:table-cell>
          <table:table-cell office:value-type="float" office:value="-27.85">
            <text:p>-27,85</text:p>
          </table:table-cell>
          <table:table-cell/>
        </table:table-row>
        <table:table-row table:style-name="ro3">
          <table:table-cell office:value-type="float" office:value="-15.96">
            <text:p>-15,96</text:p>
          </table:table-cell>
          <table:table-cell office:value-type="float" office:value="-28.1">
            <text:p>-28,1</text:p>
          </table:table-cell>
          <table:table-cell/>
        </table:table-row>
        <table:table-row table:style-name="ro3">
          <table:table-cell office:value-type="float" office:value="-16.54">
            <text:p>-16,54</text:p>
          </table:table-cell>
          <table:table-cell office:value-type="float" office:value="-28.2">
            <text:p>-28,2</text:p>
          </table:table-cell>
          <table:table-cell/>
        </table:table-row>
        <table:table-row table:style-name="ro3">
          <table:table-cell office:value-type="float" office:value="-15.88">
            <text:p>-15,88</text:p>
          </table:table-cell>
          <table:table-cell office:value-type="float" office:value="-28.49">
            <text:p>-28,49</text:p>
          </table:table-cell>
          <table:table-cell/>
        </table:table-row>
        <table:table-row table:style-name="ro3">
          <table:table-cell office:value-type="float" office:value="-15.49">
            <text:p>-15,49</text:p>
          </table:table-cell>
          <table:table-cell office:value-type="float" office:value="-27.75">
            <text:p>-27,75</text:p>
          </table:table-cell>
          <table:table-cell/>
        </table:table-row>
        <table:table-row table:style-name="ro3">
          <table:table-cell office:value-type="float" office:value="-15.71">
            <text:p>-15,71</text:p>
          </table:table-cell>
          <table:table-cell office:value-type="float" office:value="-27.97">
            <text:p>-27,97</text:p>
          </table:table-cell>
          <table:table-cell/>
        </table:table-row>
        <table:table-row table:style-name="ro3">
          <table:table-cell office:value-type="float" office:value="-15.94">
            <text:p>-15,94</text:p>
          </table:table-cell>
          <table:table-cell office:value-type="float" office:value="-28.07">
            <text:p>-28,07</text:p>
          </table:table-cell>
          <table:table-cell/>
        </table:table-row>
        <table:table-row table:style-name="ro3">
          <table:table-cell office:value-type="float" office:value="-15.51">
            <text:p>-15,51</text:p>
          </table:table-cell>
          <table:table-cell office:value-type="float" office:value="-27.11">
            <text:p>-27,11</text:p>
          </table:table-cell>
          <table:table-cell/>
        </table:table-row>
        <table:table-row table:style-name="ro3">
          <table:table-cell office:value-type="float" office:value="-16.47">
            <text:p>-16,47</text:p>
          </table:table-cell>
          <table:table-cell office:value-type="float" office:value="-26.97">
            <text:p>-26,97</text:p>
          </table:table-cell>
          <table:table-cell/>
        </table:table-row>
        <table:table-row table:style-name="ro3">
          <table:table-cell office:value-type="float" office:value="-17.45">
            <text:p>-17,45</text:p>
          </table:table-cell>
          <table:table-cell office:value-type="float" office:value="-27.03">
            <text:p>-27,03</text:p>
          </table:table-cell>
          <table:table-cell/>
        </table:table-row>
        <table:table-row table:style-name="ro3">
          <table:table-cell office:value-type="float" office:value="-16.97">
            <text:p>-16,97</text:p>
          </table:table-cell>
          <table:table-cell office:value-type="float" office:value="-27.81">
            <text:p>-27,81</text:p>
          </table:table-cell>
          <table:table-cell/>
        </table:table-row>
        <table:table-row table:style-name="ro3">
          <table:table-cell office:value-type="float" office:value="-16.58">
            <text:p>-16,58</text:p>
          </table:table-cell>
          <table:table-cell office:value-type="float" office:value="-28.29">
            <text:p>-28,29</text:p>
          </table:table-cell>
          <table:table-cell/>
        </table:table-row>
        <table:table-row table:style-name="ro3">
          <table:table-cell office:value-type="float" office:value="-17.12">
            <text:p>-17,12</text:p>
          </table:table-cell>
          <table:table-cell office:value-type="float" office:value="-28.18">
            <text:p>-28,18</text:p>
          </table:table-cell>
          <table:table-cell/>
        </table:table-row>
        <table:table-row table:style-name="ro3">
          <table:table-cell office:value-type="float" office:value="-16.73">
            <text:p>-16,73</text:p>
          </table:table-cell>
          <table:table-cell office:value-type="float" office:value="-28.17">
            <text:p>-28,17</text:p>
          </table:table-cell>
          <table:table-cell/>
        </table:table-row>
        <table:table-row table:style-name="ro3">
          <table:table-cell office:value-type="float" office:value="-16">
            <text:p>-16</text:p>
          </table:table-cell>
          <table:table-cell office:value-type="float" office:value="-27.45">
            <text:p>-27,45</text:p>
          </table:table-cell>
          <table:table-cell/>
        </table:table-row>
        <table:table-row table:style-name="ro3">
          <table:table-cell office:value-type="float" office:value="-15.81">
            <text:p>-15,81</text:p>
          </table:table-cell>
          <table:table-cell office:value-type="float" office:value="-26.72">
            <text:p>-26,72</text:p>
          </table:table-cell>
          <table:table-cell/>
        </table:table-row>
        <table:table-row table:style-name="ro3">
          <table:table-cell office:value-type="float" office:value="-15.74">
            <text:p>-15,74</text:p>
          </table:table-cell>
          <table:table-cell office:value-type="float" office:value="-25.91">
            <text:p>-25,91</text:p>
          </table:table-cell>
          <table:table-cell/>
        </table:table-row>
        <table:table-row table:style-name="ro3">
          <table:table-cell office:value-type="float" office:value="-16.31">
            <text:p>-16,31</text:p>
          </table:table-cell>
          <table:table-cell office:value-type="float" office:value="-25.08">
            <text:p>-25,08</text:p>
          </table:table-cell>
          <table:table-cell/>
        </table:table-row>
        <table:table-row table:style-name="ro3">
          <table:table-cell office:value-type="float" office:value="-15.88">
            <text:p>-15,88</text:p>
          </table:table-cell>
          <table:table-cell office:value-type="float" office:value="-24.09">
            <text:p>-24,09</text:p>
          </table:table-cell>
          <table:table-cell/>
        </table:table-row>
        <table:table-row table:style-name="ro3">
          <table:table-cell office:value-type="float" office:value="-15.41">
            <text:p>-15,41</text:p>
          </table:table-cell>
          <table:table-cell office:value-type="float" office:value="-24.52">
            <text:p>-24,52</text:p>
          </table:table-cell>
          <table:table-cell/>
        </table:table-row>
        <table:table-row table:style-name="ro3">
          <table:table-cell office:value-type="float" office:value="-14.95">
            <text:p>-14,95</text:p>
          </table:table-cell>
          <table:table-cell office:value-type="float" office:value="-23.77">
            <text:p>-23,77</text:p>
          </table:table-cell>
          <table:table-cell/>
        </table:table-row>
        <table:table-row table:style-name="ro3">
          <table:table-cell office:value-type="float" office:value="-15.04">
            <text:p>-15,04</text:p>
          </table:table-cell>
          <table:table-cell office:value-type="float" office:value="-24.03">
            <text:p>-24,03</text:p>
          </table:table-cell>
          <table:table-cell/>
        </table:table-row>
        <table:table-row table:style-name="ro3">
          <table:table-cell office:value-type="float" office:value="-15.2">
            <text:p>-15,2</text:p>
          </table:table-cell>
          <table:table-cell office:value-type="float" office:value="-24.72">
            <text:p>-24,72</text:p>
          </table:table-cell>
          <table:table-cell/>
        </table:table-row>
        <table:table-row table:style-name="ro3">
          <table:table-cell office:value-type="float" office:value="-15.02">
            <text:p>-15,02</text:p>
          </table:table-cell>
          <table:table-cell office:value-type="float" office:value="-24.54">
            <text:p>-24,54</text:p>
          </table:table-cell>
          <table:table-cell/>
        </table:table-row>
        <table:table-row table:style-name="ro3">
          <table:table-cell office:value-type="float" office:value="-14.13">
            <text:p>-14,13</text:p>
          </table:table-cell>
          <table:table-cell office:value-type="float" office:value="-24.57">
            <text:p>-24,57</text:p>
          </table:table-cell>
          <table:table-cell/>
        </table:table-row>
        <table:table-row table:style-name="ro3">
          <table:table-cell office:value-type="float" office:value="-13.52">
            <text:p>-13,52</text:p>
          </table:table-cell>
          <table:table-cell office:value-type="float" office:value="-24.32">
            <text:p>-24,32</text:p>
          </table:table-cell>
          <table:table-cell/>
        </table:table-row>
        <table:table-row table:style-name="ro3">
          <table:table-cell office:value-type="float" office:value="-12.86">
            <text:p>-12,86</text:p>
          </table:table-cell>
          <table:table-cell office:value-type="float" office:value="-25.12">
            <text:p>-25,12</text:p>
          </table:table-cell>
          <table:table-cell/>
        </table:table-row>
        <table:table-row table:style-name="ro3">
          <table:table-cell office:value-type="float" office:value="-12.38">
            <text:p>-12,38</text:p>
          </table:table-cell>
          <table:table-cell office:value-type="float" office:value="-24.25">
            <text:p>-24,25</text:p>
          </table:table-cell>
          <table:table-cell/>
        </table:table-row>
        <table:table-row table:style-name="ro3">
          <table:table-cell office:value-type="float" office:value="-12.91">
            <text:p>-12,91</text:p>
          </table:table-cell>
          <table:table-cell office:value-type="float" office:value="-24.25">
            <text:p>-24,25</text:p>
          </table:table-cell>
          <table:table-cell/>
        </table:table-row>
        <table:table-row table:style-name="ro3">
          <table:table-cell office:value-type="float" office:value="-13.63">
            <text:p>-13,63</text:p>
          </table:table-cell>
          <table:table-cell office:value-type="float" office:value="-23.35">
            <text:p>-23,35</text:p>
          </table:table-cell>
          <table:table-cell/>
        </table:table-row>
        <table:table-row table:style-name="ro3">
          <table:table-cell office:value-type="float" office:value="-13.04">
            <text:p>-13,04</text:p>
          </table:table-cell>
          <table:table-cell office:value-type="float" office:value="-22.47">
            <text:p>-22,47</text:p>
          </table:table-cell>
          <table:table-cell/>
        </table:table-row>
        <table:table-row table:style-name="ro3">
          <table:table-cell office:value-type="float" office:value="-13.72">
            <text:p>-13,72</text:p>
          </table:table-cell>
          <table:table-cell office:value-type="float" office:value="-21.84">
            <text:p>-21,84</text:p>
          </table:table-cell>
          <table:table-cell/>
        </table:table-row>
        <table:table-row table:style-name="ro3">
          <table:table-cell office:value-type="float" office:value="-13.66">
            <text:p>-13,66</text:p>
          </table:table-cell>
          <table:table-cell office:value-type="float" office:value="-22.39">
            <text:p>-22,39</text:p>
          </table:table-cell>
          <table:table-cell/>
        </table:table-row>
        <table:table-row table:style-name="ro3">
          <table:table-cell office:value-type="float" office:value="-13.22">
            <text:p>-13,22</text:p>
          </table:table-cell>
          <table:table-cell office:value-type="float" office:value="-22.26">
            <text:p>-22,26</text:p>
          </table:table-cell>
          <table:table-cell/>
        </table:table-row>
        <table:table-row table:style-name="ro3">
          <table:table-cell office:value-type="float" office:value="-12.27">
            <text:p>-12,27</text:p>
          </table:table-cell>
          <table:table-cell office:value-type="float" office:value="-21.42">
            <text:p>-21,42</text:p>
          </table:table-cell>
          <table:table-cell/>
        </table:table-row>
        <table:table-row table:style-name="ro3">
          <table:table-cell office:value-type="float" office:value="-11.32">
            <text:p>-11,32</text:p>
          </table:table-cell>
          <table:table-cell office:value-type="float" office:value="-21.22">
            <text:p>-21,22</text:p>
          </table:table-cell>
          <table:table-cell/>
        </table:table-row>
        <table:table-row table:style-name="ro3">
          <table:table-cell office:value-type="float" office:value="-10.58">
            <text:p>-10,58</text:p>
          </table:table-cell>
          <table:table-cell office:value-type="float" office:value="-20.91">
            <text:p>-20,91</text:p>
          </table:table-cell>
          <table:table-cell/>
        </table:table-row>
        <table:table-row table:style-name="ro3">
          <table:table-cell office:value-type="float" office:value="-10.29">
            <text:p>-10,29</text:p>
          </table:table-cell>
          <table:table-cell office:value-type="float" office:value="-19.99">
            <text:p>-19,99</text:p>
          </table:table-cell>
          <table:table-cell/>
        </table:table-row>
        <table:table-row table:style-name="ro3">
          <table:table-cell office:value-type="float" office:value="-10.06">
            <text:p>-10,06</text:p>
          </table:table-cell>
          <table:table-cell office:value-type="float" office:value="-20.18">
            <text:p>-20,18</text:p>
          </table:table-cell>
          <table:table-cell/>
        </table:table-row>
        <table:table-row table:style-name="ro3">
          <table:table-cell office:value-type="float" office:value="-10.68">
            <text:p>-10,68</text:p>
          </table:table-cell>
          <table:table-cell office:value-type="float" office:value="-19.42">
            <text:p>-19,42</text:p>
          </table:table-cell>
          <table:table-cell/>
        </table:table-row>
        <table:table-row table:style-name="ro3">
          <table:table-cell office:value-type="float" office:value="-11.49">
            <text:p>-11,49</text:p>
          </table:table-cell>
          <table:table-cell office:value-type="float" office:value="-18.55">
            <text:p>-18,55</text:p>
          </table:table-cell>
          <table:table-cell/>
        </table:table-row>
        <table:table-row table:style-name="ro3">
          <table:table-cell office:value-type="float" office:value="-11.32">
            <text:p>-11,32</text:p>
          </table:table-cell>
          <table:table-cell office:value-type="float" office:value="-19.48">
            <text:p>-19,48</text:p>
          </table:table-cell>
          <table:table-cell/>
        </table:table-row>
        <table:table-row table:style-name="ro3">
          <table:table-cell office:value-type="float" office:value="-11.04">
            <text:p>-11,04</text:p>
          </table:table-cell>
          <table:table-cell office:value-type="float" office:value="-19.38">
            <text:p>-19,38</text:p>
          </table:table-cell>
          <table:table-cell/>
        </table:table-row>
        <table:table-row table:style-name="ro3">
          <table:table-cell office:value-type="float" office:value="-11.98">
            <text:p>-11,98</text:p>
          </table:table-cell>
          <table:table-cell office:value-type="float" office:value="-18.79">
            <text:p>-18,79</text:p>
          </table:table-cell>
          <table:table-cell/>
        </table:table-row>
        <table:table-row table:style-name="ro3">
          <table:table-cell office:value-type="float" office:value="-12.34">
            <text:p>-12,34</text:p>
          </table:table-cell>
          <table:table-cell office:value-type="float" office:value="-19.62">
            <text:p>-19,62</text:p>
          </table:table-cell>
          <table:table-cell/>
        </table:table-row>
        <table:table-row table:style-name="ro3">
          <table:table-cell office:value-type="float" office:value="-11.5">
            <text:p>-11,5</text:p>
          </table:table-cell>
          <table:table-cell office:value-type="float" office:value="-19.58">
            <text:p>-19,58</text:p>
          </table:table-cell>
          <table:table-cell/>
        </table:table-row>
        <table:table-row table:style-name="ro3">
          <table:table-cell office:value-type="float" office:value="-12.44">
            <text:p>-12,44</text:p>
          </table:table-cell>
          <table:table-cell office:value-type="float" office:value="-18.65">
            <text:p>-18,65</text:p>
          </table:table-cell>
          <table:table-cell/>
        </table:table-row>
        <table:table-row table:style-name="ro3">
          <table:table-cell office:value-type="float" office:value="-11.54">
            <text:p>-11,54</text:p>
          </table:table-cell>
          <table:table-cell office:value-type="float" office:value="-19.38">
            <text:p>-19,38</text:p>
          </table:table-cell>
          <table:table-cell/>
        </table:table-row>
        <table:table-row table:style-name="ro3">
          <table:table-cell office:value-type="float" office:value="-10.82">
            <text:p>-10,82</text:p>
          </table:table-cell>
          <table:table-cell office:value-type="float" office:value="-19.34">
            <text:p>-19,34</text:p>
          </table:table-cell>
          <table:table-cell/>
        </table:table-row>
        <table:table-row table:style-name="ro3">
          <table:table-cell office:value-type="float" office:value="-10.5">
            <text:p>-10,5</text:p>
          </table:table-cell>
          <table:table-cell office:value-type="float" office:value="-20.29">
            <text:p>-20,29</text:p>
          </table:table-cell>
          <table:table-cell/>
        </table:table-row>
        <table:table-row table:style-name="ro3">
          <table:table-cell office:value-type="float" office:value="-11.08">
            <text:p>-11,08</text:p>
          </table:table-cell>
          <table:table-cell office:value-type="float" office:value="-20.84">
            <text:p>-20,84</text:p>
          </table:table-cell>
          <table:table-cell/>
        </table:table-row>
        <table:table-row table:style-name="ro3">
          <table:table-cell office:value-type="float" office:value="-11.48">
            <text:p>-11,48</text:p>
          </table:table-cell>
          <table:table-cell office:value-type="float" office:value="-21.76">
            <text:p>-21,76</text:p>
          </table:table-cell>
          <table:table-cell/>
        </table:table-row>
        <table:table-row table:style-name="ro3">
          <table:table-cell office:value-type="float" office:value="-11.35">
            <text:p>-11,35</text:p>
          </table:table-cell>
          <table:table-cell office:value-type="float" office:value="-21.18">
            <text:p>-21,18</text:p>
          </table:table-cell>
          <table:table-cell/>
        </table:table-row>
        <table:table-row table:style-name="ro3">
          <table:table-cell office:value-type="float" office:value="-11.25">
            <text:p>-11,25</text:p>
          </table:table-cell>
          <table:table-cell office:value-type="float" office:value="-20.73">
            <text:p>-20,73</text:p>
          </table:table-cell>
          <table:table-cell/>
        </table:table-row>
        <table:table-row table:style-name="ro3">
          <table:table-cell office:value-type="float" office:value="-12.14">
            <text:p>-12,14</text:p>
          </table:table-cell>
          <table:table-cell office:value-type="float" office:value="-21.61">
            <text:p>-21,61</text:p>
          </table:table-cell>
          <table:table-cell/>
        </table:table-row>
        <table:table-row table:style-name="ro3">
          <table:table-cell office:value-type="float" office:value="-12.29">
            <text:p>-12,29</text:p>
          </table:table-cell>
          <table:table-cell office:value-type="float" office:value="-21.34">
            <text:p>-21,34</text:p>
          </table:table-cell>
          <table:table-cell/>
        </table:table-row>
        <table:table-row table:style-name="ro3">
          <table:table-cell office:value-type="float" office:value="-12.36">
            <text:p>-12,36</text:p>
          </table:table-cell>
          <table:table-cell office:value-type="float" office:value="-21.13">
            <text:p>-21,13</text:p>
          </table:table-cell>
          <table:table-cell/>
        </table:table-row>
        <table:table-row table:style-name="ro3">
          <table:table-cell office:value-type="float" office:value="-12.42">
            <text:p>-12,42</text:p>
          </table:table-cell>
          <table:table-cell office:value-type="float" office:value="-21.29">
            <text:p>-21,29</text:p>
          </table:table-cell>
          <table:table-cell/>
        </table:table-row>
        <table:table-row table:style-name="ro3">
          <table:table-cell office:value-type="float" office:value="-12.07">
            <text:p>-12,07</text:p>
          </table:table-cell>
          <table:table-cell office:value-type="float" office:value="-20.87">
            <text:p>-20,87</text:p>
          </table:table-cell>
          <table:table-cell/>
        </table:table-row>
        <table:table-row table:style-name="ro3">
          <table:table-cell office:value-type="float" office:value="-12.06">
            <text:p>-12,06</text:p>
          </table:table-cell>
          <table:table-cell office:value-type="float" office:value="-20.4">
            <text:p>-20,4</text:p>
          </table:table-cell>
          <table:table-cell/>
        </table:table-row>
        <table:table-row table:style-name="ro3">
          <table:table-cell office:value-type="float" office:value="-12.1">
            <text:p>-12,1</text:p>
          </table:table-cell>
          <table:table-cell office:value-type="float" office:value="-21.39">
            <text:p>-21,39</text:p>
          </table:table-cell>
          <table:table-cell/>
        </table:table-row>
        <table:table-row table:style-name="ro3">
          <table:table-cell office:value-type="float" office:value="-11.42">
            <text:p>-11,42</text:p>
          </table:table-cell>
          <table:table-cell office:value-type="float" office:value="-20.99">
            <text:p>-20,99</text:p>
          </table:table-cell>
          <table:table-cell/>
        </table:table-row>
        <table:table-row table:style-name="ro3">
          <table:table-cell office:value-type="float" office:value="-12.32">
            <text:p>-12,32</text:p>
          </table:table-cell>
          <table:table-cell office:value-type="float" office:value="-20.89">
            <text:p>-20,89</text:p>
          </table:table-cell>
          <table:table-cell/>
        </table:table-row>
        <table:table-row table:style-name="ro3">
          <table:table-cell office:value-type="float" office:value="-12.35">
            <text:p>-12,35</text:p>
          </table:table-cell>
          <table:table-cell office:value-type="float" office:value="-20.59">
            <text:p>-20,59</text:p>
          </table:table-cell>
          <table:table-cell/>
        </table:table-row>
        <table:table-row table:style-name="ro3">
          <table:table-cell office:value-type="float" office:value="-12.46">
            <text:p>-12,46</text:p>
          </table:table-cell>
          <table:table-cell office:value-type="float" office:value="-21.04">
            <text:p>-21,04</text:p>
          </table:table-cell>
          <table:table-cell/>
        </table:table-row>
        <table:table-row table:style-name="ro3">
          <table:table-cell office:value-type="float" office:value="-12.03">
            <text:p>-12,03</text:p>
          </table:table-cell>
          <table:table-cell office:value-type="float" office:value="-21.54">
            <text:p>-21,54</text:p>
          </table:table-cell>
          <table:table-cell/>
        </table:table-row>
        <table:table-row table:style-name="ro3">
          <table:table-cell office:value-type="float" office:value="-12.5">
            <text:p>-12,5</text:p>
          </table:table-cell>
          <table:table-cell office:value-type="float" office:value="-22.28">
            <text:p>-22,28</text:p>
          </table:table-cell>
          <table:table-cell/>
        </table:table-row>
        <table:table-row table:style-name="ro3">
          <table:table-cell office:value-type="float" office:value="-11.68">
            <text:p>-11,68</text:p>
          </table:table-cell>
          <table:table-cell office:value-type="float" office:value="-21.98">
            <text:p>-21,98</text:p>
          </table:table-cell>
          <table:table-cell/>
        </table:table-row>
        <table:table-row table:style-name="ro3">
          <table:table-cell office:value-type="float" office:value="-11.37">
            <text:p>-11,37</text:p>
          </table:table-cell>
          <table:table-cell office:value-type="float" office:value="-21.03">
            <text:p>-21,03</text:p>
          </table:table-cell>
          <table:table-cell/>
        </table:table-row>
        <table:table-row table:style-name="ro3">
          <table:table-cell office:value-type="float" office:value="-10.65">
            <text:p>-10,65</text:p>
          </table:table-cell>
          <table:table-cell office:value-type="float" office:value="-20.88">
            <text:p>-20,88</text:p>
          </table:table-cell>
          <table:table-cell/>
        </table:table-row>
        <table:table-row table:style-name="ro3">
          <table:table-cell office:value-type="float" office:value="-9.93">
            <text:p>-9,93</text:p>
          </table:table-cell>
          <table:table-cell office:value-type="float" office:value="-21.35">
            <text:p>-21,35</text:p>
          </table:table-cell>
          <table:table-cell/>
        </table:table-row>
        <table:table-row table:style-name="ro3">
          <table:table-cell office:value-type="float" office:value="-10.03">
            <text:p>-10,03</text:p>
          </table:table-cell>
          <table:table-cell office:value-type="float" office:value="-21.32">
            <text:p>-21,32</text:p>
          </table:table-cell>
          <table:table-cell/>
        </table:table-row>
        <table:table-row table:style-name="ro3">
          <table:table-cell office:value-type="float" office:value="-9.39">
            <text:p>-9,39</text:p>
          </table:table-cell>
          <table:table-cell office:value-type="float" office:value="-21.88">
            <text:p>-21,88</text:p>
          </table:table-cell>
          <table:table-cell/>
        </table:table-row>
        <table:table-row table:style-name="ro3">
          <table:table-cell office:value-type="float" office:value="-8.7">
            <text:p>-8,7</text:p>
          </table:table-cell>
          <table:table-cell office:value-type="float" office:value="-21.35">
            <text:p>-21,35</text:p>
          </table:table-cell>
          <table:table-cell/>
        </table:table-row>
        <table:table-row table:style-name="ro3">
          <table:table-cell office:value-type="float" office:value="-8.67">
            <text:p>-8,67</text:p>
          </table:table-cell>
          <table:table-cell office:value-type="float" office:value="-21.08">
            <text:p>-21,08</text:p>
          </table:table-cell>
          <table:table-cell/>
        </table:table-row>
        <table:table-row table:style-name="ro3">
          <table:table-cell office:value-type="float" office:value="-8.56">
            <text:p>-8,56</text:p>
          </table:table-cell>
          <table:table-cell office:value-type="float" office:value="-21.13">
            <text:p>-21,13</text:p>
          </table:table-cell>
          <table:table-cell/>
        </table:table-row>
        <table:table-row table:style-name="ro3">
          <table:table-cell office:value-type="float" office:value="-9.46">
            <text:p>-9,46</text:p>
          </table:table-cell>
          <table:table-cell office:value-type="float" office:value="-20.22">
            <text:p>-20,22</text:p>
          </table:table-cell>
          <table:table-cell/>
        </table:table-row>
        <table:table-row table:style-name="ro3">
          <table:table-cell office:value-type="float" office:value="-10.46">
            <text:p>-10,46</text:p>
          </table:table-cell>
          <table:table-cell office:value-type="float" office:value="-19.36">
            <text:p>-19,36</text:p>
          </table:table-cell>
          <table:table-cell/>
        </table:table-row>
        <table:table-row table:style-name="ro3">
          <table:table-cell office:value-type="float" office:value="-11.13">
            <text:p>-11,13</text:p>
          </table:table-cell>
          <table:table-cell office:value-type="float" office:value="-19.9">
            <text:p>-19,9</text:p>
          </table:table-cell>
          <table:table-cell/>
        </table:table-row>
        <table:table-row table:style-name="ro3">
          <table:table-cell office:value-type="float" office:value="-11.28">
            <text:p>-11,28</text:p>
          </table:table-cell>
          <table:table-cell office:value-type="float" office:value="-20.41">
            <text:p>-20,41</text:p>
          </table:table-cell>
          <table:table-cell/>
        </table:table-row>
        <table:table-row table:style-name="ro3">
          <table:table-cell office:value-type="float" office:value="-11.87">
            <text:p>-11,87</text:p>
          </table:table-cell>
          <table:table-cell office:value-type="float" office:value="-19.45">
            <text:p>-19,45</text:p>
          </table:table-cell>
          <table:table-cell/>
        </table:table-row>
        <table:table-row table:style-name="ro3">
          <table:table-cell office:value-type="float" office:value="-11.09">
            <text:p>-11,09</text:p>
          </table:table-cell>
          <table:table-cell office:value-type="float" office:value="-19.2">
            <text:p>-19,2</text:p>
          </table:table-cell>
          <table:table-cell/>
        </table:table-row>
        <table:table-row table:style-name="ro3">
          <table:table-cell office:value-type="float" office:value="-11.63">
            <text:p>-11,63</text:p>
          </table:table-cell>
          <table:table-cell office:value-type="float" office:value="-19.24">
            <text:p>-19,24</text:p>
          </table:table-cell>
          <table:table-cell/>
        </table:table-row>
        <table:table-row table:style-name="ro3">
          <table:table-cell office:value-type="float" office:value="-12.27">
            <text:p>-12,27</text:p>
          </table:table-cell>
          <table:table-cell office:value-type="float" office:value="-18.28">
            <text:p>-18,28</text:p>
          </table:table-cell>
          <table:table-cell/>
        </table:table-row>
        <table:table-row table:style-name="ro3">
          <table:table-cell office:value-type="float" office:value="-11.44">
            <text:p>-11,44</text:p>
          </table:table-cell>
          <table:table-cell office:value-type="float" office:value="-17.32">
            <text:p>-17,32</text:p>
          </table:table-cell>
          <table:table-cell/>
        </table:table-row>
        <table:table-row table:style-name="ro3">
          <table:table-cell office:value-type="float" office:value="-11.52">
            <text:p>-11,52</text:p>
          </table:table-cell>
          <table:table-cell office:value-type="float" office:value="-17.97">
            <text:p>-17,97</text:p>
          </table:table-cell>
          <table:table-cell/>
        </table:table-row>
        <table:table-row table:style-name="ro3">
          <table:table-cell office:value-type="float" office:value="-11.56">
            <text:p>-11,56</text:p>
          </table:table-cell>
          <table:table-cell office:value-type="float" office:value="-17.07">
            <text:p>-17,07</text:p>
          </table:table-cell>
          <table:table-cell/>
        </table:table-row>
        <table:table-row table:style-name="ro3">
          <table:table-cell office:value-type="float" office:value="-12.38">
            <text:p>-12,38</text:p>
          </table:table-cell>
          <table:table-cell office:value-type="float" office:value="-16.97">
            <text:p>-16,97</text:p>
          </table:table-cell>
          <table:table-cell/>
        </table:table-row>
        <table:table-row table:style-name="ro3">
          <table:table-cell office:value-type="float" office:value="-11.54">
            <text:p>-11,54</text:p>
          </table:table-cell>
          <table:table-cell office:value-type="float" office:value="-16.64">
            <text:p>-16,64</text:p>
          </table:table-cell>
          <table:table-cell/>
        </table:table-row>
        <table:table-row table:style-name="ro3">
          <table:table-cell office:value-type="float" office:value="-12.39">
            <text:p>-12,39</text:p>
          </table:table-cell>
          <table:table-cell office:value-type="float" office:value="-15.94">
            <text:p>-15,94</text:p>
          </table:table-cell>
          <table:table-cell/>
        </table:table-row>
        <table:table-row table:style-name="ro3">
          <table:table-cell office:value-type="float" office:value="-11.63">
            <text:p>-11,63</text:p>
          </table:table-cell>
          <table:table-cell office:value-type="float" office:value="-15.02">
            <text:p>-15,02</text:p>
          </table:table-cell>
          <table:table-cell/>
        </table:table-row>
        <table:table-row table:style-name="ro3">
          <table:table-cell office:value-type="float" office:value="-12.31">
            <text:p>-12,31</text:p>
          </table:table-cell>
          <table:table-cell office:value-type="float" office:value="-15.62">
            <text:p>-15,62</text:p>
          </table:table-cell>
          <table:table-cell/>
        </table:table-row>
        <table:table-row table:style-name="ro3">
          <table:table-cell office:value-type="float" office:value="-12.2">
            <text:p>-12,2</text:p>
          </table:table-cell>
          <table:table-cell office:value-type="float" office:value="-14.74">
            <text:p>-14,74</text:p>
          </table:table-cell>
          <table:table-cell/>
        </table:table-row>
        <table:table-row table:style-name="ro3">
          <table:table-cell office:value-type="float" office:value="-12.7">
            <text:p>-12,7</text:p>
          </table:table-cell>
          <table:table-cell office:value-type="float" office:value="-15.02">
            <text:p>-15,02</text:p>
          </table:table-cell>
          <table:table-cell/>
        </table:table-row>
        <table:table-row table:style-name="ro3">
          <table:table-cell office:value-type="float" office:value="-13.13">
            <text:p>-13,13</text:p>
          </table:table-cell>
          <table:table-cell office:value-type="float" office:value="-15.21">
            <text:p>-15,21</text:p>
          </table:table-cell>
          <table:table-cell/>
        </table:table-row>
        <table:table-row table:style-name="ro3">
          <table:table-cell office:value-type="float" office:value="-13.53">
            <text:p>-13,53</text:p>
          </table:table-cell>
          <table:table-cell office:value-type="float" office:value="-14.92">
            <text:p>-14,92</text:p>
          </table:table-cell>
          <table:table-cell/>
        </table:table-row>
        <table:table-row table:style-name="ro3">
          <table:table-cell office:value-type="float" office:value="-13.13">
            <text:p>-13,13</text:p>
          </table:table-cell>
          <table:table-cell office:value-type="float" office:value="-14.6">
            <text:p>-14,6</text:p>
          </table:table-cell>
          <table:table-cell/>
        </table:table-row>
        <table:table-row table:style-name="ro3">
          <table:table-cell office:value-type="float" office:value="-12.99">
            <text:p>-12,99</text:p>
          </table:table-cell>
          <table:table-cell office:value-type="float" office:value="-13.77">
            <text:p>-13,77</text:p>
          </table:table-cell>
          <table:table-cell/>
        </table:table-row>
        <table:table-row table:style-name="ro3">
          <table:table-cell office:value-type="float" office:value="-12.2">
            <text:p>-12,2</text:p>
          </table:table-cell>
          <table:table-cell office:value-type="float" office:value="-13.17">
            <text:p>-13,17</text:p>
          </table:table-cell>
          <table:table-cell/>
        </table:table-row>
        <table:table-row table:style-name="ro3">
          <table:table-cell office:value-type="float" office:value="-12.92">
            <text:p>-12,92</text:p>
          </table:table-cell>
          <table:table-cell office:value-type="float" office:value="-13.78">
            <text:p>-13,78</text:p>
          </table:table-cell>
          <table:table-cell/>
        </table:table-row>
        <table:table-row table:style-name="ro3">
          <table:table-cell office:value-type="float" office:value="-13.3">
            <text:p>-13,3</text:p>
          </table:table-cell>
          <table:table-cell office:value-type="float" office:value="-14.1">
            <text:p>-14,1</text:p>
          </table:table-cell>
          <table:table-cell/>
        </table:table-row>
        <table:table-row table:style-name="ro3">
          <table:table-cell office:value-type="float" office:value="-13.9">
            <text:p>-13,9</text:p>
          </table:table-cell>
          <table:table-cell office:value-type="float" office:value="-15.09">
            <text:p>-15,09</text:p>
          </table:table-cell>
          <table:table-cell/>
        </table:table-row>
        <table:table-row table:style-name="ro3">
          <table:table-cell office:value-type="float" office:value="-13.15">
            <text:p>-13,15</text:p>
          </table:table-cell>
          <table:table-cell office:value-type="float" office:value="-15.79">
            <text:p>-15,79</text:p>
          </table:table-cell>
          <table:table-cell/>
        </table:table-row>
        <table:table-row table:style-name="ro3">
          <table:table-cell office:value-type="float" office:value="-14.15">
            <text:p>-14,15</text:p>
          </table:table-cell>
          <table:table-cell office:value-type="float" office:value="-16.11">
            <text:p>-16,11</text:p>
          </table:table-cell>
          <table:table-cell/>
        </table:table-row>
        <table:table-row table:style-name="ro3">
          <table:table-cell office:value-type="float" office:value="-14.27">
            <text:p>-14,27</text:p>
          </table:table-cell>
          <table:table-cell office:value-type="float" office:value="-15.3">
            <text:p>-15,3</text:p>
          </table:table-cell>
          <table:table-cell/>
        </table:table-row>
        <table:table-row table:style-name="ro3">
          <table:table-cell office:value-type="float" office:value="-15.18">
            <text:p>-15,18</text:p>
          </table:table-cell>
          <table:table-cell office:value-type="float" office:value="-15.13">
            <text:p>-15,13</text:p>
          </table:table-cell>
          <table:table-cell/>
        </table:table-row>
        <table:table-row table:style-name="ro3">
          <table:table-cell office:value-type="float" office:value="-15.33">
            <text:p>-15,33</text:p>
          </table:table-cell>
          <table:table-cell office:value-type="float" office:value="-15.45">
            <text:p>-15,45</text:p>
          </table:table-cell>
          <table:table-cell/>
        </table:table-row>
        <table:table-row table:style-name="ro3">
          <table:table-cell office:value-type="float" office:value="-14.94">
            <text:p>-14,94</text:p>
          </table:table-cell>
          <table:table-cell office:value-type="float" office:value="-14.55">
            <text:p>-14,55</text:p>
          </table:table-cell>
          <table:table-cell/>
        </table:table-row>
        <table:table-row table:style-name="ro3">
          <table:table-cell office:value-type="float" office:value="-15.14">
            <text:p>-15,14</text:p>
          </table:table-cell>
          <table:table-cell office:value-type="float" office:value="-14.77">
            <text:p>-14,77</text:p>
          </table:table-cell>
          <table:table-cell/>
        </table:table-row>
        <table:table-row table:style-name="ro3">
          <table:table-cell office:value-type="float" office:value="-15.4">
            <text:p>-15,4</text:p>
          </table:table-cell>
          <table:table-cell office:value-type="float" office:value="-15.19">
            <text:p>-15,19</text:p>
          </table:table-cell>
          <table:table-cell/>
        </table:table-row>
        <table:table-row table:style-name="ro3">
          <table:table-cell office:value-type="float" office:value="-15.68">
            <text:p>-15,68</text:p>
          </table:table-cell>
          <table:table-cell office:value-type="float" office:value="-16.15">
            <text:p>-16,15</text:p>
          </table:table-cell>
          <table:table-cell/>
        </table:table-row>
        <table:table-row table:style-name="ro3">
          <table:table-cell office:value-type="float" office:value="-16.5">
            <text:p>-16,5</text:p>
          </table:table-cell>
          <table:table-cell office:value-type="float" office:value="-17.05">
            <text:p>-17,05</text:p>
          </table:table-cell>
          <table:table-cell/>
        </table:table-row>
        <table:table-row table:style-name="ro3">
          <table:table-cell office:value-type="float" office:value="-16.64">
            <text:p>-16,64</text:p>
          </table:table-cell>
          <table:table-cell office:value-type="float" office:value="-17.81">
            <text:p>-17,81</text:p>
          </table:table-cell>
          <table:table-cell/>
        </table:table-row>
        <table:table-row table:style-name="ro3">
          <table:table-cell office:value-type="float" office:value="-16.77">
            <text:p>-16,77</text:p>
          </table:table-cell>
          <table:table-cell office:value-type="float" office:value="-16.95">
            <text:p>-16,95</text:p>
          </table:table-cell>
          <table:table-cell/>
        </table:table-row>
        <table:table-row table:style-name="ro3">
          <table:table-cell office:value-type="float" office:value="-15.92">
            <text:p>-15,92</text:p>
          </table:table-cell>
          <table:table-cell office:value-type="float" office:value="-17.58">
            <text:p>-17,58</text:p>
          </table:table-cell>
          <table:table-cell/>
        </table:table-row>
        <table:table-row table:style-name="ro3">
          <table:table-cell office:value-type="float" office:value="-15.57">
            <text:p>-15,57</text:p>
          </table:table-cell>
          <table:table-cell office:value-type="float" office:value="-17.03">
            <text:p>-17,03</text:p>
          </table:table-cell>
          <table:table-cell/>
        </table:table-row>
        <table:table-row table:style-name="ro3">
          <table:table-cell office:value-type="float" office:value="-16.55">
            <text:p>-16,55</text:p>
          </table:table-cell>
          <table:table-cell office:value-type="float" office:value="-16.42">
            <text:p>-16,42</text:p>
          </table:table-cell>
          <table:table-cell/>
        </table:table-row>
        <table:table-row table:style-name="ro3">
          <table:table-cell office:value-type="float" office:value="-16.51">
            <text:p>-16,51</text:p>
          </table:table-cell>
          <table:table-cell office:value-type="float" office:value="-16.86">
            <text:p>-16,86</text:p>
          </table:table-cell>
          <table:table-cell/>
        </table:table-row>
        <table:table-row table:style-name="ro3">
          <table:table-cell office:value-type="float" office:value="-16.86">
            <text:p>-16,86</text:p>
          </table:table-cell>
          <table:table-cell office:value-type="float" office:value="-17.78">
            <text:p>-17,78</text:p>
          </table:table-cell>
          <table:table-cell/>
        </table:table-row>
        <table:table-row table:style-name="ro3">
          <table:table-cell office:value-type="float" office:value="-16.75">
            <text:p>-16,75</text:p>
          </table:table-cell>
          <table:table-cell office:value-type="float" office:value="-18.75">
            <text:p>-18,75</text:p>
          </table:table-cell>
          <table:table-cell/>
        </table:table-row>
        <table:table-row table:style-name="ro3">
          <table:table-cell office:value-type="float" office:value="-16.33">
            <text:p>-16,33</text:p>
          </table:table-cell>
          <table:table-cell office:value-type="float" office:value="-18.56">
            <text:p>-18,56</text:p>
          </table:table-cell>
          <table:table-cell/>
        </table:table-row>
        <table:table-row table:style-name="ro3">
          <table:table-cell office:value-type="float" office:value="-16.54">
            <text:p>-16,54</text:p>
          </table:table-cell>
          <table:table-cell office:value-type="float" office:value="-19.46">
            <text:p>-19,46</text:p>
          </table:table-cell>
          <table:table-cell/>
        </table:table-row>
        <table:table-row table:style-name="ro3">
          <table:table-cell office:value-type="float" office:value="-16.95">
            <text:p>-16,95</text:p>
          </table:table-cell>
          <table:table-cell office:value-type="float" office:value="-19.07">
            <text:p>-19,07</text:p>
          </table:table-cell>
          <table:table-cell/>
        </table:table-row>
        <table:table-row table:style-name="ro3">
          <table:table-cell office:value-type="float" office:value="-16.83">
            <text:p>-16,83</text:p>
          </table:table-cell>
          <table:table-cell office:value-type="float" office:value="-18.46">
            <text:p>-18,46</text:p>
          </table:table-cell>
          <table:table-cell/>
        </table:table-row>
        <table:table-row table:style-name="ro3">
          <table:table-cell office:value-type="float" office:value="-17.39">
            <text:p>-17,39</text:p>
          </table:table-cell>
          <table:table-cell office:value-type="float" office:value="-17.59">
            <text:p>-17,59</text:p>
          </table:table-cell>
          <table:table-cell/>
        </table:table-row>
        <table:table-row table:style-name="ro3">
          <table:table-cell office:value-type="float" office:value="-18.37">
            <text:p>-18,37</text:p>
          </table:table-cell>
          <table:table-cell office:value-type="float" office:value="-17.6">
            <text:p>-17,6</text:p>
          </table:table-cell>
          <table:table-cell/>
        </table:table-row>
        <table:table-row table:style-name="ro3">
          <table:table-cell office:value-type="float" office:value="-18.03">
            <text:p>-18,03</text:p>
          </table:table-cell>
          <table:table-cell office:value-type="float" office:value="-16.75">
            <text:p>-16,75</text:p>
          </table:table-cell>
          <table:table-cell/>
        </table:table-row>
        <table:table-row table:style-name="ro3">
          <table:table-cell office:value-type="float" office:value="-18.05">
            <text:p>-18,05</text:p>
          </table:table-cell>
          <table:table-cell office:value-type="float" office:value="-16.85">
            <text:p>-16,85</text:p>
          </table:table-cell>
          <table:table-cell/>
        </table:table-row>
        <table:table-row table:style-name="ro3">
          <table:table-cell office:value-type="float" office:value="-17.22">
            <text:p>-17,22</text:p>
          </table:table-cell>
          <table:table-cell office:value-type="float" office:value="-15.94">
            <text:p>-15,94</text:p>
          </table:table-cell>
          <table:table-cell/>
        </table:table-row>
        <table:table-row table:style-name="ro3">
          <table:table-cell office:value-type="float" office:value="-18.09">
            <text:p>-18,09</text:p>
          </table:table-cell>
          <table:table-cell office:value-type="float" office:value="-14.99">
            <text:p>-14,99</text:p>
          </table:table-cell>
          <table:table-cell/>
        </table:table-row>
        <table:table-row table:style-name="ro3">
          <table:table-cell office:value-type="float" office:value="-17.53">
            <text:p>-17,53</text:p>
          </table:table-cell>
          <table:table-cell office:value-type="float" office:value="-14.2">
            <text:p>-14,2</text:p>
          </table:table-cell>
          <table:table-cell/>
        </table:table-row>
        <table:table-row table:style-name="ro3">
          <table:table-cell office:value-type="float" office:value="-17.47">
            <text:p>-17,47</text:p>
          </table:table-cell>
          <table:table-cell office:value-type="float" office:value="-15.03">
            <text:p>-15,03</text:p>
          </table:table-cell>
          <table:table-cell/>
        </table:table-row>
        <table:table-row table:style-name="ro3">
          <table:table-cell office:value-type="float" office:value="-18.15">
            <text:p>-18,15</text:p>
          </table:table-cell>
          <table:table-cell office:value-type="float" office:value="-14.91">
            <text:p>-14,91</text:p>
          </table:table-cell>
          <table:table-cell/>
        </table:table-row>
        <table:table-row table:style-name="ro3">
          <table:table-cell office:value-type="float" office:value="-17.72">
            <text:p>-17,72</text:p>
          </table:table-cell>
          <table:table-cell office:value-type="float" office:value="-14.82">
            <text:p>-14,82</text:p>
          </table:table-cell>
          <table:table-cell/>
        </table:table-row>
        <table:table-row table:style-name="ro3">
          <table:table-cell office:value-type="float" office:value="-18.54">
            <text:p>-18,54</text:p>
          </table:table-cell>
          <table:table-cell office:value-type="float" office:value="-14.38">
            <text:p>-14,38</text:p>
          </table:table-cell>
          <table:table-cell/>
        </table:table-row>
        <table:table-row table:style-name="ro3">
          <table:table-cell office:value-type="float" office:value="-18.52">
            <text:p>-18,52</text:p>
          </table:table-cell>
          <table:table-cell office:value-type="float" office:value="-13.48">
            <text:p>-13,48</text:p>
          </table:table-cell>
          <table:table-cell/>
        </table:table-row>
        <table:table-row table:style-name="ro3">
          <table:table-cell office:value-type="float" office:value="-19.2">
            <text:p>-19,2</text:p>
          </table:table-cell>
          <table:table-cell office:value-type="float" office:value="-13.54">
            <text:p>-13,54</text:p>
          </table:table-cell>
          <table:table-cell/>
        </table:table-row>
        <table:table-row table:style-name="ro3">
          <table:table-cell office:value-type="float" office:value="-19.18">
            <text:p>-19,18</text:p>
          </table:table-cell>
          <table:table-cell office:value-type="float" office:value="-13.93">
            <text:p>-13,93</text:p>
          </table:table-cell>
          <table:table-cell/>
        </table:table-row>
        <table:table-row table:style-name="ro3">
          <table:table-cell office:value-type="float" office:value="-19.33">
            <text:p>-19,33</text:p>
          </table:table-cell>
          <table:table-cell office:value-type="float" office:value="-14.5">
            <text:p>-14,5</text:p>
          </table:table-cell>
          <table:table-cell/>
        </table:table-row>
        <table:table-row table:style-name="ro3">
          <table:table-cell office:value-type="float" office:value="-19.3">
            <text:p>-19,3</text:p>
          </table:table-cell>
          <table:table-cell office:value-type="float" office:value="-14.04">
            <text:p>-14,04</text:p>
          </table:table-cell>
          <table:table-cell/>
        </table:table-row>
        <table:table-row table:style-name="ro3">
          <table:table-cell office:value-type="float" office:value="-20.21">
            <text:p>-20,21</text:p>
          </table:table-cell>
          <table:table-cell office:value-type="float" office:value="-14.99">
            <text:p>-14,99</text:p>
          </table:table-cell>
          <table:table-cell/>
        </table:table-row>
        <table:table-row table:style-name="ro3">
          <table:table-cell office:value-type="float" office:value="-20.43">
            <text:p>-20,43</text:p>
          </table:table-cell>
          <table:table-cell office:value-type="float" office:value="-15.71">
            <text:p>-15,71</text:p>
          </table:table-cell>
          <table:table-cell/>
        </table:table-row>
        <table:table-row table:style-name="ro3">
          <table:table-cell office:value-type="float" office:value="-19.89">
            <text:p>-19,89</text:p>
          </table:table-cell>
          <table:table-cell office:value-type="float" office:value="-16.51">
            <text:p>-16,51</text:p>
          </table:table-cell>
          <table:table-cell/>
        </table:table-row>
        <table:table-row table:style-name="ro3">
          <table:table-cell office:value-type="float" office:value="-19.01">
            <text:p>-19,01</text:p>
          </table:table-cell>
          <table:table-cell office:value-type="float" office:value="-16.04">
            <text:p>-16,04</text:p>
          </table:table-cell>
          <table:table-cell/>
        </table:table-row>
        <table:table-row table:style-name="ro3">
          <table:table-cell office:value-type="float" office:value="-18.94">
            <text:p>-18,94</text:p>
          </table:table-cell>
          <table:table-cell office:value-type="float" office:value="-16.38">
            <text:p>-16,38</text:p>
          </table:table-cell>
          <table:table-cell/>
        </table:table-row>
        <table:table-row table:style-name="ro3">
          <table:table-cell office:value-type="float" office:value="-19.22">
            <text:p>-19,22</text:p>
          </table:table-cell>
          <table:table-cell office:value-type="float" office:value="-17.34">
            <text:p>-17,34</text:p>
          </table:table-cell>
          <table:table-cell/>
        </table:table-row>
        <table:table-row table:style-name="ro3">
          <table:table-cell office:value-type="float" office:value="-19.48">
            <text:p>-19,48</text:p>
          </table:table-cell>
          <table:table-cell office:value-type="float" office:value="-16.94">
            <text:p>-16,94</text:p>
          </table:table-cell>
          <table:table-cell/>
        </table:table-row>
        <table:table-row table:style-name="ro3">
          <table:table-cell office:value-type="float" office:value="-18.48">
            <text:p>-18,48</text:p>
          </table:table-cell>
          <table:table-cell office:value-type="float" office:value="-16.67">
            <text:p>-16,67</text:p>
          </table:table-cell>
          <table:table-cell/>
        </table:table-row>
        <table:table-row table:style-name="ro3">
          <table:table-cell office:value-type="float" office:value="-18.67">
            <text:p>-18,67</text:p>
          </table:table-cell>
          <table:table-cell office:value-type="float" office:value="-17.42">
            <text:p>-17,42</text:p>
          </table:table-cell>
          <table:table-cell/>
        </table:table-row>
        <table:table-row table:style-name="ro3">
          <table:table-cell office:value-type="float" office:value="-19.6">
            <text:p>-19,6</text:p>
          </table:table-cell>
          <table:table-cell office:value-type="float" office:value="-18.31">
            <text:p>-18,31</text:p>
          </table:table-cell>
          <table:table-cell/>
        </table:table-row>
        <table:table-row table:style-name="ro3">
          <table:table-cell office:value-type="float" office:value="-19.17">
            <text:p>-19,17</text:p>
          </table:table-cell>
          <table:table-cell office:value-type="float" office:value="-17.76">
            <text:p>-17,76</text:p>
          </table:table-cell>
          <table:table-cell/>
        </table:table-row>
        <table:table-row table:style-name="ro3">
          <table:table-cell office:value-type="float" office:value="-19.3">
            <text:p>-19,3</text:p>
          </table:table-cell>
          <table:table-cell office:value-type="float" office:value="-18.29">
            <text:p>-18,29</text:p>
          </table:table-cell>
          <table:table-cell/>
        </table:table-row>
        <table:table-row table:style-name="ro3">
          <table:table-cell office:value-type="float" office:value="-19.24">
            <text:p>-19,24</text:p>
          </table:table-cell>
          <table:table-cell office:value-type="float" office:value="-18.32">
            <text:p>-18,32</text:p>
          </table:table-cell>
          <table:table-cell/>
        </table:table-row>
        <table:table-row table:style-name="ro3">
          <table:table-cell office:value-type="float" office:value="-19.66">
            <text:p>-19,66</text:p>
          </table:table-cell>
          <table:table-cell office:value-type="float" office:value="-17.38">
            <text:p>-17,38</text:p>
          </table:table-cell>
          <table:table-cell/>
        </table:table-row>
        <table:table-row table:style-name="ro3">
          <table:table-cell office:value-type="float" office:value="-19.49">
            <text:p>-19,49</text:p>
          </table:table-cell>
          <table:table-cell office:value-type="float" office:value="-18.31">
            <text:p>-18,31</text:p>
          </table:table-cell>
          <table:table-cell/>
        </table:table-row>
        <table:table-row table:style-name="ro3">
          <table:table-cell office:value-type="float" office:value="-18.95">
            <text:p>-18,95</text:p>
          </table:table-cell>
          <table:table-cell office:value-type="float" office:value="-18.73">
            <text:p>-18,73</text:p>
          </table:table-cell>
          <table:table-cell/>
        </table:table-row>
        <table:table-row table:style-name="ro3">
          <table:table-cell office:value-type="float" office:value="-19.54">
            <text:p>-19,54</text:p>
          </table:table-cell>
          <table:table-cell office:value-type="float" office:value="-19.31">
            <text:p>-19,31</text:p>
          </table:table-cell>
          <table:table-cell/>
        </table:table-row>
        <table:table-row table:style-name="ro3">
          <table:table-cell office:value-type="float" office:value="-19.07">
            <text:p>-19,07</text:p>
          </table:table-cell>
          <table:table-cell office:value-type="float" office:value="-19.14">
            <text:p>-19,14</text:p>
          </table:table-cell>
          <table:table-cell/>
        </table:table-row>
        <table:table-row table:style-name="ro3">
          <table:table-cell office:value-type="float" office:value="-19.57">
            <text:p>-19,57</text:p>
          </table:table-cell>
          <table:table-cell office:value-type="float" office:value="-19.04">
            <text:p>-19,04</text:p>
          </table:table-cell>
          <table:table-cell/>
        </table:table-row>
        <table:table-row table:style-name="ro3">
          <table:table-cell office:value-type="float" office:value="-19.76">
            <text:p>-19,76</text:p>
          </table:table-cell>
          <table:table-cell office:value-type="float" office:value="-19.05">
            <text:p>-19,05</text:p>
          </table:table-cell>
          <table:table-cell/>
        </table:table-row>
        <table:table-row table:style-name="ro3">
          <table:table-cell office:value-type="float" office:value="-20.52">
            <text:p>-20,52</text:p>
          </table:table-cell>
          <table:table-cell office:value-type="float" office:value="-19.12">
            <text:p>-19,12</text:p>
          </table:table-cell>
          <table:table-cell/>
        </table:table-row>
        <table:table-row table:style-name="ro3">
          <table:table-cell office:value-type="float" office:value="-20.3">
            <text:p>-20,3</text:p>
          </table:table-cell>
          <table:table-cell office:value-type="float" office:value="-18.86">
            <text:p>-18,86</text:p>
          </table:table-cell>
          <table:table-cell/>
        </table:table-row>
        <table:table-row table:style-name="ro3">
          <table:table-cell office:value-type="float" office:value="-20.25">
            <text:p>-20,25</text:p>
          </table:table-cell>
          <table:table-cell office:value-type="float" office:value="-17.86">
            <text:p>-17,86</text:p>
          </table:table-cell>
          <table:table-cell/>
        </table:table-row>
        <table:table-row table:style-name="ro3">
          <table:table-cell office:value-type="float" office:value="-20.43">
            <text:p>-20,43</text:p>
          </table:table-cell>
          <table:table-cell office:value-type="float" office:value="-18.6">
            <text:p>-18,6</text:p>
          </table:table-cell>
          <table:table-cell/>
        </table:table-row>
        <table:table-row table:style-name="ro3">
          <table:table-cell office:value-type="float" office:value="-21.1">
            <text:p>-21,1</text:p>
          </table:table-cell>
          <table:table-cell office:value-type="float" office:value="-19.4">
            <text:p>-19,4</text:p>
          </table:table-cell>
          <table:table-cell/>
        </table:table-row>
        <table:table-row table:style-name="ro3">
          <table:table-cell office:value-type="float" office:value="-21.15">
            <text:p>-21,15</text:p>
          </table:table-cell>
          <table:table-cell office:value-type="float" office:value="-18.62">
            <text:p>-18,62</text:p>
          </table:table-cell>
          <table:table-cell/>
        </table:table-row>
        <table:table-row table:style-name="ro3">
          <table:table-cell office:value-type="float" office:value="-21.75">
            <text:p>-21,75</text:p>
          </table:table-cell>
          <table:table-cell office:value-type="float" office:value="-18.54">
            <text:p>-18,54</text:p>
          </table:table-cell>
          <table:table-cell/>
        </table:table-row>
        <table:table-row table:style-name="ro3">
          <table:table-cell office:value-type="float" office:value="-21.08">
            <text:p>-21,08</text:p>
          </table:table-cell>
          <table:table-cell office:value-type="float" office:value="-17.77">
            <text:p>-17,77</text:p>
          </table:table-cell>
          <table:table-cell/>
        </table:table-row>
        <table:table-row table:style-name="ro3">
          <table:table-cell office:value-type="float" office:value="-20.45">
            <text:p>-20,45</text:p>
          </table:table-cell>
          <table:table-cell office:value-type="float" office:value="-17.36">
            <text:p>-17,36</text:p>
          </table:table-cell>
          <table:table-cell/>
        </table:table-row>
        <table:table-row table:style-name="ro3">
          <table:table-cell office:value-type="float" office:value="-20.13">
            <text:p>-20,13</text:p>
          </table:table-cell>
          <table:table-cell office:value-type="float" office:value="-17.39">
            <text:p>-17,39</text:p>
          </table:table-cell>
          <table:table-cell/>
        </table:table-row>
        <table:table-row table:style-name="ro3">
          <table:table-cell office:value-type="float" office:value="-20.76">
            <text:p>-20,76</text:p>
          </table:table-cell>
          <table:table-cell office:value-type="float" office:value="-16.85">
            <text:p>-16,85</text:p>
          </table:table-cell>
          <table:table-cell/>
        </table:table-row>
        <table:table-row table:style-name="ro3">
          <table:table-cell office:value-type="float" office:value="-20.1">
            <text:p>-20,1</text:p>
          </table:table-cell>
          <table:table-cell office:value-type="float" office:value="-17.84">
            <text:p>-17,84</text:p>
          </table:table-cell>
          <table:table-cell/>
        </table:table-row>
        <table:table-row table:style-name="ro3">
          <table:table-cell office:value-type="float" office:value="-19.21">
            <text:p>-19,21</text:p>
          </table:table-cell>
          <table:table-cell office:value-type="float" office:value="-18.35">
            <text:p>-18,35</text:p>
          </table:table-cell>
          <table:table-cell/>
        </table:table-row>
        <table:table-row table:style-name="ro3">
          <table:table-cell office:value-type="float" office:value="-19.31">
            <text:p>-19,31</text:p>
          </table:table-cell>
          <table:table-cell office:value-type="float" office:value="-17.66">
            <text:p>-17,66</text:p>
          </table:table-cell>
          <table:table-cell/>
        </table:table-row>
        <table:table-row table:style-name="ro3">
          <table:table-cell office:value-type="float" office:value="-19.86">
            <text:p>-19,86</text:p>
          </table:table-cell>
          <table:table-cell office:value-type="float" office:value="-16.72">
            <text:p>-16,72</text:p>
          </table:table-cell>
          <table:table-cell/>
        </table:table-row>
        <table:table-row table:style-name="ro3">
          <table:table-cell office:value-type="float" office:value="-19">
            <text:p>-19</text:p>
          </table:table-cell>
          <table:table-cell office:value-type="float" office:value="-16.4">
            <text:p>-16,4</text:p>
          </table:table-cell>
          <table:table-cell/>
        </table:table-row>
        <table:table-row table:style-name="ro3">
          <table:table-cell office:value-type="float" office:value="-19.46">
            <text:p>-19,46</text:p>
          </table:table-cell>
          <table:table-cell office:value-type="float" office:value="-15.57">
            <text:p>-15,57</text:p>
          </table:table-cell>
          <table:table-cell/>
        </table:table-row>
        <table:table-row table:style-name="ro3">
          <table:table-cell office:value-type="float" office:value="-19.63">
            <text:p>-19,63</text:p>
          </table:table-cell>
          <table:table-cell office:value-type="float" office:value="-15.25">
            <text:p>-15,25</text:p>
          </table:table-cell>
          <table:table-cell/>
        </table:table-row>
        <table:table-row table:style-name="ro3">
          <table:table-cell office:value-type="float" office:value="-20.4">
            <text:p>-20,4</text:p>
          </table:table-cell>
          <table:table-cell office:value-type="float" office:value="-14.93">
            <text:p>-14,93</text:p>
          </table:table-cell>
          <table:table-cell/>
        </table:table-row>
        <table:table-row table:style-name="ro3">
          <table:table-cell office:value-type="float" office:value="-20.66">
            <text:p>-20,66</text:p>
          </table:table-cell>
          <table:table-cell office:value-type="float" office:value="-15.53">
            <text:p>-15,53</text:p>
          </table:table-cell>
          <table:table-cell/>
        </table:table-row>
        <table:table-row table:style-name="ro3">
          <table:table-cell office:value-type="float" office:value="-20.43">
            <text:p>-20,43</text:p>
          </table:table-cell>
          <table:table-cell office:value-type="float" office:value="-15.32">
            <text:p>-15,32</text:p>
          </table:table-cell>
          <table:table-cell/>
        </table:table-row>
        <table:table-row table:style-name="ro3">
          <table:table-cell office:value-type="float" office:value="-20.73">
            <text:p>-20,73</text:p>
          </table:table-cell>
          <table:table-cell office:value-type="float" office:value="-14.68">
            <text:p>-14,68</text:p>
          </table:table-cell>
          <table:table-cell/>
        </table:table-row>
        <table:table-row table:style-name="ro3">
          <table:table-cell office:value-type="float" office:value="-20.08">
            <text:p>-20,08</text:p>
          </table:table-cell>
          <table:table-cell office:value-type="float" office:value="-15.34">
            <text:p>-15,34</text:p>
          </table:table-cell>
          <table:table-cell/>
        </table:table-row>
        <table:table-row table:style-name="ro3">
          <table:table-cell office:value-type="float" office:value="-20.85">
            <text:p>-20,85</text:p>
          </table:table-cell>
          <table:table-cell office:value-type="float" office:value="-14.73">
            <text:p>-14,73</text:p>
          </table:table-cell>
          <table:table-cell/>
        </table:table-row>
        <table:table-row table:style-name="ro3">
          <table:table-cell office:value-type="float" office:value="-19.91">
            <text:p>-19,91</text:p>
          </table:table-cell>
          <table:table-cell office:value-type="float" office:value="-13.87">
            <text:p>-13,87</text:p>
          </table:table-cell>
          <table:table-cell/>
        </table:table-row>
        <table:table-row table:style-name="ro3">
          <table:table-cell office:value-type="float" office:value="-19.3">
            <text:p>-19,3</text:p>
          </table:table-cell>
          <table:table-cell office:value-type="float" office:value="-14.44">
            <text:p>-14,44</text:p>
          </table:table-cell>
          <table:table-cell/>
        </table:table-row>
        <table:table-row table:style-name="ro3">
          <table:table-cell office:value-type="float" office:value="-18.68">
            <text:p>-18,68</text:p>
          </table:table-cell>
          <table:table-cell office:value-type="float" office:value="-14.03">
            <text:p>-14,03</text:p>
          </table:table-cell>
          <table:table-cell/>
        </table:table-row>
        <table:table-row table:style-name="ro3">
          <table:table-cell office:value-type="float" office:value="-19.46">
            <text:p>-19,46</text:p>
          </table:table-cell>
          <table:table-cell office:value-type="float" office:value="-13.98">
            <text:p>-13,98</text:p>
          </table:table-cell>
          <table:table-cell/>
        </table:table-row>
        <table:table-row table:style-name="ro3">
          <table:table-cell office:value-type="float" office:value="-18.76">
            <text:p>-18,76</text:p>
          </table:table-cell>
          <table:table-cell office:value-type="float" office:value="-13.21">
            <text:p>-13,21</text:p>
          </table:table-cell>
          <table:table-cell/>
        </table:table-row>
        <table:table-row table:style-name="ro3">
          <table:table-cell office:value-type="float" office:value="-19.57">
            <text:p>-19,57</text:p>
          </table:table-cell>
          <table:table-cell office:value-type="float" office:value="-12.47">
            <text:p>-12,47</text:p>
          </table:table-cell>
          <table:table-cell/>
        </table:table-row>
        <table:table-row table:style-name="ro3">
          <table:table-cell office:value-type="float" office:value="-19.48">
            <text:p>-19,48</text:p>
          </table:table-cell>
          <table:table-cell office:value-type="float" office:value="-13.16">
            <text:p>-13,16</text:p>
          </table:table-cell>
          <table:table-cell/>
        </table:table-row>
        <table:table-row table:style-name="ro3">
          <table:table-cell office:value-type="float" office:value="-18.65">
            <text:p>-18,65</text:p>
          </table:table-cell>
          <table:table-cell office:value-type="float" office:value="-12.59">
            <text:p>-12,59</text:p>
          </table:table-cell>
          <table:table-cell/>
        </table:table-row>
        <table:table-row table:style-name="ro3">
          <table:table-cell office:value-type="float" office:value="-18.81">
            <text:p>-18,81</text:p>
          </table:table-cell>
          <table:table-cell office:value-type="float" office:value="-12.42">
            <text:p>-12,42</text:p>
          </table:table-cell>
          <table:table-cell/>
        </table:table-row>
        <table:table-row table:style-name="ro3">
          <table:table-cell office:value-type="float" office:value="-19.21">
            <text:p>-19,21</text:p>
          </table:table-cell>
          <table:table-cell office:value-type="float" office:value="-12.06">
            <text:p>-12,06</text:p>
          </table:table-cell>
          <table:table-cell/>
        </table:table-row>
        <table:table-row table:style-name="ro3">
          <table:table-cell office:value-type="float" office:value="-20.15">
            <text:p>-20,15</text:p>
          </table:table-cell>
          <table:table-cell office:value-type="float" office:value="-11.79">
            <text:p>-11,79</text:p>
          </table:table-cell>
          <table:table-cell/>
        </table:table-row>
        <table:table-row table:style-name="ro3">
          <table:table-cell office:value-type="float" office:value="-19.79">
            <text:p>-19,79</text:p>
          </table:table-cell>
          <table:table-cell office:value-type="float" office:value="-10.83">
            <text:p>-10,83</text:p>
          </table:table-cell>
          <table:table-cell/>
        </table:table-row>
        <table:table-row table:style-name="ro3">
          <table:table-cell office:value-type="float" office:value="-19.77">
            <text:p>-19,77</text:p>
          </table:table-cell>
          <table:table-cell office:value-type="float" office:value="-10.93">
            <text:p>-10,93</text:p>
          </table:table-cell>
          <table:table-cell/>
        </table:table-row>
        <table:table-row table:style-name="ro3">
          <table:table-cell office:value-type="float" office:value="-19.53">
            <text:p>-19,53</text:p>
          </table:table-cell>
          <table:table-cell office:value-type="float" office:value="-10.06">
            <text:p>-10,06</text:p>
          </table:table-cell>
          <table:table-cell/>
        </table:table-row>
        <table:table-row table:style-name="ro3">
          <table:table-cell office:value-type="float" office:value="-18.97">
            <text:p>-18,97</text:p>
          </table:table-cell>
          <table:table-cell office:value-type="float" office:value="-10.24">
            <text:p>-10,24</text:p>
          </table:table-cell>
          <table:table-cell/>
        </table:table-row>
        <table:table-row table:style-name="ro3">
          <table:table-cell office:value-type="float" office:value="-19.63">
            <text:p>-19,63</text:p>
          </table:table-cell>
          <table:table-cell office:value-type="float" office:value="-10.23">
            <text:p>-10,23</text:p>
          </table:table-cell>
          <table:table-cell/>
        </table:table-row>
        <table:table-row table:style-name="ro3">
          <table:table-cell office:value-type="float" office:value="-19.85">
            <text:p>-19,85</text:p>
          </table:table-cell>
          <table:table-cell office:value-type="float" office:value="-11.06">
            <text:p>-11,06</text:p>
          </table:table-cell>
          <table:table-cell/>
        </table:table-row>
        <table:table-row table:style-name="ro3">
          <table:table-cell office:value-type="float" office:value="-20.49">
            <text:p>-20,49</text:p>
          </table:table-cell>
          <table:table-cell office:value-type="float" office:value="-11.58">
            <text:p>-11,58</text:p>
          </table:table-cell>
          <table:table-cell/>
        </table:table-row>
        <table:table-row table:style-name="ro3">
          <table:table-cell office:value-type="float" office:value="-20.39">
            <text:p>-20,39</text:p>
          </table:table-cell>
          <table:table-cell office:value-type="float" office:value="-11">
            <text:p>-11</text:p>
          </table:table-cell>
          <table:table-cell/>
        </table:table-row>
        <table:table-row table:style-name="ro3">
          <table:table-cell office:value-type="float" office:value="-20.88">
            <text:p>-20,88</text:p>
          </table:table-cell>
          <table:table-cell office:value-type="float" office:value="-10.98">
            <text:p>-10,98</text:p>
          </table:table-cell>
          <table:table-cell/>
        </table:table-row>
        <table:table-row table:style-name="ro3">
          <table:table-cell office:value-type="float" office:value="-19.96">
            <text:p>-19,96</text:p>
          </table:table-cell>
          <table:table-cell office:value-type="float" office:value="-10.97">
            <text:p>-10,97</text:p>
          </table:table-cell>
          <table:table-cell/>
        </table:table-row>
        <table:table-row table:style-name="ro3">
          <table:table-cell office:value-type="float" office:value="-20.87">
            <text:p>-20,87</text:p>
          </table:table-cell>
          <table:table-cell office:value-type="float" office:value="-11">
            <text:p>-11</text:p>
          </table:table-cell>
          <table:table-cell/>
        </table:table-row>
        <table:table-row table:style-name="ro3">
          <table:table-cell office:value-type="float" office:value="-20.23">
            <text:p>-20,23</text:p>
          </table:table-cell>
          <table:table-cell office:value-type="float" office:value="-11.61">
            <text:p>-11,61</text:p>
          </table:table-cell>
          <table:table-cell/>
        </table:table-row>
        <table:table-row table:style-name="ro3">
          <table:table-cell office:value-type="float" office:value="-20.97">
            <text:p>-20,97</text:p>
          </table:table-cell>
          <table:table-cell office:value-type="float" office:value="-12.22">
            <text:p>-12,22</text:p>
          </table:table-cell>
          <table:table-cell/>
        </table:table-row>
        <table:table-row table:style-name="ro3">
          <table:table-cell office:value-type="float" office:value="-20.55">
            <text:p>-20,55</text:p>
          </table:table-cell>
          <table:table-cell office:value-type="float" office:value="-12.33">
            <text:p>-12,33</text:p>
          </table:table-cell>
          <table:table-cell/>
        </table:table-row>
        <table:table-row table:style-name="ro3">
          <table:table-cell office:value-type="float" office:value="-21.39">
            <text:p>-21,39</text:p>
          </table:table-cell>
          <table:table-cell office:value-type="float" office:value="-13">
            <text:p>-13</text:p>
          </table:table-cell>
          <table:table-cell/>
        </table:table-row>
        <table:table-row table:style-name="ro3">
          <table:table-cell office:value-type="float" office:value="-20.76">
            <text:p>-20,76</text:p>
          </table:table-cell>
          <table:table-cell office:value-type="float" office:value="-13.36">
            <text:p>-13,36</text:p>
          </table:table-cell>
          <table:table-cell/>
        </table:table-row>
        <table:table-row table:style-name="ro3">
          <table:table-cell office:value-type="float" office:value="-21.54">
            <text:p>-21,54</text:p>
          </table:table-cell>
          <table:table-cell office:value-type="float" office:value="-13.69">
            <text:p>-13,69</text:p>
          </table:table-cell>
          <table:table-cell/>
        </table:table-row>
        <table:table-row table:style-name="ro3">
          <table:table-cell office:value-type="float" office:value="-21.2">
            <text:p>-21,2</text:p>
          </table:table-cell>
          <table:table-cell office:value-type="float" office:value="-14.47">
            <text:p>-14,47</text:p>
          </table:table-cell>
          <table:table-cell/>
        </table:table-row>
        <table:table-row table:style-name="ro3">
          <table:table-cell office:value-type="float" office:value="-20.33">
            <text:p>-20,33</text:p>
          </table:table-cell>
          <table:table-cell office:value-type="float" office:value="-15.42">
            <text:p>-15,42</text:p>
          </table:table-cell>
          <table:table-cell/>
        </table:table-row>
        <table:table-row table:style-name="ro3">
          <table:table-cell office:value-type="float" office:value="-20.3">
            <text:p>-20,3</text:p>
          </table:table-cell>
          <table:table-cell office:value-type="float" office:value="-16.12">
            <text:p>-16,12</text:p>
          </table:table-cell>
          <table:table-cell/>
        </table:table-row>
        <table:table-row table:style-name="ro3">
          <table:table-cell office:value-type="float" office:value="-19.59">
            <text:p>-19,59</text:p>
          </table:table-cell>
          <table:table-cell office:value-type="float" office:value="-16.01">
            <text:p>-16,01</text:p>
          </table:table-cell>
          <table:table-cell/>
        </table:table-row>
        <table:table-row table:style-name="ro3">
          <table:table-cell office:value-type="float" office:value="-20.4">
            <text:p>-20,4</text:p>
          </table:table-cell>
          <table:table-cell office:value-type="float" office:value="-16.3">
            <text:p>-16,3</text:p>
          </table:table-cell>
          <table:table-cell/>
        </table:table-row>
        <table:table-row table:style-name="ro3">
          <table:table-cell office:value-type="float" office:value="-20.9">
            <text:p>-20,9</text:p>
          </table:table-cell>
          <table:table-cell office:value-type="float" office:value="-15.5">
            <text:p>-15,5</text:p>
          </table:table-cell>
          <table:table-cell/>
        </table:table-row>
        <table:table-row table:style-name="ro3">
          <table:table-cell office:value-type="float" office:value="-21.87">
            <text:p>-21,87</text:p>
          </table:table-cell>
          <table:table-cell office:value-type="float" office:value="-15.74">
            <text:p>-15,74</text:p>
          </table:table-cell>
          <table:table-cell/>
        </table:table-row>
        <table:table-row table:style-name="ro3">
          <table:table-cell office:value-type="float" office:value="-22.31">
            <text:p>-22,31</text:p>
          </table:table-cell>
          <table:table-cell office:value-type="float" office:value="-16.1">
            <text:p>-16,1</text:p>
          </table:table-cell>
          <table:table-cell/>
        </table:table-row>
        <table:table-row table:style-name="ro3">
          <table:table-cell office:value-type="float" office:value="-21.96">
            <text:p>-21,96</text:p>
          </table:table-cell>
          <table:table-cell office:value-type="float" office:value="-16.38">
            <text:p>-16,38</text:p>
          </table:table-cell>
          <table:table-cell/>
        </table:table-row>
        <table:table-row table:style-name="ro3">
          <table:table-cell office:value-type="float" office:value="-21.08">
            <text:p>-21,08</text:p>
          </table:table-cell>
          <table:table-cell office:value-type="float" office:value="-17">
            <text:p>-17</text:p>
          </table:table-cell>
          <table:table-cell/>
        </table:table-row>
        <table:table-row table:style-name="ro3">
          <table:table-cell office:value-type="float" office:value="-21.83">
            <text:p>-21,83</text:p>
          </table:table-cell>
          <table:table-cell office:value-type="float" office:value="-17.28">
            <text:p>-17,28</text:p>
          </table:table-cell>
          <table:table-cell/>
        </table:table-row>
        <table:table-row table:style-name="ro3">
          <table:table-cell office:value-type="float" office:value="-21.76">
            <text:p>-21,76</text:p>
          </table:table-cell>
          <table:table-cell office:value-type="float" office:value="-16.74">
            <text:p>-16,74</text:p>
          </table:table-cell>
          <table:table-cell/>
        </table:table-row>
        <table:table-row table:style-name="ro3">
          <table:table-cell office:value-type="float" office:value="-21.7">
            <text:p>-21,7</text:p>
          </table:table-cell>
          <table:table-cell office:value-type="float" office:value="-17.49">
            <text:p>-17,49</text:p>
          </table:table-cell>
          <table:table-cell/>
        </table:table-row>
        <table:table-row table:style-name="ro3">
          <table:table-cell office:value-type="float" office:value="-22.65">
            <text:p>-22,65</text:p>
          </table:table-cell>
          <table:table-cell office:value-type="float" office:value="-17.69">
            <text:p>-17,69</text:p>
          </table:table-cell>
          <table:table-cell/>
        </table:table-row>
        <table:table-row table:style-name="ro3">
          <table:table-cell office:value-type="float" office:value="-23.46">
            <text:p>-23,46</text:p>
          </table:table-cell>
          <table:table-cell office:value-type="float" office:value="-17.42">
            <text:p>-17,42</text:p>
          </table:table-cell>
          <table:table-cell/>
        </table:table-row>
      </table:table>
      <table:table table:name="Java_movement(int angle)" table:style-name="ta1" table:print="false">
        <table:table-column table:style-name="co1" table:number-columns-repeated="2" table:default-cell-style-name="ce4"/>
        <table:table-column table:style-name="co1" table:default-cell-style-name="Default"/>
        <table:table-row table:style-name="ro3"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/>
        </table:table-row>
        <table:table-row table:style-name="ro3">
          <table:table-cell table:number-columns-repeated="2" table:style-name="ce3" office:value-type="float" office:value="0">
            <text:p>0,00</text:p>
          </table:table-cell>
          <table:table-cell>
            <draw:frame table:end-cell-address="'Java_movement(int angle)'.O33" table:end-x="1.785cm" table:end-y="0.027cm" draw:z-index="0" draw:style-name="gr1" draw:text-style-name="P1" svg:width="27.99cm" svg:height="13.735cm" svg:x="0.892cm" svg:y="0.293cm">
              <draw:object draw:notify-on-update-of-ranges="'Java_movement(int angle)'.A2:'Java_movement(int angle)'.A502 'Java_movement(int angle)'.B1:'Java_movement(int angle)'.B1 'Java_movement(int angle)'.B2:'Java_movement(int angle)'.B50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3">
          <table:table-cell office:value-type="float" office:value="-0.99">
            <text:p>-0,99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3">
          <table:table-cell office:value-type="float" office:value="-0.19">
            <text:p>-0,19</text:p>
          </table:table-cell>
          <table:table-cell office:value-type="float" office:value="0.7">
            <text:p>0,70</text:p>
          </table:table-cell>
          <table:table-cell/>
        </table:table-row>
        <table:table-row table:style-name="ro3">
          <table:table-cell office:value-type="float" office:value="0.64">
            <text:p>0,64</text:p>
          </table:table-cell>
          <table:table-cell office:value-type="float" office:value="0.14">
            <text:p>0,14</text:p>
          </table:table-cell>
          <table:table-cell/>
        </table:table-row>
        <table:table-row table:style-name="ro3">
          <table:table-cell office:value-type="float" office:value="-0.18">
            <text:p>-0,18</text:p>
          </table:table-cell>
          <table:table-cell office:value-type="float" office:value="-0.43">
            <text:p>-0,43</text:p>
          </table:table-cell>
          <table:table-cell/>
        </table:table-row>
        <table:table-row table:style-name="ro3">
          <table:table-cell office:value-type="float" office:value="-1.14">
            <text:p>-1,14</text:p>
          </table:table-cell>
          <table:table-cell office:value-type="float" office:value="-0.16">
            <text:p>-0,16</text:p>
          </table:table-cell>
          <table:table-cell/>
        </table:table-row>
        <table:table-row table:style-name="ro3">
          <table:table-cell office:value-type="float" office:value="-2.14">
            <text:p>-2,14</text:p>
          </table:table-cell>
          <table:table-cell office:value-type="float" office:value="-0.12">
            <text:p>-0,12</text:p>
          </table:table-cell>
          <table:table-cell/>
        </table:table-row>
        <table:table-row table:style-name="ro3">
          <table:table-cell office:value-type="float" office:value="-2.01">
            <text:p>-2,01</text:p>
          </table:table-cell>
          <table:table-cell office:value-type="float" office:value="0.87">
            <text:p>0,87</text:p>
          </table:table-cell>
          <table:table-cell/>
        </table:table-row>
        <table:table-row table:style-name="ro3">
          <table:table-cell office:value-type="float" office:value="-1.46">
            <text:p>-1,46</text:p>
          </table:table-cell>
          <table:table-cell office:value-type="float" office:value="1.7">
            <text:p>1,70</text:p>
          </table:table-cell>
          <table:table-cell/>
        </table:table-row>
        <table:table-row table:style-name="ro3">
          <table:table-cell office:value-type="float" office:value="-0.73">
            <text:p>-0,73</text:p>
          </table:table-cell>
          <table:table-cell office:value-type="float" office:value="2.39">
            <text:p>2,39</text:p>
          </table:table-cell>
          <table:table-cell/>
        </table:table-row>
        <table:table-row table:style-name="ro3">
          <table:table-cell office:value-type="float" office:value="0.19">
            <text:p>0,19</text:p>
          </table:table-cell>
          <table:table-cell office:value-type="float" office:value="2">
            <text:p>2,00</text:p>
          </table:table-cell>
          <table:table-cell/>
        </table:table-row>
        <table:table-row table:style-name="ro3">
          <table:table-cell office:value-type="float" office:value="1.13">
            <text:p>1,13</text:p>
          </table:table-cell>
          <table:table-cell office:value-type="float" office:value="2.36">
            <text:p>2,36</text:p>
          </table:table-cell>
          <table:table-cell/>
        </table:table-row>
        <table:table-row table:style-name="ro3">
          <table:table-cell office:value-type="float" office:value="1.38">
            <text:p>1,38</text:p>
          </table:table-cell>
          <table:table-cell office:value-type="float" office:value="3.33">
            <text:p>3,33</text:p>
          </table:table-cell>
          <table:table-cell/>
        </table:table-row>
        <table:table-row table:style-name="ro3">
          <table:table-cell office:value-type="float" office:value="1.79">
            <text:p>1,79</text:p>
          </table:table-cell>
          <table:table-cell office:value-type="float" office:value="4.24">
            <text:p>4,24</text:p>
          </table:table-cell>
          <table:table-cell/>
        </table:table-row>
        <table:table-row table:style-name="ro3">
          <table:table-cell office:value-type="float" office:value="1.88">
            <text:p>1,88</text:p>
          </table:table-cell>
          <table:table-cell office:value-type="float" office:value="3.24">
            <text:p>3,24</text:p>
          </table:table-cell>
          <table:table-cell/>
        </table:table-row>
        <table:table-row table:style-name="ro3">
          <table:table-cell office:value-type="float" office:value="0.91">
            <text:p>0,91</text:p>
          </table:table-cell>
          <table:table-cell office:value-type="float" office:value="3">
            <text:p>3,00</text:p>
          </table:table-cell>
          <table:table-cell/>
        </table:table-row>
        <table:table-row table:style-name="ro3">
          <table:table-cell office:value-type="float" office:value="0.23">
            <text:p>0,23</text:p>
          </table:table-cell>
          <table:table-cell office:value-type="float" office:value="2.27">
            <text:p>2,27</text:p>
          </table:table-cell>
          <table:table-cell/>
        </table:table-row>
        <table:table-row table:style-name="ro3">
          <table:table-cell office:value-type="float" office:value="0.38">
            <text:p>0,38</text:p>
          </table:table-cell>
          <table:table-cell office:value-type="float" office:value="1.28">
            <text:p>1,28</text:p>
          </table:table-cell>
          <table:table-cell/>
        </table:table-row>
        <table:table-row table:style-name="ro3">
          <table:table-cell office:value-type="float" office:value="-0.05">
            <text:p>-0,05</text:p>
          </table:table-cell>
          <table:table-cell office:value-type="float" office:value="2.18">
            <text:p>2,18</text:p>
          </table:table-cell>
          <table:table-cell/>
        </table:table-row>
        <table:table-row table:style-name="ro3">
          <table:table-cell office:value-type="float" office:value="-0">
            <text:p>0,00</text:p>
          </table:table-cell>
          <table:table-cell office:value-type="float" office:value="3.18">
            <text:p>3,18</text:p>
          </table:table-cell>
          <table:table-cell/>
        </table:table-row>
        <table:table-row table:style-name="ro3">
          <table:table-cell office:value-type="float" office:value="0.94">
            <text:p>0,94</text:p>
          </table:table-cell>
          <table:table-cell office:value-type="float" office:value="2.84">
            <text:p>2,84</text:p>
          </table:table-cell>
          <table:table-cell/>
        </table:table-row>
        <table:table-row table:style-name="ro3">
          <table:table-cell office:value-type="float" office:value="0.04">
            <text:p>0,04</text:p>
          </table:table-cell>
          <table:table-cell office:value-type="float" office:value="2.4">
            <text:p>2,40</text:p>
          </table:table-cell>
          <table:table-cell/>
        </table:table-row>
        <table:table-row table:style-name="ro3">
          <table:table-cell office:value-type="float" office:value="-0.87">
            <text:p>-0,87</text:p>
          </table:table-cell>
          <table:table-cell office:value-type="float" office:value="2.81">
            <text:p>2,81</text:p>
          </table:table-cell>
          <table:table-cell/>
        </table:table-row>
        <table:table-row table:style-name="ro3">
          <table:table-cell office:value-type="float" office:value="-0.1">
            <text:p>-0,10</text:p>
          </table:table-cell>
          <table:table-cell office:value-type="float" office:value="2.17">
            <text:p>2,17</text:p>
          </table:table-cell>
          <table:table-cell/>
        </table:table-row>
        <table:table-row table:style-name="ro3">
          <table:table-cell office:value-type="float" office:value="0.57">
            <text:p>0,57</text:p>
          </table:table-cell>
          <table:table-cell office:value-type="float" office:value="1.43">
            <text:p>1,43</text:p>
          </table:table-cell>
          <table:table-cell/>
        </table:table-row>
        <table:table-row table:style-name="ro3">
          <table:table-cell office:value-type="float" office:value="-0.42">
            <text:p>-0,42</text:p>
          </table:table-cell>
          <table:table-cell office:value-type="float" office:value="1.54">
            <text:p>1,54</text:p>
          </table:table-cell>
          <table:table-cell/>
        </table:table-row>
        <table:table-row table:style-name="ro3">
          <table:table-cell office:value-type="float" office:value="-1.33">
            <text:p>-1,33</text:p>
          </table:table-cell>
          <table:table-cell office:value-type="float" office:value="1.95">
            <text:p>1,95</text:p>
          </table:table-cell>
          <table:table-cell/>
        </table:table-row>
        <table:table-row table:style-name="ro3">
          <table:table-cell office:value-type="float" office:value="-2.16">
            <text:p>-2,16</text:p>
          </table:table-cell>
          <table:table-cell office:value-type="float" office:value="2.51">
            <text:p>2,51</text:p>
          </table:table-cell>
          <table:table-cell/>
        </table:table-row>
        <table:table-row table:style-name="ro3">
          <table:table-cell office:value-type="float" office:value="-3.15">
            <text:p>-3,15</text:p>
          </table:table-cell>
          <table:table-cell office:value-type="float" office:value="2.4">
            <text:p>2,40</text:p>
          </table:table-cell>
          <table:table-cell/>
        </table:table-row>
        <table:table-row table:style-name="ro3">
          <table:table-cell office:value-type="float" office:value="-4.05">
            <text:p>-4,05</text:p>
          </table:table-cell>
          <table:table-cell office:value-type="float" office:value="1.96">
            <text:p>1,96</text:p>
          </table:table-cell>
          <table:table-cell/>
        </table:table-row>
        <table:table-row table:style-name="ro3">
          <table:table-cell office:value-type="float" office:value="-3.61">
            <text:p>-3,61</text:p>
          </table:table-cell>
          <table:table-cell office:value-type="float" office:value="1.06">
            <text:p>1,06</text:p>
          </table:table-cell>
          <table:table-cell/>
        </table:table-row>
        <table:table-row table:style-name="ro3">
          <table:table-cell office:value-type="float" office:value="-4.58">
            <text:p>-4,58</text:p>
          </table:table-cell>
          <table:table-cell office:value-type="float" office:value="0.85">
            <text:p>0,85</text:p>
          </table:table-cell>
          <table:table-cell/>
        </table:table-row>
        <table:table-row table:style-name="ro3">
          <table:table-cell office:value-type="float" office:value="-5.06">
            <text:p>-5,06</text:p>
          </table:table-cell>
          <table:table-cell office:value-type="float" office:value="1.72">
            <text:p>1,72</text:p>
          </table:table-cell>
          <table:table-cell/>
        </table:table-row>
        <table:table-row table:style-name="ro3">
          <table:table-cell office:value-type="float" office:value="-4.15">
            <text:p>-4,15</text:p>
          </table:table-cell>
          <table:table-cell office:value-type="float" office:value="2.14">
            <text:p>2,14</text:p>
          </table:table-cell>
          <table:table-cell/>
        </table:table-row>
        <table:table-row table:style-name="ro3">
          <table:table-cell office:value-type="float" office:value="-3.47">
            <text:p>-3,47</text:p>
          </table:table-cell>
          <table:table-cell office:value-type="float" office:value="2.87">
            <text:p>2,87</text:p>
          </table:table-cell>
          <table:table-cell/>
        </table:table-row>
        <table:table-row table:style-name="ro3">
          <table:table-cell office:value-type="float" office:value="-4.18">
            <text:p>-4,18</text:p>
          </table:table-cell>
          <table:table-cell office:value-type="float" office:value="3.58">
            <text:p>3,58</text:p>
          </table:table-cell>
          <table:table-cell/>
        </table:table-row>
        <table:table-row table:style-name="ro3">
          <table:table-cell office:value-type="float" office:value="-3.45">
            <text:p>-3,45</text:p>
          </table:table-cell>
          <table:table-cell office:value-type="float" office:value="2.89">
            <text:p>2,89</text:p>
          </table:table-cell>
          <table:table-cell/>
        </table:table-row>
        <table:table-row table:style-name="ro3">
          <table:table-cell office:value-type="float" office:value="-2.55">
            <text:p>-2,55</text:p>
          </table:table-cell>
          <table:table-cell office:value-type="float" office:value="3.32">
            <text:p>3,32</text:p>
          </table:table-cell>
          <table:table-cell/>
        </table:table-row>
        <table:table-row table:style-name="ro3">
          <table:table-cell office:value-type="float" office:value="-1.8">
            <text:p>-1,80</text:p>
          </table:table-cell>
          <table:table-cell office:value-type="float" office:value="3.98">
            <text:p>3,98</text:p>
          </table:table-cell>
          <table:table-cell/>
        </table:table-row>
        <table:table-row table:style-name="ro3">
          <table:table-cell office:value-type="float" office:value="-1.51">
            <text:p>-1,51</text:p>
          </table:table-cell>
          <table:table-cell office:value-type="float" office:value="3.02">
            <text:p>3,02</text:p>
          </table:table-cell>
          <table:table-cell/>
        </table:table-row>
        <table:table-row table:style-name="ro3">
          <table:table-cell office:value-type="float" office:value="-2.28">
            <text:p>-2,28</text:p>
          </table:table-cell>
          <table:table-cell office:value-type="float" office:value="2.37">
            <text:p>2,37</text:p>
          </table:table-cell>
          <table:table-cell/>
        </table:table-row>
        <table:table-row table:style-name="ro3">
          <table:table-cell office:value-type="float" office:value="-2.76">
            <text:p>-2,76</text:p>
          </table:table-cell>
          <table:table-cell office:value-type="float" office:value="3.25">
            <text:p>3,25</text:p>
          </table:table-cell>
          <table:table-cell/>
        </table:table-row>
        <table:table-row table:style-name="ro3">
          <table:table-cell office:value-type="float" office:value="-3.35">
            <text:p>-3,35</text:p>
          </table:table-cell>
          <table:table-cell office:value-type="float" office:value="2.45">
            <text:p>2,45</text:p>
          </table:table-cell>
          <table:table-cell/>
        </table:table-row>
        <table:table-row table:style-name="ro3">
          <table:table-cell office:value-type="float" office:value="-4.02">
            <text:p>-4,02</text:p>
          </table:table-cell>
          <table:table-cell office:value-type="float" office:value="1.7">
            <text:p>1,70</text:p>
          </table:table-cell>
          <table:table-cell/>
        </table:table-row>
        <table:table-row table:style-name="ro3">
          <table:table-cell office:value-type="float" office:value="-4.97">
            <text:p>-4,97</text:p>
          </table:table-cell>
          <table:table-cell office:value-type="float" office:value="1.39">
            <text:p>1,39</text:p>
          </table:table-cell>
          <table:table-cell/>
        </table:table-row>
        <table:table-row table:style-name="ro3">
          <table:table-cell office:value-type="float" office:value="-4.28">
            <text:p>-4,28</text:p>
          </table:table-cell>
          <table:table-cell office:value-type="float" office:value="0.67">
            <text:p>0,67</text:p>
          </table:table-cell>
          <table:table-cell/>
        </table:table-row>
        <table:table-row table:style-name="ro3">
          <table:table-cell office:value-type="float" office:value="-3.47">
            <text:p>-3,47</text:p>
          </table:table-cell>
          <table:table-cell office:value-type="float" office:value="0.08">
            <text:p>0,08</text:p>
          </table:table-cell>
          <table:table-cell/>
        </table:table-row>
        <table:table-row table:style-name="ro3">
          <table:table-cell office:value-type="float" office:value="-4.21">
            <text:p>-4,21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3">
          <table:table-cell office:value-type="float" office:value="-3.88">
            <text:p>-3,88</text:p>
          </table:table-cell>
          <table:table-cell office:value-type="float" office:value="-0.19">
            <text:p>-0,19</text:p>
          </table:table-cell>
          <table:table-cell/>
        </table:table-row>
        <table:table-row table:style-name="ro3">
          <table:table-cell office:value-type="float" office:value="-3.35">
            <text:p>-3,35</text:p>
          </table:table-cell>
          <table:table-cell office:value-type="float" office:value="0.66">
            <text:p>0,66</text:p>
          </table:table-cell>
          <table:table-cell/>
        </table:table-row>
        <table:table-row table:style-name="ro3">
          <table:table-cell office:value-type="float" office:value="-2.45">
            <text:p>-2,45</text:p>
          </table:table-cell>
          <table:table-cell office:value-type="float" office:value="0.23">
            <text:p>0,23</text:p>
          </table:table-cell>
          <table:table-cell/>
        </table:table-row>
        <table:table-row table:style-name="ro3">
          <table:table-cell office:value-type="float" office:value="-2.46">
            <text:p>-2,46</text:p>
          </table:table-cell>
          <table:table-cell office:value-type="float" office:value="1.23">
            <text:p>1,23</text:p>
          </table:table-cell>
          <table:table-cell/>
        </table:table-row>
        <table:table-row table:style-name="ro3">
          <table:table-cell office:value-type="float" office:value="-3.37">
            <text:p>-3,37</text:p>
          </table:table-cell>
          <table:table-cell office:value-type="float" office:value="0.8">
            <text:p>0,80</text:p>
          </table:table-cell>
          <table:table-cell/>
        </table:table-row>
        <table:table-row table:style-name="ro3">
          <table:table-cell office:value-type="float" office:value="-2.48">
            <text:p>-2,48</text:p>
          </table:table-cell>
          <table:table-cell office:value-type="float" office:value="1.27">
            <text:p>1,27</text:p>
          </table:table-cell>
          <table:table-cell/>
        </table:table-row>
        <table:table-row table:style-name="ro3">
          <table:table-cell office:value-type="float" office:value="-2.78">
            <text:p>-2,78</text:p>
          </table:table-cell>
          <table:table-cell office:value-type="float" office:value="2.22">
            <text:p>2,22</text:p>
          </table:table-cell>
          <table:table-cell/>
        </table:table-row>
        <table:table-row table:style-name="ro3">
          <table:table-cell office:value-type="float" office:value="-2.2">
            <text:p>-2,20</text:p>
          </table:table-cell>
          <table:table-cell office:value-type="float" office:value="3.04">
            <text:p>3,04</text:p>
          </table:table-cell>
          <table:table-cell/>
        </table:table-row>
        <table:table-row table:style-name="ro3">
          <table:table-cell office:value-type="float" office:value="-2.29">
            <text:p>-2,29</text:p>
          </table:table-cell>
          <table:table-cell office:value-type="float" office:value="2.05">
            <text:p>2,05</text:p>
          </table:table-cell>
          <table:table-cell/>
        </table:table-row>
        <table:table-row table:style-name="ro3">
          <table:table-cell office:value-type="float" office:value="-1.96">
            <text:p>-1,96</text:p>
          </table:table-cell>
          <table:table-cell office:value-type="float" office:value="1.1">
            <text:p>1,10</text:p>
          </table:table-cell>
          <table:table-cell/>
        </table:table-row>
        <table:table-row table:style-name="ro3">
          <table:table-cell office:value-type="float" office:value="-0.96">
            <text:p>-0,96</text:p>
          </table:table-cell>
          <table:table-cell office:value-type="float" office:value="1.06">
            <text:p>1,06</text:p>
          </table:table-cell>
          <table:table-cell/>
        </table:table-row>
        <table:table-row table:style-name="ro3">
          <table:table-cell office:value-type="float" office:value="-1.96">
            <text:p>-1,96</text:p>
          </table:table-cell>
          <table:table-cell office:value-type="float" office:value="1.06">
            <text:p>1,06</text:p>
          </table:table-cell>
          <table:table-cell/>
        </table:table-row>
        <table:table-row table:style-name="ro3">
          <table:table-cell office:value-type="float" office:value="-2.83">
            <text:p>-2,83</text:p>
          </table:table-cell>
          <table:table-cell office:value-type="float" office:value="0.57">
            <text:p>0,57</text:p>
          </table:table-cell>
          <table:table-cell/>
        </table:table-row>
        <table:table-row table:style-name="ro3">
          <table:table-cell office:value-type="float" office:value="-2.47">
            <text:p>-2,47</text:p>
          </table:table-cell>
          <table:table-cell office:value-type="float" office:value="1.5">
            <text:p>1,50</text:p>
          </table:table-cell>
          <table:table-cell/>
        </table:table-row>
        <table:table-row table:style-name="ro3">
          <table:table-cell office:value-type="float" office:value="-2.71">
            <text:p>-2,71</text:p>
          </table:table-cell>
          <table:table-cell office:value-type="float" office:value="0.53">
            <text:p>0,53</text:p>
          </table:table-cell>
          <table:table-cell/>
        </table:table-row>
        <table:table-row table:style-name="ro3">
          <table:table-cell office:value-type="float" office:value="-3.62">
            <text:p>-3,62</text:p>
          </table:table-cell>
          <table:table-cell office:value-type="float" office:value="0.95">
            <text:p>0,95</text:p>
          </table:table-cell>
          <table:table-cell/>
        </table:table-row>
        <table:table-row table:style-name="ro3">
          <table:table-cell office:value-type="float" office:value="-3.05">
            <text:p>-3,05</text:p>
          </table:table-cell>
          <table:table-cell office:value-type="float" office:value="0.13">
            <text:p>0,13</text:p>
          </table:table-cell>
          <table:table-cell/>
        </table:table-row>
        <table:table-row table:style-name="ro3">
          <table:table-cell office:value-type="float" office:value="-4">
            <text:p>-4,00</text:p>
          </table:table-cell>
          <table:table-cell office:value-type="float" office:value="0.43">
            <text:p>0,43</text:p>
          </table:table-cell>
          <table:table-cell/>
        </table:table-row>
        <table:table-row table:style-name="ro3">
          <table:table-cell office:value-type="float" office:value="-4.45">
            <text:p>-4,45</text:p>
          </table:table-cell>
          <table:table-cell office:value-type="float" office:value="1.32">
            <text:p>1,32</text:p>
          </table:table-cell>
          <table:table-cell/>
        </table:table-row>
        <table:table-row table:style-name="ro3">
          <table:table-cell office:value-type="float" office:value="-4.66">
            <text:p>-4,66</text:p>
          </table:table-cell>
          <table:table-cell office:value-type="float" office:value="0.34">
            <text:p>0,34</text:p>
          </table:table-cell>
          <table:table-cell/>
        </table:table-row>
        <table:table-row table:style-name="ro3">
          <table:table-cell office:value-type="float" office:value="-3.87">
            <text:p>-3,87</text:p>
          </table:table-cell>
          <table:table-cell office:value-type="float" office:value="-0.28">
            <text:p>-0,28</text:p>
          </table:table-cell>
          <table:table-cell/>
        </table:table-row>
        <table:table-row table:style-name="ro3">
          <table:table-cell office:value-type="float" office:value="-4.57">
            <text:p>-4,57</text:p>
          </table:table-cell>
          <table:table-cell office:value-type="float" office:value="-0.99">
            <text:p>-0,99</text:p>
          </table:table-cell>
          <table:table-cell/>
        </table:table-row>
        <table:table-row table:style-name="ro3">
          <table:table-cell office:value-type="float" office:value="-3.83">
            <text:p>-3,83</text:p>
          </table:table-cell>
          <table:table-cell office:value-type="float" office:value="-1.67">
            <text:p>-1,67</text:p>
          </table:table-cell>
          <table:table-cell/>
        </table:table-row>
        <table:table-row table:style-name="ro3">
          <table:table-cell office:value-type="float" office:value="-2.88">
            <text:p>-2,88</text:p>
          </table:table-cell>
          <table:table-cell office:value-type="float" office:value="-1.97">
            <text:p>-1,97</text:p>
          </table:table-cell>
          <table:table-cell/>
        </table:table-row>
        <table:table-row table:style-name="ro3">
          <table:table-cell office:value-type="float" office:value="-3.88">
            <text:p>-3,88</text:p>
          </table:table-cell>
          <table:table-cell office:value-type="float" office:value="-2.05">
            <text:p>-2,05</text:p>
          </table:table-cell>
          <table:table-cell/>
        </table:table-row>
        <table:table-row table:style-name="ro3">
          <table:table-cell office:value-type="float" office:value="-4.71">
            <text:p>-4,71</text:p>
          </table:table-cell>
          <table:table-cell office:value-type="float" office:value="-2.61">
            <text:p>-2,61</text:p>
          </table:table-cell>
          <table:table-cell/>
        </table:table-row>
        <table:table-row table:style-name="ro3">
          <table:table-cell office:value-type="float" office:value="-4.72">
            <text:p>-4,72</text:p>
          </table:table-cell>
          <table:table-cell office:value-type="float" office:value="-1.61">
            <text:p>-1,61</text:p>
          </table:table-cell>
          <table:table-cell/>
        </table:table-row>
        <table:table-row table:style-name="ro3">
          <table:table-cell office:value-type="float" office:value="-4.35">
            <text:p>-4,35</text:p>
          </table:table-cell>
          <table:table-cell office:value-type="float" office:value="-0.68">
            <text:p>-0,68</text:p>
          </table:table-cell>
          <table:table-cell/>
        </table:table-row>
        <table:table-row table:style-name="ro3">
          <table:table-cell office:value-type="float" office:value="-5.34">
            <text:p>-5,34</text:p>
          </table:table-cell>
          <table:table-cell office:value-type="float" office:value="-0.61">
            <text:p>-0,61</text:p>
          </table:table-cell>
          <table:table-cell/>
        </table:table-row>
        <table:table-row table:style-name="ro3">
          <table:table-cell office:value-type="float" office:value="-4.55">
            <text:p>-4,55</text:p>
          </table:table-cell>
          <table:table-cell office:value-type="float" office:value="-0">
            <text:p>0,00</text:p>
          </table:table-cell>
          <table:table-cell/>
        </table:table-row>
        <table:table-row table:style-name="ro3">
          <table:table-cell office:value-type="float" office:value="-5.18">
            <text:p>-5,18</text:p>
          </table:table-cell>
          <table:table-cell office:value-type="float" office:value="-0.78">
            <text:p>-0,78</text:p>
          </table:table-cell>
          <table:table-cell/>
        </table:table-row>
        <table:table-row table:style-name="ro3">
          <table:table-cell office:value-type="float" office:value="-5.44">
            <text:p>-5,44</text:p>
          </table:table-cell>
          <table:table-cell office:value-type="float" office:value="0.18">
            <text:p>0,18</text:p>
          </table:table-cell>
          <table:table-cell/>
        </table:table-row>
        <table:table-row table:style-name="ro3">
          <table:table-cell office:value-type="float" office:value="-4.48">
            <text:p>-4,48</text:p>
          </table:table-cell>
          <table:table-cell office:value-type="float" office:value="0.43">
            <text:p>0,43</text:p>
          </table:table-cell>
          <table:table-cell/>
        </table:table-row>
        <table:table-row table:style-name="ro3">
          <table:table-cell office:value-type="float" office:value="-5.04">
            <text:p>-5,04</text:p>
          </table:table-cell>
          <table:table-cell office:value-type="float" office:value="1.26">
            <text:p>1,26</text:p>
          </table:table-cell>
          <table:table-cell/>
        </table:table-row>
        <table:table-row table:style-name="ro3">
          <table:table-cell office:value-type="float" office:value="-4.63">
            <text:p>-4,63</text:p>
          </table:table-cell>
          <table:table-cell office:value-type="float" office:value="2.17">
            <text:p>2,17</text:p>
          </table:table-cell>
          <table:table-cell/>
        </table:table-row>
        <table:table-row table:style-name="ro3">
          <table:table-cell office:value-type="float" office:value="-5.47">
            <text:p>-5,47</text:p>
          </table:table-cell>
          <table:table-cell office:value-type="float" office:value="1.64">
            <text:p>1,64</text:p>
          </table:table-cell>
          <table:table-cell/>
        </table:table-row>
        <table:table-row table:style-name="ro3">
          <table:table-cell office:value-type="float" office:value="-6.14">
            <text:p>-6,14</text:p>
          </table:table-cell>
          <table:table-cell office:value-type="float" office:value="2.38">
            <text:p>2,38</text:p>
          </table:table-cell>
          <table:table-cell/>
        </table:table-row>
        <table:table-row table:style-name="ro3">
          <table:table-cell office:value-type="float" office:value="-6.92">
            <text:p>-6,92</text:p>
          </table:table-cell>
          <table:table-cell office:value-type="float" office:value="1.75">
            <text:p>1,75</text:p>
          </table:table-cell>
          <table:table-cell/>
        </table:table-row>
        <table:table-row table:style-name="ro3">
          <table:table-cell office:value-type="float" office:value="-6.34">
            <text:p>-6,34</text:p>
          </table:table-cell>
          <table:table-cell office:value-type="float" office:value="2.57">
            <text:p>2,57</text:p>
          </table:table-cell>
          <table:table-cell/>
        </table:table-row>
        <table:table-row table:style-name="ro3">
          <table:table-cell office:value-type="float" office:value="-6.86">
            <text:p>-6,86</text:p>
          </table:table-cell>
          <table:table-cell office:value-type="float" office:value="1.71">
            <text:p>1,71</text:p>
          </table:table-cell>
          <table:table-cell/>
        </table:table-row>
        <table:table-row table:style-name="ro3">
          <table:table-cell office:value-type="float" office:value="-7.27">
            <text:p>-7,27</text:p>
          </table:table-cell>
          <table:table-cell office:value-type="float" office:value="2.63">
            <text:p>2,63</text:p>
          </table:table-cell>
          <table:table-cell/>
        </table:table-row>
        <table:table-row table:style-name="ro3">
          <table:table-cell office:value-type="float" office:value="-8.15">
            <text:p>-8,15</text:p>
          </table:table-cell>
          <table:table-cell office:value-type="float" office:value="3.09">
            <text:p>3,09</text:p>
          </table:table-cell>
          <table:table-cell/>
        </table:table-row>
        <table:table-row table:style-name="ro3">
          <table:table-cell office:value-type="float" office:value="-8.7">
            <text:p>-8,70</text:p>
          </table:table-cell>
          <table:table-cell office:value-type="float" office:value="3.93">
            <text:p>3,93</text:p>
          </table:table-cell>
          <table:table-cell/>
        </table:table-row>
        <table:table-row table:style-name="ro3">
          <table:table-cell office:value-type="float" office:value="-7.7">
            <text:p>-7,70</text:p>
          </table:table-cell>
          <table:table-cell office:value-type="float" office:value="4">
            <text:p>4,00</text:p>
          </table:table-cell>
          <table:table-cell/>
        </table:table-row>
        <table:table-row table:style-name="ro3">
          <table:table-cell office:value-type="float" office:value="-7.17">
            <text:p>-7,17</text:p>
          </table:table-cell>
          <table:table-cell office:value-type="float" office:value="3.16">
            <text:p>3,16</text:p>
          </table:table-cell>
          <table:table-cell/>
        </table:table-row>
        <table:table-row table:style-name="ro3">
          <table:table-cell office:value-type="float" office:value="-7.92">
            <text:p>-7,92</text:p>
          </table:table-cell>
          <table:table-cell office:value-type="float" office:value="2.49">
            <text:p>2,49</text:p>
          </table:table-cell>
          <table:table-cell/>
        </table:table-row>
        <table:table-row table:style-name="ro3">
          <table:table-cell office:value-type="float" office:value="-8.76">
            <text:p>-8,76</text:p>
          </table:table-cell>
          <table:table-cell office:value-type="float" office:value="1.96">
            <text:p>1,96</text:p>
          </table:table-cell>
          <table:table-cell/>
        </table:table-row>
        <table:table-row table:style-name="ro3">
          <table:table-cell office:value-type="float" office:value="-9.17">
            <text:p>-9,17</text:p>
          </table:table-cell>
          <table:table-cell office:value-type="float" office:value="2.87">
            <text:p>2,87</text:p>
          </table:table-cell>
          <table:table-cell/>
        </table:table-row>
        <table:table-row table:style-name="ro3">
          <table:table-cell office:value-type="float" office:value="-9.19">
            <text:p>-9,19</text:p>
          </table:table-cell>
          <table:table-cell office:value-type="float" office:value="1.87">
            <text:p>1,87</text:p>
          </table:table-cell>
          <table:table-cell/>
        </table:table-row>
        <table:table-row table:style-name="ro3">
          <table:table-cell office:value-type="float" office:value="-8.99">
            <text:p>-8,99</text:p>
          </table:table-cell>
          <table:table-cell office:value-type="float" office:value="2.85">
            <text:p>2,85</text:p>
          </table:table-cell>
          <table:table-cell/>
        </table:table-row>
        <table:table-row table:style-name="ro3">
          <table:table-cell office:value-type="float" office:value="-9.7">
            <text:p>-9,70</text:p>
          </table:table-cell>
          <table:table-cell office:value-type="float" office:value="2.15">
            <text:p>2,15</text:p>
          </table:table-cell>
          <table:table-cell/>
        </table:table-row>
        <table:table-row table:style-name="ro3">
          <table:table-cell office:value-type="float" office:value="-9.62">
            <text:p>-9,62</text:p>
          </table:table-cell>
          <table:table-cell office:value-type="float" office:value="3.14">
            <text:p>3,14</text:p>
          </table:table-cell>
          <table:table-cell/>
        </table:table-row>
        <table:table-row table:style-name="ro3">
          <table:table-cell office:value-type="float" office:value="-8.7">
            <text:p>-8,70</text:p>
          </table:table-cell>
          <table:table-cell office:value-type="float" office:value="3.54">
            <text:p>3,54</text:p>
          </table:table-cell>
          <table:table-cell/>
        </table:table-row>
        <table:table-row table:style-name="ro3">
          <table:table-cell office:value-type="float" office:value="-9.58">
            <text:p>-9,58</text:p>
          </table:table-cell>
          <table:table-cell office:value-type="float" office:value="3.06">
            <text:p>3,06</text:p>
          </table:table-cell>
          <table:table-cell/>
        </table:table-row>
        <table:table-row table:style-name="ro3">
          <table:table-cell office:value-type="float" office:value="-8.61">
            <text:p>-8,61</text:p>
          </table:table-cell>
          <table:table-cell office:value-type="float" office:value="2.82">
            <text:p>2,82</text:p>
          </table:table-cell>
          <table:table-cell/>
        </table:table-row>
        <table:table-row table:style-name="ro3">
          <table:table-cell office:value-type="float" office:value="-8.33">
            <text:p>-8,33</text:p>
          </table:table-cell>
          <table:table-cell office:value-type="float" office:value="1.86">
            <text:p>1,86</text:p>
          </table:table-cell>
          <table:table-cell/>
        </table:table-row>
        <table:table-row table:style-name="ro3">
          <table:table-cell office:value-type="float" office:value="-9.3">
            <text:p>-9,30</text:p>
          </table:table-cell>
          <table:table-cell office:value-type="float" office:value="2.1">
            <text:p>2,10</text:p>
          </table:table-cell>
          <table:table-cell/>
        </table:table-row>
        <table:table-row table:style-name="ro3">
          <table:table-cell office:value-type="float" office:value="-9.76">
            <text:p>-9,76</text:p>
          </table:table-cell>
          <table:table-cell office:value-type="float" office:value="2.98">
            <text:p>2,98</text:p>
          </table:table-cell>
          <table:table-cell/>
        </table:table-row>
        <table:table-row table:style-name="ro3">
          <table:table-cell office:value-type="float" office:value="-9.81">
            <text:p>-9,81</text:p>
          </table:table-cell>
          <table:table-cell office:value-type="float" office:value="3.98">
            <text:p>3,98</text:p>
          </table:table-cell>
          <table:table-cell/>
        </table:table-row>
        <table:table-row table:style-name="ro3">
          <table:table-cell office:value-type="float" office:value="-10.81">
            <text:p>-10,81</text:p>
          </table:table-cell>
          <table:table-cell office:value-type="float" office:value="4.07">
            <text:p>4,07</text:p>
          </table:table-cell>
          <table:table-cell/>
        </table:table-row>
        <table:table-row table:style-name="ro3">
          <table:table-cell office:value-type="float" office:value="-10.37">
            <text:p>-10,37</text:p>
          </table:table-cell>
          <table:table-cell office:value-type="float" office:value="3.17">
            <text:p>3,17</text:p>
          </table:table-cell>
          <table:table-cell/>
        </table:table-row>
        <table:table-row table:style-name="ro3">
          <table:table-cell office:value-type="float" office:value="-10.51">
            <text:p>-10,51</text:p>
          </table:table-cell>
          <table:table-cell office:value-type="float" office:value="4.16">
            <text:p>4,16</text:p>
          </table:table-cell>
          <table:table-cell/>
        </table:table-row>
        <table:table-row table:style-name="ro3">
          <table:table-cell office:value-type="float" office:value="-9.65">
            <text:p>-9,65</text:p>
          </table:table-cell>
          <table:table-cell office:value-type="float" office:value="4.68">
            <text:p>4,68</text:p>
          </table:table-cell>
          <table:table-cell/>
        </table:table-row>
        <table:table-row table:style-name="ro3">
          <table:table-cell office:value-type="float" office:value="-8.65">
            <text:p>-8,65</text:p>
          </table:table-cell>
          <table:table-cell office:value-type="float" office:value="4.71">
            <text:p>4,71</text:p>
          </table:table-cell>
          <table:table-cell/>
        </table:table-row>
        <table:table-row table:style-name="ro3">
          <table:table-cell office:value-type="float" office:value="-7.69">
            <text:p>-7,69</text:p>
          </table:table-cell>
          <table:table-cell office:value-type="float" office:value="5.01">
            <text:p>5,01</text:p>
          </table:table-cell>
          <table:table-cell/>
        </table:table-row>
        <table:table-row table:style-name="ro3">
          <table:table-cell office:value-type="float" office:value="-8">
            <text:p>-8,00</text:p>
          </table:table-cell>
          <table:table-cell office:value-type="float" office:value="5.96">
            <text:p>5,96</text:p>
          </table:table-cell>
          <table:table-cell/>
        </table:table-row>
        <table:table-row table:style-name="ro3">
          <table:table-cell office:value-type="float" office:value="-7.06">
            <text:p>-7,06</text:p>
          </table:table-cell>
          <table:table-cell office:value-type="float" office:value="6.31">
            <text:p>6,31</text:p>
          </table:table-cell>
          <table:table-cell/>
        </table:table-row>
        <table:table-row table:style-name="ro3">
          <table:table-cell office:value-type="float" office:value="-7.89">
            <text:p>-7,89</text:p>
          </table:table-cell>
          <table:table-cell office:value-type="float" office:value="5.75">
            <text:p>5,75</text:p>
          </table:table-cell>
          <table:table-cell/>
        </table:table-row>
        <table:table-row table:style-name="ro3">
          <table:table-cell office:value-type="float" office:value="-8.75">
            <text:p>-8,75</text:p>
          </table:table-cell>
          <table:table-cell office:value-type="float" office:value="5.23">
            <text:p>5,23</text:p>
          </table:table-cell>
          <table:table-cell/>
        </table:table-row>
        <table:table-row table:style-name="ro3">
          <table:table-cell office:value-type="float" office:value="-9.35">
            <text:p>-9,35</text:p>
          </table:table-cell>
          <table:table-cell office:value-type="float" office:value="4.42">
            <text:p>4,42</text:p>
          </table:table-cell>
          <table:table-cell/>
        </table:table-row>
        <table:table-row table:style-name="ro3">
          <table:table-cell office:value-type="float" office:value="-10.08">
            <text:p>-10,08</text:p>
          </table:table-cell>
          <table:table-cell office:value-type="float" office:value="3.75">
            <text:p>3,75</text:p>
          </table:table-cell>
          <table:table-cell/>
        </table:table-row>
        <table:table-row table:style-name="ro3">
          <table:table-cell office:value-type="float" office:value="-9.17">
            <text:p>-9,17</text:p>
          </table:table-cell>
          <table:table-cell office:value-type="float" office:value="4.16">
            <text:p>4,16</text:p>
          </table:table-cell>
          <table:table-cell/>
        </table:table-row>
        <table:table-row table:style-name="ro3">
          <table:table-cell office:value-type="float" office:value="-10.06">
            <text:p>-10,06</text:p>
          </table:table-cell>
          <table:table-cell office:value-type="float" office:value="4.61">
            <text:p>4,61</text:p>
          </table:table-cell>
          <table:table-cell/>
        </table:table-row>
        <table:table-row table:style-name="ro3">
          <table:table-cell office:value-type="float" office:value="-10.88">
            <text:p>-10,88</text:p>
          </table:table-cell>
          <table:table-cell office:value-type="float" office:value="5.19">
            <text:p>5,19</text:p>
          </table:table-cell>
          <table:table-cell/>
        </table:table-row>
        <table:table-row table:style-name="ro3">
          <table:table-cell office:value-type="float" office:value="-10.65">
            <text:p>-10,65</text:p>
          </table:table-cell>
          <table:table-cell office:value-type="float" office:value="4.22">
            <text:p>4,22</text:p>
          </table:table-cell>
          <table:table-cell/>
        </table:table-row>
        <table:table-row table:style-name="ro3">
          <table:table-cell office:value-type="float" office:value="-11.52">
            <text:p>-11,52</text:p>
          </table:table-cell>
          <table:table-cell office:value-type="float" office:value="3.71">
            <text:p>3,71</text:p>
          </table:table-cell>
          <table:table-cell/>
        </table:table-row>
        <table:table-row table:style-name="ro3">
          <table:table-cell office:value-type="float" office:value="-12.49">
            <text:p>-12,49</text:p>
          </table:table-cell>
          <table:table-cell office:value-type="float" office:value="3.91">
            <text:p>3,91</text:p>
          </table:table-cell>
          <table:table-cell/>
        </table:table-row>
        <table:table-row table:style-name="ro3">
          <table:table-cell office:value-type="float" office:value="-12.7">
            <text:p>-12,70</text:p>
          </table:table-cell>
          <table:table-cell office:value-type="float" office:value="2.93">
            <text:p>2,93</text:p>
          </table:table-cell>
          <table:table-cell/>
        </table:table-row>
        <table:table-row table:style-name="ro3">
          <table:table-cell office:value-type="float" office:value="-12.37">
            <text:p>-12,37</text:p>
          </table:table-cell>
          <table:table-cell office:value-type="float" office:value="1.99">
            <text:p>1,99</text:p>
          </table:table-cell>
          <table:table-cell/>
        </table:table-row>
        <table:table-row table:style-name="ro3">
          <table:table-cell office:value-type="float" office:value="-11.4">
            <text:p>-11,40</text:p>
          </table:table-cell>
          <table:table-cell office:value-type="float" office:value="1.75">
            <text:p>1,75</text:p>
          </table:table-cell>
          <table:table-cell/>
        </table:table-row>
        <table:table-row table:style-name="ro3">
          <table:table-cell office:value-type="float" office:value="-12.39">
            <text:p>-12,39</text:p>
          </table:table-cell>
          <table:table-cell office:value-type="float" office:value="1.89">
            <text:p>1,89</text:p>
          </table:table-cell>
          <table:table-cell/>
        </table:table-row>
        <table:table-row table:style-name="ro3">
          <table:table-cell office:value-type="float" office:value="-13.13">
            <text:p>-13,13</text:p>
          </table:table-cell>
          <table:table-cell office:value-type="float" office:value="2.56">
            <text:p>2,56</text:p>
          </table:table-cell>
          <table:table-cell/>
        </table:table-row>
        <table:table-row table:style-name="ro3">
          <table:table-cell office:value-type="float" office:value="-12.13">
            <text:p>-12,13</text:p>
          </table:table-cell>
          <table:table-cell office:value-type="float" office:value="2.58">
            <text:p>2,58</text:p>
          </table:table-cell>
          <table:table-cell/>
        </table:table-row>
        <table:table-row table:style-name="ro3">
          <table:table-cell office:value-type="float" office:value="-13.04">
            <text:p>-13,04</text:p>
          </table:table-cell>
          <table:table-cell office:value-type="float" office:value="2.17">
            <text:p>2,17</text:p>
          </table:table-cell>
          <table:table-cell/>
        </table:table-row>
        <table:table-row table:style-name="ro3">
          <table:table-cell office:value-type="float" office:value="-13.64">
            <text:p>-13,64</text:p>
          </table:table-cell>
          <table:table-cell office:value-type="float" office:value="1.37">
            <text:p>1,37</text:p>
          </table:table-cell>
          <table:table-cell/>
        </table:table-row>
        <table:table-row table:style-name="ro3">
          <table:table-cell office:value-type="float" office:value="-13.16">
            <text:p>-13,16</text:p>
          </table:table-cell>
          <table:table-cell office:value-type="float" office:value="2.25">
            <text:p>2,25</text:p>
          </table:table-cell>
          <table:table-cell/>
        </table:table-row>
        <table:table-row table:style-name="ro3">
          <table:table-cell office:value-type="float" office:value="-14.15">
            <text:p>-14,15</text:p>
          </table:table-cell>
          <table:table-cell office:value-type="float" office:value="2.12">
            <text:p>2,12</text:p>
          </table:table-cell>
          <table:table-cell/>
        </table:table-row>
        <table:table-row table:style-name="ro3">
          <table:table-cell office:value-type="float" office:value="-14.46">
            <text:p>-14,46</text:p>
          </table:table-cell>
          <table:table-cell office:value-type="float" office:value="3.07">
            <text:p>3,07</text:p>
          </table:table-cell>
          <table:table-cell/>
        </table:table-row>
        <table:table-row table:style-name="ro3">
          <table:table-cell office:value-type="float" office:value="-13.79">
            <text:p>-13,79</text:p>
          </table:table-cell>
          <table:table-cell office:value-type="float" office:value="2.33">
            <text:p>2,33</text:p>
          </table:table-cell>
          <table:table-cell/>
        </table:table-row>
        <table:table-row table:style-name="ro3">
          <table:table-cell office:value-type="float" office:value="-13.35">
            <text:p>-13,35</text:p>
          </table:table-cell>
          <table:table-cell office:value-type="float" office:value="1.43">
            <text:p>1,43</text:p>
          </table:table-cell>
          <table:table-cell/>
        </table:table-row>
        <table:table-row table:style-name="ro3">
          <table:table-cell office:value-type="float" office:value="-12.7">
            <text:p>-12,70</text:p>
          </table:table-cell>
          <table:table-cell office:value-type="float" office:value="2.19">
            <text:p>2,19</text:p>
          </table:table-cell>
          <table:table-cell/>
        </table:table-row>
        <table:table-row table:style-name="ro3">
          <table:table-cell office:value-type="float" office:value="-12.72">
            <text:p>-12,72</text:p>
          </table:table-cell>
          <table:table-cell office:value-type="float" office:value="3.19">
            <text:p>3,19</text:p>
          </table:table-cell>
          <table:table-cell/>
        </table:table-row>
        <table:table-row table:style-name="ro3">
          <table:table-cell office:value-type="float" office:value="-12.4">
            <text:p>-12,40</text:p>
          </table:table-cell>
          <table:table-cell office:value-type="float" office:value="2.24">
            <text:p>2,24</text:p>
          </table:table-cell>
          <table:table-cell/>
        </table:table-row>
        <table:table-row table:style-name="ro3">
          <table:table-cell office:value-type="float" office:value="-11.98">
            <text:p>-11,98</text:p>
          </table:table-cell>
          <table:table-cell office:value-type="float" office:value="3.15">
            <text:p>3,15</text:p>
          </table:table-cell>
          <table:table-cell/>
        </table:table-row>
        <table:table-row table:style-name="ro3">
          <table:table-cell office:value-type="float" office:value="-12.19">
            <text:p>-12,19</text:p>
          </table:table-cell>
          <table:table-cell office:value-type="float" office:value="2.17">
            <text:p>2,17</text:p>
          </table:table-cell>
          <table:table-cell/>
        </table:table-row>
        <table:table-row table:style-name="ro3">
          <table:table-cell office:value-type="float" office:value="-11.21">
            <text:p>-11,21</text:p>
          </table:table-cell>
          <table:table-cell office:value-type="float" office:value="2.39">
            <text:p>2,39</text:p>
          </table:table-cell>
          <table:table-cell/>
        </table:table-row>
        <table:table-row table:style-name="ro3">
          <table:table-cell office:value-type="float" office:value="-10.45">
            <text:p>-10,45</text:p>
          </table:table-cell>
          <table:table-cell office:value-type="float" office:value="3.04">
            <text:p>3,04</text:p>
          </table:table-cell>
          <table:table-cell/>
        </table:table-row>
        <table:table-row table:style-name="ro3">
          <table:table-cell office:value-type="float" office:value="-11.39">
            <text:p>-11,39</text:p>
          </table:table-cell>
          <table:table-cell office:value-type="float" office:value="2.71">
            <text:p>2,71</text:p>
          </table:table-cell>
          <table:table-cell/>
        </table:table-row>
        <table:table-row table:style-name="ro3">
          <table:table-cell office:value-type="float" office:value="-11.25">
            <text:p>-11,25</text:p>
          </table:table-cell>
          <table:table-cell office:value-type="float" office:value="3.7">
            <text:p>3,70</text:p>
          </table:table-cell>
          <table:table-cell/>
        </table:table-row>
        <table:table-row table:style-name="ro3">
          <table:table-cell office:value-type="float" office:value="-10.25">
            <text:p>-10,25</text:p>
          </table:table-cell>
          <table:table-cell office:value-type="float" office:value="3.63">
            <text:p>3,63</text:p>
          </table:table-cell>
          <table:table-cell/>
        </table:table-row>
        <table:table-row table:style-name="ro3">
          <table:table-cell office:value-type="float" office:value="-10.64">
            <text:p>-10,64</text:p>
          </table:table-cell>
          <table:table-cell office:value-type="float" office:value="2.71">
            <text:p>2,71</text:p>
          </table:table-cell>
          <table:table-cell/>
        </table:table-row>
        <table:table-row table:style-name="ro3">
          <table:table-cell office:value-type="float" office:value="-9.66">
            <text:p>-9,66</text:p>
          </table:table-cell>
          <table:table-cell office:value-type="float" office:value="2.48">
            <text:p>2,48</text:p>
          </table:table-cell>
          <table:table-cell/>
        </table:table-row>
        <table:table-row table:style-name="ro3">
          <table:table-cell office:value-type="float" office:value="-10.66">
            <text:p>-10,66</text:p>
          </table:table-cell>
          <table:table-cell office:value-type="float" office:value="2.52">
            <text:p>2,52</text:p>
          </table:table-cell>
          <table:table-cell/>
        </table:table-row>
        <table:table-row table:style-name="ro3">
          <table:table-cell office:value-type="float" office:value="-10.95">
            <text:p>-10,95</text:p>
          </table:table-cell>
          <table:table-cell office:value-type="float" office:value="3.47">
            <text:p>3,47</text:p>
          </table:table-cell>
          <table:table-cell/>
        </table:table-row>
        <table:table-row table:style-name="ro3">
          <table:table-cell office:value-type="float" office:value="-11.33">
            <text:p>-11,33</text:p>
          </table:table-cell>
          <table:table-cell office:value-type="float" office:value="4.4">
            <text:p>4,40</text:p>
          </table:table-cell>
          <table:table-cell/>
        </table:table-row>
        <table:table-row table:style-name="ro3">
          <table:table-cell office:value-type="float" office:value="-12.3">
            <text:p>-12,30</text:p>
          </table:table-cell>
          <table:table-cell office:value-type="float" office:value="4.16">
            <text:p>4,16</text:p>
          </table:table-cell>
          <table:table-cell/>
        </table:table-row>
        <table:table-row table:style-name="ro3">
          <table:table-cell office:value-type="float" office:value="-11.96">
            <text:p>-11,96</text:p>
          </table:table-cell>
          <table:table-cell office:value-type="float" office:value="3.21">
            <text:p>3,21</text:p>
          </table:table-cell>
          <table:table-cell/>
        </table:table-row>
        <table:table-row table:style-name="ro3">
          <table:table-cell office:value-type="float" office:value="-12.91">
            <text:p>-12,91</text:p>
          </table:table-cell>
          <table:table-cell office:value-type="float" office:value="3.54">
            <text:p>3,54</text:p>
          </table:table-cell>
          <table:table-cell/>
        </table:table-row>
        <table:table-row table:style-name="ro3">
          <table:table-cell office:value-type="float" office:value="-12.05">
            <text:p>-12,05</text:p>
          </table:table-cell>
          <table:table-cell office:value-type="float" office:value="3.04">
            <text:p>3,04</text:p>
          </table:table-cell>
          <table:table-cell/>
        </table:table-row>
        <table:table-row table:style-name="ro3">
          <table:table-cell office:value-type="float" office:value="-11.3">
            <text:p>-11,30</text:p>
          </table:table-cell>
          <table:table-cell office:value-type="float" office:value="2.37">
            <text:p>2,37</text:p>
          </table:table-cell>
          <table:table-cell/>
        </table:table-row>
        <table:table-row table:style-name="ro3">
          <table:table-cell office:value-type="float" office:value="-12.28">
            <text:p>-12,28</text:p>
          </table:table-cell>
          <table:table-cell office:value-type="float" office:value="2.54">
            <text:p>2,54</text:p>
          </table:table-cell>
          <table:table-cell/>
        </table:table-row>
        <table:table-row table:style-name="ro3">
          <table:table-cell office:value-type="float" office:value="-12.87">
            <text:p>-12,87</text:p>
          </table:table-cell>
          <table:table-cell office:value-type="float" office:value="3.35">
            <text:p>3,35</text:p>
          </table:table-cell>
          <table:table-cell/>
        </table:table-row>
        <table:table-row table:style-name="ro3">
          <table:table-cell office:value-type="float" office:value="-12.26">
            <text:p>-12,26</text:p>
          </table:table-cell>
          <table:table-cell office:value-type="float" office:value="2.56">
            <text:p>2,56</text:p>
          </table:table-cell>
          <table:table-cell/>
        </table:table-row>
        <table:table-row table:style-name="ro3">
          <table:table-cell office:value-type="float" office:value="-13.26">
            <text:p>-13,26</text:p>
          </table:table-cell>
          <table:table-cell office:value-type="float" office:value="2.64">
            <text:p>2,64</text:p>
          </table:table-cell>
          <table:table-cell/>
        </table:table-row>
        <table:table-row table:style-name="ro3">
          <table:table-cell office:value-type="float" office:value="-12.74">
            <text:p>-12,74</text:p>
          </table:table-cell>
          <table:table-cell office:value-type="float" office:value="1.79">
            <text:p>1,79</text:p>
          </table:table-cell>
          <table:table-cell/>
        </table:table-row>
        <table:table-row table:style-name="ro3">
          <table:table-cell office:value-type="float" office:value="-12.89">
            <text:p>-12,89</text:p>
          </table:table-cell>
          <table:table-cell office:value-type="float" office:value="0.8">
            <text:p>0,80</text:p>
          </table:table-cell>
          <table:table-cell/>
        </table:table-row>
        <table:table-row table:style-name="ro3">
          <table:table-cell office:value-type="float" office:value="-13.49">
            <text:p>-13,49</text:p>
          </table:table-cell>
          <table:table-cell office:value-type="float" office:value="1.61">
            <text:p>1,61</text:p>
          </table:table-cell>
          <table:table-cell/>
        </table:table-row>
        <table:table-row table:style-name="ro3">
          <table:table-cell office:value-type="float" office:value="-12.69">
            <text:p>-12,69</text:p>
          </table:table-cell>
          <table:table-cell office:value-type="float" office:value="1.01">
            <text:p>1,01</text:p>
          </table:table-cell>
          <table:table-cell/>
        </table:table-row>
        <table:table-row table:style-name="ro3">
          <table:table-cell office:value-type="float" office:value="-13.58">
            <text:p>-13,58</text:p>
          </table:table-cell>
          <table:table-cell office:value-type="float" office:value="0.55">
            <text:p>0,55</text:p>
          </table:table-cell>
          <table:table-cell/>
        </table:table-row>
        <table:table-row table:style-name="ro3">
          <table:table-cell office:value-type="float" office:value="-14.57">
            <text:p>-14,57</text:p>
          </table:table-cell>
          <table:table-cell office:value-type="float" office:value="0.41">
            <text:p>0,41</text:p>
          </table:table-cell>
          <table:table-cell/>
        </table:table-row>
        <table:table-row table:style-name="ro3">
          <table:table-cell office:value-type="float" office:value="-14.84">
            <text:p>-14,84</text:p>
          </table:table-cell>
          <table:table-cell office:value-type="float" office:value="-0.55">
            <text:p>-0,55</text:p>
          </table:table-cell>
          <table:table-cell/>
        </table:table-row>
        <table:table-row table:style-name="ro3">
          <table:table-cell office:value-type="float" office:value="-14.43">
            <text:p>-14,43</text:p>
          </table:table-cell>
          <table:table-cell office:value-type="float" office:value="0.36">
            <text:p>0,36</text:p>
          </table:table-cell>
          <table:table-cell/>
        </table:table-row>
        <table:table-row table:style-name="ro3">
          <table:table-cell office:value-type="float" office:value="-15.43">
            <text:p>-15,43</text:p>
          </table:table-cell>
          <table:table-cell office:value-type="float" office:value="0.33">
            <text:p>0,33</text:p>
          </table:table-cell>
          <table:table-cell/>
        </table:table-row>
        <table:table-row table:style-name="ro3">
          <table:table-cell office:value-type="float" office:value="-15.45">
            <text:p>-15,45</text:p>
          </table:table-cell>
          <table:table-cell office:value-type="float" office:value="-0.67">
            <text:p>-0,67</text:p>
          </table:table-cell>
          <table:table-cell/>
        </table:table-row>
        <table:table-row table:style-name="ro3">
          <table:table-cell office:value-type="float" office:value="-16.31">
            <text:p>-16,31</text:p>
          </table:table-cell>
          <table:table-cell office:value-type="float" office:value="-1.17">
            <text:p>-1,17</text:p>
          </table:table-cell>
          <table:table-cell/>
        </table:table-row>
        <table:table-row table:style-name="ro3">
          <table:table-cell office:value-type="float" office:value="-15.76">
            <text:p>-15,76</text:p>
          </table:table-cell>
          <table:table-cell office:value-type="float" office:value="-0.33">
            <text:p>-0,33</text:p>
          </table:table-cell>
          <table:table-cell/>
        </table:table-row>
        <table:table-row table:style-name="ro3">
          <table:table-cell office:value-type="float" office:value="-16.76">
            <text:p>-16,76</text:p>
          </table:table-cell>
          <table:table-cell office:value-type="float" office:value="-0.45">
            <text:p>-0,45</text:p>
          </table:table-cell>
          <table:table-cell/>
        </table:table-row>
        <table:table-row table:style-name="ro3">
          <table:table-cell office:value-type="float" office:value="-15.91">
            <text:p>-15,91</text:p>
          </table:table-cell>
          <table:table-cell office:value-type="float" office:value="-0.99">
            <text:p>-0,99</text:p>
          </table:table-cell>
          <table:table-cell/>
        </table:table-row>
        <table:table-row table:style-name="ro3">
          <table:table-cell office:value-type="float" office:value="-16.08">
            <text:p>-16,08</text:p>
          </table:table-cell>
          <table:table-cell office:value-type="float" office:value="-1.97">
            <text:p>-1,97</text:p>
          </table:table-cell>
          <table:table-cell/>
        </table:table-row>
        <table:table-row table:style-name="ro3">
          <table:table-cell office:value-type="float" office:value="-15.5">
            <text:p>-15,50</text:p>
          </table:table-cell>
          <table:table-cell office:value-type="float" office:value="-2.78">
            <text:p>-2,78</text:p>
          </table:table-cell>
          <table:table-cell/>
        </table:table-row>
        <table:table-row table:style-name="ro3">
          <table:table-cell office:value-type="float" office:value="-16.16">
            <text:p>-16,16</text:p>
          </table:table-cell>
          <table:table-cell office:value-type="float" office:value="-3.53">
            <text:p>-3,53</text:p>
          </table:table-cell>
          <table:table-cell/>
        </table:table-row>
        <table:table-row table:style-name="ro3">
          <table:table-cell office:value-type="float" office:value="-17.08">
            <text:p>-17,08</text:p>
          </table:table-cell>
          <table:table-cell office:value-type="float" office:value="-3.92">
            <text:p>-3,92</text:p>
          </table:table-cell>
          <table:table-cell/>
        </table:table-row>
        <table:table-row table:style-name="ro3">
          <table:table-cell office:value-type="float" office:value="-17.61">
            <text:p>-17,61</text:p>
          </table:table-cell>
          <table:table-cell office:value-type="float" office:value="-4.77">
            <text:p>-4,77</text:p>
          </table:table-cell>
          <table:table-cell/>
        </table:table-row>
        <table:table-row table:style-name="ro3">
          <table:table-cell office:value-type="float" office:value="-17.26">
            <text:p>-17,26</text:p>
          </table:table-cell>
          <table:table-cell office:value-type="float" office:value="-5.7">
            <text:p>-5,70</text:p>
          </table:table-cell>
          <table:table-cell/>
        </table:table-row>
        <table:table-row table:style-name="ro3">
          <table:table-cell office:value-type="float" office:value="-16.7">
            <text:p>-16,70</text:p>
          </table:table-cell>
          <table:table-cell office:value-type="float" office:value="-4.88">
            <text:p>-4,88</text:p>
          </table:table-cell>
          <table:table-cell/>
        </table:table-row>
        <table:table-row table:style-name="ro3">
          <table:table-cell office:value-type="float" office:value="-17.07">
            <text:p>-17,07</text:p>
          </table:table-cell>
          <table:table-cell office:value-type="float" office:value="-5.81">
            <text:p>-5,81</text:p>
          </table:table-cell>
          <table:table-cell/>
        </table:table-row>
        <table:table-row table:style-name="ro3">
          <table:table-cell office:value-type="float" office:value="-16.1">
            <text:p>-16,10</text:p>
          </table:table-cell>
          <table:table-cell office:value-type="float" office:value="-5.57">
            <text:p>-5,57</text:p>
          </table:table-cell>
          <table:table-cell/>
        </table:table-row>
        <table:table-row table:style-name="ro3">
          <table:table-cell office:value-type="float" office:value="-16.12">
            <text:p>-16,12</text:p>
          </table:table-cell>
          <table:table-cell office:value-type="float" office:value="-6.57">
            <text:p>-6,57</text:p>
          </table:table-cell>
          <table:table-cell/>
        </table:table-row>
        <table:table-row table:style-name="ro3">
          <table:table-cell office:value-type="float" office:value="-15.27">
            <text:p>-15,27</text:p>
          </table:table-cell>
          <table:table-cell office:value-type="float" office:value="-7.11">
            <text:p>-7,11</text:p>
          </table:table-cell>
          <table:table-cell/>
        </table:table-row>
        <table:table-row table:style-name="ro3">
          <table:table-cell office:value-type="float" office:value="-14.37">
            <text:p>-14,37</text:p>
          </table:table-cell>
          <table:table-cell office:value-type="float" office:value="-6.67">
            <text:p>-6,67</text:p>
          </table:table-cell>
          <table:table-cell/>
        </table:table-row>
        <table:table-row table:style-name="ro3">
          <table:table-cell office:value-type="float" office:value="-15.12">
            <text:p>-15,12</text:p>
          </table:table-cell>
          <table:table-cell office:value-type="float" office:value="-6">
            <text:p>-6,00</text:p>
          </table:table-cell>
          <table:table-cell/>
        </table:table-row>
        <table:table-row table:style-name="ro3">
          <table:table-cell office:value-type="float" office:value="-15.46">
            <text:p>-15,46</text:p>
          </table:table-cell>
          <table:table-cell office:value-type="float" office:value="-5.06">
            <text:p>-5,06</text:p>
          </table:table-cell>
          <table:table-cell/>
        </table:table-row>
        <table:table-row table:style-name="ro3">
          <table:table-cell office:value-type="float" office:value="-15.77">
            <text:p>-15,77</text:p>
          </table:table-cell>
          <table:table-cell office:value-type="float" office:value="-4.11">
            <text:p>-4,11</text:p>
          </table:table-cell>
          <table:table-cell/>
        </table:table-row>
        <table:table-row table:style-name="ro3">
          <table:table-cell office:value-type="float" office:value="-15.03">
            <text:p>-15,03</text:p>
          </table:table-cell>
          <table:table-cell office:value-type="float" office:value="-3.44">
            <text:p>-3,44</text:p>
          </table:table-cell>
          <table:table-cell/>
        </table:table-row>
        <table:table-row table:style-name="ro3">
          <table:table-cell office:value-type="float" office:value="-14.91">
            <text:p>-14,91</text:p>
          </table:table-cell>
          <table:table-cell office:value-type="float" office:value="-2.45">
            <text:p>-2,45</text:p>
          </table:table-cell>
          <table:table-cell/>
        </table:table-row>
        <table:table-row table:style-name="ro3">
          <table:table-cell office:value-type="float" office:value="-15.87">
            <text:p>-15,87</text:p>
          </table:table-cell>
          <table:table-cell office:value-type="float" office:value="-2.18">
            <text:p>-2,18</text:p>
          </table:table-cell>
          <table:table-cell/>
        </table:table-row>
        <table:table-row table:style-name="ro3">
          <table:table-cell office:value-type="float" office:value="-16.85">
            <text:p>-16,85</text:p>
          </table:table-cell>
          <table:table-cell office:value-type="float" office:value="-2.39">
            <text:p>-2,39</text:p>
          </table:table-cell>
          <table:table-cell/>
        </table:table-row>
        <table:table-row table:style-name="ro3">
          <table:table-cell office:value-type="float" office:value="-17.83">
            <text:p>-17,83</text:p>
          </table:table-cell>
          <table:table-cell office:value-type="float" office:value="-2.56">
            <text:p>-2,56</text:p>
          </table:table-cell>
          <table:table-cell/>
        </table:table-row>
        <table:table-row table:style-name="ro3">
          <table:table-cell office:value-type="float" office:value="-18.44">
            <text:p>-18,44</text:p>
          </table:table-cell>
          <table:table-cell office:value-type="float" office:value="-1.77">
            <text:p>-1,77</text:p>
          </table:table-cell>
          <table:table-cell/>
        </table:table-row>
        <table:table-row table:style-name="ro3">
          <table:table-cell office:value-type="float" office:value="-17.55">
            <text:p>-17,55</text:p>
          </table:table-cell>
          <table:table-cell office:value-type="float" office:value="-1.32">
            <text:p>-1,32</text:p>
          </table:table-cell>
          <table:table-cell/>
        </table:table-row>
        <table:table-row table:style-name="ro3">
          <table:table-cell office:value-type="float" office:value="-17">
            <text:p>-17,00</text:p>
          </table:table-cell>
          <table:table-cell office:value-type="float" office:value="-0.48">
            <text:p>-0,48</text:p>
          </table:table-cell>
          <table:table-cell/>
        </table:table-row>
        <table:table-row table:style-name="ro3">
          <table:table-cell office:value-type="float" office:value="-16.36">
            <text:p>-16,36</text:p>
          </table:table-cell>
          <table:table-cell office:value-type="float" office:value="-1.25">
            <text:p>-1,25</text:p>
          </table:table-cell>
          <table:table-cell/>
        </table:table-row>
        <table:table-row table:style-name="ro3">
          <table:table-cell office:value-type="float" office:value="-15.48">
            <text:p>-15,48</text:p>
          </table:table-cell>
          <table:table-cell office:value-type="float" office:value="-0.76">
            <text:p>-0,76</text:p>
          </table:table-cell>
          <table:table-cell/>
        </table:table-row>
        <table:table-row table:style-name="ro3">
          <table:table-cell office:value-type="float" office:value="-14.74">
            <text:p>-14,74</text:p>
          </table:table-cell>
          <table:table-cell office:value-type="float" office:value="-0.09">
            <text:p>-0,09</text:p>
          </table:table-cell>
          <table:table-cell/>
        </table:table-row>
        <table:table-row table:style-name="ro3">
          <table:table-cell office:value-type="float" office:value="-15.2">
            <text:p>-15,20</text:p>
          </table:table-cell>
          <table:table-cell office:value-type="float" office:value="0.79">
            <text:p>0,79</text:p>
          </table:table-cell>
          <table:table-cell/>
        </table:table-row>
        <table:table-row table:style-name="ro3">
          <table:table-cell office:value-type="float" office:value="-15.97">
            <text:p>-15,97</text:p>
          </table:table-cell>
          <table:table-cell office:value-type="float" office:value="0.15">
            <text:p>0,15</text:p>
          </table:table-cell>
          <table:table-cell/>
        </table:table-row>
        <table:table-row table:style-name="ro3">
          <table:table-cell office:value-type="float" office:value="-15.19">
            <text:p>-15,19</text:p>
          </table:table-cell>
          <table:table-cell office:value-type="float" office:value="0.77">
            <text:p>0,77</text:p>
          </table:table-cell>
          <table:table-cell/>
        </table:table-row>
        <table:table-row table:style-name="ro3">
          <table:table-cell office:value-type="float" office:value="-14.75">
            <text:p>-14,75</text:p>
          </table:table-cell>
          <table:table-cell office:value-type="float" office:value="-0.13">
            <text:p>-0,13</text:p>
          </table:table-cell>
          <table:table-cell/>
        </table:table-row>
        <table:table-row table:style-name="ro3">
          <table:table-cell office:value-type="float" office:value="-15.09">
            <text:p>-15,09</text:p>
          </table:table-cell>
          <table:table-cell office:value-type="float" office:value="0.81">
            <text:p>0,81</text:p>
          </table:table-cell>
          <table:table-cell/>
        </table:table-row>
        <table:table-row table:style-name="ro3">
          <table:table-cell office:value-type="float" office:value="-16.09">
            <text:p>-16,09</text:p>
          </table:table-cell>
          <table:table-cell office:value-type="float" office:value="0.9">
            <text:p>0,90</text:p>
          </table:table-cell>
          <table:table-cell/>
        </table:table-row>
        <table:table-row table:style-name="ro3">
          <table:table-cell office:value-type="float" office:value="-15.36">
            <text:p>-15,36</text:p>
          </table:table-cell>
          <table:table-cell office:value-type="float" office:value="0.21">
            <text:p>0,21</text:p>
          </table:table-cell>
          <table:table-cell/>
        </table:table-row>
        <table:table-row table:style-name="ro3">
          <table:table-cell office:value-type="float" office:value="-16.28">
            <text:p>-16,28</text:p>
          </table:table-cell>
          <table:table-cell office:value-type="float" office:value="0.61">
            <text:p>0,61</text:p>
          </table:table-cell>
          <table:table-cell/>
        </table:table-row>
        <table:table-row table:style-name="ro3">
          <table:table-cell office:value-type="float" office:value="-16.03">
            <text:p>-16,03</text:p>
          </table:table-cell>
          <table:table-cell office:value-type="float" office:value="1.58">
            <text:p>1,58</text:p>
          </table:table-cell>
          <table:table-cell/>
        </table:table-row>
        <table:table-row table:style-name="ro3">
          <table:table-cell office:value-type="float" office:value="-16.01">
            <text:p>-16,01</text:p>
          </table:table-cell>
          <table:table-cell office:value-type="float" office:value="0.58">
            <text:p>0,58</text:p>
          </table:table-cell>
          <table:table-cell/>
        </table:table-row>
        <table:table-row table:style-name="ro3">
          <table:table-cell office:value-type="float" office:value="-15.87">
            <text:p>-15,87</text:p>
          </table:table-cell>
          <table:table-cell office:value-type="float" office:value="1.57">
            <text:p>1,57</text:p>
          </table:table-cell>
          <table:table-cell/>
        </table:table-row>
        <table:table-row table:style-name="ro3">
          <table:table-cell office:value-type="float" office:value="-16.2">
            <text:p>-16,20</text:p>
          </table:table-cell>
          <table:table-cell office:value-type="float" office:value="2.51">
            <text:p>2,51</text:p>
          </table:table-cell>
          <table:table-cell/>
        </table:table-row>
        <table:table-row table:style-name="ro3">
          <table:table-cell office:value-type="float" office:value="-16.76">
            <text:p>-16,76</text:p>
          </table:table-cell>
          <table:table-cell office:value-type="float" office:value="3.34">
            <text:p>3,34</text:p>
          </table:table-cell>
          <table:table-cell/>
        </table:table-row>
        <table:table-row table:style-name="ro3">
          <table:table-cell office:value-type="float" office:value="-15.98">
            <text:p>-15,98</text:p>
          </table:table-cell>
          <table:table-cell office:value-type="float" office:value="3.96">
            <text:p>3,96</text:p>
          </table:table-cell>
          <table:table-cell/>
        </table:table-row>
        <table:table-row table:style-name="ro3">
          <table:table-cell office:value-type="float" office:value="-15.32">
            <text:p>-15,32</text:p>
          </table:table-cell>
          <table:table-cell office:value-type="float" office:value="3.21">
            <text:p>3,21</text:p>
          </table:table-cell>
          <table:table-cell/>
        </table:table-row>
        <table:table-row table:style-name="ro3">
          <table:table-cell office:value-type="float" office:value="-14.7">
            <text:p>-14,70</text:p>
          </table:table-cell>
          <table:table-cell office:value-type="float" office:value="2.43">
            <text:p>2,43</text:p>
          </table:table-cell>
          <table:table-cell/>
        </table:table-row>
        <table:table-row table:style-name="ro3">
          <table:table-cell office:value-type="float" office:value="-15.51">
            <text:p>-15,51</text:p>
          </table:table-cell>
          <table:table-cell office:value-type="float" office:value="1.84">
            <text:p>1,84</text:p>
          </table:table-cell>
          <table:table-cell/>
        </table:table-row>
        <table:table-row table:style-name="ro3">
          <table:table-cell office:value-type="float" office:value="-14.81">
            <text:p>-14,81</text:p>
          </table:table-cell>
          <table:table-cell office:value-type="float" office:value="2.56">
            <text:p>2,56</text:p>
          </table:table-cell>
          <table:table-cell/>
        </table:table-row>
        <table:table-row table:style-name="ro3">
          <table:table-cell office:value-type="float" office:value="-14.73">
            <text:p>-14,73</text:p>
          </table:table-cell>
          <table:table-cell office:value-type="float" office:value="3.56">
            <text:p>3,56</text:p>
          </table:table-cell>
          <table:table-cell/>
        </table:table-row>
        <table:table-row table:style-name="ro3">
          <table:table-cell office:value-type="float" office:value="-14.17">
            <text:p>-14,17</text:p>
          </table:table-cell>
          <table:table-cell office:value-type="float" office:value="2.72">
            <text:p>2,72</text:p>
          </table:table-cell>
          <table:table-cell/>
        </table:table-row>
        <table:table-row table:style-name="ro3">
          <table:table-cell office:value-type="float" office:value="-14.15">
            <text:p>-14,15</text:p>
          </table:table-cell>
          <table:table-cell office:value-type="float" office:value="1.72">
            <text:p>1,72</text:p>
          </table:table-cell>
          <table:table-cell/>
        </table:table-row>
        <table:table-row table:style-name="ro3">
          <table:table-cell office:value-type="float" office:value="-14.78">
            <text:p>-14,78</text:p>
          </table:table-cell>
          <table:table-cell office:value-type="float" office:value="0.95">
            <text:p>0,95</text:p>
          </table:table-cell>
          <table:table-cell/>
        </table:table-row>
        <table:table-row table:style-name="ro3">
          <table:table-cell office:value-type="float" office:value="-14.15">
            <text:p>-14,15</text:p>
          </table:table-cell>
          <table:table-cell office:value-type="float" office:value="0.17">
            <text:p>0,17</text:p>
          </table:table-cell>
          <table:table-cell/>
        </table:table-row>
        <table:table-row table:style-name="ro3">
          <table:table-cell office:value-type="float" office:value="-14.62">
            <text:p>-14,62</text:p>
          </table:table-cell>
          <table:table-cell office:value-type="float" office:value="1.05">
            <text:p>1,05</text:p>
          </table:table-cell>
          <table:table-cell/>
        </table:table-row>
        <table:table-row table:style-name="ro3">
          <table:table-cell office:value-type="float" office:value="-15.2">
            <text:p>-15,20</text:p>
          </table:table-cell>
          <table:table-cell office:value-type="float" office:value="0.24">
            <text:p>0,24</text:p>
          </table:table-cell>
          <table:table-cell/>
        </table:table-row>
        <table:table-row table:style-name="ro3">
          <table:table-cell office:value-type="float" office:value="-16.1">
            <text:p>-16,10</text:p>
          </table:table-cell>
          <table:table-cell office:value-type="float" office:value="0.68">
            <text:p>0,68</text:p>
          </table:table-cell>
          <table:table-cell/>
        </table:table-row>
        <table:table-row table:style-name="ro3">
          <table:table-cell office:value-type="float" office:value="-16.75">
            <text:p>-16,75</text:p>
          </table:table-cell>
          <table:table-cell office:value-type="float" office:value="-0.08">
            <text:p>-0,08</text:p>
          </table:table-cell>
          <table:table-cell/>
        </table:table-row>
        <table:table-row table:style-name="ro3">
          <table:table-cell office:value-type="float" office:value="-17.59">
            <text:p>-17,59</text:p>
          </table:table-cell>
          <table:table-cell office:value-type="float" office:value="-0.62">
            <text:p>-0,62</text:p>
          </table:table-cell>
          <table:table-cell/>
        </table:table-row>
        <table:table-row table:style-name="ro3">
          <table:table-cell office:value-type="float" office:value="-18.36">
            <text:p>-18,36</text:p>
          </table:table-cell>
          <table:table-cell office:value-type="float" office:value="-1.27">
            <text:p>-1,27</text:p>
          </table:table-cell>
          <table:table-cell/>
        </table:table-row>
        <table:table-row table:style-name="ro3">
          <table:table-cell office:value-type="float" office:value="-18.74">
            <text:p>-18,74</text:p>
          </table:table-cell>
          <table:table-cell office:value-type="float" office:value="-2.19">
            <text:p>-2,19</text:p>
          </table:table-cell>
          <table:table-cell/>
        </table:table-row>
        <table:table-row table:style-name="ro3">
          <table:table-cell office:value-type="float" office:value="-19.63">
            <text:p>-19,63</text:p>
          </table:table-cell>
          <table:table-cell office:value-type="float" office:value="-1.74">
            <text:p>-1,74</text:p>
          </table:table-cell>
          <table:table-cell/>
        </table:table-row>
        <table:table-row table:style-name="ro3">
          <table:table-cell office:value-type="float" office:value="-20.39">
            <text:p>-20,39</text:p>
          </table:table-cell>
          <table:table-cell office:value-type="float" office:value="-1.09">
            <text:p>-1,09</text:p>
          </table:table-cell>
          <table:table-cell/>
        </table:table-row>
        <table:table-row table:style-name="ro3">
          <table:table-cell office:value-type="float" office:value="-20.22">
            <text:p>-20,22</text:p>
          </table:table-cell>
          <table:table-cell office:value-type="float" office:value="-2.07">
            <text:p>-2,07</text:p>
          </table:table-cell>
          <table:table-cell/>
        </table:table-row>
        <table:table-row table:style-name="ro3">
          <table:table-cell office:value-type="float" office:value="-21.21">
            <text:p>-21,21</text:p>
          </table:table-cell>
          <table:table-cell office:value-type="float" office:value="-1.95">
            <text:p>-1,95</text:p>
          </table:table-cell>
          <table:table-cell/>
        </table:table-row>
        <table:table-row table:style-name="ro3">
          <table:table-cell office:value-type="float" office:value="-21.75">
            <text:p>-21,75</text:p>
          </table:table-cell>
          <table:table-cell office:value-type="float" office:value="-2.79">
            <text:p>-2,79</text:p>
          </table:table-cell>
          <table:table-cell/>
        </table:table-row>
        <table:table-row table:style-name="ro3">
          <table:table-cell office:value-type="float" office:value="-22.59">
            <text:p>-22,59</text:p>
          </table:table-cell>
          <table:table-cell office:value-type="float" office:value="-3.34">
            <text:p>-3,34</text:p>
          </table:table-cell>
          <table:table-cell/>
        </table:table-row>
        <table:table-row table:style-name="ro3">
          <table:table-cell office:value-type="float" office:value="-23.58">
            <text:p>-23,58</text:p>
          </table:table-cell>
          <table:table-cell office:value-type="float" office:value="-3.5">
            <text:p>-3,50</text:p>
          </table:table-cell>
          <table:table-cell/>
        </table:table-row>
        <table:table-row table:style-name="ro3">
          <table:table-cell office:value-type="float" office:value="-22.58">
            <text:p>-22,58</text:p>
          </table:table-cell>
          <table:table-cell office:value-type="float" office:value="-3.41">
            <text:p>-3,41</text:p>
          </table:table-cell>
          <table:table-cell/>
        </table:table-row>
        <table:table-row table:style-name="ro3">
          <table:table-cell office:value-type="float" office:value="-22.19">
            <text:p>-22,19</text:p>
          </table:table-cell>
          <table:table-cell office:value-type="float" office:value="-2.49">
            <text:p>-2,49</text:p>
          </table:table-cell>
          <table:table-cell/>
        </table:table-row>
        <table:table-row table:style-name="ro3">
          <table:table-cell office:value-type="float" office:value="-22.35">
            <text:p>-22,35</text:p>
          </table:table-cell>
          <table:table-cell office:value-type="float" office:value="-3.47">
            <text:p>-3,47</text:p>
          </table:table-cell>
          <table:table-cell/>
        </table:table-row>
        <table:table-row table:style-name="ro3">
          <table:table-cell office:value-type="float" office:value="-23.03">
            <text:p>-23,03</text:p>
          </table:table-cell>
          <table:table-cell office:value-type="float" office:value="-2.74">
            <text:p>-2,74</text:p>
          </table:table-cell>
          <table:table-cell/>
        </table:table-row>
        <table:table-row table:style-name="ro3">
          <table:table-cell office:value-type="float" office:value="-22.12">
            <text:p>-22,12</text:p>
          </table:table-cell>
          <table:table-cell office:value-type="float" office:value="-2.32">
            <text:p>-2,32</text:p>
          </table:table-cell>
          <table:table-cell/>
        </table:table-row>
        <table:table-row table:style-name="ro3">
          <table:table-cell office:value-type="float" office:value="-21.15">
            <text:p>-21,15</text:p>
          </table:table-cell>
          <table:table-cell office:value-type="float" office:value="-2.55">
            <text:p>-2,55</text:p>
          </table:table-cell>
          <table:table-cell/>
        </table:table-row>
        <table:table-row table:style-name="ro3">
          <table:table-cell office:value-type="float" office:value="-20.87">
            <text:p>-20,87</text:p>
          </table:table-cell>
          <table:table-cell office:value-type="float" office:value="-3.51">
            <text:p>-3,51</text:p>
          </table:table-cell>
          <table:table-cell/>
        </table:table-row>
        <table:table-row table:style-name="ro3">
          <table:table-cell office:value-type="float" office:value="-21.87">
            <text:p>-21,87</text:p>
          </table:table-cell>
          <table:table-cell office:value-type="float" office:value="-3.52">
            <text:p>-3,52</text:p>
          </table:table-cell>
          <table:table-cell/>
        </table:table-row>
        <table:table-row table:style-name="ro3">
          <table:table-cell office:value-type="float" office:value="-21.06">
            <text:p>-21,06</text:p>
          </table:table-cell>
          <table:table-cell office:value-type="float" office:value="-4.11">
            <text:p>-4,11</text:p>
          </table:table-cell>
          <table:table-cell/>
        </table:table-row>
        <table:table-row table:style-name="ro3">
          <table:table-cell office:value-type="float" office:value="-20.19">
            <text:p>-20,19</text:p>
          </table:table-cell>
          <table:table-cell office:value-type="float" office:value="-3.62">
            <text:p>-3,62</text:p>
          </table:table-cell>
          <table:table-cell/>
        </table:table-row>
        <table:table-row table:style-name="ro3">
          <table:table-cell office:value-type="float" office:value="-19.43">
            <text:p>-19,43</text:p>
          </table:table-cell>
          <table:table-cell office:value-type="float" office:value="-2.97">
            <text:p>-2,97</text:p>
          </table:table-cell>
          <table:table-cell/>
        </table:table-row>
        <table:table-row table:style-name="ro3">
          <table:table-cell office:value-type="float" office:value="-19.82">
            <text:p>-19,82</text:p>
          </table:table-cell>
          <table:table-cell office:value-type="float" office:value="-2.05">
            <text:p>-2,05</text:p>
          </table:table-cell>
          <table:table-cell/>
        </table:table-row>
        <table:table-row table:style-name="ro3">
          <table:table-cell office:value-type="float" office:value="-19">
            <text:p>-19,00</text:p>
          </table:table-cell>
          <table:table-cell office:value-type="float" office:value="-2.63">
            <text:p>-2,63</text:p>
          </table:table-cell>
          <table:table-cell/>
        </table:table-row>
        <table:table-row table:style-name="ro3">
          <table:table-cell office:value-type="float" office:value="-19.65">
            <text:p>-19,65</text:p>
          </table:table-cell>
          <table:table-cell office:value-type="float" office:value="-3.38">
            <text:p>-3,38</text:p>
          </table:table-cell>
          <table:table-cell/>
        </table:table-row>
        <table:table-row table:style-name="ro3">
          <table:table-cell office:value-type="float" office:value="-20">
            <text:p>-20,00</text:p>
          </table:table-cell>
          <table:table-cell office:value-type="float" office:value="-4.32">
            <text:p>-4,32</text:p>
          </table:table-cell>
          <table:table-cell/>
        </table:table-row>
        <table:table-row table:style-name="ro3">
          <table:table-cell office:value-type="float" office:value="-19.98">
            <text:p>-19,98</text:p>
          </table:table-cell>
          <table:table-cell office:value-type="float" office:value="-5.32">
            <text:p>-5,32</text:p>
          </table:table-cell>
          <table:table-cell/>
        </table:table-row>
        <table:table-row table:style-name="ro3">
          <table:table-cell office:value-type="float" office:value="-19.03">
            <text:p>-19,03</text:p>
          </table:table-cell>
          <table:table-cell office:value-type="float" office:value="-5.63">
            <text:p>-5,63</text:p>
          </table:table-cell>
          <table:table-cell/>
        </table:table-row>
        <table:table-row table:style-name="ro3">
          <table:table-cell office:value-type="float" office:value="-19.57">
            <text:p>-19,57</text:p>
          </table:table-cell>
          <table:table-cell office:value-type="float" office:value="-6.47">
            <text:p>-6,47</text:p>
          </table:table-cell>
          <table:table-cell/>
        </table:table-row>
        <table:table-row table:style-name="ro3">
          <table:table-cell office:value-type="float" office:value="-20.55">
            <text:p>-20,55</text:p>
          </table:table-cell>
          <table:table-cell office:value-type="float" office:value="-6.3">
            <text:p>-6,30</text:p>
          </table:table-cell>
          <table:table-cell/>
        </table:table-row>
        <table:table-row table:style-name="ro3">
          <table:table-cell office:value-type="float" office:value="-20.06">
            <text:p>-20,06</text:p>
          </table:table-cell>
          <table:table-cell office:value-type="float" office:value="-5.43">
            <text:p>-5,43</text:p>
          </table:table-cell>
          <table:table-cell/>
        </table:table-row>
        <table:table-row table:style-name="ro3">
          <table:table-cell office:value-type="float" office:value="-19.15">
            <text:p>-19,15</text:p>
          </table:table-cell>
          <table:table-cell office:value-type="float" office:value="-5.83">
            <text:p>-5,83</text:p>
          </table:table-cell>
          <table:table-cell/>
        </table:table-row>
        <table:table-row table:style-name="ro3">
          <table:table-cell office:value-type="float" office:value="-18.15">
            <text:p>-18,15</text:p>
          </table:table-cell>
          <table:table-cell office:value-type="float" office:value="-5.86">
            <text:p>-5,86</text:p>
          </table:table-cell>
          <table:table-cell/>
        </table:table-row>
        <table:table-row table:style-name="ro3">
          <table:table-cell office:value-type="float" office:value="-17.34">
            <text:p>-17,34</text:p>
          </table:table-cell>
          <table:table-cell office:value-type="float" office:value="-5.27">
            <text:p>-5,27</text:p>
          </table:table-cell>
          <table:table-cell/>
        </table:table-row>
        <table:table-row table:style-name="ro3">
          <table:table-cell office:value-type="float" office:value="-16.86">
            <text:p>-16,86</text:p>
          </table:table-cell>
          <table:table-cell office:value-type="float" office:value="-4.39">
            <text:p>-4,39</text:p>
          </table:table-cell>
          <table:table-cell/>
        </table:table-row>
        <table:table-row table:style-name="ro3">
          <table:table-cell office:value-type="float" office:value="-17.67">
            <text:p>-17,67</text:p>
          </table:table-cell>
          <table:table-cell office:value-type="float" office:value="-3.79">
            <text:p>-3,79</text:p>
          </table:table-cell>
          <table:table-cell/>
        </table:table-row>
        <table:table-row table:style-name="ro3">
          <table:table-cell office:value-type="float" office:value="-16.67">
            <text:p>-16,67</text:p>
          </table:table-cell>
          <table:table-cell office:value-type="float" office:value="-3.74">
            <text:p>-3,74</text:p>
          </table:table-cell>
          <table:table-cell/>
        </table:table-row>
        <table:table-row table:style-name="ro3">
          <table:table-cell office:value-type="float" office:value="-17.63">
            <text:p>-17,63</text:p>
          </table:table-cell>
          <table:table-cell office:value-type="float" office:value="-3.49">
            <text:p>-3,49</text:p>
          </table:table-cell>
          <table:table-cell/>
        </table:table-row>
        <table:table-row table:style-name="ro3">
          <table:table-cell office:value-type="float" office:value="-16.75">
            <text:p>-16,75</text:p>
          </table:table-cell>
          <table:table-cell office:value-type="float" office:value="-3.02">
            <text:p>-3,02</text:p>
          </table:table-cell>
          <table:table-cell/>
        </table:table-row>
        <table:table-row table:style-name="ro3">
          <table:table-cell office:value-type="float" office:value="-16.9">
            <text:p>-16,90</text:p>
          </table:table-cell>
          <table:table-cell office:value-type="float" office:value="-2.03">
            <text:p>-2,03</text:p>
          </table:table-cell>
          <table:table-cell/>
        </table:table-row>
        <table:table-row table:style-name="ro3">
          <table:table-cell office:value-type="float" office:value="-16.28">
            <text:p>-16,28</text:p>
          </table:table-cell>
          <table:table-cell office:value-type="float" office:value="-2.82">
            <text:p>-2,82</text:p>
          </table:table-cell>
          <table:table-cell/>
        </table:table-row>
        <table:table-row table:style-name="ro3">
          <table:table-cell office:value-type="float" office:value="-15.94">
            <text:p>-15,94</text:p>
          </table:table-cell>
          <table:table-cell office:value-type="float" office:value="-1.88">
            <text:p>-1,88</text:p>
          </table:table-cell>
          <table:table-cell/>
        </table:table-row>
        <table:table-row table:style-name="ro3">
          <table:table-cell office:value-type="float" office:value="-15.34">
            <text:p>-15,34</text:p>
          </table:table-cell>
          <table:table-cell office:value-type="float" office:value="-2.68">
            <text:p>-2,68</text:p>
          </table:table-cell>
          <table:table-cell/>
        </table:table-row>
        <table:table-row table:style-name="ro3">
          <table:table-cell office:value-type="float" office:value="-14.46">
            <text:p>-14,46</text:p>
          </table:table-cell>
          <table:table-cell office:value-type="float" office:value="-2.21">
            <text:p>-2,21</text:p>
          </table:table-cell>
          <table:table-cell/>
        </table:table-row>
        <table:table-row table:style-name="ro3">
          <table:table-cell office:value-type="float" office:value="-15.08">
            <text:p>-15,08</text:p>
          </table:table-cell>
          <table:table-cell office:value-type="float" office:value="-1.43">
            <text:p>-1,43</text:p>
          </table:table-cell>
          <table:table-cell/>
        </table:table-row>
        <table:table-row table:style-name="ro3">
          <table:table-cell office:value-type="float" office:value="-14.14">
            <text:p>-14,14</text:p>
          </table:table-cell>
          <table:table-cell office:value-type="float" office:value="-1.77">
            <text:p>-1,77</text:p>
          </table:table-cell>
          <table:table-cell/>
        </table:table-row>
        <table:table-row table:style-name="ro3">
          <table:table-cell office:value-type="float" office:value="-13.22">
            <text:p>-13,22</text:p>
          </table:table-cell>
          <table:table-cell office:value-type="float" office:value="-2.15">
            <text:p>-2,15</text:p>
          </table:table-cell>
          <table:table-cell/>
        </table:table-row>
        <table:table-row table:style-name="ro3">
          <table:table-cell office:value-type="float" office:value="-13.72">
            <text:p>-13,72</text:p>
          </table:table-cell>
          <table:table-cell office:value-type="float" office:value="-3.02">
            <text:p>-3,02</text:p>
          </table:table-cell>
          <table:table-cell/>
        </table:table-row>
        <table:table-row table:style-name="ro3">
          <table:table-cell office:value-type="float" office:value="-14.19">
            <text:p>-14,19</text:p>
          </table:table-cell>
          <table:table-cell office:value-type="float" office:value="-3.9">
            <text:p>-3,90</text:p>
          </table:table-cell>
          <table:table-cell/>
        </table:table-row>
        <table:table-row table:style-name="ro3">
          <table:table-cell office:value-type="float" office:value="-14.14">
            <text:p>-14,14</text:p>
          </table:table-cell>
          <table:table-cell office:value-type="float" office:value="-2.9">
            <text:p>-2,90</text:p>
          </table:table-cell>
          <table:table-cell/>
        </table:table-row>
        <table:table-row table:style-name="ro3">
          <table:table-cell office:value-type="float" office:value="-14.48">
            <text:p>-14,48</text:p>
          </table:table-cell>
          <table:table-cell office:value-type="float" office:value="-1.96">
            <text:p>-1,96</text:p>
          </table:table-cell>
          <table:table-cell/>
        </table:table-row>
        <table:table-row table:style-name="ro3">
          <table:table-cell office:value-type="float" office:value="-15.47">
            <text:p>-15,47</text:p>
          </table:table-cell>
          <table:table-cell office:value-type="float" office:value="-1.81">
            <text:p>-1,81</text:p>
          </table:table-cell>
          <table:table-cell/>
        </table:table-row>
        <table:table-row table:style-name="ro3">
          <table:table-cell office:value-type="float" office:value="-16.47">
            <text:p>-16,47</text:p>
          </table:table-cell>
          <table:table-cell office:value-type="float" office:value="-1.82">
            <text:p>-1,82</text:p>
          </table:table-cell>
          <table:table-cell/>
        </table:table-row>
        <table:table-row table:style-name="ro3">
          <table:table-cell office:value-type="float" office:value="-17.32">
            <text:p>-17,32</text:p>
          </table:table-cell>
          <table:table-cell office:value-type="float" office:value="-1.29">
            <text:p>-1,29</text:p>
          </table:table-cell>
          <table:table-cell/>
        </table:table-row>
        <table:table-row table:style-name="ro3">
          <table:table-cell office:value-type="float" office:value="-16.34">
            <text:p>-16,34</text:p>
          </table:table-cell>
          <table:table-cell office:value-type="float" office:value="-1.5">
            <text:p>-1,50</text:p>
          </table:table-cell>
          <table:table-cell/>
        </table:table-row>
        <table:table-row table:style-name="ro3">
          <table:table-cell office:value-type="float" office:value="-16.14">
            <text:p>-16,14</text:p>
          </table:table-cell>
          <table:table-cell office:value-type="float" office:value="-2.48">
            <text:p>-2,48</text:p>
          </table:table-cell>
          <table:table-cell/>
        </table:table-row>
        <table:table-row table:style-name="ro3">
          <table:table-cell office:value-type="float" office:value="-15.25">
            <text:p>-15,25</text:p>
          </table:table-cell>
          <table:table-cell office:value-type="float" office:value="-2.01">
            <text:p>-2,01</text:p>
          </table:table-cell>
          <table:table-cell/>
        </table:table-row>
        <table:table-row table:style-name="ro3">
          <table:table-cell office:value-type="float" office:value="-15.82">
            <text:p>-15,82</text:p>
          </table:table-cell>
          <table:table-cell office:value-type="float" office:value="-2.84">
            <text:p>-2,84</text:p>
          </table:table-cell>
          <table:table-cell/>
        </table:table-row>
        <table:table-row table:style-name="ro3">
          <table:table-cell office:value-type="float" office:value="-14.83">
            <text:p>-14,83</text:p>
          </table:table-cell>
          <table:table-cell office:value-type="float" office:value="-2.69">
            <text:p>-2,69</text:p>
          </table:table-cell>
          <table:table-cell/>
        </table:table-row>
        <table:table-row table:style-name="ro3">
          <table:table-cell office:value-type="float" office:value="-14.62">
            <text:p>-14,62</text:p>
          </table:table-cell>
          <table:table-cell office:value-type="float" office:value="-1.72">
            <text:p>-1,72</text:p>
          </table:table-cell>
          <table:table-cell/>
        </table:table-row>
        <table:table-row table:style-name="ro3">
          <table:table-cell office:value-type="float" office:value="-14.98">
            <text:p>-14,98</text:p>
          </table:table-cell>
          <table:table-cell office:value-type="float" office:value="-0.78">
            <text:p>-0,78</text:p>
          </table:table-cell>
          <table:table-cell/>
        </table:table-row>
        <table:table-row table:style-name="ro3">
          <table:table-cell office:value-type="float" office:value="-13.99">
            <text:p>-13,99</text:p>
          </table:table-cell>
          <table:table-cell office:value-type="float" office:value="-0.64">
            <text:p>-0,64</text:p>
          </table:table-cell>
          <table:table-cell/>
        </table:table-row>
        <table:table-row table:style-name="ro3">
          <table:table-cell office:value-type="float" office:value="-13.23">
            <text:p>-13,23</text:p>
          </table:table-cell>
          <table:table-cell office:value-type="float" office:value="0.01">
            <text:p>0,01</text:p>
          </table:table-cell>
          <table:table-cell/>
        </table:table-row>
        <table:table-row table:style-name="ro3">
          <table:table-cell office:value-type="float" office:value="-13.7">
            <text:p>-13,70</text:p>
          </table:table-cell>
          <table:table-cell office:value-type="float" office:value="-0.87">
            <text:p>-0,87</text:p>
          </table:table-cell>
          <table:table-cell/>
        </table:table-row>
        <table:table-row table:style-name="ro3">
          <table:table-cell office:value-type="float" office:value="-12.77">
            <text:p>-12,77</text:p>
          </table:table-cell>
          <table:table-cell office:value-type="float" office:value="-0.51">
            <text:p>-0,51</text:p>
          </table:table-cell>
          <table:table-cell/>
        </table:table-row>
        <table:table-row table:style-name="ro3">
          <table:table-cell office:value-type="float" office:value="-12.83">
            <text:p>-12,83</text:p>
          </table:table-cell>
          <table:table-cell office:value-type="float" office:value="-1.5">
            <text:p>-1,50</text:p>
          </table:table-cell>
          <table:table-cell/>
        </table:table-row>
        <table:table-row table:style-name="ro3">
          <table:table-cell office:value-type="float" office:value="-11.83">
            <text:p>-11,83</text:p>
          </table:table-cell>
          <table:table-cell office:value-type="float" office:value="-1.42">
            <text:p>-1,42</text:p>
          </table:table-cell>
          <table:table-cell/>
        </table:table-row>
        <table:table-row table:style-name="ro3">
          <table:table-cell office:value-type="float" office:value="-11.02">
            <text:p>-11,02</text:p>
          </table:table-cell>
          <table:table-cell office:value-type="float" office:value="-0.83">
            <text:p>-0,83</text:p>
          </table:table-cell>
          <table:table-cell/>
        </table:table-row>
        <table:table-row table:style-name="ro3">
          <table:table-cell office:value-type="float" office:value="-12">
            <text:p>-12,00</text:p>
          </table:table-cell>
          <table:table-cell office:value-type="float" office:value="-1.03">
            <text:p>-1,03</text:p>
          </table:table-cell>
          <table:table-cell/>
        </table:table-row>
        <table:table-row table:style-name="ro3">
          <table:table-cell office:value-type="float" office:value="-12.32">
            <text:p>-12,32</text:p>
          </table:table-cell>
          <table:table-cell office:value-type="float" office:value="-1.98">
            <text:p>-1,98</text:p>
          </table:table-cell>
          <table:table-cell/>
        </table:table-row>
        <table:table-row table:style-name="ro3">
          <table:table-cell office:value-type="float" office:value="-11.98">
            <text:p>-11,98</text:p>
          </table:table-cell>
          <table:table-cell office:value-type="float" office:value="-2.92">
            <text:p>-2,92</text:p>
          </table:table-cell>
          <table:table-cell/>
        </table:table-row>
        <table:table-row table:style-name="ro3">
          <table:table-cell office:value-type="float" office:value="-12.16">
            <text:p>-12,16</text:p>
          </table:table-cell>
          <table:table-cell office:value-type="float" office:value="-3.9">
            <text:p>-3,90</text:p>
          </table:table-cell>
          <table:table-cell/>
        </table:table-row>
        <table:table-row table:style-name="ro3">
          <table:table-cell office:value-type="float" office:value="-12.79">
            <text:p>-12,79</text:p>
          </table:table-cell>
          <table:table-cell office:value-type="float" office:value="-3.13">
            <text:p>-3,13</text:p>
          </table:table-cell>
          <table:table-cell/>
        </table:table-row>
        <table:table-row table:style-name="ro3">
          <table:table-cell office:value-type="float" office:value="-11.94">
            <text:p>-11,94</text:p>
          </table:table-cell>
          <table:table-cell office:value-type="float" office:value="-2.6">
            <text:p>-2,60</text:p>
          </table:table-cell>
          <table:table-cell/>
        </table:table-row>
        <table:table-row table:style-name="ro3">
          <table:table-cell office:value-type="float" office:value="-12.5">
            <text:p>-12,50</text:p>
          </table:table-cell>
          <table:table-cell office:value-type="float" office:value="-3.43">
            <text:p>-3,43</text:p>
          </table:table-cell>
          <table:table-cell/>
        </table:table-row>
        <table:table-row table:style-name="ro3">
          <table:table-cell office:value-type="float" office:value="-12.42">
            <text:p>-12,42</text:p>
          </table:table-cell>
          <table:table-cell office:value-type="float" office:value="-4.43">
            <text:p>-4,43</text:p>
          </table:table-cell>
          <table:table-cell/>
        </table:table-row>
        <table:table-row table:style-name="ro3">
          <table:table-cell office:value-type="float" office:value="-12.18">
            <text:p>-12,18</text:p>
          </table:table-cell>
          <table:table-cell office:value-type="float" office:value="-5.4">
            <text:p>-5,40</text:p>
          </table:table-cell>
          <table:table-cell/>
        </table:table-row>
        <table:table-row table:style-name="ro3">
          <table:table-cell office:value-type="float" office:value="-12.83">
            <text:p>-12,83</text:p>
          </table:table-cell>
          <table:table-cell office:value-type="float" office:value="-4.64">
            <text:p>-4,64</text:p>
          </table:table-cell>
          <table:table-cell/>
        </table:table-row>
        <table:table-row table:style-name="ro3">
          <table:table-cell office:value-type="float" office:value="-12.28">
            <text:p>-12,28</text:p>
          </table:table-cell>
          <table:table-cell office:value-type="float" office:value="-3.8">
            <text:p>-3,80</text:p>
          </table:table-cell>
          <table:table-cell/>
        </table:table-row>
        <table:table-row table:style-name="ro3">
          <table:table-cell office:value-type="float" office:value="-11.98">
            <text:p>-11,98</text:p>
          </table:table-cell>
          <table:table-cell office:value-type="float" office:value="-4.76">
            <text:p>-4,76</text:p>
          </table:table-cell>
          <table:table-cell/>
        </table:table-row>
        <table:table-row table:style-name="ro3">
          <table:table-cell office:value-type="float" office:value="-11.2">
            <text:p>-11,20</text:p>
          </table:table-cell>
          <table:table-cell office:value-type="float" office:value="-5.39">
            <text:p>-5,39</text:p>
          </table:table-cell>
          <table:table-cell/>
        </table:table-row>
        <table:table-row table:style-name="ro3">
          <table:table-cell office:value-type="float" office:value="-10.25">
            <text:p>-10,25</text:p>
          </table:table-cell>
          <table:table-cell office:value-type="float" office:value="-5.71">
            <text:p>-5,71</text:p>
          </table:table-cell>
          <table:table-cell/>
        </table:table-row>
        <table:table-row table:style-name="ro3">
          <table:table-cell office:value-type="float" office:value="-11.25">
            <text:p>-11,25</text:p>
          </table:table-cell>
          <table:table-cell office:value-type="float" office:value="-5.67">
            <text:p>-5,67</text:p>
          </table:table-cell>
          <table:table-cell/>
        </table:table-row>
        <table:table-row table:style-name="ro3">
          <table:table-cell office:value-type="float" office:value="-11.55">
            <text:p>-11,55</text:p>
          </table:table-cell>
          <table:table-cell office:value-type="float" office:value="-4.72">
            <text:p>-4,72</text:p>
          </table:table-cell>
          <table:table-cell/>
        </table:table-row>
        <table:table-row table:style-name="ro3">
          <table:table-cell office:value-type="float" office:value="-10.76">
            <text:p>-10,76</text:p>
          </table:table-cell>
          <table:table-cell office:value-type="float" office:value="-4.09">
            <text:p>-4,09</text:p>
          </table:table-cell>
          <table:table-cell/>
        </table:table-row>
        <table:table-row table:style-name="ro3">
          <table:table-cell office:value-type="float" office:value="-10.83">
            <text:p>-10,83</text:p>
          </table:table-cell>
          <table:table-cell office:value-type="float" office:value="-3.09">
            <text:p>-3,09</text:p>
          </table:table-cell>
          <table:table-cell/>
        </table:table-row>
        <table:table-row table:style-name="ro3">
          <table:table-cell office:value-type="float" office:value="-10.73">
            <text:p>-10,73</text:p>
          </table:table-cell>
          <table:table-cell office:value-type="float" office:value="-2.1">
            <text:p>-2,10</text:p>
          </table:table-cell>
          <table:table-cell/>
        </table:table-row>
        <table:table-row table:style-name="ro3">
          <table:table-cell office:value-type="float" office:value="-9.92">
            <text:p>-9,92</text:p>
          </table:table-cell>
          <table:table-cell office:value-type="float" office:value="-2.69">
            <text:p>-2,69</text:p>
          </table:table-cell>
          <table:table-cell/>
        </table:table-row>
        <table:table-row table:style-name="ro3">
          <table:table-cell office:value-type="float" office:value="-8.96">
            <text:p>-8,96</text:p>
          </table:table-cell>
          <table:table-cell office:value-type="float" office:value="-2.39">
            <text:p>-2,39</text:p>
          </table:table-cell>
          <table:table-cell/>
        </table:table-row>
        <table:table-row table:style-name="ro3">
          <table:table-cell office:value-type="float" office:value="-8.41">
            <text:p>-8,41</text:p>
          </table:table-cell>
          <table:table-cell office:value-type="float" office:value="-3.22">
            <text:p>-3,22</text:p>
          </table:table-cell>
          <table:table-cell/>
        </table:table-row>
        <table:table-row table:style-name="ro3">
          <table:table-cell office:value-type="float" office:value="-9.35">
            <text:p>-9,35</text:p>
          </table:table-cell>
          <table:table-cell office:value-type="float" office:value="-3.56">
            <text:p>-3,56</text:p>
          </table:table-cell>
          <table:table-cell/>
        </table:table-row>
        <table:table-row table:style-name="ro3">
          <table:table-cell office:value-type="float" office:value="-8.69">
            <text:p>-8,69</text:p>
          </table:table-cell>
          <table:table-cell office:value-type="float" office:value="-4.31">
            <text:p>-4,31</text:p>
          </table:table-cell>
          <table:table-cell/>
        </table:table-row>
        <table:table-row table:style-name="ro3">
          <table:table-cell office:value-type="float" office:value="-9.19">
            <text:p>-9,19</text:p>
          </table:table-cell>
          <table:table-cell office:value-type="float" office:value="-3.44">
            <text:p>-3,44</text:p>
          </table:table-cell>
          <table:table-cell/>
        </table:table-row>
        <table:table-row table:style-name="ro3">
          <table:table-cell office:value-type="float" office:value="-9.52">
            <text:p>-9,52</text:p>
          </table:table-cell>
          <table:table-cell office:value-type="float" office:value="-4.39">
            <text:p>-4,39</text:p>
          </table:table-cell>
          <table:table-cell/>
        </table:table-row>
        <table:table-row table:style-name="ro3">
          <table:table-cell office:value-type="float" office:value="-8.62">
            <text:p>-8,62</text:p>
          </table:table-cell>
          <table:table-cell office:value-type="float" office:value="-4.83">
            <text:p>-4,83</text:p>
          </table:table-cell>
          <table:table-cell/>
        </table:table-row>
        <table:table-row table:style-name="ro3">
          <table:table-cell office:value-type="float" office:value="-7.89">
            <text:p>-7,89</text:p>
          </table:table-cell>
          <table:table-cell office:value-type="float" office:value="-5.51">
            <text:p>-5,51</text:p>
          </table:table-cell>
          <table:table-cell/>
        </table:table-row>
        <table:table-row table:style-name="ro3">
          <table:table-cell office:value-type="float" office:value="-8.84">
            <text:p>-8,84</text:p>
          </table:table-cell>
          <table:table-cell office:value-type="float" office:value="-5.21">
            <text:p>-5,21</text:p>
          </table:table-cell>
          <table:table-cell/>
        </table:table-row>
        <table:table-row table:style-name="ro3">
          <table:table-cell office:value-type="float" office:value="-9.77">
            <text:p>-9,77</text:p>
          </table:table-cell>
          <table:table-cell office:value-type="float" office:value="-5.58">
            <text:p>-5,58</text:p>
          </table:table-cell>
          <table:table-cell/>
        </table:table-row>
        <table:table-row table:style-name="ro3">
          <table:table-cell office:value-type="float" office:value="-10.75">
            <text:p>-10,75</text:p>
          </table:table-cell>
          <table:table-cell office:value-type="float" office:value="-5.36">
            <text:p>-5,36</text:p>
          </table:table-cell>
          <table:table-cell/>
        </table:table-row>
        <table:table-row table:style-name="ro3">
          <table:table-cell office:value-type="float" office:value="-11.45">
            <text:p>-11,45</text:p>
          </table:table-cell>
          <table:table-cell office:value-type="float" office:value="-6.08">
            <text:p>-6,08</text:p>
          </table:table-cell>
          <table:table-cell/>
        </table:table-row>
        <table:table-row table:style-name="ro3">
          <table:table-cell office:value-type="float" office:value="-11.13">
            <text:p>-11,13</text:p>
          </table:table-cell>
          <table:table-cell office:value-type="float" office:value="-7.03">
            <text:p>-7,03</text:p>
          </table:table-cell>
          <table:table-cell/>
        </table:table-row>
        <table:table-row table:style-name="ro3">
          <table:table-cell office:value-type="float" office:value="-10.37">
            <text:p>-10,37</text:p>
          </table:table-cell>
          <table:table-cell office:value-type="float" office:value="-6.37">
            <text:p>-6,37</text:p>
          </table:table-cell>
          <table:table-cell/>
        </table:table-row>
        <table:table-row table:style-name="ro3">
          <table:table-cell office:value-type="float" office:value="-9.47">
            <text:p>-9,47</text:p>
          </table:table-cell>
          <table:table-cell office:value-type="float" office:value="-5.95">
            <text:p>-5,95</text:p>
          </table:table-cell>
          <table:table-cell/>
        </table:table-row>
        <table:table-row table:style-name="ro3">
          <table:table-cell office:value-type="float" office:value="-8.64">
            <text:p>-8,64</text:p>
          </table:table-cell>
          <table:table-cell office:value-type="float" office:value="-6.51">
            <text:p>-6,51</text:p>
          </table:table-cell>
          <table:table-cell/>
        </table:table-row>
        <table:table-row table:style-name="ro3">
          <table:table-cell office:value-type="float" office:value="-9.41">
            <text:p>-9,41</text:p>
          </table:table-cell>
          <table:table-cell office:value-type="float" office:value="-5.87">
            <text:p>-5,87</text:p>
          </table:table-cell>
          <table:table-cell/>
        </table:table-row>
        <table:table-row table:style-name="ro3">
          <table:table-cell office:value-type="float" office:value="-8.42">
            <text:p>-8,42</text:p>
          </table:table-cell>
          <table:table-cell office:value-type="float" office:value="-6.05">
            <text:p>-6,05</text:p>
          </table:table-cell>
          <table:table-cell/>
        </table:table-row>
        <table:table-row table:style-name="ro3">
          <table:table-cell office:value-type="float" office:value="-7.42">
            <text:p>-7,42</text:p>
          </table:table-cell>
          <table:table-cell office:value-type="float" office:value="-6.05">
            <text:p>-6,05</text:p>
          </table:table-cell>
          <table:table-cell/>
        </table:table-row>
        <table:table-row table:style-name="ro3">
          <table:table-cell office:value-type="float" office:value="-8.12">
            <text:p>-8,12</text:p>
          </table:table-cell>
          <table:table-cell office:value-type="float" office:value="-6.76">
            <text:p>-6,76</text:p>
          </table:table-cell>
          <table:table-cell/>
        </table:table-row>
        <table:table-row table:style-name="ro3">
          <table:table-cell office:value-type="float" office:value="-7.68">
            <text:p>-7,68</text:p>
          </table:table-cell>
          <table:table-cell office:value-type="float" office:value="-5.87">
            <text:p>-5,87</text:p>
          </table:table-cell>
          <table:table-cell/>
        </table:table-row>
        <table:table-row table:style-name="ro3">
          <table:table-cell office:value-type="float" office:value="-8.41">
            <text:p>-8,41</text:p>
          </table:table-cell>
          <table:table-cell office:value-type="float" office:value="-5.18">
            <text:p>-5,18</text:p>
          </table:table-cell>
          <table:table-cell/>
        </table:table-row>
        <table:table-row table:style-name="ro3">
          <table:table-cell office:value-type="float" office:value="-9.4">
            <text:p>-9,40</text:p>
          </table:table-cell>
          <table:table-cell office:value-type="float" office:value="-5.11">
            <text:p>-5,11</text:p>
          </table:table-cell>
          <table:table-cell/>
        </table:table-row>
        <table:table-row table:style-name="ro3">
          <table:table-cell office:value-type="float" office:value="-8.86">
            <text:p>-8,86</text:p>
          </table:table-cell>
          <table:table-cell office:value-type="float" office:value="-4.27">
            <text:p>-4,27</text:p>
          </table:table-cell>
          <table:table-cell/>
        </table:table-row>
        <table:table-row table:style-name="ro3">
          <table:table-cell office:value-type="float" office:value="-9.86">
            <text:p>-9,86</text:p>
          </table:table-cell>
          <table:table-cell office:value-type="float" office:value="-4.35">
            <text:p>-4,35</text:p>
          </table:table-cell>
          <table:table-cell/>
        </table:table-row>
        <table:table-row table:style-name="ro3">
          <table:table-cell office:value-type="float" office:value="-9.67">
            <text:p>-9,67</text:p>
          </table:table-cell>
          <table:table-cell office:value-type="float" office:value="-5.33">
            <text:p>-5,33</text:p>
          </table:table-cell>
          <table:table-cell/>
        </table:table-row>
        <table:table-row table:style-name="ro3">
          <table:table-cell office:value-type="float" office:value="-8.89">
            <text:p>-8,89</text:p>
          </table:table-cell>
          <table:table-cell office:value-type="float" office:value="-4.71">
            <text:p>-4,71</text:p>
          </table:table-cell>
          <table:table-cell/>
        </table:table-row>
        <table:table-row table:style-name="ro3">
          <table:table-cell office:value-type="float" office:value="-7.89">
            <text:p>-7,89</text:p>
          </table:table-cell>
          <table:table-cell office:value-type="float" office:value="-4.69">
            <text:p>-4,69</text:p>
          </table:table-cell>
          <table:table-cell/>
        </table:table-row>
        <table:table-row table:style-name="ro3">
          <table:table-cell office:value-type="float" office:value="-8.78">
            <text:p>-8,78</text:p>
          </table:table-cell>
          <table:table-cell office:value-type="float" office:value="-4.24">
            <text:p>-4,24</text:p>
          </table:table-cell>
          <table:table-cell/>
        </table:table-row>
        <table:table-row table:style-name="ro3">
          <table:table-cell office:value-type="float" office:value="-8.95">
            <text:p>-8,95</text:p>
          </table:table-cell>
          <table:table-cell office:value-type="float" office:value="-5.23">
            <text:p>-5,23</text:p>
          </table:table-cell>
          <table:table-cell/>
        </table:table-row>
        <table:table-row table:style-name="ro3">
          <table:table-cell office:value-type="float" office:value="-8.07">
            <text:p>-8,07</text:p>
          </table:table-cell>
          <table:table-cell office:value-type="float" office:value="-4.76">
            <text:p>-4,76</text:p>
          </table:table-cell>
          <table:table-cell/>
        </table:table-row>
        <table:table-row table:style-name="ro3">
          <table:table-cell office:value-type="float" office:value="-8.63">
            <text:p>-8,63</text:p>
          </table:table-cell>
          <table:table-cell office:value-type="float" office:value="-3.93">
            <text:p>-3,93</text:p>
          </table:table-cell>
          <table:table-cell/>
        </table:table-row>
        <table:table-row table:style-name="ro3">
          <table:table-cell office:value-type="float" office:value="-7.68">
            <text:p>-7,68</text:p>
          </table:table-cell>
          <table:table-cell office:value-type="float" office:value="-4.25">
            <text:p>-4,25</text:p>
          </table:table-cell>
          <table:table-cell/>
        </table:table-row>
        <table:table-row table:style-name="ro3">
          <table:table-cell office:value-type="float" office:value="-8.17">
            <text:p>-8,17</text:p>
          </table:table-cell>
          <table:table-cell office:value-type="float" office:value="-5.13">
            <text:p>-5,13</text:p>
          </table:table-cell>
          <table:table-cell/>
        </table:table-row>
        <table:table-row table:style-name="ro3">
          <table:table-cell office:value-type="float" office:value="-9.17">
            <text:p>-9,17</text:p>
          </table:table-cell>
          <table:table-cell office:value-type="float" office:value="-5.15">
            <text:p>-5,15</text:p>
          </table:table-cell>
          <table:table-cell/>
        </table:table-row>
        <table:table-row table:style-name="ro3">
          <table:table-cell office:value-type="float" office:value="-10.17">
            <text:p>-10,17</text:p>
          </table:table-cell>
          <table:table-cell office:value-type="float" office:value="-5.21">
            <text:p>-5,21</text:p>
          </table:table-cell>
          <table:table-cell/>
        </table:table-row>
        <table:table-row table:style-name="ro3">
          <table:table-cell office:value-type="float" office:value="-10.54">
            <text:p>-10,54</text:p>
          </table:table-cell>
          <table:table-cell office:value-type="float" office:value="-4.29">
            <text:p>-4,29</text:p>
          </table:table-cell>
          <table:table-cell/>
        </table:table-row>
        <table:table-row table:style-name="ro3">
          <table:table-cell office:value-type="float" office:value="-10.27">
            <text:p>-10,27</text:p>
          </table:table-cell>
          <table:table-cell office:value-type="float" office:value="-5.25">
            <text:p>-5,25</text:p>
          </table:table-cell>
          <table:table-cell/>
        </table:table-row>
        <table:table-row table:style-name="ro3">
          <table:table-cell office:value-type="float" office:value="-10.89">
            <text:p>-10,89</text:p>
          </table:table-cell>
          <table:table-cell office:value-type="float" office:value="-4.46">
            <text:p>-4,46</text:p>
          </table:table-cell>
          <table:table-cell/>
        </table:table-row>
        <table:table-row table:style-name="ro3">
          <table:table-cell office:value-type="float" office:value="-11.37">
            <text:p>-11,37</text:p>
          </table:table-cell>
          <table:table-cell office:value-type="float" office:value="-3.59">
            <text:p>-3,59</text:p>
          </table:table-cell>
          <table:table-cell/>
        </table:table-row>
        <table:table-row table:style-name="ro3">
          <table:table-cell office:value-type="float" office:value="-12.26">
            <text:p>-12,26</text:p>
          </table:table-cell>
          <table:table-cell office:value-type="float" office:value="-4.05">
            <text:p>-4,05</text:p>
          </table:table-cell>
          <table:table-cell/>
        </table:table-row>
        <table:table-row table:style-name="ro3">
          <table:table-cell office:value-type="float" office:value="-13.24">
            <text:p>-13,24</text:p>
          </table:table-cell>
          <table:table-cell office:value-type="float" office:value="-4.22">
            <text:p>-4,22</text:p>
          </table:table-cell>
          <table:table-cell/>
        </table:table-row>
        <table:table-row table:style-name="ro3">
          <table:table-cell office:value-type="float" office:value="-14.24">
            <text:p>-14,24</text:p>
          </table:table-cell>
          <table:table-cell office:value-type="float" office:value="-4.3">
            <text:p>-4,30</text:p>
          </table:table-cell>
          <table:table-cell/>
        </table:table-row>
        <table:table-row table:style-name="ro3">
          <table:table-cell office:value-type="float" office:value="-13.49">
            <text:p>-13,49</text:p>
          </table:table-cell>
          <table:table-cell office:value-type="float" office:value="-4.97">
            <text:p>-4,97</text:p>
          </table:table-cell>
          <table:table-cell/>
        </table:table-row>
        <table:table-row table:style-name="ro3">
          <table:table-cell office:value-type="float" office:value="-13.67">
            <text:p>-13,67</text:p>
          </table:table-cell>
          <table:table-cell office:value-type="float" office:value="-3.98">
            <text:p>-3,98</text:p>
          </table:table-cell>
          <table:table-cell/>
        </table:table-row>
        <table:table-row table:style-name="ro3">
          <table:table-cell office:value-type="float" office:value="-14.05">
            <text:p>-14,05</text:p>
          </table:table-cell>
          <table:table-cell office:value-type="float" office:value="-3.06">
            <text:p>-3,06</text:p>
          </table:table-cell>
          <table:table-cell/>
        </table:table-row>
        <table:table-row table:style-name="ro3">
          <table:table-cell office:value-type="float" office:value="-14.68">
            <text:p>-14,68</text:p>
          </table:table-cell>
          <table:table-cell office:value-type="float" office:value="-2.28">
            <text:p>-2,28</text:p>
          </table:table-cell>
          <table:table-cell/>
        </table:table-row>
        <table:table-row table:style-name="ro3">
          <table:table-cell office:value-type="float" office:value="-14.34">
            <text:p>-14,34</text:p>
          </table:table-cell>
          <table:table-cell office:value-type="float" office:value="-1.34">
            <text:p>-1,34</text:p>
          </table:table-cell>
          <table:table-cell/>
        </table:table-row>
        <table:table-row table:style-name="ro3">
          <table:table-cell office:value-type="float" office:value="-13.44">
            <text:p>-13,44</text:p>
          </table:table-cell>
          <table:table-cell office:value-type="float" office:value="-0.91">
            <text:p>-0,91</text:p>
          </table:table-cell>
          <table:table-cell/>
        </table:table-row>
        <table:table-row table:style-name="ro3">
          <table:table-cell office:value-type="float" office:value="-13.71">
            <text:p>-13,71</text:p>
          </table:table-cell>
          <table:table-cell office:value-type="float" office:value="-1.87">
            <text:p>-1,87</text:p>
          </table:table-cell>
          <table:table-cell/>
        </table:table-row>
        <table:table-row table:style-name="ro3">
          <table:table-cell office:value-type="float" office:value="-13.69">
            <text:p>-13,69</text:p>
          </table:table-cell>
          <table:table-cell office:value-type="float" office:value="-2.87">
            <text:p>-2,87</text:p>
          </table:table-cell>
          <table:table-cell/>
        </table:table-row>
        <table:table-row table:style-name="ro3">
          <table:table-cell office:value-type="float" office:value="-14.69">
            <text:p>-14,69</text:p>
          </table:table-cell>
          <table:table-cell office:value-type="float" office:value="-2.87">
            <text:p>-2,87</text:p>
          </table:table-cell>
          <table:table-cell/>
        </table:table-row>
        <table:table-row table:style-name="ro3">
          <table:table-cell office:value-type="float" office:value="-14.57">
            <text:p>-14,57</text:p>
          </table:table-cell>
          <table:table-cell office:value-type="float" office:value="-1.87">
            <text:p>-1,87</text:p>
          </table:table-cell>
          <table:table-cell/>
        </table:table-row>
        <table:table-row table:style-name="ro3">
          <table:table-cell office:value-type="float" office:value="-14.94">
            <text:p>-14,94</text:p>
          </table:table-cell>
          <table:table-cell office:value-type="float" office:value="-2.8">
            <text:p>-2,80</text:p>
          </table:table-cell>
          <table:table-cell/>
        </table:table-row>
        <table:table-row table:style-name="ro3">
          <table:table-cell office:value-type="float" office:value="-15.64">
            <text:p>-15,64</text:p>
          </table:table-cell>
          <table:table-cell office:value-type="float" office:value="-2.1">
            <text:p>-2,10</text:p>
          </table:table-cell>
          <table:table-cell/>
        </table:table-row>
        <table:table-row table:style-name="ro3">
          <table:table-cell office:value-type="float" office:value="-15.5">
            <text:p>-15,50</text:p>
          </table:table-cell>
          <table:table-cell office:value-type="float" office:value="-1.11">
            <text:p>-1,11</text:p>
          </table:table-cell>
          <table:table-cell/>
        </table:table-row>
        <table:table-row table:style-name="ro3">
          <table:table-cell office:value-type="float" office:value="-14.61">
            <text:p>-14,61</text:p>
          </table:table-cell>
          <table:table-cell office:value-type="float" office:value="-1.57">
            <text:p>-1,57</text:p>
          </table:table-cell>
          <table:table-cell/>
        </table:table-row>
        <table:table-row table:style-name="ro3">
          <table:table-cell office:value-type="float" office:value="-15.16">
            <text:p>-15,16</text:p>
          </table:table-cell>
          <table:table-cell office:value-type="float" office:value="-0.73">
            <text:p>-0,73</text:p>
          </table:table-cell>
          <table:table-cell/>
        </table:table-row>
        <table:table-row table:style-name="ro3">
          <table:table-cell office:value-type="float" office:value="-16.15">
            <text:p>-16,15</text:p>
          </table:table-cell>
          <table:table-cell office:value-type="float" office:value="-0.66">
            <text:p>-0,66</text:p>
          </table:table-cell>
          <table:table-cell/>
        </table:table-row>
        <table:table-row table:style-name="ro3">
          <table:table-cell office:value-type="float" office:value="-16.86">
            <text:p>-16,86</text:p>
          </table:table-cell>
          <table:table-cell office:value-type="float" office:value="0.05">
            <text:p>0,05</text:p>
          </table:table-cell>
          <table:table-cell/>
        </table:table-row>
        <table:table-row table:style-name="ro3">
          <table:table-cell office:value-type="float" office:value="-17.46">
            <text:p>-17,46</text:p>
          </table:table-cell>
          <table:table-cell office:value-type="float" office:value="-0.75">
            <text:p>-0,75</text:p>
          </table:table-cell>
          <table:table-cell/>
        </table:table-row>
        <table:table-row table:style-name="ro3">
          <table:table-cell office:value-type="float" office:value="-17.51">
            <text:p>-17,51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3">
          <table:table-cell office:value-type="float" office:value="-16.65">
            <text:p>-16,65</text:p>
          </table:table-cell>
          <table:table-cell office:value-type="float" office:value="0.76">
            <text:p>0,76</text:p>
          </table:table-cell>
          <table:table-cell/>
        </table:table-row>
        <table:table-row table:style-name="ro3">
          <table:table-cell office:value-type="float" office:value="-17.26">
            <text:p>-17,26</text:p>
          </table:table-cell>
          <table:table-cell office:value-type="float" office:value="-0.03">
            <text:p>-0,03</text:p>
          </table:table-cell>
          <table:table-cell/>
        </table:table-row>
        <table:table-row table:style-name="ro3">
          <table:table-cell office:value-type="float" office:value="-18.19">
            <text:p>-18,19</text:p>
          </table:table-cell>
          <table:table-cell office:value-type="float" office:value="0.33">
            <text:p>0,33</text:p>
          </table:table-cell>
          <table:table-cell/>
        </table:table-row>
        <table:table-row table:style-name="ro3">
          <table:table-cell office:value-type="float" office:value="-19.1">
            <text:p>-19,1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3">
          <table:table-cell office:value-type="float" office:value="-19.36">
            <text:p>-19,36</text:p>
          </table:table-cell>
          <table:table-cell office:value-type="float" office:value="-0.21">
            <text:p>-0,21</text:p>
          </table:table-cell>
          <table:table-cell/>
        </table:table-row>
        <table:table-row table:style-name="ro3">
          <table:table-cell office:value-type="float" office:value="-20.17">
            <text:p>-20,17</text:p>
          </table:table-cell>
          <table:table-cell office:value-type="float" office:value="0.37">
            <text:p>0,37</text:p>
          </table:table-cell>
          <table:table-cell/>
        </table:table-row>
        <table:table-row table:style-name="ro3">
          <table:table-cell office:value-type="float" office:value="-20.35">
            <text:p>-20,35</text:p>
          </table:table-cell>
          <table:table-cell office:value-type="float" office:value="-0.62">
            <text:p>-0,62</text:p>
          </table:table-cell>
          <table:table-cell/>
        </table:table-row>
        <table:table-row table:style-name="ro3">
          <table:table-cell office:value-type="float" office:value="-20.54">
            <text:p>-20,54</text:p>
          </table:table-cell>
          <table:table-cell office:value-type="float" office:value="0.36">
            <text:p>0,36</text:p>
          </table:table-cell>
          <table:table-cell/>
        </table:table-row>
        <table:table-row table:style-name="ro3">
          <table:table-cell office:value-type="float" office:value="-20.14">
            <text:p>-20,14</text:p>
          </table:table-cell>
          <table:table-cell office:value-type="float" office:value="-0.55">
            <text:p>-0,55</text:p>
          </table:table-cell>
          <table:table-cell/>
        </table:table-row>
        <table:table-row table:style-name="ro3">
          <table:table-cell office:value-type="float" office:value="-19.23">
            <text:p>-19,23</text:p>
          </table:table-cell>
          <table:table-cell office:value-type="float" office:value="-0.14">
            <text:p>-0,14</text:p>
          </table:table-cell>
          <table:table-cell/>
        </table:table-row>
        <table:table-row table:style-name="ro3">
          <table:table-cell office:value-type="float" office:value="-19.3">
            <text:p>-19,30</text:p>
          </table:table-cell>
          <table:table-cell office:value-type="float" office:value="0.86">
            <text:p>0,86</text:p>
          </table:table-cell>
          <table:table-cell/>
        </table:table-row>
        <table:table-row table:style-name="ro3">
          <table:table-cell office:value-type="float" office:value="-19.92">
            <text:p>-19,92</text:p>
          </table:table-cell>
          <table:table-cell office:value-type="float" office:value="1.64">
            <text:p>1,64</text:p>
          </table:table-cell>
          <table:table-cell/>
        </table:table-row>
        <table:table-row table:style-name="ro3">
          <table:table-cell office:value-type="float" office:value="-20.67">
            <text:p>-20,67</text:p>
          </table:table-cell>
          <table:table-cell office:value-type="float" office:value="0.98">
            <text:p>0,98</text:p>
          </table:table-cell>
          <table:table-cell/>
        </table:table-row>
        <table:table-row table:style-name="ro3">
          <table:table-cell office:value-type="float" office:value="-21.15">
            <text:p>-21,15</text:p>
          </table:table-cell>
          <table:table-cell office:value-type="float" office:value="0.11">
            <text:p>0,11</text:p>
          </table:table-cell>
          <table:table-cell/>
        </table:table-row>
        <table:table-row table:style-name="ro3">
          <table:table-cell office:value-type="float" office:value="-21.85">
            <text:p>-21,85</text:p>
          </table:table-cell>
          <table:table-cell office:value-type="float" office:value="0.83">
            <text:p>0,83</text:p>
          </table:table-cell>
          <table:table-cell/>
        </table:table-row>
        <table:table-row table:style-name="ro3">
          <table:table-cell office:value-type="float" office:value="-21.46">
            <text:p>-21,46</text:p>
          </table:table-cell>
          <table:table-cell office:value-type="float" office:value="-0.1">
            <text:p>-0,10</text:p>
          </table:table-cell>
          <table:table-cell/>
        </table:table-row>
        <table:table-row table:style-name="ro3">
          <table:table-cell office:value-type="float" office:value="-20.56">
            <text:p>-20,56</text:p>
          </table:table-cell>
          <table:table-cell office:value-type="float" office:value="-0.52">
            <text:p>-0,52</text:p>
          </table:table-cell>
          <table:table-cell/>
        </table:table-row>
        <table:table-row table:style-name="ro3">
          <table:table-cell office:value-type="float" office:value="-20.72">
            <text:p>-20,72</text:p>
          </table:table-cell>
          <table:table-cell office:value-type="float" office:value="0.46">
            <text:p>0,46</text:p>
          </table:table-cell>
          <table:table-cell/>
        </table:table-row>
        <table:table-row table:style-name="ro3">
          <table:table-cell office:value-type="float" office:value="-20.76">
            <text:p>-20,76</text:p>
          </table:table-cell>
          <table:table-cell office:value-type="float" office:value="-0.54">
            <text:p>-0,54</text:p>
          </table:table-cell>
          <table:table-cell/>
        </table:table-row>
        <table:table-row table:style-name="ro3">
          <table:table-cell office:value-type="float" office:value="-20.23">
            <text:p>-20,23</text:p>
          </table:table-cell>
          <table:table-cell office:value-type="float" office:value="-1.38">
            <text:p>-1,38</text:p>
          </table:table-cell>
          <table:table-cell/>
        </table:table-row>
        <table:table-row table:style-name="ro3">
          <table:table-cell office:value-type="float" office:value="-20.82">
            <text:p>-20,82</text:p>
          </table:table-cell>
          <table:table-cell office:value-type="float" office:value="-0.58">
            <text:p>-0,58</text:p>
          </table:table-cell>
          <table:table-cell/>
        </table:table-row>
        <table:table-row table:style-name="ro3">
          <table:table-cell office:value-type="float" office:value="-19.85">
            <text:p>-19,85</text:p>
          </table:table-cell>
          <table:table-cell office:value-type="float" office:value="-0.82">
            <text:p>-0,82</text:p>
          </table:table-cell>
          <table:table-cell/>
        </table:table-row>
        <table:table-row table:style-name="ro3">
          <table:table-cell office:value-type="float" office:value="-20.19">
            <text:p>-20,19</text:p>
          </table:table-cell>
          <table:table-cell office:value-type="float" office:value="0.12">
            <text:p>0,12</text:p>
          </table:table-cell>
          <table:table-cell/>
        </table:table-row>
        <table:table-row table:style-name="ro3">
          <table:table-cell office:value-type="float" office:value="-19.71">
            <text:p>-19,71</text:p>
          </table:table-cell>
          <table:table-cell office:value-type="float" office:value="0.99">
            <text:p>0,99</text:p>
          </table:table-cell>
          <table:table-cell/>
        </table:table-row>
        <table:table-row table:style-name="ro3">
          <table:table-cell office:value-type="float" office:value="-18.94">
            <text:p>-18,94</text:p>
          </table:table-cell>
          <table:table-cell office:value-type="float" office:value="0.36">
            <text:p>0,36</text:p>
          </table:table-cell>
          <table:table-cell/>
        </table:table-row>
        <table:table-row table:style-name="ro3">
          <table:table-cell office:value-type="float" office:value="-19.89">
            <text:p>-19,89</text:p>
          </table:table-cell>
          <table:table-cell office:value-type="float" office:value="0.06">
            <text:p>0,06</text:p>
          </table:table-cell>
          <table:table-cell/>
        </table:table-row>
        <table:table-row table:style-name="ro3">
          <table:table-cell office:value-type="float" office:value="-20.61">
            <text:p>-20,61</text:p>
          </table:table-cell>
          <table:table-cell office:value-type="float" office:value="-0.63">
            <text:p>-0,63</text:p>
          </table:table-cell>
          <table:table-cell/>
        </table:table-row>
        <table:table-row table:style-name="ro3">
          <table:table-cell office:value-type="float" office:value="-20.64">
            <text:p>-20,64</text:p>
          </table:table-cell>
          <table:table-cell office:value-type="float" office:value="0.37">
            <text:p>0,37</text:p>
          </table:table-cell>
          <table:table-cell/>
        </table:table-row>
        <table:table-row table:style-name="ro3">
          <table:table-cell office:value-type="float" office:value="-21.56">
            <text:p>-21,56</text:p>
          </table:table-cell>
          <table:table-cell office:value-type="float" office:value="0.77">
            <text:p>0,77</text:p>
          </table:table-cell>
          <table:table-cell/>
        </table:table-row>
        <table:table-row table:style-name="ro3">
          <table:table-cell office:value-type="float" office:value="-21.8">
            <text:p>-21,80</text:p>
          </table:table-cell>
          <table:table-cell office:value-type="float" office:value="1.74">
            <text:p>1,74</text:p>
          </table:table-cell>
          <table:table-cell/>
        </table:table-row>
        <table:table-row table:style-name="ro3">
          <table:table-cell office:value-type="float" office:value="-21.8">
            <text:p>-21,80</text:p>
          </table:table-cell>
          <table:table-cell office:value-type="float" office:value="0.74">
            <text:p>0,74</text:p>
          </table:table-cell>
          <table:table-cell/>
        </table:table-row>
        <table:table-row table:style-name="ro3">
          <table:table-cell office:value-type="float" office:value="-22.25">
            <text:p>-22,25</text:p>
          </table:table-cell>
          <table:table-cell office:value-type="float" office:value="1.63">
            <text:p>1,63</text:p>
          </table:table-cell>
          <table:table-cell/>
        </table:table-row>
        <table:table-row table:style-name="ro3">
          <table:table-cell office:value-type="float" office:value="-23.14">
            <text:p>-23,14</text:p>
          </table:table-cell>
          <table:table-cell office:value-type="float" office:value="1.17">
            <text:p>1,17</text:p>
          </table:table-cell>
          <table:table-cell/>
        </table:table-row>
        <table:table-row table:style-name="ro3">
          <table:table-cell office:value-type="float" office:value="-22.16">
            <text:p>-22,16</text:p>
          </table:table-cell>
          <table:table-cell office:value-type="float" office:value="1.39">
            <text:p>1,39</text:p>
          </table:table-cell>
          <table:table-cell/>
        </table:table-row>
        <table:table-row table:style-name="ro3">
          <table:table-cell office:value-type="float" office:value="-23.01">
            <text:p>-23,01</text:p>
          </table:table-cell>
          <table:table-cell office:value-type="float" office:value="0.87">
            <text:p>0,87</text:p>
          </table:table-cell>
          <table:table-cell/>
        </table:table-row>
        <table:table-row table:style-name="ro3">
          <table:table-cell office:value-type="float" office:value="-22.02">
            <text:p>-22,02</text:p>
          </table:table-cell>
          <table:table-cell office:value-type="float" office:value="0.94">
            <text:p>0,94</text:p>
          </table:table-cell>
          <table:table-cell/>
        </table:table-row>
        <table:table-row table:style-name="ro3">
          <table:table-cell office:value-type="float" office:value="-21.85">
            <text:p>-21,85</text:p>
          </table:table-cell>
          <table:table-cell office:value-type="float" office:value="1.93">
            <text:p>1,93</text:p>
          </table:table-cell>
          <table:table-cell/>
        </table:table-row>
        <table:table-row table:style-name="ro3">
          <table:table-cell office:value-type="float" office:value="-22.8">
            <text:p>-22,80</text:p>
          </table:table-cell>
          <table:table-cell office:value-type="float" office:value="1.61">
            <text:p>1,61</text:p>
          </table:table-cell>
          <table:table-cell/>
        </table:table-row>
        <table:table-row table:style-name="ro3">
          <table:table-cell office:value-type="float" office:value="-22.56">
            <text:p>-22,56</text:p>
          </table:table-cell>
          <table:table-cell office:value-type="float" office:value="0.64">
            <text:p>0,64</text:p>
          </table:table-cell>
          <table:table-cell/>
        </table:table-row>
        <table:table-row table:style-name="ro3">
          <table:table-cell office:value-type="float" office:value="-23.17">
            <text:p>-23,17</text:p>
          </table:table-cell>
          <table:table-cell office:value-type="float" office:value="-0.15">
            <text:p>-0,15</text:p>
          </table:table-cell>
          <table:table-cell/>
        </table:table-row>
        <table:table-row table:style-name="ro3">
          <table:table-cell office:value-type="float" office:value="-24.02">
            <text:p>-24,02</text:p>
          </table:table-cell>
          <table:table-cell office:value-type="float" office:value="0.37">
            <text:p>0,37</text:p>
          </table:table-cell>
          <table:table-cell/>
        </table:table-row>
        <table:table-row table:style-name="ro3">
          <table:table-cell office:value-type="float" office:value="-23.15">
            <text:p>-23,15</text:p>
          </table:table-cell>
          <table:table-cell office:value-type="float" office:value="0.87">
            <text:p>0,87</text:p>
          </table:table-cell>
          <table:table-cell/>
        </table:table-row>
        <table:table-row table:style-name="ro3">
          <table:table-cell office:value-type="float" office:value="-23.35">
            <text:p>-23,35</text:p>
          </table:table-cell>
          <table:table-cell office:value-type="float" office:value="1.85">
            <text:p>1,85</text:p>
          </table:table-cell>
          <table:table-cell/>
        </table:table-row>
        <table:table-row table:style-name="ro3">
          <table:table-cell office:value-type="float" office:value="-22.53">
            <text:p>-22,53</text:p>
          </table:table-cell>
          <table:table-cell office:value-type="float" office:value="1.28">
            <text:p>1,28</text:p>
          </table:table-cell>
          <table:table-cell/>
        </table:table-row>
        <table:table-row table:style-name="ro3">
          <table:table-cell office:value-type="float" office:value="-21.91">
            <text:p>-21,91</text:p>
          </table:table-cell>
          <table:table-cell office:value-type="float" office:value="2.06">
            <text:p>2,06</text:p>
          </table:table-cell>
          <table:table-cell/>
        </table:table-row>
        <table:table-row table:style-name="ro3">
          <table:table-cell office:value-type="float" office:value="-21.32">
            <text:p>-21,32</text:p>
          </table:table-cell>
          <table:table-cell office:value-type="float" office:value="2.87">
            <text:p>2,87</text:p>
          </table:table-cell>
          <table:table-cell/>
        </table:table-row>
        <table:table-row table:style-name="ro3">
          <table:table-cell office:value-type="float" office:value="-21.94">
            <text:p>-21,94</text:p>
          </table:table-cell>
          <table:table-cell office:value-type="float" office:value="3.66">
            <text:p>3,66</text:p>
          </table:table-cell>
          <table:table-cell/>
        </table:table-row>
        <table:table-row table:style-name="ro3">
          <table:table-cell office:value-type="float" office:value="-20.95">
            <text:p>-20,95</text:p>
          </table:table-cell>
          <table:table-cell office:value-type="float" office:value="3.52">
            <text:p>3,52</text:p>
          </table:table-cell>
          <table:table-cell/>
        </table:table-row>
        <table:table-row table:style-name="ro3">
          <table:table-cell office:value-type="float" office:value="-21.94">
            <text:p>-21,94</text:p>
          </table:table-cell>
          <table:table-cell office:value-type="float" office:value="3.39">
            <text:p>3,39</text:p>
          </table:table-cell>
          <table:table-cell/>
        </table:table-row>
        <table:table-row table:style-name="ro3">
          <table:table-cell office:value-type="float" office:value="-22.08">
            <text:p>-22,08</text:p>
          </table:table-cell>
          <table:table-cell office:value-type="float" office:value="4.38">
            <text:p>4,38</text:p>
          </table:table-cell>
          <table:table-cell/>
        </table:table-row>
        <table:table-row table:style-name="ro3">
          <table:table-cell office:value-type="float" office:value="-22.59">
            <text:p>-22,59</text:p>
          </table:table-cell>
          <table:table-cell office:value-type="float" office:value="3.53">
            <text:p>3,53</text:p>
          </table:table-cell>
          <table:table-cell/>
        </table:table-row>
        <table:table-row table:style-name="ro3">
          <table:table-cell office:value-type="float" office:value="-23.5">
            <text:p>-23,50</text:p>
          </table:table-cell>
          <table:table-cell office:value-type="float" office:value="3.95">
            <text:p>3,95</text:p>
          </table:table-cell>
          <table:table-cell/>
        </table:table-row>
        <table:table-row table:style-name="ro3">
          <table:table-cell office:value-type="float" office:value="-24.23">
            <text:p>-24,23</text:p>
          </table:table-cell>
          <table:table-cell office:value-type="float" office:value="3.26">
            <text:p>3,26</text:p>
          </table:table-cell>
          <table:table-cell/>
        </table:table-row>
        <table:table-row table:style-name="ro3">
          <table:table-cell office:value-type="float" office:value="-23.23">
            <text:p>-23,23</text:p>
          </table:table-cell>
          <table:table-cell office:value-type="float" office:value="3.18">
            <text:p>3,18</text:p>
          </table:table-cell>
          <table:table-cell/>
        </table:table-row>
        <table:table-row table:style-name="ro3">
          <table:table-cell office:value-type="float" office:value="-23.56">
            <text:p>-23,56</text:p>
          </table:table-cell>
          <table:table-cell office:value-type="float" office:value="2.23">
            <text:p>2,23</text:p>
          </table:table-cell>
          <table:table-cell/>
        </table:table-row>
        <table:table-row table:style-name="ro3">
          <table:table-cell office:value-type="float" office:value="-22.65">
            <text:p>-22,65</text:p>
          </table:table-cell>
          <table:table-cell office:value-type="float" office:value="1.83">
            <text:p>1,83</text:p>
          </table:table-cell>
          <table:table-cell/>
        </table:table-row>
        <table:table-row table:style-name="ro3">
          <table:table-cell office:value-type="float" office:value="-21.67">
            <text:p>-21,67</text:p>
          </table:table-cell>
          <table:table-cell office:value-type="float" office:value="1.62">
            <text:p>1,62</text:p>
          </table:table-cell>
          <table:table-cell/>
        </table:table-row>
        <table:table-row table:style-name="ro3">
          <table:table-cell office:value-type="float" office:value="-21.21">
            <text:p>-21,21</text:p>
          </table:table-cell>
          <table:table-cell office:value-type="float" office:value="2.51">
            <text:p>2,51</text:p>
          </table:table-cell>
          <table:table-cell/>
        </table:table-row>
        <table:table-row table:style-name="ro3">
          <table:table-cell office:value-type="float" office:value="-21.87">
            <text:p>-21,87</text:p>
          </table:table-cell>
          <table:table-cell office:value-type="float" office:value="3.25">
            <text:p>3,25</text:p>
          </table:table-cell>
          <table:table-cell/>
        </table:table-row>
        <table:table-row table:style-name="ro3">
          <table:table-cell office:value-type="float" office:value="-20.95">
            <text:p>-20,95</text:p>
          </table:table-cell>
          <table:table-cell office:value-type="float" office:value="3.63">
            <text:p>3,63</text:p>
          </table:table-cell>
          <table:table-cell/>
        </table:table-row>
        <table:table-row table:style-name="ro3">
          <table:table-cell office:value-type="float" office:value="-21.59">
            <text:p>-21,59</text:p>
          </table:table-cell>
          <table:table-cell office:value-type="float" office:value="2.86">
            <text:p>2,86</text:p>
          </table:table-cell>
          <table:table-cell/>
        </table:table-row>
        <table:table-row table:style-name="ro3">
          <table:table-cell office:value-type="float" office:value="-22.27">
            <text:p>-22,27</text:p>
          </table:table-cell>
          <table:table-cell office:value-type="float" office:value="3.6">
            <text:p>3,60</text:p>
          </table:table-cell>
          <table:table-cell/>
        </table:table-row>
        <table:table-row table:style-name="ro3">
          <table:table-cell office:value-type="float" office:value="-21.52">
            <text:p>-21,52</text:p>
          </table:table-cell>
          <table:table-cell office:value-type="float" office:value="2.93">
            <text:p>2,93</text:p>
          </table:table-cell>
          <table:table-cell/>
        </table:table-row>
        <table:table-row table:style-name="ro3">
          <table:table-cell office:value-type="float" office:value="-20.86">
            <text:p>-20,86</text:p>
          </table:table-cell>
          <table:table-cell office:value-type="float" office:value="2.18">
            <text:p>2,18</text:p>
          </table:table-cell>
          <table:table-cell/>
        </table:table-row>
        <table:table-row table:style-name="ro3">
          <table:table-cell office:value-type="float" office:value="-21.49">
            <text:p>-21,49</text:p>
          </table:table-cell>
          <table:table-cell office:value-type="float" office:value="2.96">
            <text:p>2,96</text:p>
          </table:table-cell>
          <table:table-cell/>
        </table:table-row>
        <table:table-row table:style-name="ro3">
          <table:table-cell office:value-type="float" office:value="-20.9">
            <text:p>-20,90</text:p>
          </table:table-cell>
          <table:table-cell office:value-type="float" office:value="3.76">
            <text:p>3,76</text:p>
          </table:table-cell>
          <table:table-cell/>
        </table:table-row>
        <table:table-row table:style-name="ro3">
          <table:table-cell office:value-type="float" office:value="-19.94">
            <text:p>-19,94</text:p>
          </table:table-cell>
          <table:table-cell office:value-type="float" office:value="3.5">
            <text:p>3,50</text:p>
          </table:table-cell>
          <table:table-cell/>
        </table:table-row>
        <table:table-row table:style-name="ro3">
          <table:table-cell office:value-type="float" office:value="-19.26">
            <text:p>-19,26</text:p>
          </table:table-cell>
          <table:table-cell office:value-type="float" office:value="4.23">
            <text:p>4,23</text:p>
          </table:table-cell>
          <table:table-cell/>
        </table:table-row>
        <table:table-row table:style-name="ro3">
          <table:table-cell office:value-type="float" office:value="-20.17">
            <text:p>-20,17</text:p>
          </table:table-cell>
          <table:table-cell office:value-type="float" office:value="4.65">
            <text:p>4,65</text:p>
          </table:table-cell>
          <table:table-cell/>
        </table:table-row>
        <table:table-row table:style-name="ro3">
          <table:table-cell office:value-type="float" office:value="-19.26">
            <text:p>-19,26</text:p>
          </table:table-cell>
          <table:table-cell office:value-type="float" office:value="5.07">
            <text:p>5,07</text:p>
          </table:table-cell>
          <table:table-cell/>
        </table:table-row>
        <table:table-row table:style-name="ro3">
          <table:table-cell office:value-type="float" office:value="-20.26">
            <text:p>-20,26</text:p>
          </table:table-cell>
          <table:table-cell office:value-type="float" office:value="5.13">
            <text:p>5,13</text:p>
          </table:table-cell>
          <table:table-cell/>
        </table:table-row>
        <table:table-row table:style-name="ro3">
          <table:table-cell office:value-type="float" office:value="-19.66">
            <text:p>-19,66</text:p>
          </table:table-cell>
          <table:table-cell office:value-type="float" office:value="4.32">
            <text:p>4,32</text:p>
          </table:table-cell>
          <table:table-cell/>
        </table:table-row>
        <table:table-row table:style-name="ro3">
          <table:table-cell office:value-type="float" office:value="-20.35">
            <text:p>-20,35</text:p>
          </table:table-cell>
          <table:table-cell office:value-type="float" office:value="5.05">
            <text:p>5,05</text:p>
          </table:table-cell>
          <table:table-cell/>
        </table:table-row>
        <table:table-row table:style-name="ro3">
          <table:table-cell office:value-type="float" office:value="-19.4">
            <text:p>-19,40</text:p>
          </table:table-cell>
          <table:table-cell office:value-type="float" office:value="5.34">
            <text:p>5,34</text:p>
          </table:table-cell>
          <table:table-cell/>
        </table:table-row>
        <table:table-row table:style-name="ro3">
          <table:table-cell office:value-type="float" office:value="-19.69">
            <text:p>-19,69</text:p>
          </table:table-cell>
          <table:table-cell office:value-type="float" office:value="6.3">
            <text:p>6,30</text:p>
          </table:table-cell>
          <table:table-cell/>
        </table:table-row>
        <table:table-row table:style-name="ro3">
          <table:table-cell office:value-type="float" office:value="-19.75">
            <text:p>-19,75</text:p>
          </table:table-cell>
          <table:table-cell office:value-type="float" office:value="7.3">
            <text:p>7,30</text:p>
          </table:table-cell>
          <table:table-cell/>
        </table:table-row>
        <table:table-row table:style-name="ro3">
          <table:table-cell office:value-type="float" office:value="-20.7">
            <text:p>-20,70</text:p>
          </table:table-cell>
          <table:table-cell office:value-type="float" office:value="6.96">
            <text:p>6,96</text:p>
          </table:table-cell>
          <table:table-cell/>
        </table:table-row>
        <table:table-row table:style-name="ro3">
          <table:table-cell office:value-type="float" office:value="-21.38">
            <text:p>-21,38</text:p>
          </table:table-cell>
          <table:table-cell office:value-type="float" office:value="7.69">
            <text:p>7,69</text:p>
          </table:table-cell>
          <table:table-cell/>
        </table:table-row>
        <table:table-row table:style-name="ro3">
          <table:table-cell office:value-type="float" office:value="-21.94">
            <text:p>-21,94</text:p>
          </table:table-cell>
          <table:table-cell office:value-type="float" office:value="8.52">
            <text:p>8,52</text:p>
          </table:table-cell>
          <table:table-cell/>
        </table:table-row>
        <table:table-row table:style-name="ro3">
          <table:table-cell office:value-type="float" office:value="-21.53">
            <text:p>-21,53</text:p>
          </table:table-cell>
          <table:table-cell office:value-type="float" office:value="9.43">
            <text:p>9,43</text:p>
          </table:table-cell>
          <table:table-cell/>
        </table:table-row>
        <table:table-row table:style-name="ro3">
          <table:table-cell office:value-type="float" office:value="-21.07">
            <text:p>-21,07</text:p>
          </table:table-cell>
          <table:table-cell office:value-type="float" office:value="10.32">
            <text:p>10,32</text:p>
          </table:table-cell>
          <table:table-cell/>
        </table:table-row>
        <table:table-row table:style-name="ro3">
          <table:table-cell office:value-type="float" office:value="-20.5">
            <text:p>-20,50</text:p>
          </table:table-cell>
          <table:table-cell office:value-type="float" office:value="11.14">
            <text:p>11,14</text:p>
          </table:table-cell>
          <table:table-cell/>
        </table:table-row>
        <table:table-row table:style-name="ro3">
          <table:table-cell office:value-type="float" office:value="-21.5">
            <text:p>-21,50</text:p>
          </table:table-cell>
          <table:table-cell office:value-type="float" office:value="11.06">
            <text:p>11,06</text:p>
          </table:table-cell>
          <table:table-cell/>
        </table:table-row>
        <table:table-row table:style-name="ro3">
          <table:table-cell office:value-type="float" office:value="-20.89">
            <text:p>-20,89</text:p>
          </table:table-cell>
          <table:table-cell office:value-type="float" office:value="10.27">
            <text:p>10,27</text:p>
          </table:table-cell>
          <table:table-cell/>
        </table:table-row>
        <table:table-row table:style-name="ro3">
          <table:table-cell office:value-type="float" office:value="-20.95">
            <text:p>-20,95</text:p>
          </table:table-cell>
          <table:table-cell office:value-type="float" office:value="9.28">
            <text:p>9,28</text:p>
          </table:table-cell>
          <table:table-cell/>
        </table:table-row>
        <table:table-row table:style-name="ro3">
          <table:table-cell office:value-type="float" office:value="-21.8">
            <text:p>-21,80</text:p>
          </table:table-cell>
          <table:table-cell office:value-type="float" office:value="8.75">
            <text:p>8,75</text:p>
          </table:table-cell>
          <table:table-cell/>
        </table:table-row>
        <table:table-row table:style-name="ro3">
          <table:table-cell office:value-type="float" office:value="-21.8">
            <text:p>-21,80</text:p>
          </table:table-cell>
          <table:table-cell office:value-type="float" office:value="7.75">
            <text:p>7,75</text:p>
          </table:table-cell>
          <table:table-cell/>
        </table:table-row>
        <table:table-row table:style-name="ro3">
          <table:table-cell office:value-type="float" office:value="-20.8">
            <text:p>-20,80</text:p>
          </table:table-cell>
          <table:table-cell office:value-type="float" office:value="7.71">
            <text:p>7,71</text:p>
          </table:table-cell>
          <table:table-cell/>
        </table:table-row>
        <table:table-row table:style-name="ro3">
          <table:table-cell office:value-type="float" office:value="-21.67">
            <text:p>-21,67</text:p>
          </table:table-cell>
          <table:table-cell office:value-type="float" office:value="8.21">
            <text:p>8,21</text:p>
          </table:table-cell>
          <table:table-cell/>
        </table:table-row>
        <table:table-row table:style-name="ro3">
          <table:table-cell office:value-type="float" office:value="-20.68">
            <text:p>-20,68</text:p>
          </table:table-cell>
          <table:table-cell office:value-type="float" office:value="8.09">
            <text:p>8,09</text:p>
          </table:table-cell>
          <table:table-cell/>
        </table:table-row>
        <table:table-row table:style-name="ro3">
          <table:table-cell office:value-type="float" office:value="-21.55">
            <text:p>-21,55</text:p>
          </table:table-cell>
          <table:table-cell office:value-type="float" office:value="8.58">
            <text:p>8,58</text:p>
          </table:table-cell>
          <table:table-cell/>
        </table:table-row>
        <table:table-row table:style-name="ro3">
          <table:table-cell office:value-type="float" office:value="-20.79">
            <text:p>-20,79</text:p>
          </table:table-cell>
          <table:table-cell office:value-type="float" office:value="7.93">
            <text:p>7,93</text:p>
          </table:table-cell>
          <table:table-cell/>
        </table:table-row>
        <table:table-row table:style-name="ro3">
          <table:table-cell office:value-type="float" office:value="-19.92">
            <text:p>-19,92</text:p>
          </table:table-cell>
          <table:table-cell office:value-type="float" office:value="7.43">
            <text:p>7,43</text:p>
          </table:table-cell>
          <table:table-cell/>
        </table:table-row>
        <table:table-row table:style-name="ro3">
          <table:table-cell office:value-type="float" office:value="-20.91">
            <text:p>-20,91</text:p>
          </table:table-cell>
          <table:table-cell office:value-type="float" office:value="7.23">
            <text:p>7,23</text:p>
          </table:table-cell>
          <table:table-cell/>
        </table:table-row>
        <table:table-row table:style-name="ro3">
          <table:table-cell office:value-type="float" office:value="-19.91">
            <text:p>-19,91</text:p>
          </table:table-cell>
          <table:table-cell office:value-type="float" office:value="7.22">
            <text:p>7,22</text:p>
          </table:table-cell>
          <table:table-cell/>
        </table:table-row>
        <table:table-row table:style-name="ro3">
          <table:table-cell office:value-type="float" office:value="-20.9">
            <text:p>-20,90</text:p>
          </table:table-cell>
          <table:table-cell office:value-type="float" office:value="7.3">
            <text:p>7,30</text:p>
          </table:table-cell>
          <table:table-cell/>
        </table:table-row>
        <table:table-row table:style-name="ro3">
          <table:table-cell office:value-type="float" office:value="-21.9">
            <text:p>-21,90</text:p>
          </table:table-cell>
          <table:table-cell office:value-type="float" office:value="7.23">
            <text:p>7,23</text:p>
          </table:table-cell>
          <table:table-cell/>
        </table:table-row>
        <table:table-row table:style-name="ro3">
          <table:table-cell office:value-type="float" office:value="-22.49">
            <text:p>-22,49</text:p>
          </table:table-cell>
          <table:table-cell office:value-type="float" office:value="8.04">
            <text:p>8,04</text:p>
          </table:table-cell>
          <table:table-cell/>
        </table:table-row>
        <table:table-row table:style-name="ro3">
          <table:table-cell office:value-type="float" office:value="-22.88">
            <text:p>-22,88</text:p>
          </table:table-cell>
          <table:table-cell office:value-type="float" office:value="7.12">
            <text:p>7,12</text:p>
          </table:table-cell>
          <table:table-cell/>
        </table:table-row>
        <table:table-row table:style-name="ro3">
          <table:table-cell office:value-type="float" office:value="-22.34">
            <text:p>-22,34</text:p>
          </table:table-cell>
          <table:table-cell office:value-type="float" office:value="6.27">
            <text:p>6,27</text:p>
          </table:table-cell>
          <table:table-cell/>
        </table:table-row>
        <table:table-row table:style-name="ro3">
          <table:table-cell office:value-type="float" office:value="-21.75">
            <text:p>-21,75</text:p>
          </table:table-cell>
          <table:table-cell office:value-type="float" office:value="5.47">
            <text:p>5,47</text:p>
          </table:table-cell>
          <table:table-cell/>
        </table:table-row>
        <table:table-row table:style-name="ro3">
          <table:table-cell office:value-type="float" office:value="-22.63">
            <text:p>-22,63</text:p>
          </table:table-cell>
          <table:table-cell office:value-type="float" office:value="5.94">
            <text:p>5,94</text:p>
          </table:table-cell>
          <table:table-cell/>
        </table:table-row>
        <table:table-row table:style-name="ro3">
          <table:table-cell office:value-type="float" office:value="-23.38">
            <text:p>-23,38</text:p>
          </table:table-cell>
          <table:table-cell office:value-type="float" office:value="6.59">
            <text:p>6,59</text:p>
          </table:table-cell>
          <table:table-cell/>
        </table:table-row>
        <table:table-row table:style-name="ro3">
          <table:table-cell office:value-type="float" office:value="-23.5">
            <text:p>-23,50</text:p>
          </table:table-cell>
          <table:table-cell office:value-type="float" office:value="7.59">
            <text:p>7,59</text:p>
          </table:table-cell>
          <table:table-cell/>
        </table:table-row>
        <table:table-row table:style-name="ro3">
          <table:table-cell office:value-type="float" office:value="-23.51">
            <text:p>-23,51</text:p>
          </table:table-cell>
          <table:table-cell office:value-type="float" office:value="6.59">
            <text:p>6,59</text:p>
          </table:table-cell>
          <table:table-cell/>
        </table:table-row>
        <table:table-row table:style-name="ro3">
          <table:table-cell office:value-type="float" office:value="-23.91">
            <text:p>-23,91</text:p>
          </table:table-cell>
          <table:table-cell office:value-type="float" office:value="5.67">
            <text:p>5,67</text:p>
          </table:table-cell>
          <table:table-cell/>
        </table:table-row>
        <table:table-row table:style-name="ro3">
          <table:table-cell office:value-type="float" office:value="-24.4">
            <text:p>-24,40</text:p>
          </table:table-cell>
          <table:table-cell office:value-type="float" office:value="6.54">
            <text:p>6,54</text:p>
          </table:table-cell>
          <table:table-cell/>
        </table:table-row>
        <table:table-row table:style-name="ro3">
          <table:table-cell office:value-type="float" office:value="-23.6">
            <text:p>-23,60</text:p>
          </table:table-cell>
          <table:table-cell office:value-type="float" office:value="5.94">
            <text:p>5,94</text:p>
          </table:table-cell>
          <table:table-cell/>
        </table:table-row>
        <table:table-row table:style-name="ro3">
          <table:table-cell office:value-type="float" office:value="-22.73">
            <text:p>-22,73</text:p>
          </table:table-cell>
          <table:table-cell office:value-type="float" office:value="5.45">
            <text:p>5,45</text:p>
          </table:table-cell>
          <table:table-cell/>
        </table:table-row>
        <table:table-row table:style-name="ro3">
          <table:table-cell office:value-type="float" office:value="-23.06">
            <text:p>-23,06</text:p>
          </table:table-cell>
          <table:table-cell office:value-type="float" office:value="6.39">
            <text:p>6,39</text:p>
          </table:table-cell>
          <table:table-cell/>
        </table:table-row>
        <table:table-row table:style-name="ro3">
          <table:table-cell office:value-type="float" office:value="-22.83">
            <text:p>-22,83</text:p>
          </table:table-cell>
          <table:table-cell office:value-type="float" office:value="5.42">
            <text:p>5,42</text:p>
          </table:table-cell>
          <table:table-cell/>
        </table:table-row>
        <table:table-row table:style-name="ro3">
          <table:table-cell office:value-type="float" office:value="-22.04">
            <text:p>-22,04</text:p>
          </table:table-cell>
          <table:table-cell office:value-type="float" office:value="6.03">
            <text:p>6,03</text:p>
          </table:table-cell>
          <table:table-cell/>
        </table:table-row>
        <table:table-row table:style-name="ro3">
          <table:table-cell office:value-type="float" office:value="-22.88">
            <text:p>-22,88</text:p>
          </table:table-cell>
          <table:table-cell office:value-type="float" office:value="6.58">
            <text:p>6,58</text:p>
          </table:table-cell>
          <table:table-cell/>
        </table:table-row>
        <table:table-row table:style-name="ro3">
          <table:table-cell office:value-type="float" office:value="-23.55">
            <text:p>-23,55</text:p>
          </table:table-cell>
          <table:table-cell office:value-type="float" office:value="5.84">
            <text:p>5,84</text:p>
          </table:table-cell>
          <table:table-cell/>
        </table:table-row>
        <table:table-row table:style-name="ro3">
          <table:table-cell office:value-type="float" office:value="-23.29">
            <text:p>-23,29</text:p>
          </table:table-cell>
          <table:table-cell office:value-type="float" office:value="4.87">
            <text:p>4,87</text:p>
          </table:table-cell>
          <table:table-cell/>
        </table:table-row>
        <table:table-row table:style-name="ro3">
          <table:table-cell office:value-type="float" office:value="-22.3">
            <text:p>-22,30</text:p>
          </table:table-cell>
          <table:table-cell office:value-type="float" office:value="4.73">
            <text:p>4,73</text:p>
          </table:table-cell>
          <table:table-cell/>
        </table:table-row>
        <table:table-row table:style-name="ro3">
          <table:table-cell office:value-type="float" office:value="-21.33">
            <text:p>-21,33</text:p>
          </table:table-cell>
          <table:table-cell office:value-type="float" office:value="4.49">
            <text:p>4,49</text:p>
          </table:table-cell>
          <table:table-cell/>
        </table:table-row>
        <table:table-row table:style-name="ro3">
          <table:table-cell office:value-type="float" office:value="-20.42">
            <text:p>-20,42</text:p>
          </table:table-cell>
          <table:table-cell office:value-type="float" office:value="4.91">
            <text:p>4,91</text:p>
          </table:table-cell>
          <table:table-cell/>
        </table:table-row>
        <table:table-row table:style-name="ro3">
          <table:table-cell office:value-type="float" office:value="-19.58">
            <text:p>-19,58</text:p>
          </table:table-cell>
          <table:table-cell office:value-type="float" office:value="4.37">
            <text:p>4,37</text:p>
          </table:table-cell>
          <table:table-cell/>
        </table:table-row>
        <table:table-row table:style-name="ro3">
          <table:table-cell office:value-type="float" office:value="-20.11">
            <text:p>-20,11</text:p>
          </table:table-cell>
          <table:table-cell office:value-type="float" office:value="5.22">
            <text:p>5,22</text:p>
          </table:table-cell>
          <table:table-cell/>
        </table:table-row>
        <table:table-row table:style-name="ro3">
          <table:table-cell office:value-type="float" office:value="-21.01">
            <text:p>-21,01</text:p>
          </table:table-cell>
          <table:table-cell office:value-type="float" office:value="4.79">
            <text:p>4,79</text:p>
          </table:table-cell>
          <table:table-cell/>
        </table:table-row>
        <table:table-row table:style-name="ro3">
          <table:table-cell office:value-type="float" office:value="-20.01">
            <text:p>-20,01</text:p>
          </table:table-cell>
          <table:table-cell office:value-type="float" office:value="4.78">
            <text:p>4,78</text:p>
          </table:table-cell>
          <table:table-cell/>
        </table:table-row>
        <table:table-row table:style-name="ro3">
          <table:table-cell office:value-type="float" office:value="-19.97">
            <text:p>-19,97</text:p>
          </table:table-cell>
          <table:table-cell office:value-type="float" office:value="3.78">
            <text:p>3,7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10/02/2016</text:date>, <text:time>22.38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nciter </meta:initial-creator>
    <meta:creation-date>2016-02-10T17:14:07.22</meta:creation-date>
    <dc:date>2016-02-10T22:22:31.82</dc:date>
    <dc:creator>Runciter </dc:creator>
    <meta:editing-duration>PT2H52M58S</meta:editing-duration>
    <meta:editing-cycles>4</meta:editing-cycles>
    <meta:generator>OpenOffice/4.1.2$Win32 OpenOffice.org_project/412m3$Build-9782</meta:generator>
    <meta:document-statistic meta:table-count="3" meta:cell-count="35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DDA84F49.gif" xlink:type="simple" xlink:actuate="onLoad"/>
      </style:chart-properties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image" chart:symbol-width="0.12cm" chart:symbol-height="0.12cm">
        <chart:symbol-image xlink:href="Pictures/100002000000000A0000000ADDA84F49.gif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62cm" svg:height="13.844cm" xlink:href=".." xlink:type="simple" chart:class="chart:scatter" chart:style-name="ch1">
        <chart:title svg:x="10.9cm" svg:y="0.412cm" chart:style-name="ch2">
          <text:p>Moto Browniano</text:p>
        </chart:title>
        <chart:subtitle svg:x="11.217cm" svg:y="1.467cm" chart:style-name="ch3">
          <text:p>Formula Excel</text:p>
        </chart:subtitle>
        <chart:legend chart:legend-position="end" svg:x="23.48cm" svg:y="6.61cm" style:legend-expansion="high" chart:style-name="ch4"/>
        <chart:plot-area chart:style-name="ch5" table:cell-range-address="Lab34.B3:Lab34.C503 Lab34.C2:Lab34.C2" chart:data-source-has-labels="row" svg:x="0.951cm" svg:y="2.702cm" svg:width="21.527cm" svg:height="10.446cm">
          <chartooo:coordinate-region svg:x="1.428cm" svg:y="2.914cm" svg:width="20.718cm" svg:height="10.022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Lab34.C3:Lab34.C503" chart:label-cell-address="Lab34.C2:Lab34.C2" chart:class="chart:scatter">
            <chart:domain table:cell-range-address="Lab34.B3:Lab34.B503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Y</text:p>
                <draw:g>
                  <svg:desc>Lab34.C2:Lab34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ab34.B3:Lab34.B503</svg:desc>
                </draw:g>
              </table:table-cell>
              <table:table-cell office:value-type="float" office:value="0">
                <text:p>0</text:p>
                <draw:g>
                  <svg:desc>Lab34.C3:Lab34.C5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517248506657779">
                <text:p>-0.0517248506657779</text:p>
              </table:table-cell>
              <table:table-cell office:value-type="float" office:value="-0.650855266489089">
                <text:p>-0.650855266489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565690365619957">
                <text:p>-0.565690365619957</text:p>
              </table:table-cell>
              <table:table-cell office:value-type="float" office:value="-1.57343708956614">
                <text:p>-1.57343708956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90841735061258">
                <text:p>-0.390841735061258</text:p>
              </table:table-cell>
              <table:table-cell office:value-type="float" office:value="-2.44518688321114">
                <text:p>-2.445186883211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5893304217607">
                <text:p>-1.25893304217607</text:p>
              </table:table-cell>
              <table:table-cell office:value-type="float" office:value="-2.84100105473772">
                <text:p>-2.84100105473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72694651549682">
                <text:p>-0.72694651549682</text:p>
              </table:table-cell>
              <table:table-cell office:value-type="float" office:value="-2.31226119538769">
                <text:p>-2.31226119538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27580270450562">
                <text:p>-0.427580270450562</text:p>
              </table:table-cell>
              <table:table-cell office:value-type="float" office:value="-2.77025058632717">
                <text:p>-2.77025058632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1835250481963">
                <text:p>0.00201835250481963</text:p>
              </table:table-cell>
              <table:table-cell office:value-type="float" office:value="-3.53150790464133">
                <text:p>-3.53150790464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581800735089928">
                <text:p>-0.581800735089928</text:p>
              </table:table-cell>
              <table:table-cell office:value-type="float" office:value="-3.28040916100144">
                <text:p>-3.28040916100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06544897612184">
                <text:p>-0.806544897612184</text:p>
              </table:table-cell>
              <table:table-cell office:value-type="float" office:value="-4.17899929732084">
                <text:p>-4.17899929732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66722536087036">
                <text:p>-1.66722536087036</text:p>
              </table:table-cell>
              <table:table-cell office:value-type="float" office:value="-4.04303605761379">
                <text:p>-4.04303605761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55178969306871">
                <text:p>-2.55178969306871</text:p>
              </table:table-cell>
              <table:table-cell office:value-type="float" office:value="-4.00309802312404">
                <text:p>-4.003098023124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9585560327396">
                <text:p>-1.89585560327396</text:p>
              </table:table-cell>
              <table:table-cell office:value-type="float" office:value="-4.91492069978267">
                <text:p>-4.91492069978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12605030462146">
                <text:p>-0.912605030462146</text:p>
              </table:table-cell>
              <table:table-cell office:value-type="float" office:value="-5.35330307809636">
                <text:p>-5.35330307809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309435964562">
                <text:p>-1.309435964562</text:p>
              </table:table-cell>
              <table:table-cell office:value-type="float" office:value="-4.8894405872561">
                <text:p>-4.8894405872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075235680677">
                <text:p>-2.075235680677</text:p>
              </table:table-cell>
              <table:table-cell office:value-type="float" office:value="-4.49627068405971">
                <text:p>-4.49627068405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37083752686158">
                <text:p>-1.37083752686158</text:p>
              </table:table-cell>
              <table:table-cell office:value-type="float" office:value="-5.1556449458003">
                <text:p>-5.1556449458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185599419754">
                <text:p>-1.185599419754</text:p>
              </table:table-cell>
              <table:table-cell office:value-type="float" office:value="-5.32717236783356">
                <text:p>-5.32717236783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73085593665019">
                <text:p>-1.73085593665019</text:p>
              </table:table-cell>
              <table:table-cell office:value-type="float" office:value="-4.65893874876201">
                <text:p>-4.65893874876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47597175603732">
                <text:p>-2.47597175603732</text:p>
              </table:table-cell>
              <table:table-cell office:value-type="float" office:value="-5.32695582928136">
                <text:p>-5.32695582928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46922256983817">
                <text:p>-2.46922256983817</text:p>
              </table:table-cell>
              <table:table-cell office:value-type="float" office:value="-5.36568862106651">
                <text:p>-5.365688621066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60381562914699">
                <text:p>-2.60381562914699</text:p>
              </table:table-cell>
              <table:table-cell office:value-type="float" office:value="-6.23417861154303">
                <text:p>-6.23417861154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4717567823827">
                <text:p>-2.84717567823827</text:p>
              </table:table-cell>
              <table:table-cell office:value-type="float" office:value="-6.97277919063345">
                <text:p>-6.972779190633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90198325878009">
                <text:p>-2.90198325878009</text:p>
              </table:table-cell>
              <table:table-cell office:value-type="float" office:value="-6.3470969395712">
                <text:p>-6.34709693957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51259591337293">
                <text:p>-3.51259591337293</text:p>
              </table:table-cell>
              <table:table-cell office:value-type="float" office:value="-7.10571087431163">
                <text:p>-7.10571087431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.86853999877349">
                <text:p>-3.86853999877349</text:p>
              </table:table-cell>
              <table:table-cell office:value-type="float" office:value="-7.56446529738605">
                <text:p>-7.56446529738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82351158419624">
                <text:p>-4.82351158419624</text:p>
              </table:table-cell>
              <table:table-cell office:value-type="float" office:value="-8.02602437185124">
                <text:p>-8.026024371851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.26338020106778">
                <text:p>-4.26338020106778</text:p>
              </table:table-cell>
              <table:table-cell office:value-type="float" office:value="-8.48022872488946">
                <text:p>-8.480228724889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.47159910807386">
                <text:p>-4.47159910807386</text:p>
              </table:table-cell>
              <table:table-cell office:value-type="float" office:value="-7.57494727754965">
                <text:p>-7.574947277549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.88385302294046">
                <text:p>-3.88385302294046</text:p>
              </table:table-cell>
              <table:table-cell office:value-type="float" office:value="-8.08111779158935">
                <text:p>-8.081117791589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90140869515017">
                <text:p>-3.90140869515017</text:p>
              </table:table-cell>
              <table:table-cell office:value-type="float" office:value="-7.88404820719734">
                <text:p>-7.88404820719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3.41976234922186">
                <text:p>-3.41976234922186</text:p>
              </table:table-cell>
              <table:table-cell office:value-type="float" office:value="-7.70910541433841">
                <text:p>-7.70910541433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02570761460811">
                <text:p>-3.02570761460811</text:p>
              </table:table-cell>
              <table:table-cell office:value-type="float" office:value="-8.12433708552271">
                <text:p>-8.124337085522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36663410486653">
                <text:p>-3.36663410486653</text:p>
              </table:table-cell>
              <table:table-cell office:value-type="float" office:value="-8.64478043466806">
                <text:p>-8.644780434668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69594161910936">
                <text:p>-3.69594161910936</text:p>
              </table:table-cell>
              <table:table-cell office:value-type="float" office:value="-8.86560702882707">
                <text:p>-8.865607028827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.25305878510699">
                <text:p>-3.25305878510699</text:p>
              </table:table-cell>
              <table:table-cell office:value-type="float" office:value="-8.27474167011678">
                <text:p>-8.27474167011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.10379406157881">
                <text:p>-4.10379406157881</text:p>
              </table:table-cell>
              <table:table-cell office:value-type="float" office:value="-7.9444775544107">
                <text:p>-7.9444775544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72013978473842">
                <text:p>-3.72013978473842</text:p>
              </table:table-cell>
              <table:table-cell office:value-type="float" office:value="-8.82588499831036">
                <text:p>-8.825884998310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86759974015877">
                <text:p>-3.86759974015877</text:p>
              </table:table-cell>
              <table:table-cell office:value-type="float" office:value="-9.38990835333243">
                <text:p>-9.389908353332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3.3028597724624">
                <text:p>-3.3028597724624</text:p>
              </table:table-cell>
              <table:table-cell office:value-type="float" office:value="-10.2597770472057">
                <text:p>-10.25977704720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.05517698917538">
                <text:p>-4.05517698917538</text:p>
              </table:table-cell>
              <table:table-cell office:value-type="float" office:value="-10.414680339396">
                <text:p>-10.4146803393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4.30850547831506">
                <text:p>-4.30850547831506</text:p>
              </table:table-cell>
              <table:table-cell office:value-type="float" office:value="-10.0227222484536">
                <text:p>-10.02272224845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4.24176136031747">
                <text:p>-4.24176136031747</text:p>
              </table:table-cell>
              <table:table-cell office:value-type="float" office:value="-10.0276354923844">
                <text:p>-10.02763549238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50160820689052">
                <text:p>-4.50160820689052</text:p>
              </table:table-cell>
              <table:table-cell office:value-type="float" office:value="-9.90222579007968">
                <text:p>-9.90222579007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.71526870736852">
                <text:p>-3.71526870736852</text:p>
              </table:table-cell>
              <table:table-cell office:value-type="float" office:value="-9.18806538311765">
                <text:p>-9.18806538311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31897266488522">
                <text:p>-4.31897266488522</text:p>
              </table:table-cell>
              <table:table-cell office:value-type="float" office:value="-8.8426470621489">
                <text:p>-8.84264706214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48337710089982">
                <text:p>-3.48337710089982</text:p>
              </table:table-cell>
              <table:table-cell office:value-type="float" office:value="-8.34731946932152">
                <text:p>-8.34731946932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9205669099465">
                <text:p>-3.9205669099465</text:p>
              </table:table-cell>
              <table:table-cell office:value-type="float" office:value="-8.61600971315056">
                <text:p>-8.616009713150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4.2050570640713">
                <text:p>-4.2050570640713</text:p>
              </table:table-cell>
              <table:table-cell office:value-type="float" office:value="-8.87282039457932">
                <text:p>-8.872820394579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28475359268486">
                <text:p>-3.28475359268486</text:p>
              </table:table-cell>
              <table:table-cell office:value-type="float" office:value="-9.66074769897386">
                <text:p>-9.660747698973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.22136334003881">
                <text:p>-3.22136334003881</text:p>
              </table:table-cell>
              <table:table-cell office:value-type="float" office:value="-10.4865985061042">
                <text:p>-10.48659850610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.29161206865683">
                <text:p>-3.29161206865683</text:p>
              </table:table-cell>
              <table:table-cell office:value-type="float" office:value="-10.0641778577119">
                <text:p>-10.0641778577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73653214657679">
                <text:p>-3.73653214657679</text:p>
              </table:table-cell>
              <table:table-cell office:value-type="float" office:value="-9.77660379512236">
                <text:p>-9.776603795122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61175785120577">
                <text:p>-4.61175785120577</text:p>
              </table:table-cell>
              <table:table-cell office:value-type="float" office:value="-9.8006220809184">
                <text:p>-9.8006220809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.28542243130505">
                <text:p>-5.28542243130505</text:p>
              </table:table-cell>
              <table:table-cell office:value-type="float" office:value="-9.17646525288001">
                <text:p>-9.176465252880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.53101356001571">
                <text:p>-5.53101356001571</text:p>
              </table:table-cell>
              <table:table-cell office:value-type="float" office:value="-9.1471117916517">
                <text:p>-9.14711179165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4.89434054726735">
                <text:p>-4.89434054726735</text:p>
              </table:table-cell>
              <table:table-cell office:value-type="float" office:value="-8.61331368051469">
                <text:p>-8.613313680514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95487583708018">
                <text:p>-4.95487583708018</text:p>
              </table:table-cell>
              <table:table-cell office:value-type="float" office:value="-7.67051791166887">
                <text:p>-7.670517911668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5.55840251315385">
                <text:p>-5.55840251315385</text:p>
              </table:table-cell>
              <table:table-cell office:value-type="float" office:value="-6.78713496774435">
                <text:p>-6.78713496774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00050343107432">
                <text:p>-5.00050343107432</text:p>
              </table:table-cell>
              <table:table-cell office:value-type="float" office:value="-6.06654439819977">
                <text:p>-6.066544398199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.3341450477019">
                <text:p>-5.3341450477019</text:p>
              </table:table-cell>
              <table:table-cell office:value-type="float" office:value="-6.01614860026166">
                <text:p>-6.016148600261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26305444166064">
                <text:p>-6.26305444166064</text:p>
              </table:table-cell>
              <table:table-cell office:value-type="float" office:value="-5.47451302642003">
                <text:p>-5.474513026420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34923740662634">
                <text:p>-6.34923740662634</text:p>
              </table:table-cell>
              <table:table-cell office:value-type="float" office:value="-4.77668172400445">
                <text:p>-4.776681724004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6.53165091760457">
                <text:p>-6.53165091760457</text:p>
              </table:table-cell>
              <table:table-cell office:value-type="float" office:value="-4.05300957150757">
                <text:p>-4.053009571507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7.1551870838739">
                <text:p>-7.1551870838739</text:p>
              </table:table-cell>
              <table:table-cell office:value-type="float" office:value="-3.17691813781857">
                <text:p>-3.176918137818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7.63875064998865">
                <text:p>-7.63875064998865</text:p>
              </table:table-cell>
              <table:table-cell office:value-type="float" office:value="-3.00286689447239">
                <text:p>-3.00286689447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96825228631496">
                <text:p>-7.96825228631496</text:p>
              </table:table-cell>
              <table:table-cell office:value-type="float" office:value="-3.63426754716784">
                <text:p>-3.634267547167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8.9187745465897">
                <text:p>-8.9187745465897</text:p>
              </table:table-cell>
              <table:table-cell office:value-type="float" office:value="-3.85450531635433">
                <text:p>-3.854505316354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9.36539402510971">
                <text:p>-9.36539402510971</text:p>
              </table:table-cell>
              <table:table-cell office:value-type="float" office:value="-4.34710587467998">
                <text:p>-4.34710587467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63613190827891">
                <text:p>-9.63613190827891</text:p>
              </table:table-cell>
              <table:table-cell office:value-type="float" office:value="-3.45755124790594">
                <text:p>-3.457551247905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8.68786008795723">
                <text:p>-8.68786008795723</text:p>
              </table:table-cell>
              <table:table-cell office:value-type="float" office:value="-4.0270607736893">
                <text:p>-4.02706077368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7.87766383774579">
                <text:p>-7.87766383774579</text:p>
              </table:table-cell>
              <table:table-cell office:value-type="float" office:value="-3.95858300104737">
                <text:p>-3.958583001047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.37365394737572">
                <text:p>-7.37365394737572</text:p>
              </table:table-cell>
              <table:table-cell office:value-type="float" office:value="-4.74060595873743">
                <text:p>-4.740605958737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7.48033949313685">
                <text:p>-7.48033949313685</text:p>
              </table:table-cell>
              <table:table-cell office:value-type="float" office:value="-5.09309039311484">
                <text:p>-5.093090393114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6.96883625909686">
                <text:p>-6.96883625909686</text:p>
              </table:table-cell>
              <table:table-cell office:value-type="float" office:value="-4.16980679705739">
                <text:p>-4.169806797057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68919694563374">
                <text:p>-6.68919694563374</text:p>
              </table:table-cell>
              <table:table-cell office:value-type="float" office:value="-4.73783663567156">
                <text:p>-4.737836635671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6.30025299359113">
                <text:p>-6.30025299359113</text:p>
              </table:table-cell>
              <table:table-cell office:value-type="float" office:value="-5.26950147934258">
                <text:p>-5.26950147934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5.50225128419697">
                <text:p>-5.50225128419697</text:p>
              </table:table-cell>
              <table:table-cell office:value-type="float" office:value="-5.26764922169969">
                <text:p>-5.267649221699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6.08755929814652">
                <text:p>-6.08755929814652</text:p>
              </table:table-cell>
              <table:table-cell office:value-type="float" office:value="-6.01135954260826">
                <text:p>-6.011359542608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.09236326999962">
                <text:p>-5.09236326999962</text:p>
              </table:table-cell>
              <table:table-cell office:value-type="float" office:value="-5.17745254421607">
                <text:p>-5.177452544216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5212280205451">
                <text:p>-4.5212280205451</text:p>
              </table:table-cell>
              <table:table-cell office:value-type="float" office:value="-6.15835400484502">
                <text:p>-6.158354004845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4.65328779257834">
                <text:p>-4.65328779257834</text:p>
              </table:table-cell>
              <table:table-cell office:value-type="float" office:value="-5.42633560858667">
                <text:p>-5.42633560858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5.22646895330399">
                <text:p>-5.22646895330399</text:p>
              </table:table-cell>
              <table:table-cell office:value-type="float" office:value="-5.61076280241832">
                <text:p>-5.61076280241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71119593735784">
                <text:p>-5.71119593735784</text:p>
              </table:table-cell>
              <table:table-cell office:value-type="float" office:value="-5.69262102525681">
                <text:p>-5.692621025256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.57428099773824">
                <text:p>-6.57428099773824</text:p>
              </table:table-cell>
              <table:table-cell office:value-type="float" office:value="-4.9761625896208">
                <text:p>-4.9761625896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7.35968402447179">
                <text:p>-7.35968402447179</text:p>
              </table:table-cell>
              <table:table-cell office:value-type="float" office:value="-4.59287717984989">
                <text:p>-4.592877179849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.22496094787493">
                <text:p>-8.22496094787493</text:p>
              </table:table-cell>
              <table:table-cell office:value-type="float" office:value="-4.42476404318586">
                <text:p>-4.424764043185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8.94295610813424">
                <text:p>-8.94295610813424</text:p>
              </table:table-cell>
              <table:table-cell office:value-type="float" office:value="-5.31494114827365">
                <text:p>-5.31494114827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.15892807627097">
                <text:p>-9.15892807627097</text:p>
              </table:table-cell>
              <table:table-cell office:value-type="float" office:value="-6.16923516942188">
                <text:p>-6.169235169421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.848277206067">
                <text:p>-8.848277206067</text:p>
              </table:table-cell>
              <table:table-cell office:value-type="float" office:value="-5.23218241287395">
                <text:p>-5.232182412873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.25536939781159">
                <text:p>-8.25536939781159</text:p>
              </table:table-cell>
              <table:table-cell office:value-type="float" office:value="-4.47825699858367">
                <text:p>-4.478256998583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30007748259231">
                <text:p>-7.30007748259231</text:p>
              </table:table-cell>
              <table:table-cell office:value-type="float" office:value="-4.03082317532972">
                <text:p>-4.03082317532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09214369393885">
                <text:p>-7.09214369393885</text:p>
              </table:table-cell>
              <table:table-cell office:value-type="float" office:value="-3.76167411031201">
                <text:p>-3.761674110312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6.7062949067913">
                <text:p>-6.7062949067913</text:p>
              </table:table-cell>
              <table:table-cell office:value-type="float" office:value="-4.64883413026109">
                <text:p>-4.64883413026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7.46084643015638">
                <text:p>-7.46084643015638</text:p>
              </table:table-cell>
              <table:table-cell office:value-type="float" office:value="-5.415363131091">
                <text:p>-5.4153631310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.1657778932713">
                <text:p>-8.1657778932713</text:p>
              </table:table-cell>
              <table:table-cell office:value-type="float" office:value="-5.96296849939972">
                <text:p>-5.96296849939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11628641840071">
                <text:p>-9.11628641840071</text:p>
              </table:table-cell>
              <table:table-cell office:value-type="float" office:value="-6.15270061092451">
                <text:p>-6.15270061092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45560210198164">
                <text:p>-8.45560210198164</text:p>
              </table:table-cell>
              <table:table-cell office:value-type="float" office:value="-5.69642826216295">
                <text:p>-5.696428262162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7.52203364809975">
                <text:p>-7.52203364809975</text:p>
              </table:table-cell>
              <table:table-cell office:value-type="float" office:value="-6.35871902154759">
                <text:p>-6.358719021547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6.79868565127254">
                <text:p>-6.79868565127254</text:p>
              </table:table-cell>
              <table:table-cell office:value-type="float" office:value="-6.16374196577817">
                <text:p>-6.16374196577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49225930543616">
                <text:p>-6.49225930543616</text:p>
              </table:table-cell>
              <table:table-cell office:value-type="float" office:value="-5.87789542181417">
                <text:p>-5.877895421814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6.94465955067426">
                <text:p>-6.94465955067426</text:p>
              </table:table-cell>
              <table:table-cell office:value-type="float" office:value="-6.6466003167443">
                <text:p>-6.64660031674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6.42432789318264">
                <text:p>-6.42432789318264</text:p>
              </table:table-cell>
              <table:table-cell office:value-type="float" office:value="-6.0812227036804">
                <text:p>-6.08122270368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.27077258657664">
                <text:p>-6.27077258657664</text:p>
              </table:table-cell>
              <table:table-cell office:value-type="float" office:value="-5.12179377023131">
                <text:p>-5.121793770231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6.5332765346393">
                <text:p>-6.5332765346393</text:p>
              </table:table-cell>
              <table:table-cell office:value-type="float" office:value="-4.51487987069413">
                <text:p>-4.51487987069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.77346394117922">
                <text:p>-5.77346394117922</text:p>
              </table:table-cell>
              <table:table-cell office:value-type="float" office:value="-4.70705540850759">
                <text:p>-4.707055408507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5.87074535386637">
                <text:p>-5.87074535386637</text:p>
              </table:table-cell>
              <table:table-cell office:value-type="float" office:value="-4.30654869088903">
                <text:p>-4.306548690889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5.97632470494136">
                <text:p>-5.97632470494136</text:p>
              </table:table-cell>
              <table:table-cell office:value-type="float" office:value="-4.59205989679322">
                <text:p>-4.592059896793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.08051458140835">
                <text:p>-6.08051458140835</text:p>
              </table:table-cell>
              <table:table-cell office:value-type="float" office:value="-4.57964929332957">
                <text:p>-4.579649293329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5.99890660913661">
                <text:p>-5.99890660913661</text:p>
              </table:table-cell>
              <table:table-cell office:value-type="float" office:value="-5.09819014323875">
                <text:p>-5.098190143238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.4362259125337">
                <text:p>-6.4362259125337</text:p>
              </table:table-cell>
              <table:table-cell office:value-type="float" office:value="-5.71880741929635">
                <text:p>-5.718807419296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7.12669578474015">
                <text:p>-7.12669578474015</text:p>
              </table:table-cell>
              <table:table-cell office:value-type="float" office:value="-4.97456813929603">
                <text:p>-4.974568139296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.549541387707">
                <text:p>-7.549541387707</text:p>
              </table:table-cell>
              <table:table-cell office:value-type="float" office:value="-3.98085441393778">
                <text:p>-3.980854413937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.63035788480192">
                <text:p>-6.63035788480192</text:p>
              </table:table-cell>
              <table:table-cell office:value-type="float" office:value="-3.28478732099757">
                <text:p>-3.284787320997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6.70291431201622">
                <text:p>-6.70291431201622</text:p>
              </table:table-cell>
              <table:table-cell office:value-type="float" office:value="-3.35930663859472">
                <text:p>-3.35930663859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5.90227951062843">
                <text:p>-5.90227951062843</text:p>
              </table:table-cell>
              <table:table-cell office:value-type="float" office:value="-3.28291817288846">
                <text:p>-3.282918172888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5.29744653822854">
                <text:p>-5.29744653822854</text:p>
              </table:table-cell>
              <table:table-cell office:value-type="float" office:value="-3.7065464775078">
                <text:p>-3.70654647750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5.28067107219249">
                <text:p>-5.28067107219249</text:p>
              </table:table-cell>
              <table:table-cell office:value-type="float" office:value="-2.71797986654565">
                <text:p>-2.717979866545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.78344635199755">
                <text:p>-5.78344635199755</text:p>
              </table:table-cell>
              <table:table-cell office:value-type="float" office:value="-2.60149250691757">
                <text:p>-2.601492506917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.15549626527354">
                <text:p>-6.15549626527354</text:p>
              </table:table-cell>
              <table:table-cell office:value-type="float" office:value="-1.89033022988588">
                <text:p>-1.890330229885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5.80527309281752">
                <text:p>-5.80527309281752</text:p>
              </table:table-cell>
              <table:table-cell office:value-type="float" office:value="-2.59800595836714">
                <text:p>-2.598005958367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4.81736760493368">
                <text:p>-4.81736760493368</text:p>
              </table:table-cell>
              <table:table-cell office:value-type="float" office:value="-1.66472098091617">
                <text:p>-1.664720980916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4.08924511959776">
                <text:p>-4.08924511959776</text:p>
              </table:table-cell>
              <table:table-cell office:value-type="float" office:value="-2.24768195860088">
                <text:p>-2.24768195860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.04425875609741">
                <text:p>-4.04425875609741</text:p>
              </table:table-cell>
              <table:table-cell office:value-type="float" office:value="-1.59019593987614">
                <text:p>-1.590195939876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28613238502294">
                <text:p>-3.28613238502294</text:p>
              </table:table-cell>
              <table:table-cell office:value-type="float" office:value="-1.63795989425853">
                <text:p>-1.637959894258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61072971532121">
                <text:p>-2.61072971532121</text:p>
              </table:table-cell>
              <table:table-cell office:value-type="float" office:value="-1.85800244705752">
                <text:p>-1.858002447057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.73219655221328">
                <text:p>-2.73219655221328</text:p>
              </table:table-cell>
              <table:table-cell office:value-type="float" office:value="-1.83967063343152">
                <text:p>-1.839670633431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3.55598457623273">
                <text:p>-3.55598457623273</text:p>
              </table:table-cell>
              <table:table-cell office:value-type="float" office:value="-0.965355537831783">
                <text:p>-0.9653555378317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95647936360911">
                <text:p>-3.95647936360911</text:p>
              </table:table-cell>
              <table:table-cell office:value-type="float" office:value="-1.19980236468837">
                <text:p>-1.199802364688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4.27793228439987">
                <text:p>-4.27793228439987</text:p>
              </table:table-cell>
              <table:table-cell office:value-type="float" office:value="-0.908906842116267">
                <text:p>-0.9089068421162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4.37900301255286">
                <text:p>-4.37900301255286</text:p>
              </table:table-cell>
              <table:table-cell office:value-type="float" office:value="-0.192845957819372">
                <text:p>-0.1928459578193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4.73729894170538">
                <text:p>-4.73729894170538</text:p>
              </table:table-cell>
              <table:table-cell office:value-type="float" office:value="-0.966452731750906">
                <text:p>-0.9664527317509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.16181177552789">
                <text:p>-4.16181177552789</text:p>
              </table:table-cell>
              <table:table-cell office:value-type="float" office:value="-1.15093815326691">
                <text:p>-1.150938153266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.40838366886601">
                <text:p>-4.40838366886601</text:p>
              </table:table-cell>
              <table:table-cell office:value-type="float" office:value="-0.658440828789026">
                <text:p>-0.6584408287890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.35159529093653">
                <text:p>-5.35159529093653</text:p>
              </table:table-cell>
              <table:table-cell office:value-type="float" office:value="0.23536995286122">
                <text:p>0.235369952861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5.32733357558027">
                <text:p>-5.32733357558027</text:p>
              </table:table-cell>
              <table:table-cell office:value-type="float" office:value="0.201717710588127">
                <text:p>0.2017177105881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5.98928016936407">
                <text:p>-5.98928016936407</text:p>
              </table:table-cell>
              <table:table-cell office:value-type="float" office:value="-0.460923181381077">
                <text:p>-0.46092318138107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6.59028249466792">
                <text:p>-6.59028249466792</text:p>
              </table:table-cell>
              <table:table-cell office:value-type="float" office:value="0.34208503505215">
                <text:p>0.342085035052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.13463817350566">
                <text:p>-7.13463817350566</text:p>
              </table:table-cell>
              <table:table-cell office:value-type="float" office:value="0.0646015009842813">
                <text:p>0.06460150098428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.83058699872345">
                <text:p>-6.83058699872345</text:p>
              </table:table-cell>
              <table:table-cell office:value-type="float" office:value="-0.62703832378611">
                <text:p>-0.627038323786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.35259422939271">
                <text:p>-7.35259422939271</text:p>
              </table:table-cell>
              <table:table-cell office:value-type="float" office:value="-0.232150854542851">
                <text:p>-0.2321508545428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.4298600894399">
                <text:p>-7.4298600894399</text:p>
              </table:table-cell>
              <table:table-cell office:value-type="float" office:value="-0.0868211984634399">
                <text:p>-0.08682119846343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8.35173068195581">
                <text:p>-8.35173068195581</text:p>
              </table:table-cell>
              <table:table-cell office:value-type="float" office:value="-0.446154488250613">
                <text:p>-0.446154488250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.58165340591222">
                <text:p>-7.58165340591222</text:p>
              </table:table-cell>
              <table:table-cell office:value-type="float" office:value="-0.694705849979073">
                <text:p>-0.6947058499790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.28936182335019">
                <text:p>-7.28936182335019</text:p>
              </table:table-cell>
              <table:table-cell office:value-type="float" office:value="0.30398233095184">
                <text:p>0.303982330951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7.78680609539151">
                <text:p>-7.78680609539151</text:p>
              </table:table-cell>
              <table:table-cell office:value-type="float" office:value="-0.372716323006898">
                <text:p>-0.3727163230068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8.17443256173283">
                <text:p>-8.17443256173283</text:p>
              </table:table-cell>
              <table:table-cell office:value-type="float" office:value="-1.27499222150072">
                <text:p>-1.27499222150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8.80842453753576">
                <text:p>-8.80842453753576</text:p>
              </table:table-cell>
              <table:table-cell office:value-type="float" office:value="-0.735629418864846">
                <text:p>-0.7356294188648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8.74828838603571">
                <text:p>-8.74828838603571</text:p>
              </table:table-cell>
              <table:table-cell office:value-type="float" office:value="-1.19733852427453">
                <text:p>-1.197338524274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.60603742720559">
                <text:p>-8.60603742720559</text:p>
              </table:table-cell>
              <table:table-cell office:value-type="float" office:value="-0.579454203136265">
                <text:p>-0.5794542031362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.71852001873776">
                <text:p>-7.71852001873776</text:p>
              </table:table-cell>
              <table:table-cell office:value-type="float" office:value="-0.0635289158672094">
                <text:p>-0.06352891586720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7.6051109591499">
                <text:p>-7.6051109591499</text:p>
              </table:table-cell>
              <table:table-cell office:value-type="float" office:value="0.749695525038987">
                <text:p>0.7496955250389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7.29585283435881">
                <text:p>-7.29585283435881</text:p>
              </table:table-cell>
              <table:table-cell office:value-type="float" office:value="0.263718557078391">
                <text:p>0.2637185570783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.4305306985043">
                <text:p>-6.4305306985043</text:p>
              </table:table-cell>
              <table:table-cell office:value-type="float" office:value="-0.466068680398166">
                <text:p>-0.4660686803981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.42224907223135">
                <text:p>-7.42224907223135</text:p>
              </table:table-cell>
              <table:table-cell office:value-type="float" office:value="-0.813637923914939">
                <text:p>-0.8136379239149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7.54291370837018">
                <text:p>-7.54291370837018</text:p>
              </table:table-cell>
              <table:table-cell office:value-type="float" office:value="-0.930597538594157">
                <text:p>-0.9305975385941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.57286841515452">
                <text:p>-7.57286841515452</text:p>
              </table:table-cell>
              <table:table-cell office:value-type="float" office:value="-1.71719295298681">
                <text:p>-1.71719295298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7.7157612121664">
                <text:p>-7.7157612121664</text:p>
              </table:table-cell>
              <table:table-cell office:value-type="float" office:value="-1.65631425846368">
                <text:p>-1.656314258463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.58453983906657">
                <text:p>-8.58453983906657</text:p>
              </table:table-cell>
              <table:table-cell office:value-type="float" office:value="-1.33372213831171">
                <text:p>-1.33372213831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8.63833079207689">
                <text:p>-8.63833079207689</text:p>
              </table:table-cell>
              <table:table-cell office:value-type="float" office:value="-1.55640651332214">
                <text:p>-1.556406513322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.08580089220777">
                <text:p>-9.08580089220777</text:p>
              </table:table-cell>
              <table:table-cell office:value-type="float" office:value="-1.19907604530454">
                <text:p>-1.199076045304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.86758816847578">
                <text:p>-8.86758816847578</text:p>
              </table:table-cell>
              <table:table-cell office:value-type="float" office:value="-0.246471341699362">
                <text:p>-0.2464713416993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.30222116503865">
                <text:p>-8.30222116503865</text:p>
              </table:table-cell>
              <table:table-cell office:value-type="float" office:value="0.703268047422171">
                <text:p>0.7032680474221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8.28678078809753">
                <text:p>-8.28678078809753</text:p>
              </table:table-cell>
              <table:table-cell office:value-type="float" office:value="0.292257237248123">
                <text:p>0.292257237248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7.66322029288858">
                <text:p>-7.66322029288858</text:p>
              </table:table-cell>
              <table:table-cell office:value-type="float" office:value="0.963559911586344">
                <text:p>0.9635599115863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7.09038051264361">
                <text:p>-7.09038051264361</text:p>
              </table:table-cell>
              <table:table-cell office:value-type="float" office:value="0.647036981303245">
                <text:p>0.647036981303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.13506503636017">
                <text:p>-6.13506503636017</text:p>
              </table:table-cell>
              <table:table-cell office:value-type="float" office:value="1.13664511777461">
                <text:p>1.136645117774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.43780312780291">
                <text:p>-6.43780312780291</text:p>
              </table:table-cell>
              <table:table-cell office:value-type="float" office:value="0.560884707607329">
                <text:p>0.5608847076073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6.65417296160013">
                <text:p>-6.65417296160013</text:p>
              </table:table-cell>
              <table:table-cell office:value-type="float" office:value="1.4080814756453">
                <text:p>1.40808147564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6.2951743225567">
                <text:p>-6.2951743225567</text:p>
              </table:table-cell>
              <table:table-cell office:value-type="float" office:value="1.73021177807823">
                <text:p>1.730211778078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6.06278125289828">
                <text:p>-6.06278125289828</text:p>
              </table:table-cell>
              <table:table-cell office:value-type="float" office:value="1.42622356908396">
                <text:p>1.426223569083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5.78550675883889">
                <text:p>-5.78550675883889</text:p>
              </table:table-cell>
              <table:table-cell office:value-type="float" office:value="1.09505335753784">
                <text:p>1.095053357537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6.12326078023762">
                <text:p>-6.12326078023762</text:p>
              </table:table-cell>
              <table:table-cell office:value-type="float" office:value="0.761252562515438">
                <text:p>0.7612525625154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.67551252851263">
                <text:p>-5.67551252851263</text:p>
              </table:table-cell>
              <table:table-cell office:value-type="float" office:value="1.06621885579079">
                <text:p>1.066218855790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4.8618608773686">
                <text:p>-4.8618608773686</text:p>
              </table:table-cell>
              <table:table-cell office:value-type="float" office:value="1.64429138135165">
                <text:p>1.644291381351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.10441730357707">
                <text:p>-5.10441730357707</text:p>
              </table:table-cell>
              <table:table-cell office:value-type="float" office:value="1.71157832443714">
                <text:p>1.711578324437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36054483056068">
                <text:p>-4.36054483056068</text:p>
              </table:table-cell>
              <table:table-cell office:value-type="float" office:value="0.894664207007736">
                <text:p>0.8946642070077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5.24624257767573">
                <text:p>-5.24624257767573</text:p>
              </table:table-cell>
              <table:table-cell office:value-type="float" office:value="1.46875746874139">
                <text:p>1.468757468741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5.4431881592609">
                <text:p>-5.4431881592609</text:p>
              </table:table-cell>
              <table:table-cell office:value-type="float" office:value="2.08169284369797">
                <text:p>2.08169284369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.81558403698728">
                <text:p>-4.81558403698728</text:p>
              </table:table-cell>
              <table:table-cell office:value-type="float" office:value="2.67154210526496">
                <text:p>2.671542105264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.2526473836042">
                <text:p>-5.2526473836042</text:p>
              </table:table-cell>
              <table:table-cell office:value-type="float" office:value="3.39729792717844">
                <text:p>3.397297927178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.42919652210549">
                <text:p>-4.42919652210549</text:p>
              </table:table-cell>
              <table:table-cell office:value-type="float" office:value="2.99111273186281">
                <text:p>2.991112731862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.32913387753069">
                <text:p>-4.32913387753069</text:p>
              </table:table-cell>
              <table:table-cell office:value-type="float" office:value="2.35185257811099">
                <text:p>2.351852578110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.93146243412048">
                <text:p>-3.93146243412048</text:p>
              </table:table-cell>
              <table:table-cell office:value-type="float" office:value="2.49574256455526">
                <text:p>2.495742564555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.21636980911717">
                <text:p>-3.21636980911717</text:p>
              </table:table-cell>
              <table:table-cell office:value-type="float" office:value="2.646235531196">
                <text:p>2.6462355311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.44760808255523">
                <text:p>-3.44760808255523</text:p>
              </table:table-cell>
              <table:table-cell office:value-type="float" office:value="3.01284351712093">
                <text:p>3.012843517120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.60888583119959">
                <text:p>-2.60888583119959</text:p>
              </table:table-cell>
              <table:table-cell office:value-type="float" office:value="2.59546822076663">
                <text:p>2.59546822076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91724578617141">
                <text:p>-1.91724578617141</text:p>
              </table:table-cell>
              <table:table-cell office:value-type="float" office:value="2.15720476862043">
                <text:p>2.157204768620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.04172364389524">
                <text:p>-2.04172364389524</text:p>
              </table:table-cell>
              <table:table-cell office:value-type="float" office:value="2.70657675014809">
                <text:p>2.706576750148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93412352912128">
                <text:p>-2.93412352912128</text:p>
              </table:table-cell>
              <table:table-cell office:value-type="float" office:value="2.01073703169823">
                <text:p>2.010737031698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.30641184188426">
                <text:p>-2.30641184188426</text:p>
              </table:table-cell>
              <table:table-cell office:value-type="float" office:value="2.13552546547726">
                <text:p>2.135525465477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58670230582356">
                <text:p>-1.58670230582356</text:p>
              </table:table-cell>
              <table:table-cell office:value-type="float" office:value="1.56429788982496">
                <text:p>1.564297889824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00327539583668">
                <text:p>-1.00327539583668</text:p>
              </table:table-cell>
              <table:table-cell office:value-type="float" office:value="0.898378289770335">
                <text:p>0.8983782897703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65621383581311">
                <text:p>-1.65621383581311</text:p>
              </table:table-cell>
              <table:table-cell office:value-type="float" office:value="0.690397450700402">
                <text:p>0.6903974507004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79622067604214">
                <text:p>-0.79622067604214</text:p>
              </table:table-cell>
              <table:table-cell office:value-type="float" office:value="0.702397617977113">
                <text:p>0.7023976179771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.76202115090564">
                <text:p>-1.76202115090564</text:p>
              </table:table-cell>
              <table:table-cell office:value-type="float" office:value="1.65785654075444">
                <text:p>1.657856540754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46193955512717">
                <text:p>-2.46193955512717</text:p>
              </table:table-cell>
              <table:table-cell office:value-type="float" office:value="2.65482233371586">
                <text:p>2.654822333715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.10355248814449">
                <text:p>-3.10355248814449</text:p>
              </table:table-cell>
              <table:table-cell office:value-type="float" office:value="3.06125337211415">
                <text:p>3.061253372114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3.68912451248616">
                <text:p>-3.68912451248616</text:p>
              </table:table-cell>
              <table:table-cell office:value-type="float" office:value="2.52402313612401">
                <text:p>2.524023136124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4.08785425545648">
                <text:p>-4.08785425545648</text:p>
              </table:table-cell>
              <table:table-cell office:value-type="float" office:value="2.68629705812782">
                <text:p>2.686297058127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.62036608671769">
                <text:p>-3.62036608671769</text:p>
              </table:table-cell>
              <table:table-cell office:value-type="float" office:value="2.83211898198351">
                <text:p>2.832118981983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.87849722942337">
                <text:p>-2.87849722942337</text:p>
              </table:table-cell>
              <table:table-cell office:value-type="float" office:value="3.52289386326447">
                <text:p>3.522893863264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3.86293701920658">
                <text:p>-3.86293701920658</text:p>
              </table:table-cell>
              <table:table-cell office:value-type="float" office:value="3.15538963116705">
                <text:p>3.155389631167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.43191920639947">
                <text:p>-3.43191920639947</text:p>
              </table:table-cell>
              <table:table-cell office:value-type="float" office:value="3.69302915781736">
                <text:p>3.693029157817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3.85649970546365">
                <text:p>-3.85649970546365</text:p>
              </table:table-cell>
              <table:table-cell office:value-type="float" office:value="3.60575229302049">
                <text:p>3.605752293020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3.01691879006103">
                <text:p>-3.01691879006103</text:p>
              </table:table-cell>
              <table:table-cell office:value-type="float" office:value="3.12565291952342">
                <text:p>3.125652919523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.76674297032878">
                <text:p>-2.76674297032878</text:p>
              </table:table-cell>
              <table:table-cell office:value-type="float" office:value="2.38669264549389">
                <text:p>2.386692645493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24644120922312">
                <text:p>-2.24644120922312</text:p>
              </table:table-cell>
              <table:table-cell office:value-type="float" office:value="1.56813598610461">
                <text:p>1.568135986104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40195086784661">
                <text:p>-1.40195086784661</text:p>
              </table:table-cell>
              <table:table-cell office:value-type="float" office:value="2.01786850672215">
                <text:p>2.017868506722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25722549622878">
                <text:p>-1.25722549622878</text:p>
              </table:table-cell>
              <table:table-cell office:value-type="float" office:value="2.88286405056715">
                <text:p>2.882864050567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79494263604283">
                <text:p>-1.79494263604283</text:p>
              </table:table-cell>
              <table:table-cell office:value-type="float" office:value="3.32941389316693">
                <text:p>3.329413893166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2.39120910316706">
                <text:p>-2.39120910316706</text:p>
              </table:table-cell>
              <table:table-cell office:value-type="float" office:value="3.94817598257214">
                <text:p>3.948175982572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2.74210741464049">
                <text:p>-2.74210741464049</text:p>
              </table:table-cell>
              <table:table-cell office:value-type="float" office:value="3.23901386978105">
                <text:p>3.239013869781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2.46709007909521">
                <text:p>-2.46709007909521</text:p>
              </table:table-cell>
              <table:table-cell office:value-type="float" office:value="4.21176575869322">
                <text:p>4.211765758693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41758597828448">
                <text:p>-2.41758597828448</text:p>
              </table:table-cell>
              <table:table-cell office:value-type="float" office:value="4.60019144415855">
                <text:p>4.60019144415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2.11104644834995">
                <text:p>-2.11104644834995</text:p>
              </table:table-cell>
              <table:table-cell office:value-type="float" office:value="4.92549892282113">
                <text:p>4.925498922821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42903630854562">
                <text:p>-2.42903630854562</text:p>
              </table:table-cell>
              <table:table-cell office:value-type="float" office:value="4.25643792003393">
                <text:p>4.256437920033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2.4000495262444">
                <text:p>-2.4000495262444</text:p>
              </table:table-cell>
              <table:table-cell office:value-type="float" office:value="4.18975749099627">
                <text:p>4.189757490996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2.47786553576589">
                <text:p>-2.47786553576589</text:p>
              </table:table-cell>
              <table:table-cell office:value-type="float" office:value="4.06588578596711">
                <text:p>4.065885785967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2.17125824745744">
                <text:p>-2.17125824745744</text:p>
              </table:table-cell>
              <table:table-cell office:value-type="float" office:value="4.46543017169461">
                <text:p>4.465430171694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96760268090293">
                <text:p>-2.96760268090293</text:p>
              </table:table-cell>
              <table:table-cell office:value-type="float" office:value="4.37201494630426">
                <text:p>4.372014946304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.55428683105856">
                <text:p>-2.55428683105856</text:p>
              </table:table-cell>
              <table:table-cell office:value-type="float" office:value="3.44514035992324">
                <text:p>3.445140359923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80217838939279">
                <text:p>-1.80217838939279</text:p>
              </table:table-cell>
              <table:table-cell office:value-type="float" office:value="3.90739117050543">
                <text:p>3.907391170505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.63321675313637">
                <text:p>-2.63321675313637</text:p>
              </table:table-cell>
              <table:table-cell office:value-type="float" office:value="4.02024262910709">
                <text:p>4.020242629107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86944691743702">
                <text:p>-1.86944691743702</text:p>
              </table:table-cell>
              <table:table-cell office:value-type="float" office:value="4.44587774947286">
                <text:p>4.445877749472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24676679819822">
                <text:p>-1.24676679819822</text:p>
              </table:table-cell>
              <table:table-cell office:value-type="float" office:value="4.89101511146873">
                <text:p>4.8910151114687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342402976006269">
                <text:p>-0.342402976006269</text:p>
              </table:table-cell>
              <table:table-cell office:value-type="float" office:value="4.51960142701864">
                <text:p>4.519601427018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07329870015383">
                <text:p>0.507329870015383</text:p>
              </table:table-cell>
              <table:table-cell office:value-type="float" office:value="5.29340447578579">
                <text:p>5.293404475785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0357050942257">
                <text:p>0.30357050942257</text:p>
              </table:table-cell>
              <table:table-cell office:value-type="float" office:value="6.01770788617432">
                <text:p>6.017707886174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304821756668389">
                <text:p>-0.304821756668389</text:p>
              </table:table-cell>
              <table:table-cell office:value-type="float" office:value="5.07257616287097">
                <text:p>5.072576162870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49094684701413">
                <text:p>0.349094684701413</text:p>
              </table:table-cell>
              <table:table-cell office:value-type="float" office:value="5.37644940707833">
                <text:p>5.376449407078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313886759802699">
                <text:p>-0.313886759802699</text:p>
              </table:table-cell>
              <table:table-cell office:value-type="float" office:value="5.90352341672406">
                <text:p>5.903523416724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451628230512142">
                <text:p>-0.451628230512142</text:p>
              </table:table-cell>
              <table:table-cell office:value-type="float" office:value="5.9343840428628">
                <text:p>5.93438404286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25004226854071">
                <text:p>-1.25004226854071</text:p>
              </table:table-cell>
              <table:table-cell office:value-type="float" office:value="6.49480125913397">
                <text:p>6.494801259133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77539067855105">
                <text:p>-1.77539067855105</text:p>
              </table:table-cell>
              <table:table-cell office:value-type="float" office:value="7.2754080905579">
                <text:p>7.27540809055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.51885455241427">
                <text:p>-2.51885455241427</text:p>
              </table:table-cell>
              <table:table-cell office:value-type="float" office:value="6.37349213520065">
                <text:p>6.373492135200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.00348996650428">
                <text:p>-3.00348996650428</text:p>
              </table:table-cell>
              <table:table-cell office:value-type="float" office:value="6.25798566127196">
                <text:p>6.257985661271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.81621918827295">
                <text:p>-2.81621918827295</text:p>
              </table:table-cell>
              <table:table-cell office:value-type="float" office:value="6.23667577467859">
                <text:p>6.236675774678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.31371597619727">
                <text:p>-2.31371597619727</text:p>
              </table:table-cell>
              <table:table-cell office:value-type="float" office:value="5.79358547087759">
                <text:p>5.793585470877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.1757141132839">
                <text:p>-3.1757141132839</text:p>
              </table:table-cell>
              <table:table-cell office:value-type="float" office:value="6.28799779107794">
                <text:p>6.2879977910779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.34095438010991">
                <text:p>-3.34095438010991</text:p>
              </table:table-cell>
              <table:table-cell office:value-type="float" office:value="6.58400174416602">
                <text:p>6.584001744166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.83260243898258">
                <text:p>-3.83260243898258</text:p>
              </table:table-cell>
              <table:table-cell office:value-type="float" office:value="6.19693001639098">
                <text:p>6.196930016390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.30014645354822">
                <text:p>-3.30014645354822</text:p>
              </table:table-cell>
              <table:table-cell office:value-type="float" office:value="6.53425315720961">
                <text:p>6.534253157209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.51055886456743">
                <text:p>-3.51055886456743</text:p>
              </table:table-cell>
              <table:table-cell office:value-type="float" office:value="6.51847633393481">
                <text:p>6.518476333934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.6539870002307">
                <text:p>-2.6539870002307</text:p>
              </table:table-cell>
              <table:table-cell office:value-type="float" office:value="5.86706421989948">
                <text:p>5.867064219899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3.09705501468852">
                <text:p>-3.09705501468852</text:p>
              </table:table-cell>
              <table:table-cell office:value-type="float" office:value="6.39954168209806">
                <text:p>6.399541682098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.42078732559457">
                <text:p>-2.42078732559457</text:p>
              </table:table-cell>
              <table:table-cell office:value-type="float" office:value="5.45823309989646">
                <text:p>5.458233099896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60461717750877">
                <text:p>-1.60461717750877</text:p>
              </table:table-cell>
              <table:table-cell office:value-type="float" office:value="5.32570083392784">
                <text:p>5.325700833927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.00113240396604">
                <text:p>-2.00113240396604</text:p>
              </table:table-cell>
              <table:table-cell office:value-type="float" office:value="6.28661037236452">
                <text:p>6.286610372364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86056533874944">
                <text:p>-1.86056533874944</text:p>
              </table:table-cell>
              <table:table-cell office:value-type="float" office:value="5.70296713896096">
                <text:p>5.702967138960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.34959469828755">
                <text:p>-2.34959469828755</text:p>
              </table:table-cell>
              <table:table-cell office:value-type="float" office:value="6.14408194180578">
                <text:p>6.144081941805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.80964102037251">
                <text:p>-2.80964102037251</text:p>
              </table:table-cell>
              <table:table-cell office:value-type="float" office:value="5.27719282079488">
                <text:p>5.277192820794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.40884830523282">
                <text:p>-3.40884830523282</text:p>
              </table:table-cell>
              <table:table-cell office:value-type="float" office:value="5.84139626519755">
                <text:p>5.841396265197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.70870337914675">
                <text:p>-3.70870337914675</text:p>
              </table:table-cell>
              <table:table-cell office:value-type="float" office:value="5.84769388008863">
                <text:p>5.847693880088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.98931800248101">
                <text:p>-3.98931800248101</text:p>
              </table:table-cell>
              <table:table-cell office:value-type="float" office:value="5.54211516445503">
                <text:p>5.542115164455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32448443491012">
                <text:p>-3.32448443491012</text:p>
              </table:table-cell>
              <table:table-cell office:value-type="float" office:value="5.59308160934597">
                <text:p>5.593081609345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.7424901034683">
                <text:p>-3.7424901034683</text:p>
              </table:table-cell>
              <table:table-cell office:value-type="float" office:value="4.69646452926099">
                <text:p>4.696464529260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.02094478299841">
                <text:p>-3.02094478299841</text:p>
              </table:table-cell>
              <table:table-cell office:value-type="float" office:value="4.18549209181219">
                <text:p>4.1854920918121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.72816252009943">
                <text:p>-2.72816252009943</text:p>
              </table:table-cell>
              <table:table-cell office:value-type="float" office:value="3.22654686821625">
                <text:p>3.226546868216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.09033729322255">
                <text:p>-3.09033729322255</text:p>
              </table:table-cell>
              <table:table-cell office:value-type="float" office:value="2.39135892828926">
                <text:p>2.391358928289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.00335945142433">
                <text:p>-4.00335945142433</text:p>
              </table:table-cell>
              <table:table-cell office:value-type="float" office:value="2.4533458580263">
                <text:p>2.45334585802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.47878807969391">
                <text:p>-4.47878807969391</text:p>
              </table:table-cell>
              <table:table-cell office:value-type="float" office:value="2.5604459438473">
                <text:p>2.560445943847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5.44310763385147">
                <text:p>-5.44310763385147</text:p>
              </table:table-cell>
              <table:table-cell office:value-type="float" office:value="2.47896222770214">
                <text:p>2.478962227702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5.15013225236908">
                <text:p>-5.15013225236908</text:p>
              </table:table-cell>
              <table:table-cell office:value-type="float" office:value="3.08417252404615">
                <text:p>3.08417252404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5.93852654797956">
                <text:p>-5.93852654797956</text:p>
              </table:table-cell>
              <table:table-cell office:value-type="float" office:value="3.47294680774212">
                <text:p>3.472946807742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5.98751058243215">
                <text:p>-5.98751058243215</text:p>
              </table:table-cell>
              <table:table-cell office:value-type="float" office:value="2.50229952018708">
                <text:p>2.502299520187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5.74068411067128">
                <text:p>-5.74068411067128</text:p>
              </table:table-cell>
              <table:table-cell office:value-type="float" office:value="1.55339021328837">
                <text:p>1.553390213288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6.30704009300098">
                <text:p>-6.30704009300098</text:p>
              </table:table-cell>
              <table:table-cell office:value-type="float" office:value="2.44739833660424">
                <text:p>2.447398336604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6.34378720493987">
                <text:p>-6.34378720493987</text:p>
              </table:table-cell>
              <table:table-cell office:value-type="float" office:value="2.73580361390486">
                <text:p>2.735803613904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6.79272644501179">
                <text:p>-6.79272644501179</text:p>
              </table:table-cell>
              <table:table-cell office:value-type="float" office:value="3.72688933089375">
                <text:p>3.72688933089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5.91880486113951">
                <text:p>-5.91880486113951</text:p>
              </table:table-cell>
              <table:table-cell office:value-type="float" office:value="3.84601599210873">
                <text:p>3.846015992108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6.04993018507957">
                <text:p>-6.04993018507957</text:p>
              </table:table-cell>
              <table:table-cell office:value-type="float" office:value="4.08387728407979">
                <text:p>4.083877284079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6.7711093518883">
                <text:p>-6.7711093518883</text:p>
              </table:table-cell>
              <table:table-cell office:value-type="float" office:value="4.82746528182179">
                <text:p>4.8274652818217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7.48318090941757">
                <text:p>-7.48318090941757</text:p>
              </table:table-cell>
              <table:table-cell office:value-type="float" office:value="4.20621966710314">
                <text:p>4.206219667103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7.72541753435507">
                <text:p>-7.72541753435507</text:p>
              </table:table-cell>
              <table:table-cell office:value-type="float" office:value="4.03467172849923">
                <text:p>4.034671728499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7.85241176141426">
                <text:p>-7.85241176141426</text:p>
              </table:table-cell>
              <table:table-cell office:value-type="float" office:value="4.59705247590318">
                <text:p>4.597052475903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7.86142804706469">
                <text:p>-7.86142804706469</text:p>
              </table:table-cell>
              <table:table-cell office:value-type="float" office:value="3.76163976406679">
                <text:p>3.761639764066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7.00849307142198">
                <text:p>-7.00849307142198</text:p>
              </table:table-cell>
              <table:table-cell office:value-type="float" office:value="4.41973370872438">
                <text:p>4.419733708724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7.13557102065533">
                <text:p>-7.13557102065533</text:p>
              </table:table-cell>
              <table:table-cell office:value-type="float" office:value="4.28101419145241">
                <text:p>4.281014191452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8.12000514939427">
                <text:p>-8.12000514939427</text:p>
              </table:table-cell>
              <table:table-cell office:value-type="float" office:value="4.3538620187901">
                <text:p>4.35386201879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9.03224262641743">
                <text:p>-9.03224262641743</text:p>
              </table:table-cell>
              <table:table-cell office:value-type="float" office:value="4.53253361815587">
                <text:p>4.532533618155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9.52648088848218">
                <text:p>-9.52648088848218</text:p>
              </table:table-cell>
              <table:table-cell office:value-type="float" office:value="4.85995219508186">
                <text:p>4.8599521950818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9.72511429945007">
                <text:p>-9.72511429945007</text:p>
              </table:table-cell>
              <table:table-cell office:value-type="float" office:value="5.49274859623984">
                <text:p>5.492748596239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9.71586724696681">
                <text:p>-9.71586724696681</text:p>
              </table:table-cell>
              <table:table-cell office:value-type="float" office:value="6.14089981792495">
                <text:p>6.140899817924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0.4438829929568">
                <text:p>-10.4438829929568</text:p>
              </table:table-cell>
              <table:table-cell office:value-type="float" office:value="6.99729393702">
                <text:p>6.997293937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1.2141255666502">
                <text:p>-11.2141255666502</text:p>
              </table:table-cell>
              <table:table-cell office:value-type="float" office:value="7.8732504886575">
                <text:p>7.87325048865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1.514187045861">
                <text:p>-11.514187045861</text:p>
              </table:table-cell>
              <table:table-cell office:value-type="float" office:value="6.95708410441875">
                <text:p>6.95708410441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1.7505090157501">
                <text:p>-11.7505090157501</text:p>
              </table:table-cell>
              <table:table-cell office:value-type="float" office:value="6.95864382060245">
                <text:p>6.958643820602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2.4742251751013">
                <text:p>-12.4742251751013</text:p>
              </table:table-cell>
              <table:table-cell office:value-type="float" office:value="7.34585631499067">
                <text:p>7.345856314990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2.7560200933367">
                <text:p>-12.7560200933367</text:p>
              </table:table-cell>
              <table:table-cell office:value-type="float" office:value="8.2023665541783">
                <text:p>8.20236655417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2.6967304269783">
                <text:p>-12.6967304269783</text:p>
              </table:table-cell>
              <table:table-cell office:value-type="float" office:value="8.26184563990682">
                <text:p>8.261845639906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2.065211114008">
                <text:p>-12.065211114008</text:p>
              </table:table-cell>
              <table:table-cell office:value-type="float" office:value="7.82995524350554">
                <text:p>7.829955243505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2.9828965719789">
                <text:p>-12.9828965719789</text:p>
              </table:table-cell>
              <table:table-cell office:value-type="float" office:value="8.51309313392267">
                <text:p>8.513093133922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2.3117148582824">
                <text:p>-12.3117148582824</text:p>
              </table:table-cell>
              <table:table-cell office:value-type="float" office:value="8.48755035689101">
                <text:p>8.487550356891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1.9782814509235">
                <text:p>-11.9782814509235</text:p>
              </table:table-cell>
              <table:table-cell office:value-type="float" office:value="8.12444594455883">
                <text:p>8.124445944558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2.3153848983347">
                <text:p>-12.3153848983347</text:p>
              </table:table-cell>
              <table:table-cell office:value-type="float" office:value="8.5692275390029">
                <text:p>8.56922753900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1.5646657184698">
                <text:p>-11.5646657184698</text:p>
              </table:table-cell>
              <table:table-cell office:value-type="float" office:value="7.93614177592099">
                <text:p>7.936141775920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.2918483596295">
                <text:p>-12.2918483596295</text:p>
              </table:table-cell>
              <table:table-cell office:value-type="float" office:value="8.26598648633808">
                <text:p>8.265986486338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2.2732426552102">
                <text:p>-12.2732426552102</text:p>
              </table:table-cell>
              <table:table-cell office:value-type="float" office:value="7.48875091737136">
                <text:p>7.4887509173713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2.3281366182491">
                <text:p>-12.3281366182491</text:p>
              </table:table-cell>
              <table:table-cell office:value-type="float" office:value="8.22189925890416">
                <text:p>8.2218992589041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1.9407869256102">
                <text:p>-11.9407869256102</text:p>
              </table:table-cell>
              <table:table-cell office:value-type="float" office:value="8.80133520439267">
                <text:p>8.801335204392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2.1165960282087">
                <text:p>-12.1165960282087</text:p>
              </table:table-cell>
              <table:table-cell office:value-type="float" office:value="8.98323441343382">
                <text:p>8.983234413433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1.8184160133824">
                <text:p>-11.8184160133824</text:p>
              </table:table-cell>
              <table:table-cell office:value-type="float" office:value="9.37265881663188">
                <text:p>9.372658816631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1.337067516055">
                <text:p>-11.337067516055</text:p>
              </table:table-cell>
              <table:table-cell office:value-type="float" office:value="8.39726944547147">
                <text:p>8.397269445471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0.7117336662486">
                <text:p>-10.7117336662486</text:p>
              </table:table-cell>
              <table:table-cell office:value-type="float" office:value="8.22009605681524">
                <text:p>8.220096056815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1.2460726201534">
                <text:p>-11.2460726201534</text:p>
              </table:table-cell>
              <table:table-cell office:value-type="float" office:value="7.76276018517092">
                <text:p>7.762760185170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1.8205976458266">
                <text:p>-11.8205976458266</text:p>
              </table:table-cell>
              <table:table-cell office:value-type="float" office:value="7.46391387237236">
                <text:p>7.463913872372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1.7584189879708">
                <text:p>-11.7584189879708</text:p>
              </table:table-cell>
              <table:table-cell office:value-type="float" office:value="6.51391674624756">
                <text:p>6.513916746247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2.2877559964545">
                <text:p>-12.2877559964545</text:p>
              </table:table-cell>
              <table:table-cell office:value-type="float" office:value="6.9044080353342">
                <text:p>6.90440803533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2.0473895147443">
                <text:p>-12.0473895147443</text:p>
              </table:table-cell>
              <table:table-cell office:value-type="float" office:value="7.77923986222595">
                <text:p>7.779239862225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2.8312406437472">
                <text:p>-12.8312406437472</text:p>
              </table:table-cell>
              <table:table-cell office:value-type="float" office:value="8.18502254178748">
                <text:p>8.185022541787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2.7514097327366">
                <text:p>-12.7514097327366</text:p>
              </table:table-cell>
              <table:table-cell office:value-type="float" office:value="8.43328153947368">
                <text:p>8.433281539473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1.8469160445966">
                <text:p>-11.8469160445966</text:p>
              </table:table-cell>
              <table:table-cell office:value-type="float" office:value="8.7444762988016">
                <text:p>8.74447629880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1.1169611378573">
                <text:p>-11.1169611378573</text:p>
              </table:table-cell>
              <table:table-cell office:value-type="float" office:value="8.54788261000067">
                <text:p>8.547882610000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0.9082122170366">
                <text:p>-10.9082122170366</text:p>
              </table:table-cell>
              <table:table-cell office:value-type="float" office:value="9.05138862039894">
                <text:p>9.051388620398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.99698109086603">
                <text:p>-9.99698109086603</text:p>
              </table:table-cell>
              <table:table-cell office:value-type="float" office:value="9.38836076157168">
                <text:p>9.3883607615716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9.00026321411133">
                <text:p>-9.00026321411133</text:p>
              </table:table-cell>
              <table:table-cell office:value-type="float" office:value="9.78203413682058">
                <text:p>9.782034136820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9.35332724172622">
                <text:p>-9.35332724172622</text:p>
              </table:table-cell>
              <table:table-cell office:value-type="float" office:value="10.4997518416494">
                <text:p>10.49975184164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9.56158050335944">
                <text:p>-9.56158050335944</text:p>
              </table:table-cell>
              <table:table-cell office:value-type="float" office:value="9.53570561762899">
                <text:p>9.535705617628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9.16421687183902">
                <text:p>-9.16421687183902</text:p>
              </table:table-cell>
              <table:table-cell office:value-type="float" office:value="9.09733317280188">
                <text:p>9.097333172801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0.0418474222533">
                <text:p>-10.0418474222533</text:p>
              </table:table-cell>
              <table:table-cell office:value-type="float" office:value="9.94977164035663">
                <text:p>9.949771640356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9.3207546947524">
                <text:p>-9.3207546947524</text:p>
              </table:table-cell>
              <table:table-cell office:value-type="float" office:value="9.85018681036308">
                <text:p>9.850186810363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9.37587686674669">
                <text:p>-9.37587686674669</text:p>
              </table:table-cell>
              <table:table-cell office:value-type="float" office:value="8.90258570760489">
                <text:p>8.9025857076048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9.59803252201527">
                <text:p>-9.59803252201527</text:p>
              </table:table-cell>
              <table:table-cell office:value-type="float" office:value="9.40735546033829">
                <text:p>9.407355460338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9.59368067933247">
                <text:p>-9.59368067933247</text:p>
              </table:table-cell>
              <table:table-cell office:value-type="float" office:value="8.69107468239963">
                <text:p>8.691074682399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9.44364153919742">
                <text:p>-9.44364153919742</text:p>
              </table:table-cell>
              <table:table-cell office:value-type="float" office:value="8.57316922629252">
                <text:p>8.573169226292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8.85786120593548">
                <text:p>-8.85786120593548</text:p>
              </table:table-cell>
              <table:table-cell office:value-type="float" office:value="7.58789459289983">
                <text:p>7.58789459289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9.41271648230031">
                <text:p>-9.41271648230031</text:p>
              </table:table-cell>
              <table:table-cell office:value-type="float" office:value="6.72775640245527">
                <text:p>6.727756402455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0.1754951016046">
                <text:p>-10.1754951016046</text:p>
              </table:table-cell>
              <table:table-cell office:value-type="float" office:value="6.04685137746856">
                <text:p>6.046851377468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0.6995574655011">
                <text:p>-10.6995574655011</text:p>
              </table:table-cell>
              <table:table-cell office:value-type="float" office:value="5.34547294955701">
                <text:p>5.345472949557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1.184382006526">
                <text:p>-11.184382006526</text:p>
              </table:table-cell>
              <table:table-cell office:value-type="float" office:value="5.21172672696412">
                <text:p>5.211726726964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1.0437982250005">
                <text:p>-11.0437982250005</text:p>
              </table:table-cell>
              <table:table-cell office:value-type="float" office:value="5.54624312976375">
                <text:p>5.546243129763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1.9809565716423">
                <text:p>-11.9809565716423</text:p>
              </table:table-cell>
              <table:table-cell office:value-type="float" office:value="5.96664912672713">
                <text:p>5.966649126727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2.2150097871199">
                <text:p>-12.2150097871199</text:p>
              </table:table-cell>
              <table:table-cell office:value-type="float" office:value="4.96860474860296">
                <text:p>4.968604748602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3.1367589598522">
                <text:p>-13.1367589598522</text:p>
              </table:table-cell>
              <table:table-cell office:value-type="float" office:value="4.6704692854546">
                <text:p>4.67046928545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2.8443732121959">
                <text:p>-12.8443732121959</text:p>
              </table:table-cell>
              <table:table-cell office:value-type="float" office:value="5.26809956133366">
                <text:p>5.268099561333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3.5494745187461">
                <text:p>-13.5494745187461</text:p>
              </table:table-cell>
              <table:table-cell office:value-type="float" office:value="5.59372838074341">
                <text:p>5.593728380743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2.6795428446494">
                <text:p>-12.6795428446494</text:p>
              </table:table-cell>
              <table:table-cell office:value-type="float" office:value="6.47069592634216">
                <text:p>6.470695926342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2.9309863247909">
                <text:p>-12.9309863247909</text:p>
              </table:table-cell>
              <table:table-cell office:value-type="float" office:value="5.91422248259187">
                <text:p>5.914222482591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3.2210351047106">
                <text:p>-13.2210351047106</text:p>
              </table:table-cell>
              <table:table-cell office:value-type="float" office:value="6.29530090419576">
                <text:p>6.295300904195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3.428980957251">
                <text:p>-13.428980957251</text:p>
              </table:table-cell>
              <table:table-cell office:value-type="float" office:value="6.64561674650759">
                <text:p>6.645616746507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4.3496290170588">
                <text:p>-14.3496290170588</text:p>
              </table:table-cell>
              <table:table-cell office:value-type="float" office:value="6.23456699494273">
                <text:p>6.234566994942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5.0383331282064">
                <text:p>-15.0383331282064</text:p>
              </table:table-cell>
              <table:table-cell office:value-type="float" office:value="6.87197052966803">
                <text:p>6.871970529668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5.5225213849917">
                <text:p>-15.5225213849917</text:p>
              </table:table-cell>
              <table:table-cell office:value-type="float" office:value="7.5260889865458">
                <text:p>7.52608898654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4.7796764052473">
                <text:p>-14.7796764052473</text:p>
              </table:table-cell>
              <table:table-cell office:value-type="float" office:value="7.24983414728195">
                <text:p>7.2498341472819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4.9345615324564">
                <text:p>-14.9345615324564</text:p>
              </table:table-cell>
              <table:table-cell office:value-type="float" office:value="7.53042146470398">
                <text:p>7.530421464703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4.8468553144485">
                <text:p>-14.8468553144485</text:p>
              </table:table-cell>
              <table:table-cell office:value-type="float" office:value="7.44936122978106">
                <text:p>7.4493612297810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4.4850354362279">
                <text:p>-14.4850354362279</text:p>
              </table:table-cell>
              <table:table-cell office:value-type="float" office:value="6.66298108361661">
                <text:p>6.6629810836166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4.5774247162044">
                <text:p>-14.5774247162044</text:p>
              </table:table-cell>
              <table:table-cell office:value-type="float" office:value="6.233463765122">
                <text:p>6.2334637651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4.8477151980624">
                <text:p>-14.8477151980624</text:p>
              </table:table-cell>
              <table:table-cell office:value-type="float" office:value="5.2791064097546">
                <text:p>5.279106409754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4.9393909228966">
                <text:p>-14.9393909228966</text:p>
              </table:table-cell>
              <table:table-cell office:value-type="float" office:value="5.47590234689415">
                <text:p>5.475902346894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4.5789080969989">
                <text:p>-14.5789080969989</text:p>
              </table:table-cell>
              <table:table-cell office:value-type="float" office:value="5.9160790857859">
                <text:p>5.91607908578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5.0639574928209">
                <text:p>-15.0639574928209</text:p>
              </table:table-cell>
              <table:table-cell office:value-type="float" office:value="6.00391027797014">
                <text:p>6.003910277970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5.9389060451649">
                <text:p>-15.9389060451649</text:p>
              </table:table-cell>
              <table:table-cell office:value-type="float" office:value="5.32453979924321">
                <text:p>5.3245397992432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6.7803708892316">
                <text:p>-16.7803708892316</text:p>
              </table:table-cell>
              <table:table-cell office:value-type="float" office:value="5.24349781824276">
                <text:p>5.243497818242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7.6897460687906">
                <text:p>-17.6897460687906</text:p>
              </table:table-cell>
              <table:table-cell office:value-type="float" office:value="4.85544040193781">
                <text:p>4.855440401937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6.953081949614">
                <text:p>-16.953081949614</text:p>
              </table:table-cell>
              <table:table-cell office:value-type="float" office:value="5.41643276577815">
                <text:p>5.416432765778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6.3760444535874">
                <text:p>-16.3760444535874</text:p>
              </table:table-cell>
              <table:table-cell office:value-type="float" office:value="5.45732378400862">
                <text:p>5.457323784008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7.1348402490839">
                <text:p>-17.1348402490839</text:p>
              </table:table-cell>
              <table:table-cell office:value-type="float" office:value="5.18607379030436">
                <text:p>5.186073790304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7.2856102697551">
                <text:p>-17.2856102697551</text:p>
              </table:table-cell>
              <table:table-cell office:value-type="float" office:value="4.86695035500452">
                <text:p>4.866950355004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7.5804821378551">
                <text:p>-17.5804821378551</text:p>
              </table:table-cell>
              <table:table-cell office:value-type="float" office:value="4.83127713296562">
                <text:p>4.831277132965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7.5259343925864">
                <text:p>-17.5259343925864</text:p>
              </table:table-cell>
              <table:table-cell office:value-type="float" office:value="5.79362096497789">
                <text:p>5.7936209649778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7.0281406189315">
                <text:p>-17.0281406189315</text:p>
              </table:table-cell>
              <table:table-cell office:value-type="float" office:value="6.789253893774">
                <text:p>6.7892538937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6.5910376110114">
                <text:p>-16.5910376110114</text:p>
              </table:table-cell>
              <table:table-cell office:value-type="float" office:value="6.30176049750298">
                <text:p>6.301760497502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5.6750046038069">
                <text:p>-15.6750046038069</text:p>
              </table:table-cell>
              <table:table-cell office:value-type="float" office:value="7.21109688002616">
                <text:p>7.211096880026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5.5081877158955">
                <text:p>-15.5081877158955</text:p>
              </table:table-cell>
              <table:table-cell office:value-type="float" office:value="6.2804092974402">
                <text:p>6.28040929744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4.855654893443">
                <text:p>-14.855654893443</text:p>
              </table:table-cell>
              <table:table-cell office:value-type="float" office:value="5.80012302659452">
                <text:p>5.800123026594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5.5174425351433">
                <text:p>-15.5174425351433</text:p>
              </table:table-cell>
              <table:table-cell office:value-type="float" office:value="6.23041378334165">
                <text:p>6.230413783341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4.7289179270156">
                <text:p>-14.7289179270156</text:p>
              </table:table-cell>
              <table:table-cell office:value-type="float" office:value="5.77735976688564">
                <text:p>5.7773597668856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4.5806742487475">
                <text:p>-14.5806742487475</text:p>
              </table:table-cell>
              <table:table-cell office:value-type="float" office:value="6.17780017573386">
                <text:p>6.177800175733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5.0412504547276">
                <text:p>-15.0412504547276</text:p>
              </table:table-cell>
              <table:table-cell office:value-type="float" office:value="5.73814603080973">
                <text:p>5.738146030809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4.5948018915951">
                <text:p>-14.5948018915951</text:p>
              </table:table-cell>
              <table:table-cell office:value-type="float" office:value="4.74272377975285">
                <text:p>4.7427237797528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4.3286296762526">
                <text:p>-14.3286296762526</text:p>
              </table:table-cell>
              <table:table-cell office:value-type="float" office:value="5.30810247547925">
                <text:p>5.308102475479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4.90608218126">
                <text:p>-14.90608218126</text:p>
              </table:table-cell>
              <table:table-cell office:value-type="float" office:value="4.82694080937654">
                <text:p>4.826940809376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4.6282002227381">
                <text:p>-14.6282002227381</text:p>
              </table:table-cell>
              <table:table-cell office:value-type="float" office:value="5.68346261791885">
                <text:p>5.683462617918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4.5217229239643">
                <text:p>-14.5217229239643</text:p>
              </table:table-cell>
              <table:table-cell office:value-type="float" office:value="5.39017898635939">
                <text:p>5.390178986359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3.7104545668699">
                <text:p>-13.7104545668699</text:p>
              </table:table-cell>
              <table:table-cell office:value-type="float" office:value="5.76766299456358">
                <text:p>5.767662994563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3.4668385926634">
                <text:p>-13.4668385926634</text:p>
              </table:table-cell>
              <table:table-cell office:value-type="float" office:value="5.65826549939811">
                <text:p>5.658265499398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3.9955921997316">
                <text:p>-13.9955921997316</text:p>
              </table:table-cell>
              <table:table-cell office:value-type="float" office:value="6.07029556389898">
                <text:p>6.070295563898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3.7684978144243">
                <text:p>-13.7684978144243</text:p>
              </table:table-cell>
              <table:table-cell office:value-type="float" office:value="6.99844661494717">
                <text:p>6.998446614947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3.2053710576147">
                <text:p>-13.2053710576147</text:p>
              </table:table-cell>
              <table:table-cell office:value-type="float" office:value="6.74324712529779">
                <text:p>6.743247125297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3.9133623461239">
                <text:p>-13.9133623461239</text:p>
              </table:table-cell>
              <table:table-cell office:value-type="float" office:value="6.60583772091195">
                <text:p>6.605837720911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3.246903876774">
                <text:p>-13.246903876774</text:p>
              </table:table-cell>
              <table:table-cell office:value-type="float" office:value="6.49099172186106">
                <text:p>6.490991721861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3.6145574026741">
                <text:p>-13.6145574026741</text:p>
              </table:table-cell>
              <table:table-cell office:value-type="float" office:value="6.84861554438248">
                <text:p>6.848615544382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3.0850673317909">
                <text:p>-13.0850673317909</text:p>
              </table:table-cell>
              <table:table-cell office:value-type="float" office:value="7.13644191483036">
                <text:p>7.136441914830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2.5953196245246">
                <text:p>-12.5953196245246</text:p>
              </table:table-cell>
              <table:table-cell office:value-type="float" office:value="6.1862854748033">
                <text:p>6.18628547480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3.2814384568483">
                <text:p>-13.2814384568483</text:p>
              </table:table-cell>
              <table:table-cell office:value-type="float" office:value="5.84030041005462">
                <text:p>5.840300410054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3.7616842836142">
                <text:p>-13.7616842836142</text:p>
              </table:table-cell>
              <table:table-cell office:value-type="float" office:value="4.91510962601751">
                <text:p>4.915109626017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3.8372361976653">
                <text:p>-13.8372361976653</text:p>
              </table:table-cell>
              <table:table-cell office:value-type="float" office:value="5.6297621736303">
                <text:p>5.62976217363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2.9092818847857">
                <text:p>-12.9092818847857</text:p>
              </table:table-cell>
              <table:table-cell office:value-type="float" office:value="6.14383940119296">
                <text:p>6.143839401192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3.0620811092667">
                <text:p>-13.0620811092667</text:p>
              </table:table-cell>
              <table:table-cell office:value-type="float" office:value="5.68881453853101">
                <text:p>5.6888145385310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2.3196370941587">
                <text:p>-12.3196370941587</text:p>
              </table:table-cell>
              <table:table-cell office:value-type="float" office:value="6.51545751094818">
                <text:p>6.515457510948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1.4186342665926">
                <text:p>-11.4186342665926</text:p>
              </table:table-cell>
              <table:table-cell office:value-type="float" office:value="6.27136318292469">
                <text:p>6.271363182924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1.7626769961789">
                <text:p>-11.7626769961789</text:p>
              </table:table-cell>
              <table:table-cell office:value-type="float" office:value="5.44764481205493">
                <text:p>5.447644812054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1.413125148043">
                <text:p>-11.413125148043</text:p>
              </table:table-cell>
              <table:table-cell office:value-type="float" office:value="6.26410459447652">
                <text:p>6.264104594476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0.7036328697577">
                <text:p>-10.7036328697577</text:p>
              </table:table-cell>
              <table:table-cell office:value-type="float" office:value="5.28146760864183">
                <text:p>5.281467608641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0.9080652240664">
                <text:p>-10.9080652240664</text:p>
              </table:table-cell>
              <table:table-cell office:value-type="float" office:value="4.41633068397641">
                <text:p>4.416330683976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9.92872873134911">
                <text:p>-9.92872873134911</text:p>
              </table:table-cell>
              <table:table-cell office:value-type="float" office:value="4.53060287795961">
                <text:p>4.530602877959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9.78594790538773">
                <text:p>-9.78594790538773</text:p>
              </table:table-cell>
              <table:table-cell office:value-type="float" office:value="4.09404332656413">
                <text:p>4.094043326564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9.2774226074107">
                <text:p>-9.2774226074107</text:p>
              </table:table-cell>
              <table:table-cell office:value-type="float" office:value="4.08866019314155">
                <text:p>4.088660193141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8.50585544994101">
                <text:p>-8.50585544994101</text:p>
              </table:table-cell>
              <table:table-cell office:value-type="float" office:value="4.77315747458488">
                <text:p>4.773157474584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9.44719977164641">
                <text:p>-9.44719977164641</text:p>
              </table:table-cell>
              <table:table-cell office:value-type="float" office:value="5.47555403411388">
                <text:p>5.475554034113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9.01196135906503">
                <text:p>-9.01196135906503</text:p>
              </table:table-cell>
              <table:table-cell office:value-type="float" office:value="5.17079114727676">
                <text:p>5.170791147276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8.11092454800382">
                <text:p>-8.11092454800382</text:p>
              </table:table-cell>
              <table:table-cell office:value-type="float" office:value="4.79862423753366">
                <text:p>4.798624237533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8.89473734330386">
                <text:p>-8.89473734330386</text:p>
              </table:table-cell>
              <table:table-cell office:value-type="float" office:value="3.94591207010671">
                <text:p>3.945912070106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8.5406960984692">
                <text:p>-8.5406960984692</text:p>
              </table:table-cell>
              <table:table-cell office:value-type="float" office:value="3.63045054581016">
                <text:p>3.630450545810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8.77262729220092">
                <text:p>-8.77262729220092</text:p>
              </table:table-cell>
              <table:table-cell office:value-type="float" office:value="3.58046027831733">
                <text:p>3.580460278317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7.96632503345609">
                <text:p>-7.96632503345609</text:p>
              </table:table-cell>
              <table:table-cell office:value-type="float" office:value="3.58498253067955">
                <text:p>3.584982530679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8.55496019776911">
                <text:p>-8.55496019776911</text:p>
              </table:table-cell>
              <table:table-cell office:value-type="float" office:value="3.68967862799764">
                <text:p>3.689678627997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7.63317535445094">
                <text:p>-7.63317535445094</text:p>
              </table:table-cell>
              <table:table-cell office:value-type="float" office:value="3.48351808823645">
                <text:p>3.483518088236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8.0897176489234">
                <text:p>-8.0897176489234</text:p>
              </table:table-cell>
              <table:table-cell office:value-type="float" office:value="2.62448950530961">
                <text:p>2.624489505309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7.66792603861541">
                <text:p>-7.66792603861541</text:p>
              </table:table-cell>
              <table:table-cell office:value-type="float" office:value="2.54685360053554">
                <text:p>2.546853600535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7.31744085997343">
                <text:p>-7.31744085997343</text:p>
              </table:table-cell>
              <table:table-cell office:value-type="float" office:value="3.19402626669034">
                <text:p>3.194026266690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7.73734442936257">
                <text:p>-7.73734442936257</text:p>
              </table:table-cell>
              <table:table-cell office:value-type="float" office:value="3.59408446261659">
                <text:p>3.594084462616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7.65645693708211">
                <text:p>-7.65645693708211</text:p>
              </table:table-cell>
              <table:table-cell office:value-type="float" office:value="2.98341575125232">
                <text:p>2.983415751252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7.65296252118424">
                <text:p>-7.65296252118424</text:p>
              </table:table-cell>
              <table:table-cell office:value-type="float" office:value="2.1664610998705">
                <text:p>2.16646109987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7.93818975798786">
                <text:p>-7.93818975798786</text:p>
              </table:table-cell>
              <table:table-cell office:value-type="float" office:value="1.98252713494003">
                <text:p>1.982527134940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8.03438918106258">
                <text:p>-8.03438918106258</text:p>
              </table:table-cell>
              <table:table-cell office:value-type="float" office:value="2.83560820901766">
                <text:p>2.835608209017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8.86055771028623">
                <text:p>-8.86055771028623</text:p>
              </table:table-cell>
              <table:table-cell office:value-type="float" office:value="2.57397693255916">
                <text:p>2.573976932559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8.94402449484915">
                <text:p>-8.94402449484915</text:p>
              </table:table-cell>
              <table:table-cell office:value-type="float" office:value="2.28083075163886">
                <text:p>2.2808307516388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9.55772913293913">
                <text:p>-9.55772913293913</text:p>
              </table:table-cell>
              <table:table-cell office:value-type="float" office:value="2.41164096537977">
                <text:p>2.411640965379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0.3800771930255">
                <text:p>-10.3800771930255</text:p>
              </table:table-cell>
              <table:table-cell office:value-type="float" office:value="1.85514930030331">
                <text:p>1.855149300303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0.4959264169447">
                <text:p>-10.4959264169447</text:p>
              </table:table-cell>
              <table:table-cell office:value-type="float" office:value="2.23041182244197">
                <text:p>2.230411822441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0.7267588051036">
                <text:p>-10.7267588051036</text:p>
              </table:table-cell>
              <table:table-cell office:value-type="float" office:value="1.59914679965004">
                <text:p>1.599146799650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1.7083765529096">
                <text:p>-11.7083765529096</text:p>
              </table:table-cell>
              <table:table-cell office:value-type="float" office:value="2.57648787414655">
                <text:p>2.576487874146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1.982628013473">
                <text:p>-11.982628013473</text:p>
              </table:table-cell>
              <table:table-cell office:value-type="float" office:value="1.91957404324785">
                <text:p>1.9195740432478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2.1629690583795">
                <text:p>-12.1629690583795</text:p>
              </table:table-cell>
              <table:table-cell office:value-type="float" office:value="1.84454851504415">
                <text:p>1.844548515044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2.5958861811087">
                <text:p>-12.5958861811087</text:p>
              </table:table-cell>
              <table:table-cell office:value-type="float" office:value="1.77085651550442">
                <text:p>1.7708565155044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3.4383241608739">
                <text:p>-13.4383241608739</text:p>
              </table:table-cell>
              <table:table-cell office:value-type="float" office:value="2.64295798353851">
                <text:p>2.642957983538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3.7964105987921">
                <text:p>-13.7964105987921</text:p>
              </table:table-cell>
              <table:table-cell office:value-type="float" office:value="3.10758595587686">
                <text:p>3.107585955876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3.0828253845684">
                <text:p>-13.0828253845684</text:p>
              </table:table-cell>
              <table:table-cell office:value-type="float" office:value="2.42560177017003">
                <text:p>2.425601770170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2.977488711942">
                <text:p>-12.977488711942</text:p>
              </table:table-cell>
              <table:table-cell office:value-type="float" office:value="2.97675163578242">
                <text:p>2.976751635782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3.3681306862272">
                <text:p>-13.3681306862272</text:p>
              </table:table-cell>
              <table:table-cell office:value-type="float" office:value="3.25111454259604">
                <text:p>3.251114542596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3.9730482343584">
                <text:p>-13.9730482343584</text:p>
              </table:table-cell>
              <table:table-cell office:value-type="float" office:value="3.83530565537512">
                <text:p>3.835305655375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3.7296910630539">
                <text:p>-13.7296910630539</text:p>
              </table:table-cell>
              <table:table-cell office:value-type="float" office:value="4.24133328115568">
                <text:p>4.241333281155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4.1575552895665">
                <text:p>-14.1575552895665</text:p>
              </table:table-cell>
              <table:table-cell office:value-type="float" office:value="3.99114953447133">
                <text:p>3.991149534471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4.509175229352">
                <text:p>-14.509175229352</text:p>
              </table:table-cell>
              <table:table-cell office:value-type="float" office:value="3.43175728339702">
                <text:p>3.431757283397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4.5751072564162">
                <text:p>-14.5751072564162</text:p>
              </table:table-cell>
              <table:table-cell office:value-type="float" office:value="4.17968852305785">
                <text:p>4.179688523057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3.9761355752125">
                <text:p>-13.9761355752125</text:p>
              </table:table-cell>
              <table:table-cell office:value-type="float" office:value="4.59673711517826">
                <text:p>4.596737115178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4.7922761105001">
                <text:p>-14.7922761105001</text:p>
              </table:table-cell>
              <table:table-cell office:value-type="float" office:value="3.6473249704577">
                <text:p>3.64732497045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4.1855897023343">
                <text:p>-14.1855897023343</text:p>
              </table:table-cell>
              <table:table-cell office:value-type="float" office:value="3.12384829111397">
                <text:p>3.123848291113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4.0406403797679">
                <text:p>-14.0406403797679</text:p>
              </table:table-cell>
              <table:table-cell office:value-type="float" office:value="3.00495586823672">
                <text:p>3.004955868236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4.2562805768102">
                <text:p>-14.2562805768102</text:p>
              </table:table-cell>
              <table:table-cell office:value-type="float" office:value="3.14170759962872">
                <text:p>3.141707599628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3.8351422687992">
                <text:p>-13.8351422687992</text:p>
              </table:table-cell>
              <table:table-cell office:value-type="float" office:value="3.65112381288782">
                <text:p>3.6511238128878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4.1251565325074">
                <text:p>-14.1251565325074</text:p>
              </table:table-cell>
              <table:table-cell office:value-type="float" office:value="4.33889746898785">
                <text:p>4.338897468987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3.607352134306">
                <text:p>-13.607352134306</text:p>
              </table:table-cell>
              <table:table-cell office:value-type="float" office:value="3.53847775748">
                <text:p>3.538477757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3.7494802488945">
                <text:p>-13.7494802488945</text:p>
              </table:table-cell>
              <table:table-cell office:value-type="float" office:value="2.567051155027">
                <text:p>2.5670511550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3.6652150568552">
                <text:p>-13.6652150568552</text:p>
              </table:table-cell>
              <table:table-cell office:value-type="float" office:value="2.95554997492582">
                <text:p>2.955549974925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4.00492975628">
                <text:p>-14.00492975628</text:p>
              </table:table-cell>
              <table:table-cell office:value-type="float" office:value="3.51503135450184">
                <text:p>3.515031354501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4.3361021582969">
                <text:p>-14.3361021582969</text:p>
              </table:table-cell>
              <table:table-cell office:value-type="float" office:value="3.41501786699519">
                <text:p>3.415017866995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4.0696024270728">
                <text:p>-14.0696024270728</text:p>
              </table:table-cell>
              <table:table-cell office:value-type="float" office:value="2.93504181364551">
                <text:p>2.9350418136455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3.663284690585">
                <text:p>-13.663284690585</text:p>
              </table:table-cell>
              <table:table-cell office:value-type="float" office:value="2.14824664173648">
                <text:p>2.1482466417364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4.2506702453829">
                <text:p>-14.2506702453829</text:p>
              </table:table-cell>
              <table:table-cell office:value-type="float" office:value="3.02690293407068">
                <text:p>3.0269029340706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4.0997384358197">
                <text:p>-14.0997384358197</text:p>
              </table:table-cell>
              <table:table-cell office:value-type="float" office:value="3.03030268847942">
                <text:p>3.030302688479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4.5295955003239">
                <text:p>-14.5295955003239</text:p>
              </table:table-cell>
              <table:table-cell office:value-type="float" office:value="2.57177682919428">
                <text:p>2.571776829194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4.5143653610721">
                <text:p>-14.5143653610721</text:p>
              </table:table-cell>
              <table:table-cell office:value-type="float" office:value="2.30517999455333">
                <text:p>2.305179994553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3.9953226419166">
                <text:p>-13.9953226419166</text:p>
              </table:table-cell>
              <table:table-cell office:value-type="float" office:value="1.61264458857477">
                <text:p>1.612644588574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3.7844108450226">
                <text:p>-13.7844108450226</text:p>
              </table:table-cell>
              <table:table-cell office:value-type="float" office:value="2.21320987353101">
                <text:p>2.2132098735310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2.8304151645862">
                <text:p>-12.8304151645862</text:p>
              </table:table-cell>
              <table:table-cell office:value-type="float" office:value="2.68946113158017">
                <text:p>2.689461131580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2.1339535303414">
                <text:p>-12.1339535303414</text:p>
              </table:table-cell>
              <table:table-cell office:value-type="float" office:value="3.1570428297855">
                <text:p>3.15704282978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3.0725734219886">
                <text:p>-13.0725734219886</text:p>
              </table:table-cell>
              <table:table-cell office:value-type="float" office:value="4.07134868064895">
                <text:p>4.071348680648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3.2737511359155">
                <text:p>-13.2737511359155</text:p>
              </table:table-cell>
              <table:table-cell office:value-type="float" office:value="4.69422141835094">
                <text:p>4.6942214183509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3.2213599300012">
                <text:p>-13.2213599300012</text:p>
              </table:table-cell>
              <table:table-cell office:value-type="float" office:value="4.96516242576763">
                <text:p>4.965162425767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3.5725130969659">
                <text:p>-13.5725130969659</text:p>
              </table:table-cell>
              <table:table-cell office:value-type="float" office:value="5.32056663930416">
                <text:p>5.3205666393041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3.4086665851064">
                <text:p>-13.4086665851064</text:p>
              </table:table-cell>
              <table:table-cell office:value-type="float" office:value="5.4725148412399">
                <text:p>5.472514841239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2.9118385883048">
                <text:p>-12.9118385883048</text:p>
              </table:table-cell>
              <table:table-cell office:value-type="float" office:value="4.66562037123367">
                <text:p>4.665620371233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3.8238720959052">
                <text:p>-13.8238720959052</text:p>
              </table:table-cell>
              <table:table-cell office:value-type="float" office:value="4.41081318724901">
                <text:p>4.410813187249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4.0511985453777">
                <text:p>-14.0511985453777</text:p>
              </table:table-cell>
              <table:table-cell office:value-type="float" office:value="3.805412130896">
                <text:p>3.80541213089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4.8080585519783">
                <text:p>-14.8080585519783</text:p>
              </table:table-cell>
              <table:table-cell office:value-type="float" office:value="4.23438723897561">
                <text:p>4.234387238975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4.9597202287987">
                <text:p>-14.9597202287987</text:p>
              </table:table-cell>
              <table:table-cell office:value-type="float" office:value="4.05739129846916">
                <text:p>4.057391298469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5.6538905249909">
                <text:p>-15.6538905249909</text:p>
              </table:table-cell>
              <table:table-cell office:value-type="float" office:value="3.33817832637578">
                <text:p>3.338178326375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6.0722148120403">
                <text:p>-16.0722148120403</text:p>
              </table:table-cell>
              <table:table-cell office:value-type="float" office:value="3.09749153722078">
                <text:p>3.097491537220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5.9522505970672">
                <text:p>-15.9522505970672</text:p>
              </table:table-cell>
              <table:table-cell office:value-type="float" office:value="2.55054775578901">
                <text:p>2.550547755789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6.6411913232878">
                <text:p>-16.6411913232878</text:p>
              </table:table-cell>
              <table:table-cell office:value-type="float" office:value="1.60024956567213">
                <text:p>1.600249565672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7.4249299513176">
                <text:p>-17.4249299513176</text:p>
              </table:table-cell>
              <table:table-cell office:value-type="float" office:value="2.26773389987648">
                <text:p>2.267733899876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7.8389535131864">
                <text:p>-17.8389535131864</text:p>
              </table:table-cell>
              <table:table-cell office:value-type="float" office:value="2.08366245264187">
                <text:p>2.083662452641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7.8434618129395">
                <text:p>-17.8434618129395</text:p>
              </table:table-cell>
              <table:table-cell office:value-type="float" office:value="1.35558206960559">
                <text:p>1.355582069605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8.0888896123506">
                <text:p>-18.0888896123506</text:p>
              </table:table-cell>
              <table:table-cell office:value-type="float" office:value="1.90141367912292">
                <text:p>1.901413679122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8.0452390271239">
                <text:p>-18.0452390271239</text:p>
              </table:table-cell>
              <table:table-cell office:value-type="float" office:value="1.06227905862033">
                <text:p>1.062279058620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7.6823694305494">
                <text:p>-17.6823694305494</text:p>
              </table:table-cell>
              <table:table-cell office:value-type="float" office:value="1.9040089705959">
                <text:p>1.90400897059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7.259615201503">
                <text:p>-17.259615201503</text:p>
              </table:table-cell>
              <table:table-cell office:value-type="float" office:value="1.84899908257648">
                <text:p>1.8489990825764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8.2378423796035">
                <text:p>-18.2378423796035</text:p>
              </table:table-cell>
              <table:table-cell office:value-type="float" office:value="1.43196572409943">
                <text:p>1.431965724099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7.3518054047599">
                <text:p>-17.3518054047599</text:p>
              </table:table-cell>
              <table:table-cell office:value-type="float" office:value="1.24757392471656">
                <text:p>1.247573924716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8.014678359963">
                <text:p>-18.014678359963</text:p>
              </table:table-cell>
              <table:table-cell office:value-type="float" office:value="0.489140445832163">
                <text:p>0.4891404458321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7.162101959344">
                <text:p>-17.162101959344</text:p>
              </table:table-cell>
              <table:table-cell office:value-type="float" office:value="0.499345513992012">
                <text:p>0.4993455139920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7.7948274416849">
                <text:p>-17.7948274416849</text:p>
              </table:table-cell>
              <table:table-cell office:value-type="float" office:value="-0.212725390680134">
                <text:p>-0.21272539068013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8.7310013705865">
                <text:p>-18.7310013705865</text:p>
              </table:table-cell>
              <table:table-cell office:value-type="float" office:value="-0.61135376477614">
                <text:p>-0.611353764776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9.1488817785867">
                <text:p>-19.1488817785867</text:p>
              </table:table-cell>
              <table:table-cell office:value-type="float" office:value="-0.436341931112111">
                <text:p>-0.4363419311121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8.5455592321232">
                <text:p>-18.5455592321232</text:p>
              </table:table-cell>
              <table:table-cell office:value-type="float" office:value="-1.2479448793456">
                <text:p>-1.24794487934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8.0737299374305">
                <text:p>-18.0737299374305</text:p>
              </table:table-cell>
              <table:table-cell office:value-type="float" office:value="-0.248690418433398">
                <text:p>-0.2486904184333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8.209674723912">
                <text:p>-18.209674723912</text:p>
              </table:table-cell>
              <table:table-cell office:value-type="float" office:value="-0.793717428576201">
                <text:p>-0.7937174285762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7.3175591360778">
                <text:p>-17.3175591360778</text:p>
              </table:table-cell>
              <table:table-cell office:value-type="float" office:value="0.0494117178022862">
                <text:p>0.04941171780228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6.5331786163151">
                <text:p>-16.5331786163151</text:p>
              </table:table-cell>
              <table:table-cell office:value-type="float" office:value="-0.0594929438084364">
                <text:p>-0.05949294380843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6.3506747847423">
                <text:p>-16.3506747847423</text:p>
              </table:table-cell>
              <table:table-cell office:value-type="float" office:value="0.887336981017143">
                <text:p>0.8873369810171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5.5166996479966">
                <text:p>-15.5166996479966</text:p>
              </table:table-cell>
              <table:table-cell office:value-type="float" office:value="1.78609944880009">
                <text:p>1.7860994488000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6.1750532402657">
                <text:p>-16.1750532402657</text:p>
              </table:table-cell>
              <table:table-cell office:value-type="float" office:value="2.16694514546543">
                <text:p>2.166945145465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5.4791673272848">
                <text:p>-15.4791673272848</text:p>
              </table:table-cell>
              <table:table-cell office:value-type="float" office:value="1.63565320614725">
                <text:p>1.635653206147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5.5903687044047">
                <text:p>-15.5903687044047</text:p>
              </table:table-cell>
              <table:table-cell office:value-type="float" office:value="1.10033580753952">
                <text:p>1.100335807539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4.829124066513">
                <text:p>-14.829124066513</text:p>
              </table:table-cell>
              <table:table-cell office:value-type="float" office:value="2.0562769821845">
                <text:p>2.05627698218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4.6642516073771">
                <text:p>-14.6642516073771</text:p>
              </table:table-cell>
              <table:table-cell office:value-type="float" office:value="1.75307869631797">
                <text:p>1.753078696317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4.6768830642104">
                <text:p>-14.6768830642104</text:p>
              </table:table-cell>
              <table:table-cell office:value-type="float" office:value="0.994722083210945">
                <text:p>0.9947220832109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DDA84F49.gif" xlink:type="simple" xlink:actuate="onLoad"/>
      </style:chart-properties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image" chart:symbol-width="0.12cm" chart:symbol-height="0.12cm">
        <chart:symbol-image xlink:href="Pictures/100002000000000A0000000ADDA84F49.gif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47cm" svg:height="13.391cm" xlink:href=".." xlink:type="simple" chart:class="chart:scatter" chart:style-name="ch1">
        <chart:title svg:x="11.792cm" svg:y="0.403cm" chart:style-name="ch2">
          <text:p>Moto Browniano</text:p>
        </chart:title>
        <chart:subtitle svg:x="11.606cm" svg:y="1.449cm" chart:style-name="ch3">
          <text:p>Java - formula Excel</text:p>
        </chart:subtitle>
        <chart:legend chart:legend-position="end" svg:x="25.265cm" svg:y="6.383cm" style:legend-expansion="high" chart:style-name="ch4"/>
        <chart:plot-area chart:style-name="ch5" table:cell-range-address="'Java_movement()'.A2:'Java_movement()'.B502 'Java_movement()'.B1:'Java_movement()'.B1" chart:data-source-has-labels="row" svg:x="0.986cm" svg:y="2.666cm" svg:width="23.207cm" svg:height="10.038cm">
          <chartooo:coordinate-region svg:x="1.463cm" svg:y="2.878cm" svg:width="22.398cm" svg:height="9.61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Java_movement()'.B2:'Java_movement()'.B502" chart:label-cell-address="'Java_movement()'.B1:'Java_movement()'.B1" chart:class="chart:scatter">
            <chart:domain table:cell-range-address="'Java_movement()'.A2:'Java_movement()'.A502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Y</text:p>
                <draw:g>
                  <svg:desc>'Java_movement()'.B1:'Java_movement(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Java_movement()'.A2:'Java_movement()'.A502</svg:desc>
                </draw:g>
              </table:table-cell>
              <table:table-cell office:value-type="float" office:value="0">
                <text:p>0</text:p>
                <draw:g>
                  <svg:desc>'Java_movement()'.B2:'Java_movement()'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">
                <text:p>0.1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7">
                <text:p>-0.77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1">
                <text:p>-0.41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55">
                <text:p>-0.55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6">
                <text:p>-1.06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">
                <text:p>-1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16">
                <text:p>-2.16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9">
                <text:p>-1.19</text:p>
              </table:table-cell>
              <table:table-cell office:value-type="float" office:value="-2.14">
                <text:p>-2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1">
                <text:p>-1.01</text:p>
              </table:table-cell>
              <table:table-cell office:value-type="float" office:value="-3.08">
                <text:p>-3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9">
                <text:p>-0.89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9">
                <text:p>-0.19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2">
                <text:p>0.82</text:p>
              </table:table-cell>
              <table:table-cell office:value-type="float" office:value="-3.72">
                <text:p>-3.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">
                <text:p>0.98</text:p>
              </table:table-cell>
              <table:table-cell office:value-type="float" office:value="-3.58">
                <text:p>-3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5">
                <text:p>1.05</text:p>
              </table:table-cell>
              <table:table-cell office:value-type="float" office:value="-3.63">
                <text:p>-3.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">
                <text:p>2.03</text:p>
              </table:table-cell>
              <table:table-cell office:value-type="float" office:value="-4.53">
                <text:p>-4.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3">
                <text:p>1.93</text:p>
              </table:table-cell>
              <table:table-cell office:value-type="float" office:value="-5.15">
                <text:p>-5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8">
                <text:p>2.18</text:p>
              </table:table-cell>
              <table:table-cell office:value-type="float" office:value="-4.79">
                <text:p>-4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1">
                <text:p>1.21</text:p>
              </table:table-cell>
              <table:table-cell office:value-type="float" office:value="-4.68">
                <text:p>-4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1">
                <text:p>1.61</text:p>
              </table:table-cell>
              <table:table-cell office:value-type="float" office:value="-4.41">
                <text:p>-4.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6">
                <text:p>2.5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55">
                <text:p>2.55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3">
                <text:p>3.13</text:p>
              </table:table-cell>
              <table:table-cell office:value-type="float" office:value="-5.82">
                <text:p>-5.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6">
                <text:p>2.76</text:p>
              </table:table-cell>
              <table:table-cell office:value-type="float" office:value="-4.84">
                <text:p>-4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8">
                <text:p>1.98</text:p>
              </table:table-cell>
              <table:table-cell office:value-type="float" office:value="-5.33">
                <text:p>-5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">
                <text:p>2.55</text:p>
              </table:table-cell>
              <table:table-cell office:value-type="float" office:value="-5.34">
                <text:p>-5.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9">
                <text:p>1.69</text:p>
              </table:table-cell>
              <table:table-cell office:value-type="float" office:value="-4.52">
                <text:p>-4.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9">
                <text:p>1.39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">
                <text:p>1.41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">
                <text:p>1.3</text:p>
              </table:table-cell>
              <table:table-cell office:value-type="float" office:value="-2.3">
                <text:p>-2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6">
                <text:p>1.36</text:p>
              </table:table-cell>
              <table:table-cell office:value-type="float" office:value="-2.79">
                <text:p>-2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1">
                <text:p>0.61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33">
                <text:p>-0.33</text:p>
              </table:table-cell>
              <table:table-cell office:value-type="float" office:value="-3.55">
                <text:p>-3.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2">
                <text:p>-0.12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">
                <text:p>0.47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">
                <text:p>0.14</text:p>
              </table:table-cell>
              <table:table-cell office:value-type="float" office:value="-4.21">
                <text:p>-4.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42">
                <text:p>-0.42</text:p>
              </table:table-cell>
              <table:table-cell office:value-type="float" office:value="-4.14">
                <text:p>-4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82">
                <text:p>-0.82</text:p>
              </table:table-cell>
              <table:table-cell office:value-type="float" office:value="-5.11">
                <text:p>-5.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45">
                <text:p>-0.45</text:p>
              </table:table-cell>
              <table:table-cell office:value-type="float" office:value="-5.69">
                <text:p>-5.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">
                <text:p>-0.1</text:p>
              </table:table-cell>
              <table:table-cell office:value-type="float" office:value="-5.29">
                <text:p>-5.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95">
                <text:p>-0.95</text:p>
              </table:table-cell>
              <table:table-cell office:value-type="float" office:value="-6.28">
                <text:p>-6.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5">
                <text:p>-0.05</text:p>
              </table:table-cell>
              <table:table-cell office:value-type="float" office:value="-6.51">
                <text:p>-6.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74">
                <text:p>-0.74</text:p>
              </table:table-cell>
              <table:table-cell office:value-type="float" office:value="-7.04">
                <text:p>-7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7">
                <text:p>-1.7</text:p>
              </table:table-cell>
              <table:table-cell office:value-type="float" office:value="-7.48">
                <text:p>-7.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.7">
                <text:p>-2.7</text:p>
              </table:table-cell>
              <table:table-cell office:value-type="float" office:value="-8.47">
                <text:p>-8.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91">
                <text:p>-2.91</text:p>
              </table:table-cell>
              <table:table-cell office:value-type="float" office:value="-8.72">
                <text:p>-8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.4">
                <text:p>-2.4</text:p>
              </table:table-cell>
              <table:table-cell office:value-type="float" office:value="-9.04">
                <text:p>-9.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55">
                <text:p>-1.55</text:p>
              </table:table-cell>
              <table:table-cell office:value-type="float" office:value="-9.96">
                <text:p>-9.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35">
                <text:p>-1.35</text:p>
              </table:table-cell>
              <table:table-cell office:value-type="float" office:value="-10.06">
                <text:p>-10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3">
                <text:p>-1.53</text:p>
              </table:table-cell>
              <table:table-cell office:value-type="float" office:value="-10.57">
                <text:p>-10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28">
                <text:p>-1.28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26">
                <text:p>-2.26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97">
                <text:p>-1.97</text:p>
              </table:table-cell>
              <table:table-cell office:value-type="float" office:value="-8.84">
                <text:p>-8.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75">
                <text:p>-1.75</text:p>
              </table:table-cell>
              <table:table-cell office:value-type="float" office:value="-8.76">
                <text:p>-8.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21">
                <text:p>-1.21</text:p>
              </table:table-cell>
              <table:table-cell office:value-type="float" office:value="-8.6">
                <text:p>-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5">
                <text:p>-0.65</text:p>
              </table:table-cell>
              <table:table-cell office:value-type="float" office:value="-9.19">
                <text:p>-9.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4">
                <text:p>-1.64</text:p>
              </table:table-cell>
              <table:table-cell office:value-type="float" office:value="-8.55">
                <text:p>-8.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86">
                <text:p>-0.86</text:p>
              </table:table-cell>
              <table:table-cell office:value-type="float" office:value="-7.73">
                <text:p>-7.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62">
                <text:p>-1.62</text:p>
              </table:table-cell>
              <table:table-cell office:value-type="float" office:value="-7.4">
                <text:p>-7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35">
                <text:p>-2.35</text:p>
              </table:table-cell>
              <table:table-cell office:value-type="float" office:value="-7.74">
                <text:p>-7.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.75">
                <text:p>-1.75</text:p>
              </table:table-cell>
              <table:table-cell office:value-type="float" office:value="-7.6">
                <text:p>-7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86">
                <text:p>-1.86</text:p>
              </table:table-cell>
              <table:table-cell office:value-type="float" office:value="-7.63">
                <text:p>-7.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.72">
                <text:p>-2.72</text:p>
              </table:table-cell>
              <table:table-cell office:value-type="float" office:value="-8.13">
                <text:p>-8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76">
                <text:p>-1.76</text:p>
              </table:table-cell>
              <table:table-cell office:value-type="float" office:value="-8.39">
                <text:p>-8.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.6">
                <text:p>-2.6</text:p>
              </table:table-cell>
              <table:table-cell office:value-type="float" office:value="-9.09">
                <text:p>-9.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.98">
                <text:p>-1.9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.2">
                <text:p>-2.2</text:p>
              </table:table-cell>
              <table:table-cell office:value-type="float" office:value="-10.27">
                <text:p>-10.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93">
                <text:p>-1.93</text:p>
              </table:table-cell>
              <table:table-cell office:value-type="float" office:value="-9.96">
                <text:p>-9.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.38">
                <text:p>-2.38</text:p>
              </table:table-cell>
              <table:table-cell office:value-type="float" office:value="-9.81">
                <text:p>-9.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6">
                <text:p>-2.6</text:p>
              </table:table-cell>
              <table:table-cell office:value-type="float" office:value="-10.45">
                <text:p>-10.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87">
                <text:p>-1.87</text:p>
              </table:table-cell>
              <table:table-cell office:value-type="float" office:value="-10.47">
                <text:p>-10.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">
                <text:p>-0.99</text:p>
              </table:table-cell>
              <table:table-cell office:value-type="float" office:value="-10.76">
                <text:p>-10.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6">
                <text:p>-1.6</text:p>
              </table:table-cell>
              <table:table-cell office:value-type="float" office:value="-10.89">
                <text:p>-10.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66">
                <text:p>-1.66</text:p>
              </table:table-cell>
              <table:table-cell office:value-type="float" office:value="-11.88">
                <text:p>-11.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45">
                <text:p>-2.45</text:p>
              </table:table-cell>
              <table:table-cell office:value-type="float" office:value="-12.18">
                <text:p>-12.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66">
                <text:p>-2.6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.15">
                <text:p>-3.15</text:p>
              </table:table-cell>
              <table:table-cell office:value-type="float" office:value="-12.83">
                <text:p>-12.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05">
                <text:p>-3.05</text:p>
              </table:table-cell>
              <table:table-cell office:value-type="float" office:value="-13.34">
                <text:p>-13.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3.36">
                <text:p>-3.36</text:p>
              </table:table-cell>
              <table:table-cell office:value-type="float" office:value="-13.66">
                <text:p>-13.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3.23">
                <text:p>-3.23</text:p>
              </table:table-cell>
              <table:table-cell office:value-type="float" office:value="-13.24">
                <text:p>-13.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.39">
                <text:p>-3.39</text:p>
              </table:table-cell>
              <table:table-cell office:value-type="float" office:value="-12.27">
                <text:p>-12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25">
                <text:p>-3.25</text:p>
              </table:table-cell>
              <table:table-cell office:value-type="float" office:value="-11.77">
                <text:p>-11.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.96">
                <text:p>-3.96</text:p>
              </table:table-cell>
              <table:table-cell office:value-type="float" office:value="-11.76">
                <text:p>-11.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5">
                <text:p>-3.5</text:p>
              </table:table-cell>
              <table:table-cell office:value-type="float" office:value="-11.61">
                <text:p>-11.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3.02">
                <text:p>-3.02</text:p>
              </table:table-cell>
              <table:table-cell office:value-type="float" office:value="-11.91">
                <text:p>-11.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3.26">
                <text:p>-3.26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34">
                <text:p>-3.34</text:p>
              </table:table-cell>
              <table:table-cell office:value-type="float" office:value="-10.96">
                <text:p>-10.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3.55">
                <text:p>-3.55</text:p>
              </table:table-cell>
              <table:table-cell office:value-type="float" office:value="-11.55">
                <text:p>-11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3.1">
                <text:p>-3.1</text:p>
              </table:table-cell>
              <table:table-cell office:value-type="float" office:value="-12.1">
                <text:p>-12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17">
                <text:p>-3.17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65">
                <text:p>-3.65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4.14">
                <text:p>-4.14</text:p>
              </table:table-cell>
              <table:table-cell office:value-type="float" office:value="-10.91">
                <text:p>-10.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.47">
                <text:p>-3.47</text:p>
              </table:table-cell>
              <table:table-cell office:value-type="float" office:value="-9.99">
                <text:p>-9.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.83">
                <text:p>-2.83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07">
                <text:p>-2.07</text:p>
              </table:table-cell>
              <table:table-cell office:value-type="float" office:value="-10.96">
                <text:p>-10.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81">
                <text:p>-1.81</text:p>
              </table:table-cell>
              <table:table-cell office:value-type="float" office:value="-11.75">
                <text:p>-11.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37">
                <text:p>-1.37</text:p>
              </table:table-cell>
              <table:table-cell office:value-type="float" office:value="-11.69">
                <text:p>-11.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24">
                <text:p>-1.24</text:p>
              </table:table-cell>
              <table:table-cell office:value-type="float" office:value="-11.4">
                <text:p>-11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1">
                <text:p>-0.91</text:p>
              </table:table-cell>
              <table:table-cell office:value-type="float" office:value="-12.04">
                <text:p>-12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01">
                <text:p>-1.01</text:p>
              </table:table-cell>
              <table:table-cell office:value-type="float" office:value="-11.65">
                <text:p>-11.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44">
                <text:p>-1.44</text:p>
              </table:table-cell>
              <table:table-cell office:value-type="float" office:value="-12.23">
                <text:p>-12.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54">
                <text:p>-1.54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31">
                <text:p>-1.31</text:p>
              </table:table-cell>
              <table:table-cell office:value-type="float" office:value="-12.08">
                <text:p>-12.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34">
                <text:p>-1.34</text:p>
              </table:table-cell>
              <table:table-cell office:value-type="float" office:value="-11.57">
                <text:p>-11.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57">
                <text:p>-1.57</text:p>
              </table:table-cell>
              <table:table-cell office:value-type="float" office:value="-11.43">
                <text:p>-11.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36">
                <text:p>-1.36</text:p>
              </table:table-cell>
              <table:table-cell office:value-type="float" office:value="-12.11">
                <text:p>-12.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.21">
                <text:p>-2.21</text:p>
              </table:table-cell>
              <table:table-cell office:value-type="float" office:value="-11.57">
                <text:p>-11.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2.81">
                <text:p>-2.81</text:p>
              </table:table-cell>
              <table:table-cell office:value-type="float" office:value="-11.94">
                <text:p>-11.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.05">
                <text:p>-2.05</text:p>
              </table:table-cell>
              <table:table-cell office:value-type="float" office:value="-11.39">
                <text:p>-11.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87">
                <text:p>-2.87</text:p>
              </table:table-cell>
              <table:table-cell office:value-type="float" office:value="-11.68">
                <text:p>-11.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32">
                <text:p>-2.32</text:p>
              </table:table-cell>
              <table:table-cell office:value-type="float" office:value="-11.95">
                <text:p>-11.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42">
                <text:p>-2.42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59">
                <text:p>-2.59</text:p>
              </table:table-cell>
              <table:table-cell office:value-type="float" office:value="-12.48">
                <text:p>-12.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.56">
                <text:p>-3.56</text:p>
              </table:table-cell>
              <table:table-cell office:value-type="float" office:value="-12.52">
                <text:p>-12.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33">
                <text:p>-3.33</text:p>
              </table:table-cell>
              <table:table-cell office:value-type="float" office:value="-13.1">
                <text:p>-13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4.2">
                <text:p>-4.2</text:p>
              </table:table-cell>
              <table:table-cell office:value-type="float" office:value="-13.74">
                <text:p>-13.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5.11">
                <text:p>-5.11</text:p>
              </table:table-cell>
              <table:table-cell office:value-type="float" office:value="-14.41">
                <text:p>-14.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.27">
                <text:p>-5.27</text:p>
              </table:table-cell>
              <table:table-cell office:value-type="float" office:value="-14.63">
                <text:p>-14.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6.14">
                <text:p>-6.14</text:p>
              </table:table-cell>
              <table:table-cell office:value-type="float" office:value="-13.67">
                <text:p>-13.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5.46">
                <text:p>-5.46</text:p>
              </table:table-cell>
              <table:table-cell office:value-type="float" office:value="-14.39">
                <text:p>-14.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5.32">
                <text:p>-5.32</text:p>
              </table:table-cell>
              <table:table-cell office:value-type="float" office:value="-13.93">
                <text:p>-13.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6.13">
                <text:p>-6.13</text:p>
              </table:table-cell>
              <table:table-cell office:value-type="float" office:value="-13.16">
                <text:p>-13.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6.76">
                <text:p>-6.76</text:p>
              </table:table-cell>
              <table:table-cell office:value-type="float" office:value="-13.47">
                <text:p>-13.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6.62">
                <text:p>-6.62</text:p>
              </table:table-cell>
              <table:table-cell office:value-type="float" office:value="-14.36">
                <text:p>-14.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6.98">
                <text:p>-6.98</text:p>
              </table:table-cell>
              <table:table-cell office:value-type="float" office:value="-14.66">
                <text:p>-14.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7.87">
                <text:p>-7.87</text:p>
              </table:table-cell>
              <table:table-cell office:value-type="float" office:value="-13.86">
                <text:p>-13.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8.09">
                <text:p>-8.09</text:p>
              </table:table-cell>
              <table:table-cell office:value-type="float" office:value="-13.64">
                <text:p>-13.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8.66">
                <text:p>-8.66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8.49">
                <text:p>-8.49</text:p>
              </table:table-cell>
              <table:table-cell office:value-type="float" office:value="-13.54">
                <text:p>-13.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8.72">
                <text:p>-8.72</text:p>
              </table:table-cell>
              <table:table-cell office:value-type="float" office:value="-14.26">
                <text:p>-14.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8.27">
                <text:p>-8.27</text:p>
              </table:table-cell>
              <table:table-cell office:value-type="float" office:value="-14.69">
                <text:p>-14.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8.96">
                <text:p>-8.96</text:p>
              </table:table-cell>
              <table:table-cell office:value-type="float" office:value="-15.44">
                <text:p>-15.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.82">
                <text:p>-9.82</text:p>
              </table:table-cell>
              <table:table-cell office:value-type="float" office:value="-15.89">
                <text:p>-15.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9.59">
                <text:p>-9.59</text:p>
              </table:table-cell>
              <table:table-cell office:value-type="float" office:value="-16.21">
                <text:p>-16.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0.35">
                <text:p>-10.35</text:p>
              </table:table-cell>
              <table:table-cell office:value-type="float" office:value="-16.88">
                <text:p>-16.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0.86">
                <text:p>-10.86</text:p>
              </table:table-cell>
              <table:table-cell office:value-type="float" office:value="-16.63">
                <text:p>-16.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1.73">
                <text:p>-11.73</text:p>
              </table:table-cell>
              <table:table-cell office:value-type="float" office:value="-16.64">
                <text:p>-16.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1.1">
                <text:p>-11.1</text:p>
              </table:table-cell>
              <table:table-cell office:value-type="float" office:value="-15.91">
                <text:p>-15.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0.28">
                <text:p>-10.28</text:p>
              </table:table-cell>
              <table:table-cell office:value-type="float" office:value="-15.79">
                <text:p>-15.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0.93">
                <text:p>-10.93</text:p>
              </table:table-cell>
              <table:table-cell office:value-type="float" office:value="-16.53">
                <text:p>-16.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1.87">
                <text:p>-11.87</text:p>
              </table:table-cell>
              <table:table-cell office:value-type="float" office:value="-16.47">
                <text:p>-16.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2.36">
                <text:p>-12.36</text:p>
              </table:table-cell>
              <table:table-cell office:value-type="float" office:value="-16.91">
                <text:p>-16.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2.17">
                <text:p>-12.17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2.64">
                <text:p>-12.64</text:p>
              </table:table-cell>
              <table:table-cell office:value-type="float" office:value="-17.34">
                <text:p>-17.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3.58">
                <text:p>-13.58</text:p>
              </table:table-cell>
              <table:table-cell office:value-type="float" office:value="-17.21">
                <text:p>-17.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4.54">
                <text:p>-14.54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4.09">
                <text:p>-14.09</text:p>
              </table:table-cell>
              <table:table-cell office:value-type="float" office:value="-17.89">
                <text:p>-17.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3.9">
                <text:p>-13.9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4.7">
                <text:p>-14.7</text:p>
              </table:table-cell>
              <table:table-cell office:value-type="float" office:value="-18.06">
                <text:p>-18.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5.32">
                <text:p>-15.32</text:p>
              </table:table-cell>
              <table:table-cell office:value-type="float" office:value="-17.82">
                <text:p>-17.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5.88">
                <text:p>-15.88</text:p>
              </table:table-cell>
              <table:table-cell office:value-type="float" office:value="-17.42">
                <text:p>-17.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6.18">
                <text:p>-16.18</text:p>
              </table:table-cell>
              <table:table-cell office:value-type="float" office:value="-17.88">
                <text:p>-17.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6.34">
                <text:p>-16.34</text:p>
              </table:table-cell>
              <table:table-cell office:value-type="float" office:value="-17.73">
                <text:p>-17.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6.55">
                <text:p>-16.55</text:p>
              </table:table-cell>
              <table:table-cell office:value-type="float" office:value="-18.04">
                <text:p>-18.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6.45">
                <text:p>-16.45</text:p>
              </table:table-cell>
              <table:table-cell office:value-type="float" office:value="-18.67">
                <text:p>-18.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6.14">
                <text:p>-16.14</text:p>
              </table:table-cell>
              <table:table-cell office:value-type="float" office:value="-17.69">
                <text:p>-17.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5.18">
                <text:p>-15.18</text:p>
              </table:table-cell>
              <table:table-cell office:value-type="float" office:value="-17.08">
                <text:p>-17.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4.73">
                <text:p>-14.73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4.21">
                <text:p>-14.21</text:p>
              </table:table-cell>
              <table:table-cell office:value-type="float" office:value="-16.72">
                <text:p>-16.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4.92">
                <text:p>-14.92</text:p>
              </table:table-cell>
              <table:table-cell office:value-type="float" office:value="-16.83">
                <text:p>-16.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.65">
                <text:p>-15.65</text:p>
              </table:table-cell>
              <table:table-cell office:value-type="float" office:value="-15.88">
                <text:p>-15.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5.7">
                <text:p>-15.7</text:p>
              </table:table-cell>
              <table:table-cell office:value-type="float" office:value="-16.04">
                <text:p>-16.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6.64">
                <text:p>-16.64</text:p>
              </table:table-cell>
              <table:table-cell office:value-type="float" office:value="-16.65">
                <text:p>-16.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7.08">
                <text:p>-17.08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7.95">
                <text:p>-17.95</text:p>
              </table:table-cell>
              <table:table-cell office:value-type="float" office:value="-17.31">
                <text:p>-17.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8.56">
                <text:p>-18.56</text:p>
              </table:table-cell>
              <table:table-cell office:value-type="float" office:value="-17.12">
                <text:p>-17.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8.9">
                <text:p>-18.9</text:p>
              </table:table-cell>
              <table:table-cell office:value-type="float" office:value="-16.89">
                <text:p>-16.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78">
                <text:p>-19.78</text:p>
              </table:table-cell>
              <table:table-cell office:value-type="float" office:value="-16.97">
                <text:p>-16.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.37">
                <text:p>-20.37</text:p>
              </table:table-cell>
              <table:table-cell office:value-type="float" office:value="-16.56">
                <text:p>-16.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9.57">
                <text:p>-19.57</text:p>
              </table:table-cell>
              <table:table-cell office:value-type="float" office:value="-17.18">
                <text:p>-17.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9.62">
                <text:p>-19.62</text:p>
              </table:table-cell>
              <table:table-cell office:value-type="float" office:value="-17.57">
                <text:p>-17.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9.58">
                <text:p>-19.58</text:p>
              </table:table-cell>
              <table:table-cell office:value-type="float" office:value="-18.1">
                <text:p>-18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20.31">
                <text:p>-20.31</text:p>
              </table:table-cell>
              <table:table-cell office:value-type="float" office:value="-17.89">
                <text:p>-17.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20.35">
                <text:p>-20.35</text:p>
              </table:table-cell>
              <table:table-cell office:value-type="float" office:value="-17.31">
                <text:p>-17.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20.38">
                <text:p>-20.38</text:p>
              </table:table-cell>
              <table:table-cell office:value-type="float" office:value="-16.41">
                <text:p>-16.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0.62">
                <text:p>-20.62</text:p>
              </table:table-cell>
              <table:table-cell office:value-type="float" office:value="-15.75">
                <text:p>-15.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0.82">
                <text:p>-20.82</text:p>
              </table:table-cell>
              <table:table-cell office:value-type="float" office:value="-15.46">
                <text:p>-15.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20.38">
                <text:p>-20.38</text:p>
              </table:table-cell>
              <table:table-cell office:value-type="float" office:value="-16.26">
                <text:p>-16.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1.12">
                <text:p>-21.12</text:p>
              </table:table-cell>
              <table:table-cell office:value-type="float" office:value="-17.16">
                <text:p>-17.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0.93">
                <text:p>-20.9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1.2">
                <text:p>-21.2</text:p>
              </table:table-cell>
              <table:table-cell office:value-type="float" office:value="-17.02">
                <text:p>-17.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1.41">
                <text:p>-21.41</text:p>
              </table:table-cell>
              <table:table-cell office:value-type="float" office:value="-16.94">
                <text:p>-16.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2.31">
                <text:p>-22.31</text:p>
              </table:table-cell>
              <table:table-cell office:value-type="float" office:value="-17.83">
                <text:p>-17.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21.97">
                <text:p>-21.97</text:p>
              </table:table-cell>
              <table:table-cell office:value-type="float" office:value="-18.71">
                <text:p>-18.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21.04">
                <text:p>-21.04</text:p>
              </table:table-cell>
              <table:table-cell office:value-type="float" office:value="-18.56">
                <text:p>-18.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1.29">
                <text:p>-21.29</text:p>
              </table:table-cell>
              <table:table-cell office:value-type="float" office:value="-19.18">
                <text:p>-19.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0.56">
                <text:p>-20.56</text:p>
              </table:table-cell>
              <table:table-cell office:value-type="float" office:value="-18.63">
                <text:p>-18.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1.42">
                <text:p>-21.42</text:p>
              </table:table-cell>
              <table:table-cell office:value-type="float" office:value="-19.61">
                <text:p>-19.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2.25">
                <text:p>-22.25</text:p>
              </table:table-cell>
              <table:table-cell office:value-type="float" office:value="-19.83">
                <text:p>-19.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1.91">
                <text:p>-21.91</text:p>
              </table:table-cell>
              <table:table-cell office:value-type="float" office:value="-19.47">
                <text:p>-19.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2.75">
                <text:p>-22.75</text:p>
              </table:table-cell>
              <table:table-cell office:value-type="float" office:value="-19.71">
                <text:p>-19.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3.67">
                <text:p>-23.67</text:p>
              </table:table-cell>
              <table:table-cell office:value-type="float" office:value="-19.09">
                <text:p>-19.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3.02">
                <text:p>-23.02</text:p>
              </table:table-cell>
              <table:table-cell office:value-type="float" office:value="-19.77">
                <text:p>-19.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2.14">
                <text:p>-22.14</text:p>
              </table:table-cell>
              <table:table-cell office:value-type="float" office:value="-20.13">
                <text:p>-20.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1.55">
                <text:p>-21.55</text:p>
              </table:table-cell>
              <table:table-cell office:value-type="float" office:value="-19.21">
                <text:p>-19.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21.29">
                <text:p>-21.29</text:p>
              </table:table-cell>
              <table:table-cell office:value-type="float" office:value="-19.75">
                <text:p>-19.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0.53">
                <text:p>-20.53</text:p>
              </table:table-cell>
              <table:table-cell office:value-type="float" office:value="-20.41">
                <text:p>-20.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9.89">
                <text:p>-19.89</text:p>
              </table:table-cell>
              <table:table-cell office:value-type="float" office:value="-20.41">
                <text:p>-20.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9.92">
                <text:p>-19.92</text:p>
              </table:table-cell>
              <table:table-cell office:value-type="float" office:value="-20.81">
                <text:p>-20.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9.31">
                <text:p>-19.31</text:p>
              </table:table-cell>
              <table:table-cell office:value-type="float" office:value="-20.99">
                <text:p>-20.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8.5">
                <text:p>-18.5</text:p>
              </table:table-cell>
              <table:table-cell office:value-type="float" office:value="-21.13">
                <text:p>-21.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9.35">
                <text:p>-19.35</text:p>
              </table:table-cell>
              <table:table-cell office:value-type="float" office:value="-21.9">
                <text:p>-21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9.73">
                <text:p>-19.73</text:p>
              </table:table-cell>
              <table:table-cell office:value-type="float" office:value="-21.97">
                <text:p>-21.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8.85">
                <text:p>-18.85</text:p>
              </table:table-cell>
              <table:table-cell office:value-type="float" office:value="-22.6">
                <text:p>-22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8.95">
                <text:p>-18.95</text:p>
              </table:table-cell>
              <table:table-cell office:value-type="float" office:value="-22.71">
                <text:p>-22.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8.87">
                <text:p>-18.87</text:p>
              </table:table-cell>
              <table:table-cell office:value-type="float" office:value="-22.42">
                <text:p>-22.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8.2">
                <text:p>-18.2</text:p>
              </table:table-cell>
              <table:table-cell office:value-type="float" office:value="-22.74">
                <text:p>-22.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7.26">
                <text:p>-17.26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6.38">
                <text:p>-16.38</text:p>
              </table:table-cell>
              <table:table-cell office:value-type="float" office:value="-23.84">
                <text:p>-23.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6.94">
                <text:p>-16.94</text:p>
              </table:table-cell>
              <table:table-cell office:value-type="float" office:value="-24.63">
                <text:p>-24.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7.93">
                <text:p>-17.93</text:p>
              </table:table-cell>
              <table:table-cell office:value-type="float" office:value="-25.39">
                <text:p>-25.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8.63">
                <text:p>-18.63</text:p>
              </table:table-cell>
              <table:table-cell office:value-type="float" office:value="-26.15">
                <text:p>-26.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8.1">
                <text:p>-18.1</text:p>
              </table:table-cell>
              <table:table-cell office:value-type="float" office:value="-26.3">
                <text:p>-26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8.93">
                <text:p>-18.93</text:p>
              </table:table-cell>
              <table:table-cell office:value-type="float" office:value="-25.49">
                <text:p>-25.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8.27">
                <text:p>-18.27</text:p>
              </table:table-cell>
              <table:table-cell office:value-type="float" office:value="-25.39">
                <text:p>-25.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9.12">
                <text:p>-19.12</text:p>
              </table:table-cell>
              <table:table-cell office:value-type="float" office:value="-26.33">
                <text:p>-26.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9.4">
                <text:p>-19.4</text:p>
              </table:table-cell>
              <table:table-cell office:value-type="float" office:value="-26.38">
                <text:p>-26.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9.41">
                <text:p>-19.41</text:p>
              </table:table-cell>
              <table:table-cell office:value-type="float" office:value="-26.3">
                <text:p>-26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0.26">
                <text:p>-20.26</text:p>
              </table:table-cell>
              <table:table-cell office:value-type="float" office:value="-26.81">
                <text:p>-26.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0.33">
                <text:p>-20.33</text:p>
              </table:table-cell>
              <table:table-cell office:value-type="float" office:value="-27.42">
                <text:p>-27.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1.28">
                <text:p>-21.28</text:p>
              </table:table-cell>
              <table:table-cell office:value-type="float" office:value="-27.45">
                <text:p>-27.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2.07">
                <text:p>-22.07</text:p>
              </table:table-cell>
              <table:table-cell office:value-type="float" office:value="-27.58">
                <text:p>-27.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1.16">
                <text:p>-21.16</text:p>
              </table:table-cell>
              <table:table-cell office:value-type="float" office:value="-27.55">
                <text:p>-27.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0.39">
                <text:p>-20.39</text:p>
              </table:table-cell>
              <table:table-cell office:value-type="float" office:value="-28.49">
                <text:p>-28.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0.02">
                <text:p>-20.02</text:p>
              </table:table-cell>
              <table:table-cell office:value-type="float" office:value="-28.13">
                <text:p>-28.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9.25">
                <text:p>-19.25</text:p>
              </table:table-cell>
              <table:table-cell office:value-type="float" office:value="-28.23">
                <text:p>-28.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9.08">
                <text:p>-19.08</text:p>
              </table:table-cell>
              <table:table-cell office:value-type="float" office:value="-28.22">
                <text:p>-28.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9.4">
                <text:p>-19.4</text:p>
              </table:table-cell>
              <table:table-cell office:value-type="float" office:value="-28.34">
                <text:p>-28.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8.56">
                <text:p>-18.56</text:p>
              </table:table-cell>
              <table:table-cell office:value-type="float" office:value="-27.83">
                <text:p>-27.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8.6">
                <text:p>-18.6</text:p>
              </table:table-cell>
              <table:table-cell office:value-type="float" office:value="-26.88">
                <text:p>-26.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8.09">
                <text:p>-18.09</text:p>
              </table:table-cell>
              <table:table-cell office:value-type="float" office:value="-26.93">
                <text:p>-26.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8.16">
                <text:p>-18.16</text:p>
              </table:table-cell>
              <table:table-cell office:value-type="float" office:value="-27.75">
                <text:p>-27.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9.16">
                <text:p>-19.16</text:p>
              </table:table-cell>
              <table:table-cell office:value-type="float" office:value="-26.76">
                <text:p>-26.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9.97">
                <text:p>-19.97</text:p>
              </table:table-cell>
              <table:table-cell office:value-type="float" office:value="-27.01">
                <text:p>-27.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0.62">
                <text:p>-20.62</text:p>
              </table:table-cell>
              <table:table-cell office:value-type="float" office:value="-26.61">
                <text:p>-26.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0.07">
                <text:p>-20.07</text:p>
              </table:table-cell>
              <table:table-cell office:value-type="float" office:value="-26.11">
                <text:p>-26.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9.75">
                <text:p>-19.75</text:p>
              </table:table-cell>
              <table:table-cell office:value-type="float" office:value="-25.16">
                <text:p>-25.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9.52">
                <text:p>-19.52</text:p>
              </table:table-cell>
              <table:table-cell office:value-type="float" office:value="-25.18">
                <text:p>-25.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9.83">
                <text:p>-19.83</text:p>
              </table:table-cell>
              <table:table-cell office:value-type="float" office:value="-25.92">
                <text:p>-25.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0.64">
                <text:p>-20.64</text:p>
              </table:table-cell>
              <table:table-cell office:value-type="float" office:value="-25.61">
                <text:p>-25.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9.74">
                <text:p>-19.74</text:p>
              </table:table-cell>
              <table:table-cell office:value-type="float" office:value="-25.63">
                <text:p>-25.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9.42">
                <text:p>-19.42</text:p>
              </table:table-cell>
              <table:table-cell office:value-type="float" office:value="-26.07">
                <text:p>-26.0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9.06">
                <text:p>-19.06</text:p>
              </table:table-cell>
              <table:table-cell office:value-type="float" office:value="-25.22">
                <text:p>-25.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9.59">
                <text:p>-19.59</text:p>
              </table:table-cell>
              <table:table-cell office:value-type="float" office:value="-25.2">
                <text:p>-25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9.96">
                <text:p>-19.96</text:p>
              </table:table-cell>
              <table:table-cell office:value-type="float" office:value="-26.01">
                <text:p>-26.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9.47">
                <text:p>-19.47</text:p>
              </table:table-cell>
              <table:table-cell office:value-type="float" office:value="-25.45">
                <text:p>-25.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9.44">
                <text:p>-19.44</text:p>
              </table:table-cell>
              <table:table-cell office:value-type="float" office:value="-25.43">
                <text:p>-25.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9.39">
                <text:p>-19.39</text:p>
              </table:table-cell>
              <table:table-cell office:value-type="float" office:value="-25.2">
                <text:p>-25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8.83">
                <text:p>-18.83</text:p>
              </table:table-cell>
              <table:table-cell office:value-type="float" office:value="-25.66">
                <text:p>-25.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8.22">
                <text:p>-18.22</text:p>
              </table:table-cell>
              <table:table-cell office:value-type="float" office:value="-26.27">
                <text:p>-26.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8.9">
                <text:p>-18.9</text:p>
              </table:table-cell>
              <table:table-cell office:value-type="float" office:value="-26.04">
                <text:p>-26.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8.6">
                <text:p>-18.6</text:p>
              </table:table-cell>
              <table:table-cell office:value-type="float" office:value="-26.6">
                <text:p>-26.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7.75">
                <text:p>-17.75</text:p>
              </table:table-cell>
              <table:table-cell office:value-type="float" office:value="-27.25">
                <text:p>-27.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7.34">
                <text:p>-17.34</text:p>
              </table:table-cell>
              <table:table-cell office:value-type="float" office:value="-27.24">
                <text:p>-27.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8.18">
                <text:p>-18.18</text:p>
              </table:table-cell>
              <table:table-cell office:value-type="float" office:value="-27.07">
                <text:p>-27.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9">
                <text:p>-19</text:p>
              </table:table-cell>
              <table:table-cell office:value-type="float" office:value="-27.93">
                <text:p>-27.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8.14">
                <text:p>-18.14</text:p>
              </table:table-cell>
              <table:table-cell office:value-type="float" office:value="-27.86">
                <text:p>-27.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8.12">
                <text:p>-18.12</text:p>
              </table:table-cell>
              <table:table-cell office:value-type="float" office:value="-28.71">
                <text:p>-28.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7.34">
                <text:p>-17.34</text:p>
              </table:table-cell>
              <table:table-cell office:value-type="float" office:value="-27.82">
                <text:p>-27.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6.35">
                <text:p>-16.35</text:p>
              </table:table-cell>
              <table:table-cell office:value-type="float" office:value="-27.26">
                <text:p>-27.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5.44">
                <text:p>-15.44</text:p>
              </table:table-cell>
              <table:table-cell office:value-type="float" office:value="-28.26">
                <text:p>-28.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5.09">
                <text:p>-15.09</text:p>
              </table:table-cell>
              <table:table-cell office:value-type="float" office:value="-28.89">
                <text:p>-28.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4.48">
                <text:p>-14.48</text:p>
              </table:table-cell>
              <table:table-cell office:value-type="float" office:value="-28.11">
                <text:p>-28.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5.01">
                <text:p>-15.01</text:p>
              </table:table-cell>
              <table:table-cell office:value-type="float" office:value="-28.21">
                <text:p>-28.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4.7">
                <text:p>-14.7</text:p>
              </table:table-cell>
              <table:table-cell office:value-type="float" office:value="-28.87">
                <text:p>-28.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5.08">
                <text:p>-15.08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4.73">
                <text:p>-14.73</text:p>
              </table:table-cell>
              <table:table-cell office:value-type="float" office:value="-29.88">
                <text:p>-29.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5.56">
                <text:p>-15.56</text:p>
              </table:table-cell>
              <table:table-cell office:value-type="float" office:value="-29.35">
                <text:p>-29.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5.6">
                <text:p>-15.6</text:p>
              </table:table-cell>
              <table:table-cell office:value-type="float" office:value="-28.36">
                <text:p>-28.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5.83">
                <text:p>-15.83</text:p>
              </table:table-cell>
              <table:table-cell office:value-type="float" office:value="-28.09">
                <text:p>-28.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5.57">
                <text:p>-15.57</text:p>
              </table:table-cell>
              <table:table-cell office:value-type="float" office:value="-27.29">
                <text:p>-27.2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4.99">
                <text:p>-14.99</text:p>
              </table:table-cell>
              <table:table-cell office:value-type="float" office:value="-27.52">
                <text:p>-27.5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5.6">
                <text:p>-15.6</text:p>
              </table:table-cell>
              <table:table-cell office:value-type="float" office:value="-27.85">
                <text:p>-27.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5.96">
                <text:p>-15.96</text:p>
              </table:table-cell>
              <table:table-cell office:value-type="float" office:value="-28.1">
                <text:p>-28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6.54">
                <text:p>-16.54</text:p>
              </table:table-cell>
              <table:table-cell office:value-type="float" office:value="-28.2">
                <text:p>-28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5.88">
                <text:p>-15.88</text:p>
              </table:table-cell>
              <table:table-cell office:value-type="float" office:value="-28.49">
                <text:p>-28.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5.49">
                <text:p>-15.49</text:p>
              </table:table-cell>
              <table:table-cell office:value-type="float" office:value="-27.75">
                <text:p>-27.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5.71">
                <text:p>-15.71</text:p>
              </table:table-cell>
              <table:table-cell office:value-type="float" office:value="-27.97">
                <text:p>-27.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5.94">
                <text:p>-15.94</text:p>
              </table:table-cell>
              <table:table-cell office:value-type="float" office:value="-28.07">
                <text:p>-28.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5.51">
                <text:p>-15.51</text:p>
              </table:table-cell>
              <table:table-cell office:value-type="float" office:value="-27.11">
                <text:p>-27.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6.47">
                <text:p>-16.47</text:p>
              </table:table-cell>
              <table:table-cell office:value-type="float" office:value="-26.97">
                <text:p>-26.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7.45">
                <text:p>-17.45</text:p>
              </table:table-cell>
              <table:table-cell office:value-type="float" office:value="-27.03">
                <text:p>-27.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6.97">
                <text:p>-16.97</text:p>
              </table:table-cell>
              <table:table-cell office:value-type="float" office:value="-27.81">
                <text:p>-27.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6.58">
                <text:p>-16.58</text:p>
              </table:table-cell>
              <table:table-cell office:value-type="float" office:value="-28.29">
                <text:p>-28.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7.12">
                <text:p>-17.12</text:p>
              </table:table-cell>
              <table:table-cell office:value-type="float" office:value="-28.18">
                <text:p>-28.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6.73">
                <text:p>-16.73</text:p>
              </table:table-cell>
              <table:table-cell office:value-type="float" office:value="-28.17">
                <text:p>-28.1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6">
                <text:p>-16</text:p>
              </table:table-cell>
              <table:table-cell office:value-type="float" office:value="-27.45">
                <text:p>-27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5.81">
                <text:p>-15.81</text:p>
              </table:table-cell>
              <table:table-cell office:value-type="float" office:value="-26.72">
                <text:p>-26.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5.74">
                <text:p>-15.74</text:p>
              </table:table-cell>
              <table:table-cell office:value-type="float" office:value="-25.91">
                <text:p>-25.9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6.31">
                <text:p>-16.31</text:p>
              </table:table-cell>
              <table:table-cell office:value-type="float" office:value="-25.08">
                <text:p>-25.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5.88">
                <text:p>-15.88</text:p>
              </table:table-cell>
              <table:table-cell office:value-type="float" office:value="-24.09">
                <text:p>-24.0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5.41">
                <text:p>-15.41</text:p>
              </table:table-cell>
              <table:table-cell office:value-type="float" office:value="-24.52">
                <text:p>-24.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4.95">
                <text:p>-14.95</text:p>
              </table:table-cell>
              <table:table-cell office:value-type="float" office:value="-23.77">
                <text:p>-23.7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5.04">
                <text:p>-15.04</text:p>
              </table:table-cell>
              <table:table-cell office:value-type="float" office:value="-24.03">
                <text:p>-24.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5.2">
                <text:p>-15.2</text:p>
              </table:table-cell>
              <table:table-cell office:value-type="float" office:value="-24.72">
                <text:p>-24.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5.02">
                <text:p>-15.02</text:p>
              </table:table-cell>
              <table:table-cell office:value-type="float" office:value="-24.54">
                <text:p>-24.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4.13">
                <text:p>-14.13</text:p>
              </table:table-cell>
              <table:table-cell office:value-type="float" office:value="-24.57">
                <text:p>-24.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3.52">
                <text:p>-13.52</text:p>
              </table:table-cell>
              <table:table-cell office:value-type="float" office:value="-24.32">
                <text:p>-24.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2.86">
                <text:p>-12.86</text:p>
              </table:table-cell>
              <table:table-cell office:value-type="float" office:value="-25.12">
                <text:p>-25.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2.38">
                <text:p>-12.38</text:p>
              </table:table-cell>
              <table:table-cell office:value-type="float" office:value="-24.25">
                <text:p>-24.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2.91">
                <text:p>-12.91</text:p>
              </table:table-cell>
              <table:table-cell office:value-type="float" office:value="-24.25">
                <text:p>-24.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3.63">
                <text:p>-13.63</text:p>
              </table:table-cell>
              <table:table-cell office:value-type="float" office:value="-23.35">
                <text:p>-23.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3.04">
                <text:p>-13.04</text:p>
              </table:table-cell>
              <table:table-cell office:value-type="float" office:value="-22.47">
                <text:p>-22.4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3.72">
                <text:p>-13.72</text:p>
              </table:table-cell>
              <table:table-cell office:value-type="float" office:value="-21.84">
                <text:p>-21.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3.66">
                <text:p>-13.66</text:p>
              </table:table-cell>
              <table:table-cell office:value-type="float" office:value="-22.39">
                <text:p>-22.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3.22">
                <text:p>-13.22</text:p>
              </table:table-cell>
              <table:table-cell office:value-type="float" office:value="-22.26">
                <text:p>-22.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2.27">
                <text:p>-12.27</text:p>
              </table:table-cell>
              <table:table-cell office:value-type="float" office:value="-21.42">
                <text:p>-21.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1.32">
                <text:p>-11.32</text:p>
              </table:table-cell>
              <table:table-cell office:value-type="float" office:value="-21.22">
                <text:p>-21.2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0.58">
                <text:p>-10.58</text:p>
              </table:table-cell>
              <table:table-cell office:value-type="float" office:value="-20.91">
                <text:p>-20.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0.29">
                <text:p>-10.29</text:p>
              </table:table-cell>
              <table:table-cell office:value-type="float" office:value="-19.99">
                <text:p>-19.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0.06">
                <text:p>-10.06</text:p>
              </table:table-cell>
              <table:table-cell office:value-type="float" office:value="-20.18">
                <text:p>-20.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0.68">
                <text:p>-10.68</text:p>
              </table:table-cell>
              <table:table-cell office:value-type="float" office:value="-19.42">
                <text:p>-19.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1.49">
                <text:p>-11.49</text:p>
              </table:table-cell>
              <table:table-cell office:value-type="float" office:value="-18.55">
                <text:p>-18.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1.32">
                <text:p>-11.32</text:p>
              </table:table-cell>
              <table:table-cell office:value-type="float" office:value="-19.48">
                <text:p>-19.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1.04">
                <text:p>-11.04</text:p>
              </table:table-cell>
              <table:table-cell office:value-type="float" office:value="-19.38">
                <text:p>-19.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1.98">
                <text:p>-11.98</text:p>
              </table:table-cell>
              <table:table-cell office:value-type="float" office:value="-18.79">
                <text:p>-18.7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2.34">
                <text:p>-12.34</text:p>
              </table:table-cell>
              <table:table-cell office:value-type="float" office:value="-19.62">
                <text:p>-19.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1.5">
                <text:p>-11.5</text:p>
              </table:table-cell>
              <table:table-cell office:value-type="float" office:value="-19.58">
                <text:p>-19.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2.44">
                <text:p>-12.44</text:p>
              </table:table-cell>
              <table:table-cell office:value-type="float" office:value="-18.65">
                <text:p>-18.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1.54">
                <text:p>-11.54</text:p>
              </table:table-cell>
              <table:table-cell office:value-type="float" office:value="-19.38">
                <text:p>-19.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0.82">
                <text:p>-10.82</text:p>
              </table:table-cell>
              <table:table-cell office:value-type="float" office:value="-19.34">
                <text:p>-19.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0.5">
                <text:p>-10.5</text:p>
              </table:table-cell>
              <table:table-cell office:value-type="float" office:value="-20.29">
                <text:p>-20.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1.08">
                <text:p>-11.08</text:p>
              </table:table-cell>
              <table:table-cell office:value-type="float" office:value="-20.84">
                <text:p>-20.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1.48">
                <text:p>-11.48</text:p>
              </table:table-cell>
              <table:table-cell office:value-type="float" office:value="-21.76">
                <text:p>-21.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1.35">
                <text:p>-11.35</text:p>
              </table:table-cell>
              <table:table-cell office:value-type="float" office:value="-21.18">
                <text:p>-21.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1.25">
                <text:p>-11.25</text:p>
              </table:table-cell>
              <table:table-cell office:value-type="float" office:value="-20.73">
                <text:p>-20.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2.14">
                <text:p>-12.14</text:p>
              </table:table-cell>
              <table:table-cell office:value-type="float" office:value="-21.61">
                <text:p>-21.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2.29">
                <text:p>-12.29</text:p>
              </table:table-cell>
              <table:table-cell office:value-type="float" office:value="-21.34">
                <text:p>-21.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2.36">
                <text:p>-12.36</text:p>
              </table:table-cell>
              <table:table-cell office:value-type="float" office:value="-21.13">
                <text:p>-21.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2.42">
                <text:p>-12.42</text:p>
              </table:table-cell>
              <table:table-cell office:value-type="float" office:value="-21.29">
                <text:p>-21.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2.07">
                <text:p>-12.07</text:p>
              </table:table-cell>
              <table:table-cell office:value-type="float" office:value="-20.87">
                <text:p>-20.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2.06">
                <text:p>-12.06</text:p>
              </table:table-cell>
              <table:table-cell office:value-type="float" office:value="-20.4">
                <text:p>-20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2.1">
                <text:p>-12.1</text:p>
              </table:table-cell>
              <table:table-cell office:value-type="float" office:value="-21.39">
                <text:p>-21.3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1.42">
                <text:p>-11.42</text:p>
              </table:table-cell>
              <table:table-cell office:value-type="float" office:value="-20.99">
                <text:p>-20.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2.32">
                <text:p>-12.32</text:p>
              </table:table-cell>
              <table:table-cell office:value-type="float" office:value="-20.89">
                <text:p>-20.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2.35">
                <text:p>-12.35</text:p>
              </table:table-cell>
              <table:table-cell office:value-type="float" office:value="-20.59">
                <text:p>-20.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2.46">
                <text:p>-12.46</text:p>
              </table:table-cell>
              <table:table-cell office:value-type="float" office:value="-21.04">
                <text:p>-21.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2.03">
                <text:p>-12.03</text:p>
              </table:table-cell>
              <table:table-cell office:value-type="float" office:value="-21.54">
                <text:p>-21.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2.5">
                <text:p>-12.5</text:p>
              </table:table-cell>
              <table:table-cell office:value-type="float" office:value="-22.28">
                <text:p>-22.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1.68">
                <text:p>-11.68</text:p>
              </table:table-cell>
              <table:table-cell office:value-type="float" office:value="-21.98">
                <text:p>-21.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1.37">
                <text:p>-11.37</text:p>
              </table:table-cell>
              <table:table-cell office:value-type="float" office:value="-21.03">
                <text:p>-21.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0.65">
                <text:p>-10.65</text:p>
              </table:table-cell>
              <table:table-cell office:value-type="float" office:value="-20.88">
                <text:p>-20.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9.93">
                <text:p>-9.93</text:p>
              </table:table-cell>
              <table:table-cell office:value-type="float" office:value="-21.35">
                <text:p>-21.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0.03">
                <text:p>-10.03</text:p>
              </table:table-cell>
              <table:table-cell office:value-type="float" office:value="-21.32">
                <text:p>-21.3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9.39">
                <text:p>-9.39</text:p>
              </table:table-cell>
              <table:table-cell office:value-type="float" office:value="-21.88">
                <text:p>-21.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8.7">
                <text:p>-8.7</text:p>
              </table:table-cell>
              <table:table-cell office:value-type="float" office:value="-21.35">
                <text:p>-21.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8.67">
                <text:p>-8.67</text:p>
              </table:table-cell>
              <table:table-cell office:value-type="float" office:value="-21.08">
                <text:p>-21.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8.56">
                <text:p>-8.56</text:p>
              </table:table-cell>
              <table:table-cell office:value-type="float" office:value="-21.13">
                <text:p>-21.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9.46">
                <text:p>-9.46</text:p>
              </table:table-cell>
              <table:table-cell office:value-type="float" office:value="-20.22">
                <text:p>-20.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0.46">
                <text:p>-10.46</text:p>
              </table:table-cell>
              <table:table-cell office:value-type="float" office:value="-19.36">
                <text:p>-19.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1.13">
                <text:p>-11.13</text:p>
              </table:table-cell>
              <table:table-cell office:value-type="float" office:value="-19.9">
                <text:p>-19.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1.28">
                <text:p>-11.28</text:p>
              </table:table-cell>
              <table:table-cell office:value-type="float" office:value="-20.41">
                <text:p>-20.4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1.87">
                <text:p>-11.87</text:p>
              </table:table-cell>
              <table:table-cell office:value-type="float" office:value="-19.45">
                <text:p>-19.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1.09">
                <text:p>-11.09</text:p>
              </table:table-cell>
              <table:table-cell office:value-type="float" office:value="-19.2">
                <text:p>-19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1.63">
                <text:p>-11.63</text:p>
              </table:table-cell>
              <table:table-cell office:value-type="float" office:value="-19.24">
                <text:p>-19.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2.27">
                <text:p>-12.27</text:p>
              </table:table-cell>
              <table:table-cell office:value-type="float" office:value="-18.28">
                <text:p>-18.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1.44">
                <text:p>-11.44</text:p>
              </table:table-cell>
              <table:table-cell office:value-type="float" office:value="-17.32">
                <text:p>-17.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1.52">
                <text:p>-11.52</text:p>
              </table:table-cell>
              <table:table-cell office:value-type="float" office:value="-17.97">
                <text:p>-17.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1.56">
                <text:p>-11.56</text:p>
              </table:table-cell>
              <table:table-cell office:value-type="float" office:value="-17.07">
                <text:p>-17.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2.38">
                <text:p>-12.38</text:p>
              </table:table-cell>
              <table:table-cell office:value-type="float" office:value="-16.97">
                <text:p>-16.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1.54">
                <text:p>-11.54</text:p>
              </table:table-cell>
              <table:table-cell office:value-type="float" office:value="-16.64">
                <text:p>-16.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2.39">
                <text:p>-12.39</text:p>
              </table:table-cell>
              <table:table-cell office:value-type="float" office:value="-15.94">
                <text:p>-15.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1.63">
                <text:p>-11.63</text:p>
              </table:table-cell>
              <table:table-cell office:value-type="float" office:value="-15.02">
                <text:p>-15.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2.31">
                <text:p>-12.31</text:p>
              </table:table-cell>
              <table:table-cell office:value-type="float" office:value="-15.62">
                <text:p>-15.6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2.2">
                <text:p>-12.2</text:p>
              </table:table-cell>
              <table:table-cell office:value-type="float" office:value="-14.74">
                <text:p>-14.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2.7">
                <text:p>-12.7</text:p>
              </table:table-cell>
              <table:table-cell office:value-type="float" office:value="-15.02">
                <text:p>-15.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3.13">
                <text:p>-13.13</text:p>
              </table:table-cell>
              <table:table-cell office:value-type="float" office:value="-15.21">
                <text:p>-15.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3.53">
                <text:p>-13.53</text:p>
              </table:table-cell>
              <table:table-cell office:value-type="float" office:value="-14.92">
                <text:p>-14.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3.13">
                <text:p>-13.13</text:p>
              </table:table-cell>
              <table:table-cell office:value-type="float" office:value="-14.6">
                <text:p>-14.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2.99">
                <text:p>-12.99</text:p>
              </table:table-cell>
              <table:table-cell office:value-type="float" office:value="-13.77">
                <text:p>-13.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2.2">
                <text:p>-12.2</text:p>
              </table:table-cell>
              <table:table-cell office:value-type="float" office:value="-13.17">
                <text:p>-13.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2.92">
                <text:p>-12.92</text:p>
              </table:table-cell>
              <table:table-cell office:value-type="float" office:value="-13.78">
                <text:p>-13.7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3.3">
                <text:p>-13.3</text:p>
              </table:table-cell>
              <table:table-cell office:value-type="float" office:value="-14.1">
                <text:p>-14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3.9">
                <text:p>-13.9</text:p>
              </table:table-cell>
              <table:table-cell office:value-type="float" office:value="-15.09">
                <text:p>-15.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3.15">
                <text:p>-13.15</text:p>
              </table:table-cell>
              <table:table-cell office:value-type="float" office:value="-15.79">
                <text:p>-15.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4.15">
                <text:p>-14.15</text:p>
              </table:table-cell>
              <table:table-cell office:value-type="float" office:value="-16.11">
                <text:p>-16.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4.27">
                <text:p>-14.27</text:p>
              </table:table-cell>
              <table:table-cell office:value-type="float" office:value="-15.3">
                <text:p>-15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5.18">
                <text:p>-15.18</text:p>
              </table:table-cell>
              <table:table-cell office:value-type="float" office:value="-15.13">
                <text:p>-15.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5.33">
                <text:p>-15.33</text:p>
              </table:table-cell>
              <table:table-cell office:value-type="float" office:value="-15.45">
                <text:p>-15.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4.94">
                <text:p>-14.94</text:p>
              </table:table-cell>
              <table:table-cell office:value-type="float" office:value="-14.55">
                <text:p>-14.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5.14">
                <text:p>-15.14</text:p>
              </table:table-cell>
              <table:table-cell office:value-type="float" office:value="-14.77">
                <text:p>-14.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5.4">
                <text:p>-15.4</text:p>
              </table:table-cell>
              <table:table-cell office:value-type="float" office:value="-15.19">
                <text:p>-15.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5.68">
                <text:p>-15.68</text:p>
              </table:table-cell>
              <table:table-cell office:value-type="float" office:value="-16.15">
                <text:p>-16.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6.5">
                <text:p>-16.5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6.64">
                <text:p>-16.64</text:p>
              </table:table-cell>
              <table:table-cell office:value-type="float" office:value="-17.81">
                <text:p>-17.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6.77">
                <text:p>-16.77</text:p>
              </table:table-cell>
              <table:table-cell office:value-type="float" office:value="-16.95">
                <text:p>-16.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5.92">
                <text:p>-15.92</text:p>
              </table:table-cell>
              <table:table-cell office:value-type="float" office:value="-17.58">
                <text:p>-17.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5.57">
                <text:p>-15.57</text:p>
              </table:table-cell>
              <table:table-cell office:value-type="float" office:value="-17.03">
                <text:p>-17.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6.55">
                <text:p>-16.55</text:p>
              </table:table-cell>
              <table:table-cell office:value-type="float" office:value="-16.42">
                <text:p>-16.4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6.51">
                <text:p>-16.51</text:p>
              </table:table-cell>
              <table:table-cell office:value-type="float" office:value="-16.86">
                <text:p>-16.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6.86">
                <text:p>-16.86</text:p>
              </table:table-cell>
              <table:table-cell office:value-type="float" office:value="-17.78">
                <text:p>-17.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6.75">
                <text:p>-16.75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6.33">
                <text:p>-16.33</text:p>
              </table:table-cell>
              <table:table-cell office:value-type="float" office:value="-18.56">
                <text:p>-18.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6.54">
                <text:p>-16.54</text:p>
              </table:table-cell>
              <table:table-cell office:value-type="float" office:value="-19.46">
                <text:p>-19.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6.95">
                <text:p>-16.95</text:p>
              </table:table-cell>
              <table:table-cell office:value-type="float" office:value="-19.07">
                <text:p>-19.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6.83">
                <text:p>-16.83</text:p>
              </table:table-cell>
              <table:table-cell office:value-type="float" office:value="-18.46">
                <text:p>-18.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7.39">
                <text:p>-17.39</text:p>
              </table:table-cell>
              <table:table-cell office:value-type="float" office:value="-17.59">
                <text:p>-17.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8.37">
                <text:p>-18.37</text:p>
              </table:table-cell>
              <table:table-cell office:value-type="float" office:value="-17.6">
                <text:p>-17.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8.03">
                <text:p>-18.03</text:p>
              </table:table-cell>
              <table:table-cell office:value-type="float" office:value="-16.75">
                <text:p>-16.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8.05">
                <text:p>-18.05</text:p>
              </table:table-cell>
              <table:table-cell office:value-type="float" office:value="-16.85">
                <text:p>-16.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7.22">
                <text:p>-17.22</text:p>
              </table:table-cell>
              <table:table-cell office:value-type="float" office:value="-15.94">
                <text:p>-15.9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8.09">
                <text:p>-18.09</text:p>
              </table:table-cell>
              <table:table-cell office:value-type="float" office:value="-14.99">
                <text:p>-14.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7.53">
                <text:p>-17.53</text:p>
              </table:table-cell>
              <table:table-cell office:value-type="float" office:value="-14.2">
                <text:p>-14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7.47">
                <text:p>-17.47</text:p>
              </table:table-cell>
              <table:table-cell office:value-type="float" office:value="-15.03">
                <text:p>-15.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8.15">
                <text:p>-18.15</text:p>
              </table:table-cell>
              <table:table-cell office:value-type="float" office:value="-14.91">
                <text:p>-14.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7.72">
                <text:p>-17.72</text:p>
              </table:table-cell>
              <table:table-cell office:value-type="float" office:value="-14.82">
                <text:p>-14.8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8.54">
                <text:p>-18.54</text:p>
              </table:table-cell>
              <table:table-cell office:value-type="float" office:value="-14.38">
                <text:p>-14.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8.52">
                <text:p>-18.52</text:p>
              </table:table-cell>
              <table:table-cell office:value-type="float" office:value="-13.48">
                <text:p>-13.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9.2">
                <text:p>-19.2</text:p>
              </table:table-cell>
              <table:table-cell office:value-type="float" office:value="-13.54">
                <text:p>-13.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9.18">
                <text:p>-19.18</text:p>
              </table:table-cell>
              <table:table-cell office:value-type="float" office:value="-13.93">
                <text:p>-13.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9.33">
                <text:p>-19.33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9.3">
                <text:p>-19.3</text:p>
              </table:table-cell>
              <table:table-cell office:value-type="float" office:value="-14.04">
                <text:p>-14.0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0.21">
                <text:p>-20.21</text:p>
              </table:table-cell>
              <table:table-cell office:value-type="float" office:value="-14.99">
                <text:p>-14.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0.43">
                <text:p>-20.43</text:p>
              </table:table-cell>
              <table:table-cell office:value-type="float" office:value="-15.71">
                <text:p>-15.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9.89">
                <text:p>-19.89</text:p>
              </table:table-cell>
              <table:table-cell office:value-type="float" office:value="-16.51">
                <text:p>-16.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9.01">
                <text:p>-19.01</text:p>
              </table:table-cell>
              <table:table-cell office:value-type="float" office:value="-16.04">
                <text:p>-16.0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8.94">
                <text:p>-18.94</text:p>
              </table:table-cell>
              <table:table-cell office:value-type="float" office:value="-16.38">
                <text:p>-16.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9.22">
                <text:p>-19.22</text:p>
              </table:table-cell>
              <table:table-cell office:value-type="float" office:value="-17.34">
                <text:p>-17.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9.48">
                <text:p>-19.48</text:p>
              </table:table-cell>
              <table:table-cell office:value-type="float" office:value="-16.94">
                <text:p>-16.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8.48">
                <text:p>-18.48</text:p>
              </table:table-cell>
              <table:table-cell office:value-type="float" office:value="-16.67">
                <text:p>-16.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8.67">
                <text:p>-18.67</text:p>
              </table:table-cell>
              <table:table-cell office:value-type="float" office:value="-17.42">
                <text:p>-17.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9.6">
                <text:p>-19.6</text:p>
              </table:table-cell>
              <table:table-cell office:value-type="float" office:value="-18.31">
                <text:p>-18.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9.17">
                <text:p>-19.17</text:p>
              </table:table-cell>
              <table:table-cell office:value-type="float" office:value="-17.76">
                <text:p>-17.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9.3">
                <text:p>-19.3</text:p>
              </table:table-cell>
              <table:table-cell office:value-type="float" office:value="-18.29">
                <text:p>-18.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9.24">
                <text:p>-19.24</text:p>
              </table:table-cell>
              <table:table-cell office:value-type="float" office:value="-18.32">
                <text:p>-18.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9.66">
                <text:p>-19.66</text:p>
              </table:table-cell>
              <table:table-cell office:value-type="float" office:value="-17.38">
                <text:p>-17.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9.49">
                <text:p>-19.49</text:p>
              </table:table-cell>
              <table:table-cell office:value-type="float" office:value="-18.31">
                <text:p>-18.3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8.95">
                <text:p>-18.95</text:p>
              </table:table-cell>
              <table:table-cell office:value-type="float" office:value="-18.73">
                <text:p>-18.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9.54">
                <text:p>-19.54</text:p>
              </table:table-cell>
              <table:table-cell office:value-type="float" office:value="-19.31">
                <text:p>-19.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9.07">
                <text:p>-19.07</text:p>
              </table:table-cell>
              <table:table-cell office:value-type="float" office:value="-19.14">
                <text:p>-19.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9.57">
                <text:p>-19.57</text:p>
              </table:table-cell>
              <table:table-cell office:value-type="float" office:value="-19.04">
                <text:p>-19.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9.76">
                <text:p>-19.76</text:p>
              </table:table-cell>
              <table:table-cell office:value-type="float" office:value="-19.05">
                <text:p>-19.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0.52">
                <text:p>-20.52</text:p>
              </table:table-cell>
              <table:table-cell office:value-type="float" office:value="-19.12">
                <text:p>-19.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0.3">
                <text:p>-20.3</text:p>
              </table:table-cell>
              <table:table-cell office:value-type="float" office:value="-18.86">
                <text:p>-18.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0.25">
                <text:p>-20.25</text:p>
              </table:table-cell>
              <table:table-cell office:value-type="float" office:value="-17.86">
                <text:p>-17.8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0.43">
                <text:p>-20.43</text:p>
              </table:table-cell>
              <table:table-cell office:value-type="float" office:value="-18.6">
                <text:p>-18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1.1">
                <text:p>-21.1</text:p>
              </table:table-cell>
              <table:table-cell office:value-type="float" office:value="-19.4">
                <text:p>-19.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1.15">
                <text:p>-21.15</text:p>
              </table:table-cell>
              <table:table-cell office:value-type="float" office:value="-18.62">
                <text:p>-18.6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1.75">
                <text:p>-21.75</text:p>
              </table:table-cell>
              <table:table-cell office:value-type="float" office:value="-18.54">
                <text:p>-18.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1.08">
                <text:p>-21.08</text:p>
              </table:table-cell>
              <table:table-cell office:value-type="float" office:value="-17.77">
                <text:p>-17.7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0.45">
                <text:p>-20.45</text:p>
              </table:table-cell>
              <table:table-cell office:value-type="float" office:value="-17.36">
                <text:p>-17.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0.13">
                <text:p>-20.13</text:p>
              </table:table-cell>
              <table:table-cell office:value-type="float" office:value="-17.39">
                <text:p>-17.3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0.76">
                <text:p>-20.76</text:p>
              </table:table-cell>
              <table:table-cell office:value-type="float" office:value="-16.85">
                <text:p>-16.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0.1">
                <text:p>-20.1</text:p>
              </table:table-cell>
              <table:table-cell office:value-type="float" office:value="-17.84">
                <text:p>-17.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9.21">
                <text:p>-19.21</text:p>
              </table:table-cell>
              <table:table-cell office:value-type="float" office:value="-18.35">
                <text:p>-18.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9.31">
                <text:p>-19.31</text:p>
              </table:table-cell>
              <table:table-cell office:value-type="float" office:value="-17.66">
                <text:p>-17.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9.86">
                <text:p>-19.86</text:p>
              </table:table-cell>
              <table:table-cell office:value-type="float" office:value="-16.72">
                <text:p>-16.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9">
                <text:p>-19</text:p>
              </table:table-cell>
              <table:table-cell office:value-type="float" office:value="-16.4">
                <text:p>-16.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9.46">
                <text:p>-19.46</text:p>
              </table:table-cell>
              <table:table-cell office:value-type="float" office:value="-15.57">
                <text:p>-15.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9.63">
                <text:p>-19.63</text:p>
              </table:table-cell>
              <table:table-cell office:value-type="float" office:value="-15.25">
                <text:p>-15.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0.4">
                <text:p>-20.4</text:p>
              </table:table-cell>
              <table:table-cell office:value-type="float" office:value="-14.93">
                <text:p>-14.9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0.66">
                <text:p>-20.66</text:p>
              </table:table-cell>
              <table:table-cell office:value-type="float" office:value="-15.53">
                <text:p>-15.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0.43">
                <text:p>-20.43</text:p>
              </table:table-cell>
              <table:table-cell office:value-type="float" office:value="-15.32">
                <text:p>-15.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0.73">
                <text:p>-20.73</text:p>
              </table:table-cell>
              <table:table-cell office:value-type="float" office:value="-14.68">
                <text:p>-14.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0.08">
                <text:p>-20.08</text:p>
              </table:table-cell>
              <table:table-cell office:value-type="float" office:value="-15.34">
                <text:p>-15.3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0.85">
                <text:p>-20.85</text:p>
              </table:table-cell>
              <table:table-cell office:value-type="float" office:value="-14.73">
                <text:p>-14.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9.91">
                <text:p>-19.91</text:p>
              </table:table-cell>
              <table:table-cell office:value-type="float" office:value="-13.87">
                <text:p>-13.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9.3">
                <text:p>-19.3</text:p>
              </table:table-cell>
              <table:table-cell office:value-type="float" office:value="-14.44">
                <text:p>-14.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8.68">
                <text:p>-18.68</text:p>
              </table:table-cell>
              <table:table-cell office:value-type="float" office:value="-14.03">
                <text:p>-14.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9.46">
                <text:p>-19.46</text:p>
              </table:table-cell>
              <table:table-cell office:value-type="float" office:value="-13.98">
                <text:p>-13.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8.76">
                <text:p>-18.76</text:p>
              </table:table-cell>
              <table:table-cell office:value-type="float" office:value="-13.21">
                <text:p>-13.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9.57">
                <text:p>-19.57</text:p>
              </table:table-cell>
              <table:table-cell office:value-type="float" office:value="-12.47">
                <text:p>-12.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9.48">
                <text:p>-19.48</text:p>
              </table:table-cell>
              <table:table-cell office:value-type="float" office:value="-13.16">
                <text:p>-13.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8.65">
                <text:p>-18.65</text:p>
              </table:table-cell>
              <table:table-cell office:value-type="float" office:value="-12.59">
                <text:p>-12.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8.81">
                <text:p>-18.81</text:p>
              </table:table-cell>
              <table:table-cell office:value-type="float" office:value="-12.42">
                <text:p>-12.4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9.21">
                <text:p>-19.21</text:p>
              </table:table-cell>
              <table:table-cell office:value-type="float" office:value="-12.06">
                <text:p>-12.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0.15">
                <text:p>-20.15</text:p>
              </table:table-cell>
              <table:table-cell office:value-type="float" office:value="-11.79">
                <text:p>-11.7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9.79">
                <text:p>-19.79</text:p>
              </table:table-cell>
              <table:table-cell office:value-type="float" office:value="-10.83">
                <text:p>-10.8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9.77">
                <text:p>-19.77</text:p>
              </table:table-cell>
              <table:table-cell office:value-type="float" office:value="-10.93">
                <text:p>-10.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9.53">
                <text:p>-19.53</text:p>
              </table:table-cell>
              <table:table-cell office:value-type="float" office:value="-10.06">
                <text:p>-10.0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8.97">
                <text:p>-18.97</text:p>
              </table:table-cell>
              <table:table-cell office:value-type="float" office:value="-10.24">
                <text:p>-10.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9.63">
                <text:p>-19.63</text:p>
              </table:table-cell>
              <table:table-cell office:value-type="float" office:value="-10.23">
                <text:p>-10.2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9.85">
                <text:p>-19.85</text:p>
              </table:table-cell>
              <table:table-cell office:value-type="float" office:value="-11.06">
                <text:p>-11.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0.49">
                <text:p>-20.49</text:p>
              </table:table-cell>
              <table:table-cell office:value-type="float" office:value="-11.58">
                <text:p>-11.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0.39">
                <text:p>-20.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0.88">
                <text:p>-20.88</text:p>
              </table:table-cell>
              <table:table-cell office:value-type="float" office:value="-10.98">
                <text:p>-10.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9.96">
                <text:p>-19.96</text:p>
              </table:table-cell>
              <table:table-cell office:value-type="float" office:value="-10.97">
                <text:p>-10.9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0.87">
                <text:p>-20.8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0.23">
                <text:p>-20.23</text:p>
              </table:table-cell>
              <table:table-cell office:value-type="float" office:value="-11.61">
                <text:p>-11.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0.97">
                <text:p>-20.97</text:p>
              </table:table-cell>
              <table:table-cell office:value-type="float" office:value="-12.22">
                <text:p>-12.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0.55">
                <text:p>-20.55</text:p>
              </table:table-cell>
              <table:table-cell office:value-type="float" office:value="-12.33">
                <text:p>-12.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1.39">
                <text:p>-21.3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0.76">
                <text:p>-20.76</text:p>
              </table:table-cell>
              <table:table-cell office:value-type="float" office:value="-13.36">
                <text:p>-13.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1.54">
                <text:p>-21.54</text:p>
              </table:table-cell>
              <table:table-cell office:value-type="float" office:value="-13.69">
                <text:p>-13.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1.2">
                <text:p>-21.2</text:p>
              </table:table-cell>
              <table:table-cell office:value-type="float" office:value="-14.47">
                <text:p>-14.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0.33">
                <text:p>-20.33</text:p>
              </table:table-cell>
              <table:table-cell office:value-type="float" office:value="-15.42">
                <text:p>-15.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0.3">
                <text:p>-20.3</text:p>
              </table:table-cell>
              <table:table-cell office:value-type="float" office:value="-16.12">
                <text:p>-16.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9.59">
                <text:p>-19.59</text:p>
              </table:table-cell>
              <table:table-cell office:value-type="float" office:value="-16.01">
                <text:p>-16.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0.4">
                <text:p>-20.4</text:p>
              </table:table-cell>
              <table:table-cell office:value-type="float" office:value="-16.3">
                <text:p>-16.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20.9">
                <text:p>-20.9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1.87">
                <text:p>-21.87</text:p>
              </table:table-cell>
              <table:table-cell office:value-type="float" office:value="-15.74">
                <text:p>-15.7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2.31">
                <text:p>-22.31</text:p>
              </table:table-cell>
              <table:table-cell office:value-type="float" office:value="-16.1">
                <text:p>-16.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21.96">
                <text:p>-21.96</text:p>
              </table:table-cell>
              <table:table-cell office:value-type="float" office:value="-16.38">
                <text:p>-16.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1.08">
                <text:p>-21.08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21.83">
                <text:p>-21.83</text:p>
              </table:table-cell>
              <table:table-cell office:value-type="float" office:value="-17.28">
                <text:p>-17.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1.76">
                <text:p>-21.76</text:p>
              </table:table-cell>
              <table:table-cell office:value-type="float" office:value="-16.74">
                <text:p>-16.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1.7">
                <text:p>-21.7</text:p>
              </table:table-cell>
              <table:table-cell office:value-type="float" office:value="-17.49">
                <text:p>-17.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2.65">
                <text:p>-22.65</text:p>
              </table:table-cell>
              <table:table-cell office:value-type="float" office:value="-17.69">
                <text:p>-17.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23.46">
                <text:p>-23.46</text:p>
              </table:table-cell>
              <table:table-cell office:value-type="float" office:value="-17.42">
                <text:p>-17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DDA84F49.gif" xlink:type="simple" xlink:actuate="onLoad"/>
      </style:chart-properties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image" chart:symbol-width="0.12cm" chart:symbol-height="0.12cm">
        <chart:symbol-image xlink:href="Pictures/100002000000000A0000000ADDA84F49.gif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91cm" svg:height="13.736cm" xlink:href=".." xlink:type="simple" chart:class="chart:scatter" chart:style-name="ch1">
        <chart:title svg:x="12.364cm" svg:y="0.41cm" chart:style-name="ch2">
          <text:p>Moto Browniano</text:p>
        </chart:title>
        <chart:subtitle svg:x="12.007cm" svg:y="1.463cm" chart:style-name="ch3">
          <text:p>Java - Punto intercetto</text:p>
        </chart:subtitle>
        <chart:legend chart:legend-position="end" svg:x="26.409cm" svg:y="6.556cm" style:legend-expansion="high" chart:style-name="ch4"/>
        <chart:plot-area chart:style-name="ch5" table:cell-range-address="'Java_movement(int angle)'.A2:'Java_movement(int angle)'.B502 'Java_movement(int angle)'.B1:'Java_movement(int angle)'.B1" chart:data-source-has-labels="row" svg:x="1.009cm" svg:y="2.694cm" svg:width="24.282cm" svg:height="10.348cm">
          <chartooo:coordinate-region svg:x="1.486cm" svg:y="2.906cm" svg:width="23.473cm" svg:height="9.92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Java_movement(int angle)'.B2:'Java_movement(int angle)'.B502" chart:label-cell-address="'Java_movement(int angle)'.B1:'Java_movement(int angle)'.B1" chart:class="chart:scatter">
            <chart:domain table:cell-range-address="'Java_movement(int angle)'.A2:'Java_movement(int angle)'.A502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Y</text:p>
                <draw:g>
                  <svg:desc>'Java_movement(int angle)'.B1:'Java_movement(int angle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Java_movement(int angle)'.A2:'Java_movement(int angle)'.A502</svg:desc>
                </draw:g>
              </table:table-cell>
              <table:table-cell office:value-type="float" office:value="0">
                <text:p>0</text:p>
                <draw:g>
                  <svg:desc>'Java_movement(int angle)'.B2:'Java_movement(int angle)'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9">
                <text:p>-0.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">
                <text:p>0.6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8">
                <text:p>-0.18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4">
                <text:p>-1.1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14">
                <text:p>-2.14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01">
                <text:p>-2.0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46">
                <text:p>-1.4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3">
                <text:p>-0.73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">
                <text:p>0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">
                <text:p>1.13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8">
                <text:p>1.38</text:p>
              </table:table-cell>
              <table:table-cell office:value-type="float" office:value="3.33">
                <text:p>3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9">
                <text:p>1.7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8">
                <text:p>1.88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1">
                <text:p>0.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8">
                <text:p>0.3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5">
                <text:p>-0.05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">
                <text:p>-0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">
                <text:p>0.94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">
                <text:p>0.0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7">
                <text:p>-0.87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">
                <text:p>-0.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7">
                <text:p>0.57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2">
                <text:p>-0.42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33">
                <text:p>-1.33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16">
                <text:p>-2.16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15">
                <text:p>-3.1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.05">
                <text:p>-4.05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3.61">
                <text:p>-3.6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4.58">
                <text:p>-4.5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5.06">
                <text:p>-5.06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4.15">
                <text:p>-4.15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47">
                <text:p>-3.47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18">
                <text:p>-4.18</text:p>
              </table:table-cell>
              <table:table-cell office:value-type="float" office:value="3.58">
                <text:p>3.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.45">
                <text:p>-3.45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2.55">
                <text:p>-2.55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8">
                <text:p>-1.8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1">
                <text:p>-1.5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.28">
                <text:p>-2.28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.76">
                <text:p>-2.76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.35">
                <text:p>-3.3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4.02">
                <text:p>-4.0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.97">
                <text:p>-4.97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4.28">
                <text:p>-4.2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.47">
                <text:p>-3.4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4.21">
                <text:p>-4.2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.88">
                <text:p>-3.88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.35">
                <text:p>-3.3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45">
                <text:p>-2.4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46">
                <text:p>-2.4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37">
                <text:p>-3.3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48">
                <text:p>-2.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2.78">
                <text:p>-2.78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.2">
                <text:p>-2.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29">
                <text:p>-2.29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96">
                <text:p>-1.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6">
                <text:p>-0.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96">
                <text:p>-1.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.83">
                <text:p>-2.8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47">
                <text:p>-2.4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.71">
                <text:p>-2.7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62">
                <text:p>-3.6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.05">
                <text:p>-3.0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">
                <text:p>-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.45">
                <text:p>-4.45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66">
                <text:p>-4.6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.87">
                <text:p>-3.87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4.57">
                <text:p>-4.57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.83">
                <text:p>-3.83</text:p>
              </table:table-cell>
              <table:table-cell office:value-type="float" office:value="-1.67">
                <text:p>-1.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2.88">
                <text:p>-2.88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.88">
                <text:p>-3.88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4.71">
                <text:p>-4.71</text:p>
              </table:table-cell>
              <table:table-cell office:value-type="float" office:value="-2.61">
                <text:p>-2.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.72">
                <text:p>-4.72</text:p>
              </table:table-cell>
              <table:table-cell office:value-type="float" office:value="-1.61">
                <text:p>-1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4.35">
                <text:p>-4.3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34">
                <text:p>-5.34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4.55">
                <text:p>-4.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5.18">
                <text:p>-5.18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.44">
                <text:p>-5.4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48">
                <text:p>-4.4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5.04">
                <text:p>-5.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4.63">
                <text:p>-4.63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5.47">
                <text:p>-5.4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6.14">
                <text:p>-6.14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92">
                <text:p>-6.9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.34">
                <text:p>-6.34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.86">
                <text:p>-6.86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7.27">
                <text:p>-7.27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8.15">
                <text:p>-8.1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.7">
                <text:p>-8.7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.7">
                <text:p>-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.17">
                <text:p>-7.17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92">
                <text:p>-7.92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8.76">
                <text:p>-8.76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9.17">
                <text:p>-9.17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9.19">
                <text:p>-9.19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99">
                <text:p>-8.9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9.7">
                <text:p>-9.7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62">
                <text:p>-9.6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8.7">
                <text:p>-8.7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58">
                <text:p>-9.5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.61">
                <text:p>-8.61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.33">
                <text:p>-8.33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9.3">
                <text:p>-9.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9.76">
                <text:p>-9.76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9.81">
                <text:p>-9.81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0.81">
                <text:p>-10.81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0.37">
                <text:p>-10.37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0.51">
                <text:p>-10.5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9.65">
                <text:p>-9.65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8.65">
                <text:p>-8.6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7.69">
                <text:p>-7.69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">
                <text:p>-8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7.06">
                <text:p>-7.06</text:p>
              </table:table-cell>
              <table:table-cell office:value-type="float" office:value="6.31">
                <text:p>6.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7.89">
                <text:p>-7.89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8.75">
                <text:p>-8.75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.35">
                <text:p>-9.35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0.08">
                <text:p>-10.0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9.17">
                <text:p>-9.17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0.06">
                <text:p>-10.06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0.88">
                <text:p>-10.88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0.65">
                <text:p>-10.65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1.52">
                <text:p>-11.52</text:p>
              </table:table-cell>
              <table:table-cell office:value-type="float" office:value="3.71">
                <text:p>3.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2.49">
                <text:p>-12.49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2.7">
                <text:p>-12.7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2.37">
                <text:p>-12.37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1.4">
                <text:p>-11.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.39">
                <text:p>-12.39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3.13">
                <text:p>-13.13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2.13">
                <text:p>-12.13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3.04">
                <text:p>-13.0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3.64">
                <text:p>-13.64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13.16">
                <text:p>-13.16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4.15">
                <text:p>-14.15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4.46">
                <text:p>-14.4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3.79">
                <text:p>-13.79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3.35">
                <text:p>-13.35</text:p>
              </table:table-cell>
              <table:table-cell office:value-type="float" office:value="1.43">
                <text:p>1.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2.7">
                <text:p>-12.7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2.72">
                <text:p>-12.7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2.4">
                <text:p>-12.4</text:p>
              </table:table-cell>
              <table:table-cell office:value-type="float" office:value="2.24">
                <text:p>2.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1.98">
                <text:p>-11.9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2.19">
                <text:p>-12.19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1.21">
                <text:p>-11.21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0.45">
                <text:p>-10.4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1.39">
                <text:p>-11.39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1.25">
                <text:p>-11.2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0.25">
                <text:p>-10.25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0.64">
                <text:p>-10.64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9.66">
                <text:p>-9.66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.66">
                <text:p>-10.66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.95">
                <text:p>-10.95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1.33">
                <text:p>-11.3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2.3">
                <text:p>-12.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1.96">
                <text:p>-11.96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2.91">
                <text:p>-12.9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2.05">
                <text:p>-12.0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1.3">
                <text:p>-11.3</text:p>
              </table:table-cell>
              <table:table-cell office:value-type="float" office:value="2.37">
                <text:p>2.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2.28">
                <text:p>-12.28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2.87">
                <text:p>-12.87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2.26">
                <text:p>-12.26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3.26">
                <text:p>-13.2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2.74">
                <text:p>-12.74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2.89">
                <text:p>-12.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3.49">
                <text:p>-13.49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2.69">
                <text:p>-12.6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3.58">
                <text:p>-13.58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4.57">
                <text:p>-14.5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4.84">
                <text:p>-14.8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4.43">
                <text:p>-14.4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5.43">
                <text:p>-15.4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5.45">
                <text:p>-15.45</text:p>
              </table:table-cell>
              <table:table-cell office:value-type="float" office:value="-0.67">
                <text:p>-0.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6.31">
                <text:p>-16.31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5.76">
                <text:p>-15.76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6.76">
                <text:p>-16.7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5.91">
                <text:p>-15.91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6.08">
                <text:p>-16.08</text:p>
              </table:table-cell>
              <table:table-cell office:value-type="float" office:value="-1.97">
                <text:p>-1.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5.5">
                <text:p>-15.5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6.16">
                <text:p>-16.16</text:p>
              </table:table-cell>
              <table:table-cell office:value-type="float" office:value="-3.53">
                <text:p>-3.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7.08">
                <text:p>-17.08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7.61">
                <text:p>-17.61</text:p>
              </table:table-cell>
              <table:table-cell office:value-type="float" office:value="-4.77">
                <text:p>-4.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7.26">
                <text:p>-17.2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6.7">
                <text:p>-16.7</text:p>
              </table:table-cell>
              <table:table-cell office:value-type="float" office:value="-4.88">
                <text:p>-4.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7.07">
                <text:p>-17.07</text:p>
              </table:table-cell>
              <table:table-cell office:value-type="float" office:value="-5.81">
                <text:p>-5.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6.1">
                <text:p>-16.1</text:p>
              </table:table-cell>
              <table:table-cell office:value-type="float" office:value="-5.57">
                <text:p>-5.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6.12">
                <text:p>-16.12</text:p>
              </table:table-cell>
              <table:table-cell office:value-type="float" office:value="-6.57">
                <text:p>-6.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5.27">
                <text:p>-15.27</text:p>
              </table:table-cell>
              <table:table-cell office:value-type="float" office:value="-7.11">
                <text:p>-7.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4.37">
                <text:p>-14.37</text:p>
              </table:table-cell>
              <table:table-cell office:value-type="float" office:value="-6.67">
                <text:p>-6.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5.12">
                <text:p>-15.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5.46">
                <text:p>-15.46</text:p>
              </table:table-cell>
              <table:table-cell office:value-type="float" office:value="-5.06">
                <text:p>-5.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5.77">
                <text:p>-15.77</text:p>
              </table:table-cell>
              <table:table-cell office:value-type="float" office:value="-4.11">
                <text:p>-4.1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5.03">
                <text:p>-15.03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4.91">
                <text:p>-14.91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5.87">
                <text:p>-15.87</text:p>
              </table:table-cell>
              <table:table-cell office:value-type="float" office:value="-2.18">
                <text:p>-2.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6.85">
                <text:p>-16.85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7.83">
                <text:p>-17.83</text:p>
              </table:table-cell>
              <table:table-cell office:value-type="float" office:value="-2.56">
                <text:p>-2.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8.44">
                <text:p>-18.44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7.55">
                <text:p>-17.55</text:p>
              </table:table-cell>
              <table:table-cell office:value-type="float" office:value="-1.32">
                <text:p>-1.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7">
                <text:p>-17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6.36">
                <text:p>-16.36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5.48">
                <text:p>-15.48</text:p>
              </table:table-cell>
              <table:table-cell office:value-type="float" office:value="-0.76">
                <text:p>-0.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4.74">
                <text:p>-14.74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5.2">
                <text:p>-15.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5.97">
                <text:p>-15.9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.19">
                <text:p>-15.1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4.75">
                <text:p>-14.7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.09">
                <text:p>-15.0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6.09">
                <text:p>-16.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5.36">
                <text:p>-15.36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6.28">
                <text:p>-16.2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6.03">
                <text:p>-16.03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6.01">
                <text:p>-16.01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5.87">
                <text:p>-15.87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6.2">
                <text:p>-16.2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6.76">
                <text:p>-16.7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5.98">
                <text:p>-15.9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5.32">
                <text:p>-15.32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4.7">
                <text:p>-14.7</text:p>
              </table:table-cell>
              <table:table-cell office:value-type="float" office:value="2.43">
                <text:p>2.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5.51">
                <text:p>-15.51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4.81">
                <text:p>-14.81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4.73">
                <text:p>-14.73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4.17">
                <text:p>-14.17</text:p>
              </table:table-cell>
              <table:table-cell office:value-type="float" office:value="2.72">
                <text:p>2.7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4.15">
                <text:p>-14.15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4.78">
                <text:p>-14.7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4.15">
                <text:p>-14.1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4.62">
                <text:p>-14.6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5.2">
                <text:p>-15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6.1">
                <text:p>-16.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6.75">
                <text:p>-16.7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7.59">
                <text:p>-17.59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8.36">
                <text:p>-18.36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8.74">
                <text:p>-18.74</text:p>
              </table:table-cell>
              <table:table-cell office:value-type="float" office:value="-2.19">
                <text:p>-2.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9.63">
                <text:p>-19.63</text:p>
              </table:table-cell>
              <table:table-cell office:value-type="float" office:value="-1.74">
                <text:p>-1.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0.39">
                <text:p>-20.39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0.22">
                <text:p>-20.22</text:p>
              </table:table-cell>
              <table:table-cell office:value-type="float" office:value="-2.07">
                <text:p>-2.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1.21">
                <text:p>-21.21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1.75">
                <text:p>-21.75</text:p>
              </table:table-cell>
              <table:table-cell office:value-type="float" office:value="-2.79">
                <text:p>-2.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2.59">
                <text:p>-22.59</text:p>
              </table:table-cell>
              <table:table-cell office:value-type="float" office:value="-3.34">
                <text:p>-3.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3.58">
                <text:p>-23.58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2.58">
                <text:p>-22.58</text:p>
              </table:table-cell>
              <table:table-cell office:value-type="float" office:value="-3.41">
                <text:p>-3.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2.19">
                <text:p>-22.19</text:p>
              </table:table-cell>
              <table:table-cell office:value-type="float" office:value="-2.49">
                <text:p>-2.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2.35">
                <text:p>-22.35</text:p>
              </table:table-cell>
              <table:table-cell office:value-type="float" office:value="-3.47">
                <text:p>-3.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3.03">
                <text:p>-23.03</text:p>
              </table:table-cell>
              <table:table-cell office:value-type="float" office:value="-2.74">
                <text:p>-2.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2.12">
                <text:p>-22.12</text:p>
              </table:table-cell>
              <table:table-cell office:value-type="float" office:value="-2.32">
                <text:p>-2.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1.15">
                <text:p>-21.15</text:p>
              </table:table-cell>
              <table:table-cell office:value-type="float" office:value="-2.55">
                <text:p>-2.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0.87">
                <text:p>-20.87</text:p>
              </table:table-cell>
              <table:table-cell office:value-type="float" office:value="-3.51">
                <text:p>-3.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1.87">
                <text:p>-21.87</text:p>
              </table:table-cell>
              <table:table-cell office:value-type="float" office:value="-3.52">
                <text:p>-3.5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1.06">
                <text:p>-21.06</text:p>
              </table:table-cell>
              <table:table-cell office:value-type="float" office:value="-4.11">
                <text:p>-4.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0.19">
                <text:p>-20.19</text:p>
              </table:table-cell>
              <table:table-cell office:value-type="float" office:value="-3.62">
                <text:p>-3.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9.43">
                <text:p>-19.43</text:p>
              </table:table-cell>
              <table:table-cell office:value-type="float" office:value="-2.97">
                <text:p>-2.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9.82">
                <text:p>-19.82</text:p>
              </table:table-cell>
              <table:table-cell office:value-type="float" office:value="-2.05">
                <text:p>-2.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9">
                <text:p>-19</text:p>
              </table:table-cell>
              <table:table-cell office:value-type="float" office:value="-2.63">
                <text:p>-2.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9.65">
                <text:p>-19.65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20">
                <text:p>-20</text:p>
              </table:table-cell>
              <table:table-cell office:value-type="float" office:value="-4.32">
                <text:p>-4.3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9.98">
                <text:p>-19.98</text:p>
              </table:table-cell>
              <table:table-cell office:value-type="float" office:value="-5.32">
                <text:p>-5.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9.03">
                <text:p>-19.03</text:p>
              </table:table-cell>
              <table:table-cell office:value-type="float" office:value="-5.63">
                <text:p>-5.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9.57">
                <text:p>-19.57</text:p>
              </table:table-cell>
              <table:table-cell office:value-type="float" office:value="-6.47">
                <text:p>-6.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0.55">
                <text:p>-20.55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0.06">
                <text:p>-20.06</text:p>
              </table:table-cell>
              <table:table-cell office:value-type="float" office:value="-5.43">
                <text:p>-5.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9.15">
                <text:p>-19.15</text:p>
              </table:table-cell>
              <table:table-cell office:value-type="float" office:value="-5.83">
                <text:p>-5.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8.15">
                <text:p>-18.15</text:p>
              </table:table-cell>
              <table:table-cell office:value-type="float" office:value="-5.86">
                <text:p>-5.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7.34">
                <text:p>-17.34</text:p>
              </table:table-cell>
              <table:table-cell office:value-type="float" office:value="-5.27">
                <text:p>-5.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6.86">
                <text:p>-16.86</text:p>
              </table:table-cell>
              <table:table-cell office:value-type="float" office:value="-4.39">
                <text:p>-4.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7.67">
                <text:p>-17.67</text:p>
              </table:table-cell>
              <table:table-cell office:value-type="float" office:value="-3.79">
                <text:p>-3.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6.67">
                <text:p>-16.67</text:p>
              </table:table-cell>
              <table:table-cell office:value-type="float" office:value="-3.74">
                <text:p>-3.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7.63">
                <text:p>-17.63</text:p>
              </table:table-cell>
              <table:table-cell office:value-type="float" office:value="-3.49">
                <text:p>-3.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6.75">
                <text:p>-16.75</text:p>
              </table:table-cell>
              <table:table-cell office:value-type="float" office:value="-3.02">
                <text:p>-3.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6.9">
                <text:p>-16.9</text:p>
              </table:table-cell>
              <table:table-cell office:value-type="float" office:value="-2.03">
                <text:p>-2.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6.28">
                <text:p>-16.28</text:p>
              </table:table-cell>
              <table:table-cell office:value-type="float" office:value="-2.82">
                <text:p>-2.8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5.94">
                <text:p>-15.94</text:p>
              </table:table-cell>
              <table:table-cell office:value-type="float" office:value="-1.88">
                <text:p>-1.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5.34">
                <text:p>-15.34</text:p>
              </table:table-cell>
              <table:table-cell office:value-type="float" office:value="-2.68">
                <text:p>-2.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4.46">
                <text:p>-14.46</text:p>
              </table:table-cell>
              <table:table-cell office:value-type="float" office:value="-2.21">
                <text:p>-2.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5.08">
                <text:p>-15.08</text:p>
              </table:table-cell>
              <table:table-cell office:value-type="float" office:value="-1.43">
                <text:p>-1.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4.14">
                <text:p>-14.14</text:p>
              </table:table-cell>
              <table:table-cell office:value-type="float" office:value="-1.77">
                <text:p>-1.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3.22">
                <text:p>-13.22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3.72">
                <text:p>-13.72</text:p>
              </table:table-cell>
              <table:table-cell office:value-type="float" office:value="-3.02">
                <text:p>-3.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4.19">
                <text:p>-14.19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4.14">
                <text:p>-14.14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4.48">
                <text:p>-14.48</text:p>
              </table:table-cell>
              <table:table-cell office:value-type="float" office:value="-1.96">
                <text:p>-1.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5.47">
                <text:p>-15.47</text:p>
              </table:table-cell>
              <table:table-cell office:value-type="float" office:value="-1.81">
                <text:p>-1.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6.47">
                <text:p>-16.47</text:p>
              </table:table-cell>
              <table:table-cell office:value-type="float" office:value="-1.82">
                <text:p>-1.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7.32">
                <text:p>-17.32</text:p>
              </table:table-cell>
              <table:table-cell office:value-type="float" office:value="-1.29">
                <text:p>-1.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6.34">
                <text:p>-16.3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6.14">
                <text:p>-16.14</text:p>
              </table:table-cell>
              <table:table-cell office:value-type="float" office:value="-2.48">
                <text:p>-2.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5.25">
                <text:p>-15.25</text:p>
              </table:table-cell>
              <table:table-cell office:value-type="float" office:value="-2.01">
                <text:p>-2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5.82">
                <text:p>-15.82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4.83">
                <text:p>-14.83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4.62">
                <text:p>-14.62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4.98">
                <text:p>-14.98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3.99">
                <text:p>-13.99</text:p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3.23">
                <text:p>-13.2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3.7">
                <text:p>-13.7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2.77">
                <text:p>-12.77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2.83">
                <text:p>-12.8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1.83">
                <text:p>-11.83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1.02">
                <text:p>-11.02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2">
                <text:p>-12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2.32">
                <text:p>-12.32</text:p>
              </table:table-cell>
              <table:table-cell office:value-type="float" office:value="-1.98">
                <text:p>-1.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1.98">
                <text:p>-11.98</text:p>
              </table:table-cell>
              <table:table-cell office:value-type="float" office:value="-2.92">
                <text:p>-2.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2.16">
                <text:p>-12.16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2.79">
                <text:p>-12.79</text:p>
              </table:table-cell>
              <table:table-cell office:value-type="float" office:value="-3.13">
                <text:p>-3.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1.94">
                <text:p>-11.94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2.5">
                <text:p>-12.5</text:p>
              </table:table-cell>
              <table:table-cell office:value-type="float" office:value="-3.43">
                <text:p>-3.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2.42">
                <text:p>-12.42</text:p>
              </table:table-cell>
              <table:table-cell office:value-type="float" office:value="-4.43">
                <text:p>-4.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2.18">
                <text:p>-12.18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2.83">
                <text:p>-12.83</text:p>
              </table:table-cell>
              <table:table-cell office:value-type="float" office:value="-4.64">
                <text:p>-4.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2.28">
                <text:p>-12.28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1.98">
                <text:p>-11.98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1.2">
                <text:p>-11.2</text:p>
              </table:table-cell>
              <table:table-cell office:value-type="float" office:value="-5.39">
                <text:p>-5.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0.25">
                <text:p>-10.25</text:p>
              </table:table-cell>
              <table:table-cell office:value-type="float" office:value="-5.71">
                <text:p>-5.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1.25">
                <text:p>-11.25</text:p>
              </table:table-cell>
              <table:table-cell office:value-type="float" office:value="-5.67">
                <text:p>-5.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1.55">
                <text:p>-11.55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0.76">
                <text:p>-10.76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0.83">
                <text:p>-10.83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0.73">
                <text:p>-10.73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9.92">
                <text:p>-9.92</text:p>
              </table:table-cell>
              <table:table-cell office:value-type="float" office:value="-2.69">
                <text:p>-2.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8.96">
                <text:p>-8.96</text:p>
              </table:table-cell>
              <table:table-cell office:value-type="float" office:value="-2.39">
                <text:p>-2.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8.41">
                <text:p>-8.41</text:p>
              </table:table-cell>
              <table:table-cell office:value-type="float" office:value="-3.22">
                <text:p>-3.2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9.35">
                <text:p>-9.35</text:p>
              </table:table-cell>
              <table:table-cell office:value-type="float" office:value="-3.56">
                <text:p>-3.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8.69">
                <text:p>-8.69</text:p>
              </table:table-cell>
              <table:table-cell office:value-type="float" office:value="-4.31">
                <text:p>-4.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9.19">
                <text:p>-9.19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9.52">
                <text:p>-9.52</text:p>
              </table:table-cell>
              <table:table-cell office:value-type="float" office:value="-4.39">
                <text:p>-4.3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8.62">
                <text:p>-8.62</text:p>
              </table:table-cell>
              <table:table-cell office:value-type="float" office:value="-4.83">
                <text:p>-4.8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7.89">
                <text:p>-7.89</text:p>
              </table:table-cell>
              <table:table-cell office:value-type="float" office:value="-5.51">
                <text:p>-5.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8.84">
                <text:p>-8.84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9.77">
                <text:p>-9.77</text:p>
              </table:table-cell>
              <table:table-cell office:value-type="float" office:value="-5.58">
                <text:p>-5.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0.75">
                <text:p>-10.75</text:p>
              </table:table-cell>
              <table:table-cell office:value-type="float" office:value="-5.36">
                <text:p>-5.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1.45">
                <text:p>-11.45</text:p>
              </table:table-cell>
              <table:table-cell office:value-type="float" office:value="-6.08">
                <text:p>-6.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1.13">
                <text:p>-11.13</text:p>
              </table:table-cell>
              <table:table-cell office:value-type="float" office:value="-7.03">
                <text:p>-7.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0.37">
                <text:p>-10.37</text:p>
              </table:table-cell>
              <table:table-cell office:value-type="float" office:value="-6.37">
                <text:p>-6.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9.47">
                <text:p>-9.47</text:p>
              </table:table-cell>
              <table:table-cell office:value-type="float" office:value="-5.95">
                <text:p>-5.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8.64">
                <text:p>-8.64</text:p>
              </table:table-cell>
              <table:table-cell office:value-type="float" office:value="-6.51">
                <text:p>-6.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9.41">
                <text:p>-9.41</text:p>
              </table:table-cell>
              <table:table-cell office:value-type="float" office:value="-5.87">
                <text:p>-5.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8.42">
                <text:p>-8.42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7.42">
                <text:p>-7.42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8.12">
                <text:p>-8.12</text:p>
              </table:table-cell>
              <table:table-cell office:value-type="float" office:value="-6.76">
                <text:p>-6.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7.68">
                <text:p>-7.68</text:p>
              </table:table-cell>
              <table:table-cell office:value-type="float" office:value="-5.87">
                <text:p>-5.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8.41">
                <text:p>-8.41</text:p>
              </table:table-cell>
              <table:table-cell office:value-type="float" office:value="-5.18">
                <text:p>-5.1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9.4">
                <text:p>-9.4</text:p>
              </table:table-cell>
              <table:table-cell office:value-type="float" office:value="-5.11">
                <text:p>-5.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8.86">
                <text:p>-8.86</text:p>
              </table:table-cell>
              <table:table-cell office:value-type="float" office:value="-4.27">
                <text:p>-4.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9.86">
                <text:p>-9.86</text:p>
              </table:table-cell>
              <table:table-cell office:value-type="float" office:value="-4.35">
                <text:p>-4.3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9.67">
                <text:p>-9.67</text:p>
              </table:table-cell>
              <table:table-cell office:value-type="float" office:value="-5.33">
                <text:p>-5.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8.89">
                <text:p>-8.89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7.89">
                <text:p>-7.89</text:p>
              </table:table-cell>
              <table:table-cell office:value-type="float" office:value="-4.69">
                <text:p>-4.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8.78">
                <text:p>-8.78</text:p>
              </table:table-cell>
              <table:table-cell office:value-type="float" office:value="-4.24">
                <text:p>-4.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8.95">
                <text:p>-8.95</text:p>
              </table:table-cell>
              <table:table-cell office:value-type="float" office:value="-5.23">
                <text:p>-5.2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8.07">
                <text:p>-8.07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8.63">
                <text:p>-8.63</text:p>
              </table:table-cell>
              <table:table-cell office:value-type="float" office:value="-3.93">
                <text:p>-3.9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7.68">
                <text:p>-7.68</text:p>
              </table:table-cell>
              <table:table-cell office:value-type="float" office:value="-4.25">
                <text:p>-4.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8.17">
                <text:p>-8.17</text:p>
              </table:table-cell>
              <table:table-cell office:value-type="float" office:value="-5.13">
                <text:p>-5.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9.17">
                <text:p>-9.17</text:p>
              </table:table-cell>
              <table:table-cell office:value-type="float" office:value="-5.15">
                <text:p>-5.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0.17">
                <text:p>-10.17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0.54">
                <text:p>-10.54</text:p>
              </table:table-cell>
              <table:table-cell office:value-type="float" office:value="-4.29">
                <text:p>-4.2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0.27">
                <text:p>-10.27</text:p>
              </table:table-cell>
              <table:table-cell office:value-type="float" office:value="-5.25">
                <text:p>-5.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0.89">
                <text:p>-10.89</text:p>
              </table:table-cell>
              <table:table-cell office:value-type="float" office:value="-4.46">
                <text:p>-4.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1.37">
                <text:p>-11.37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2.26">
                <text:p>-12.26</text:p>
              </table:table-cell>
              <table:table-cell office:value-type="float" office:value="-4.05">
                <text:p>-4.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3.24">
                <text:p>-13.24</text:p>
              </table:table-cell>
              <table:table-cell office:value-type="float" office:value="-4.22">
                <text:p>-4.2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4.24">
                <text:p>-14.24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3.49">
                <text:p>-13.49</text:p>
              </table:table-cell>
              <table:table-cell office:value-type="float" office:value="-4.97">
                <text:p>-4.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3.67">
                <text:p>-13.67</text:p>
              </table:table-cell>
              <table:table-cell office:value-type="float" office:value="-3.98">
                <text:p>-3.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4.05">
                <text:p>-14.05</text:p>
              </table:table-cell>
              <table:table-cell office:value-type="float" office:value="-3.06">
                <text:p>-3.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4.68">
                <text:p>-14.68</text:p>
              </table:table-cell>
              <table:table-cell office:value-type="float" office:value="-2.28">
                <text:p>-2.2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4.34">
                <text:p>-14.34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3.44">
                <text:p>-13.44</text:p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3.71">
                <text:p>-13.71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3.69">
                <text:p>-13.69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4.69">
                <text:p>-14.69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4.57">
                <text:p>-14.57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4.94">
                <text:p>-14.94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5.64">
                <text:p>-15.64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5.5">
                <text:p>-15.5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4.61">
                <text:p>-14.6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5.16">
                <text:p>-15.16</text:p>
              </table:table-cell>
              <table:table-cell office:value-type="float" office:value="-0.73">
                <text:p>-0.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6.15">
                <text:p>-16.15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6.86">
                <text:p>-16.8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7.46">
                <text:p>-17.46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7.51">
                <text:p>-17.5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6.65">
                <text:p>-16.6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7.26">
                <text:p>-17.2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8.19">
                <text:p>-18.19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9.1">
                <text:p>-19.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9.36">
                <text:p>-19.3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20.17">
                <text:p>-20.17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20.35">
                <text:p>-20.35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20.54">
                <text:p>-20.5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20.14">
                <text:p>-20.14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9.23">
                <text:p>-19.2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9.3">
                <text:p>-19.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9.92">
                <text:p>-19.92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0.67">
                <text:p>-20.6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21.15">
                <text:p>-21.15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21.85">
                <text:p>-21.8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1.46">
                <text:p>-21.4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20.56">
                <text:p>-20.56</text:p>
              </table:table-cell>
              <table:table-cell office:value-type="float" office:value="-0.52">
                <text:p>-0.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20.72">
                <text:p>-20.7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0.76">
                <text:p>-20.76</text:p>
              </table:table-cell>
              <table:table-cell office:value-type="float" office:value="-0.54">
                <text:p>-0.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0.23">
                <text:p>-20.23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0.82">
                <text:p>-20.82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9.85">
                <text:p>-19.85</text:p>
              </table:table-cell>
              <table:table-cell office:value-type="float" office:value="-0.82">
                <text:p>-0.8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20.19">
                <text:p>-20.1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9.71">
                <text:p>-19.7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8.94">
                <text:p>-18.9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9.89">
                <text:p>-19.8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20.61">
                <text:p>-20.61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20.64">
                <text:p>-20.6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21.56">
                <text:p>-21.5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21.8">
                <text:p>-21.8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21.8">
                <text:p>-21.8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2.25">
                <text:p>-22.2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23.14">
                <text:p>-23.1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22.16">
                <text:p>-22.1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23.01">
                <text:p>-23.0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22.02">
                <text:p>-22.0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21.85">
                <text:p>-21.85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22.8">
                <text:p>-22.8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22.56">
                <text:p>-22.5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23.17">
                <text:p>-23.17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24.02">
                <text:p>-24.02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3.15">
                <text:p>-23.1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3.35">
                <text:p>-23.3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2.53">
                <text:p>-22.5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1.91">
                <text:p>-21.91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1.32">
                <text:p>-21.32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1.94">
                <text:p>-21.94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0.95">
                <text:p>-20.95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1.94">
                <text:p>-21.94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2.08">
                <text:p>-22.08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2.59">
                <text:p>-22.59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3.5">
                <text:p>-23.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4.23">
                <text:p>-24.23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3.23">
                <text:p>-23.23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3.56">
                <text:p>-23.56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2.65">
                <text:p>-22.65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1.67">
                <text:p>-21.6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1.21">
                <text:p>-21.21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1.87">
                <text:p>-21.8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0.95">
                <text:p>-20.95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1.59">
                <text:p>-21.59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2.27">
                <text:p>-22.2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1.52">
                <text:p>-21.52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0.86">
                <text:p>-20.86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1.49">
                <text:p>-21.49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0.9">
                <text:p>-20.9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9.94">
                <text:p>-19.9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9.26">
                <text:p>-19.26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0.17">
                <text:p>-20.17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9.26">
                <text:p>-19.26</text:p>
              </table:table-cell>
              <table:table-cell office:value-type="float" office:value="5.07">
                <text:p>5.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0.26">
                <text:p>-20.26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9.66">
                <text:p>-19.66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0.35">
                <text:p>-20.35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9.4">
                <text:p>-19.4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9.69">
                <text:p>-19.6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9.75">
                <text:p>-19.7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0.7">
                <text:p>-20.7</text:p>
              </table:table-cell>
              <table:table-cell office:value-type="float" office:value="6.96">
                <text:p>6.9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1.38">
                <text:p>-21.38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1.94">
                <text:p>-21.94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1.53">
                <text:p>-21.5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1.07">
                <text:p>-21.07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0.5">
                <text:p>-20.5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1.5">
                <text:p>-21.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0.89">
                <text:p>-20.89</text:p>
              </table:table-cell>
              <table:table-cell office:value-type="float" office:value="10.27">
                <text:p>10.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0.95">
                <text:p>-20.95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21.8">
                <text:p>-21.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21.8">
                <text:p>-21.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20.8">
                <text:p>-20.8</text:p>
              </table:table-cell>
              <table:table-cell office:value-type="float" office:value="7.71">
                <text:p>7.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21.67">
                <text:p>-21.67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20.68">
                <text:p>-20.68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21.55">
                <text:p>-21.55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20.79">
                <text:p>-20.7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9.92">
                <text:p>-19.92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20.91">
                <text:p>-20.91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9.91">
                <text:p>-19.91</text:p>
              </table:table-cell>
              <table:table-cell office:value-type="float" office:value="7.22">
                <text:p>7.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20.9">
                <text:p>-20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21.9">
                <text:p>-21.9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22.49">
                <text:p>-22.49</text:p>
              </table:table-cell>
              <table:table-cell office:value-type="float" office:value="8.04">
                <text:p>8.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22.88">
                <text:p>-22.88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22.34">
                <text:p>-22.34</text:p>
              </table:table-cell>
              <table:table-cell office:value-type="float" office:value="6.27">
                <text:p>6.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21.75">
                <text:p>-21.75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22.63">
                <text:p>-22.63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23.38">
                <text:p>-23.38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23.5">
                <text:p>-23.5</text:p>
              </table:table-cell>
              <table:table-cell office:value-type="float" office:value="7.59">
                <text:p>7.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23.51">
                <text:p>-23.51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23.91">
                <text:p>-23.91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24.4">
                <text:p>-24.4</text:p>
              </table:table-cell>
              <table:table-cell office:value-type="float" office:value="6.54">
                <text:p>6.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23.6">
                <text:p>-23.6</text:p>
              </table:table-cell>
              <table:table-cell office:value-type="float" office:value="5.94">
                <text:p>5.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22.73">
                <text:p>-22.73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3.06">
                <text:p>-23.06</text:p>
              </table:table-cell>
              <table:table-cell office:value-type="float" office:value="6.39">
                <text:p>6.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2.83">
                <text:p>-22.83</text:p>
              </table:table-cell>
              <table:table-cell office:value-type="float" office:value="5.42">
                <text:p>5.4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2.04">
                <text:p>-22.04</text:p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2.88">
                <text:p>-22.88</text:p>
              </table:table-cell>
              <table:table-cell office:value-type="float" office:value="6.58">
                <text:p>6.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23.55">
                <text:p>-23.55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23.29">
                <text:p>-23.2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22.3">
                <text:p>-22.3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21.33">
                <text:p>-21.33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20.42">
                <text:p>-20.42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9.58">
                <text:p>-19.58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20.11">
                <text:p>-20.11</text:p>
              </table:table-cell>
              <table:table-cell office:value-type="float" office:value="5.22">
                <text:p>5.2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21.01">
                <text:p>-21.01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0.01">
                <text:p>-20.01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9.97">
                <text:p>-19.97</text:p>
              </table:table-cell>
              <table:table-cell office:value-type="float" office:value="3.78">
                <text:p>3.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